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xkingdom-pep</text:p>
          </table:table-cell>
          <table:table-cell office:value-type="string" calcext:value-type="string">
            <text:p>xkingdom-len</text:p>
          </table:table-cell>
          <table:table-cell office:value-type="string" calcext:value-type="string">
            <text:p>kingdom-pep</text:p>
          </table:table-cell>
          <table:table-cell office:value-type="string" calcext:value-type="string">
            <text:p>kingdom-len</text:p>
          </table:table-cell>
          <table:table-cell office:value-type="string" calcext:value-type="string">
            <text:p>phylum-pep</text:p>
          </table:table-cell>
          <table:table-cell office:value-type="string" calcext:value-type="string">
            <text:p>phylum-len</text:p>
          </table:table-cell>
          <table:table-cell office:value-type="string" calcext:value-type="string">
            <text:p>species-pep</text:p>
          </table:table-cell>
          <table:table-cell office:value-type="string" calcext:value-type="string">
            <text:p>species-len</text:p>
          </table:table-cell>
          <table:table-cell office:value-type="string" calcext:value-type="string">
            <text:p># crosskingdom</text:p>
          </table:table-cell>
          <table:table-cell office:value-type="string" calcext:value-type="string">
            <text:p># kingdom</text:p>
          </table:table-cell>
          <table:table-cell office:value-type="string" calcext:value-type="string">
            <text:p># phylum</text:p>
          </table:table-cell>
          <table:table-cell office:value-type="string" calcext:value-type="string">
            <text:p># species</text:p>
          </table:table-cell>
          <table:table-cell office:value-type="string" calcext:value-type="string">
            <text:p># total</text:p>
          </table:table-cell>
        </table:table-row>
        <table:table-row table:style-name="ro1">
          <table:table-cell office:value-type="string" calcext:value-type="string">
            <text:p>DPNQTVNPDEVVAVGAALQGGVLAGEVK</text:p>
          </table:table-cell>
          <table:table-cell table:formula="of:=LEN([.A2])" office:value-type="float" office:value="28" calcext:value-type="float">
            <text:p>28</text:p>
          </table:table-cell>
          <table:table-cell office:value-type="string" calcext:value-type="string">
            <text:p>LDLEDGGLVTLASHDGAAAEEAQK</text:p>
          </table:table-cell>
          <table:table-cell table:formula="of:=LEN([.C2])" office:value-type="float" office:value="24" calcext:value-type="float">
            <text:p>24</text:p>
          </table:table-cell>
          <table:table-cell office:value-type="string" calcext:value-type="string">
            <text:p>ALNFLGPDELSSTVLLTALNR</text:p>
          </table:table-cell>
          <table:table-cell table:formula="of:=LEN([.E2])" office:value-type="float" office:value="21" calcext:value-type="float">
            <text:p>21</text:p>
          </table:table-cell>
          <table:table-cell office:value-type="string" calcext:value-type="string">
            <text:p>NTGVEYAQGLVALGGDDEELAK</text:p>
          </table:table-cell>
          <table:table-cell table:formula="of:=LEN([.G2])" office:value-type="float" office:value="22" calcext:value-type="float">
            <text:p>22</text:p>
          </table:table-cell>
          <table:table-cell office:value-type="float" office:value="1115" calcext:value-type="float">
            <text:p>1115</text:p>
          </table:table-cell>
          <table:table-cell office:value-type="float" office:value="474" calcext:value-type="float">
            <text:p>474</text:p>
          </table:table-cell>
          <table:table-cell office:value-type="float" office:value="79" calcext:value-type="float">
            <text:p>79</text:p>
          </table:table-cell>
          <table:table-cell office:value-type="float" office:value="1204" calcext:value-type="float">
            <text:p>1204</text:p>
          </table:table-cell>
          <table:table-cell table:formula="of:=SUM([.I2:.L2])"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ALQQQLENPLAQQLLSGELVPGK</text:p>
          </table:table-cell>
          <table:table-cell table:formula="of:=LEN([.A3])" office:value-type="float" office:value="23" calcext:value-type="float">
            <text:p>23</text:p>
          </table:table-cell>
          <table:table-cell office:value-type="string" calcext:value-type="string">
            <text:p>VVVFGGGCGNPFFTTDTTAALR</text:p>
          </table:table-cell>
          <table:table-cell table:formula="of:=LEN([.C3])" office:value-type="float" office:value="22" calcext:value-type="float">
            <text:p>22</text:p>
          </table:table-cell>
          <table:table-cell office:value-type="string" calcext:value-type="string">
            <text:p>TTTANTLTAPYNDLEAVK</text:p>
          </table:table-cell>
          <table:table-cell table:formula="of:=LEN([.E3])" office:value-type="float" office:value="18" calcext:value-type="float">
            <text:p>18</text:p>
          </table:table-cell>
          <table:table-cell office:value-type="string" calcext:value-type="string">
            <text:p>LLQGYQYVAANPDEVCPANWTPGEK</text:p>
          </table:table-cell>
          <table:table-cell table:formula="of:=LEN([.G3])" office:value-type="float" office:value="25" calcext:value-type="float">
            <text:p>25</text:p>
          </table:table-cell>
          <table:table-cell table:formula="of:=AVERAGE([.B2:.B1116])" office:value-type="float" office:value="10.1793721973094" calcext:value-type="float">
            <text:p>10.1793721973094</text:p>
          </table:table-cell>
          <table:table-cell table:formula="of:=AVERAGE([.D2:.D475])" office:value-type="float" office:value="12.4092827004219" calcext:value-type="float">
            <text:p>12.4092827004219</text:p>
          </table:table-cell>
          <table:table-cell table:formula="of:=AVERAGE([.F2:.F80])" office:value-type="float" office:value="14.1012658227848" calcext:value-type="float">
            <text:p>14.1012658227848</text:p>
          </table:table-cell>
          <table:table-cell table:formula="of:=AVERAGE([.H2:.H1205])" office:value-type="float" office:value="14.1479634247714" calcext:value-type="float">
            <text:p>14.1479634247714</text:p>
          </table:table-cell>
          <table:table-cell table:formula="of:=AVERAGE([.I3:.L3])" office:value-type="float" office:value="12.7094710363219" calcext:value-type="float">
            <text:p>12.7094710363219</text:p>
          </table:table-cell>
        </table:table-row>
        <table:table-row table:style-name="ro1">
          <table:table-cell office:value-type="string" calcext:value-type="string">
            <text:p>HLGSTGGLLNSAETEEK</text:p>
          </table:table-cell>
          <table:table-cell table:formula="of:=LEN([.A4])" office:value-type="float" office:value="17" calcext:value-type="float">
            <text:p>17</text:p>
          </table:table-cell>
          <table:table-cell office:value-type="string" calcext:value-type="string">
            <text:p>HAPSFLAFTNPTTNSYK</text:p>
          </table:table-cell>
          <table:table-cell table:formula="of:=LEN([.C4])" office:value-type="float" office:value="17" calcext:value-type="float">
            <text:p>17</text:p>
          </table:table-cell>
          <table:table-cell office:value-type="string" calcext:value-type="string">
            <text:p>AVDFVAGGTYALDGHQER</text:p>
          </table:table-cell>
          <table:table-cell table:formula="of:=LEN([.E4])" office:value-type="float" office:value="18" calcext:value-type="float">
            <text:p>18</text:p>
          </table:table-cell>
          <table:table-cell office:value-type="string" calcext:value-type="string">
            <text:p>VPTPNVSAVDFVFESSK</text:p>
          </table:table-cell>
          <table:table-cell table:formula="of:=LEN([.G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LEDHLENTGVALLR</text:p>
          </table:table-cell>
          <table:table-cell table:formula="of:=LEN([.A5])" office:value-type="float" office:value="17" calcext:value-type="float">
            <text:p>17</text:p>
          </table:table-cell>
          <table:table-cell office:value-type="string" calcext:value-type="string">
            <text:p>VVDFAHSVGVSVEGELGCLGSLETGK</text:p>
          </table:table-cell>
          <table:table-cell table:formula="of:=LEN([.C5])" office:value-type="float" office:value="26" calcext:value-type="float">
            <text:p>26</text:p>
          </table:table-cell>
          <table:table-cell office:value-type="string" calcext:value-type="string">
            <text:p>LGLPDVLVDHASPDQSK</text:p>
          </table:table-cell>
          <table:table-cell table:formula="of:=LEN([.E5])" office:value-type="float" office:value="17" calcext:value-type="float">
            <text:p>17</text:p>
          </table:table-cell>
          <table:table-cell office:value-type="string" calcext:value-type="string">
            <text:p>MQTYGNPDTTYGWWAGNSGVANR</text:p>
          </table:table-cell>
          <table:table-cell table:formula="of:=LEN([.G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APQLLNDGVTLAK</text:p>
          </table:table-cell>
          <table:table-cell table:formula="of:=LEN([.A6])" office:value-type="float" office:value="15" calcext:value-type="float">
            <text:p>15</text:p>
          </table:table-cell>
          <table:table-cell office:value-type="string" calcext:value-type="string">
            <text:p>LCPLETPEGPNAGLLNSLATHAR</text:p>
          </table:table-cell>
          <table:table-cell table:formula="of:=LEN([.C6])" office:value-type="float" office:value="23" calcext:value-type="float">
            <text:p>23</text:p>
          </table:table-cell>
          <table:table-cell office:value-type="string" calcext:value-type="string">
            <text:p>TADVTFQNLDSSELSLTDVSHYFDSDPTK</text:p>
          </table:table-cell>
          <table:table-cell table:formula="of:=LEN([.E6])" office:value-type="float" office:value="29" calcext:value-type="float">
            <text:p>29</text:p>
          </table:table-cell>
          <table:table-cell office:value-type="string" calcext:value-type="string">
            <text:p>APNQSLEETGYAWYVGNAR</text:p>
          </table:table-cell>
          <table:table-cell table:formula="of:=LEN([.G6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NPTAK</text:p>
          </table:table-cell>
          <table:table-cell table:formula="of:=LEN([.A7])" office:value-type="float" office:value="7" calcext:value-type="float">
            <text:p>7</text:p>
          </table:table-cell>
          <table:table-cell office:value-type="string" calcext:value-type="string">
            <text:p>AESVVPLLFLTALEALSER</text:p>
          </table:table-cell>
          <table:table-cell table:formula="of:=LEN([.C7])" office:value-type="float" office:value="19" calcext:value-type="float">
            <text:p>19</text:p>
          </table:table-cell>
          <table:table-cell office:value-type="string" calcext:value-type="string">
            <text:p>YLNQVAFSSAEEFLTK</text:p>
          </table:table-cell>
          <table:table-cell table:formula="of:=LEN([.E7])" office:value-type="float" office:value="16" calcext:value-type="float">
            <text:p>16</text:p>
          </table:table-cell>
          <table:table-cell office:value-type="string" calcext:value-type="string">
            <text:p>YDLSNQDLGEANLQGAYMSVTTAK</text:p>
          </table:table-cell>
          <table:table-cell table:formula="of:=LEN([.G7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QEEETYNLVAAHGYFGR</text:p>
          </table:table-cell>
          <table:table-cell table:formula="of:=LEN([.A8])" office:value-type="float" office:value="19" calcext:value-type="float">
            <text:p>19</text:p>
          </table:table-cell>
          <table:table-cell office:value-type="string" calcext:value-type="string">
            <text:p>TPASYEYNVAVTK</text:p>
          </table:table-cell>
          <table:table-cell table:formula="of:=LEN([.C8])" office:value-type="float" office:value="13" calcext:value-type="float">
            <text:p>13</text:p>
          </table:table-cell>
          <table:table-cell office:value-type="string" calcext:value-type="string">
            <text:p>LGGDEYVLLSEK</text:p>
          </table:table-cell>
          <table:table-cell table:formula="of:=LEN([.E8])" office:value-type="float" office:value="12" calcext:value-type="float">
            <text:p>12</text:p>
          </table:table-cell>
          <table:table-cell office:value-type="string" calcext:value-type="string">
            <text:p>VALSNSFGFGGHNVCLAFSK</text:p>
          </table:table-cell>
          <table:table-cell table:formula="of:=LEN([.G8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NDAAGDGTTTATVLAHAMVK</text:p>
          </table:table-cell>
          <table:table-cell table:formula="of:=LEN([.A9])" office:value-type="float" office:value="21" calcext:value-type="float">
            <text:p>21</text:p>
          </table:table-cell>
          <table:table-cell office:value-type="string" calcext:value-type="string">
            <text:p>LEDAGDTTLLPGELLELR</text:p>
          </table:table-cell>
          <table:table-cell table:formula="of:=LEN([.C9])" office:value-type="float" office:value="18" calcext:value-type="float">
            <text:p>18</text:p>
          </table:table-cell>
          <table:table-cell office:value-type="string" calcext:value-type="string">
            <text:p>AHFGLLGLGVMGENLVLNAER</text:p>
          </table:table-cell>
          <table:table-cell table:formula="of:=LEN([.E9])" office:value-type="float" office:value="21" calcext:value-type="float">
            <text:p>21</text:p>
          </table:table-cell>
          <table:table-cell office:value-type="string" calcext:value-type="string">
            <text:p>TLVLHPASTTHQQLSEEEQLSAGVTPTMVR</text:p>
          </table:table-cell>
          <table:table-cell table:formula="of:=LEN([.G9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MSSVDQPHENFVFPEEVLPR</text:p>
          </table:table-cell>
          <table:table-cell table:formula="of:=LEN([.A10])" office:value-type="float" office:value="22" calcext:value-type="float">
            <text:p>22</text:p>
          </table:table-cell>
          <table:table-cell office:value-type="string" calcext:value-type="string">
            <text:p>LNTDENPNVASQYGLR</text:p>
          </table:table-cell>
          <table:table-cell table:formula="of:=LEN([.C10])" office:value-type="float" office:value="16" calcext:value-type="float">
            <text:p>16</text:p>
          </table:table-cell>
          <table:table-cell office:value-type="string" calcext:value-type="string">
            <text:p>VVLAGAGLAGLSCAK</text:p>
          </table:table-cell>
          <table:table-cell table:formula="of:=LEN([.E10])" office:value-type="float" office:value="15" calcext:value-type="float">
            <text:p>15</text:p>
          </table:table-cell>
          <table:table-cell office:value-type="string" calcext:value-type="string">
            <text:p>YSFEQTGLTATLYGGDLNGQTFTDPAVVK</text:p>
          </table:table-cell>
          <table:table-cell table:formula="of:=LEN([.G10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YLNCTANTPEELYER</text:p>
          </table:table-cell>
          <table:table-cell table:formula="of:=LEN([.A11])" office:value-type="float" office:value="17" calcext:value-type="float">
            <text:p>17</text:p>
          </table:table-cell>
          <table:table-cell office:value-type="string" calcext:value-type="string">
            <text:p>YELNGAEEGAPSVLATTPLFDMDLPQR</text:p>
          </table:table-cell>
          <table:table-cell table:formula="of:=LEN([.C11])" office:value-type="float" office:value="27" calcext:value-type="float">
            <text:p>27</text:p>
          </table:table-cell>
          <table:table-cell office:value-type="string" calcext:value-type="string">
            <text:p>EQSLSLTGASTLSDNEVDK</text:p>
          </table:table-cell>
          <table:table-cell table:formula="of:=LEN([.E11])" office:value-type="float" office:value="19" calcext:value-type="float">
            <text:p>19</text:p>
          </table:table-cell>
          <table:table-cell office:value-type="string" calcext:value-type="string">
            <text:p>ALNGLTLDENLAGK</text:p>
          </table:table-cell>
          <table:table-cell table:formula="of:=LEN([.G1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LTHSETSTGVLNDLK</text:p>
          </table:table-cell>
          <table:table-cell table:formula="of:=LEN([.A12])" office:value-type="float" office:value="18" calcext:value-type="float">
            <text:p>18</text:p>
          </table:table-cell>
          <table:table-cell office:value-type="string" calcext:value-type="string">
            <text:p>EEGLLVGLSCGAAAAAAVR</text:p>
          </table:table-cell>
          <table:table-cell table:formula="of:=LEN([.C12])" office:value-type="float" office:value="19" calcext:value-type="float">
            <text:p>19</text:p>
          </table:table-cell>
          <table:table-cell office:value-type="string" calcext:value-type="string">
            <text:p>GLDLLAESVAVTLGPK</text:p>
          </table:table-cell>
          <table:table-cell table:formula="of:=LEN([.E12])" office:value-type="float" office:value="16" calcext:value-type="float">
            <text:p>16</text:p>
          </table:table-cell>
          <table:table-cell office:value-type="string" calcext:value-type="string">
            <text:p>GNSGVAGVLQNTPGALGYVNQSYLK</text:p>
          </table:table-cell>
          <table:table-cell table:formula="of:=LEN([.G12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LQNAASLAGMVLTTECLVADLPEK</text:p>
          </table:table-cell>
          <table:table-cell table:formula="of:=LEN([.A13])" office:value-type="float" office:value="26" calcext:value-type="float">
            <text:p>26</text:p>
          </table:table-cell>
          <table:table-cell office:value-type="string" calcext:value-type="string">
            <text:p>TPACFEPSLDYVVTK</text:p>
          </table:table-cell>
          <table:table-cell table:formula="of:=LEN([.C13])" office:value-type="float" office:value="15" calcext:value-type="float">
            <text:p>15</text:p>
          </table:table-cell>
          <table:table-cell office:value-type="string" calcext:value-type="string">
            <text:p>LMLHQPLGGAQGQAVELELQAK</text:p>
          </table:table-cell>
          <table:table-cell table:formula="of:=LEN([.E13])" office:value-type="float" office:value="22" calcext:value-type="float">
            <text:p>22</text:p>
          </table:table-cell>
          <table:table-cell office:value-type="string" calcext:value-type="string">
            <text:p>VAEELVYGEEEVTTGASNDLQQVANVAR</text:p>
          </table:table-cell>
          <table:table-cell table:formula="of:=LEN([.G13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NFYK</text:p>
          </table:table-cell>
          <table:table-cell table:formula="of:=LEN([.A14])" office:value-type="float" office:value="6" calcext:value-type="float">
            <text:p>6</text:p>
          </table:table-cell>
          <table:table-cell office:value-type="string" calcext:value-type="string">
            <text:p>GLSDLLTCPGLVNVDFADVR</text:p>
          </table:table-cell>
          <table:table-cell table:formula="of:=LEN([.C14])" office:value-type="float" office:value="20" calcext:value-type="float">
            <text:p>20</text:p>
          </table:table-cell>
          <table:table-cell office:value-type="string" calcext:value-type="string">
            <text:p>NKPTFTPHLDTGDFVLVVNAEK</text:p>
          </table:table-cell>
          <table:table-cell table:formula="of:=LEN([.E14])" office:value-type="float" office:value="22" calcext:value-type="float">
            <text:p>22</text:p>
          </table:table-cell>
          <table:table-cell office:value-type="string" calcext:value-type="string">
            <text:p>NPAGQDLALTAEVQQLLGDHR</text:p>
          </table:table-cell>
          <table:table-cell table:formula="of:=LEN([.G14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LDLTK</text:p>
          </table:table-cell>
          <table:table-cell table:formula="of:=LEN([.A15])" office:value-type="float" office:value="7" calcext:value-type="float">
            <text:p>7</text:p>
          </table:table-cell>
          <table:table-cell office:value-type="string" calcext:value-type="string">
            <text:p>LGHNFVGTEQLLLGLLGEGTGVAAK</text:p>
          </table:table-cell>
          <table:table-cell table:formula="of:=LEN([.C15])" office:value-type="float" office:value="25" calcext:value-type="float">
            <text:p>25</text:p>
          </table:table-cell>
          <table:table-cell office:value-type="string" calcext:value-type="string">
            <text:p>LVANPGTLTGSLGVLLR</text:p>
          </table:table-cell>
          <table:table-cell table:formula="of:=LEN([.E15])" office:value-type="float" office:value="17" calcext:value-type="float">
            <text:p>17</text:p>
          </table:table-cell>
          <table:table-cell office:value-type="string" calcext:value-type="string">
            <text:p>LLQTADTTAASALGPLPLPTK</text:p>
          </table:table-cell>
          <table:table-cell table:formula="of:=LEN([.G15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ENLNSQPFQR</text:p>
          </table:table-cell>
          <table:table-cell table:formula="of:=LEN([.A16])" office:value-type="float" office:value="12" calcext:value-type="float">
            <text:p>12</text:p>
          </table:table-cell>
          <table:table-cell office:value-type="string" calcext:value-type="string">
            <text:p>LAGDELNESLALYLK</text:p>
          </table:table-cell>
          <table:table-cell table:formula="of:=LEN([.C16])" office:value-type="float" office:value="15" calcext:value-type="float">
            <text:p>15</text:p>
          </table:table-cell>
          <table:table-cell office:value-type="string" calcext:value-type="string">
            <text:p>TDVSLVVDAALETLVDSVVEGK</text:p>
          </table:table-cell>
          <table:table-cell table:formula="of:=LEN([.E16])" office:value-type="float" office:value="22" calcext:value-type="float">
            <text:p>22</text:p>
          </table:table-cell>
          <table:table-cell office:value-type="string" calcext:value-type="string">
            <text:p>AAKPLFSDGAGVVSLTYLGSER</text:p>
          </table:table-cell>
          <table:table-cell table:formula="of:=LEN([.G16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VDDAHETALNLLR</text:p>
          </table:table-cell>
          <table:table-cell table:formula="of:=LEN([.A17])" office:value-type="float" office:value="15" calcext:value-type="float">
            <text:p>15</text:p>
          </table:table-cell>
          <table:table-cell office:value-type="string" calcext:value-type="string">
            <text:p>AHNGELPGVVK</text:p>
          </table:table-cell>
          <table:table-cell table:formula="of:=LEN([.C17])" office:value-type="float" office:value="11" calcext:value-type="float">
            <text:p>11</text:p>
          </table:table-cell>
          <table:table-cell office:value-type="string" calcext:value-type="string">
            <text:p>LASLENLNGQALTVANR</text:p>
          </table:table-cell>
          <table:table-cell table:formula="of:=LEN([.E17])" office:value-type="float" office:value="17" calcext:value-type="float">
            <text:p>17</text:p>
          </table:table-cell>
          <table:table-cell office:value-type="string" calcext:value-type="string">
            <text:p>AALPHASLVLHQPLSGAR</text:p>
          </table:table-cell>
          <table:table-cell table:formula="of:=LEN([.G17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PEYAGALGVLQPLADGLK</text:p>
          </table:table-cell>
          <table:table-cell table:formula="of:=LEN([.A18])" office:value-type="float" office:value="20" calcext:value-type="float">
            <text:p>20</text:p>
          </table:table-cell>
          <table:table-cell office:value-type="string" calcext:value-type="string">
            <text:p>VLLVAADLYRPAAVEQLK</text:p>
          </table:table-cell>
          <table:table-cell table:formula="of:=LEN([.C18])" office:value-type="float" office:value="18" calcext:value-type="float">
            <text:p>18</text:p>
          </table:table-cell>
          <table:table-cell office:value-type="string" calcext:value-type="string">
            <text:p>CPFSGYPDFAK</text:p>
          </table:table-cell>
          <table:table-cell table:formula="of:=LEN([.E18])" office:value-type="float" office:value="11" calcext:value-type="float">
            <text:p>11</text:p>
          </table:table-cell>
          <table:table-cell office:value-type="string" calcext:value-type="string">
            <text:p>YGGELPQTYGVPVEELQEGLR</text:p>
          </table:table-cell>
          <table:table-cell table:formula="of:=LEN([.G18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GFTGADLANLLNEAALLAAR</text:p>
          </table:table-cell>
          <table:table-cell table:formula="of:=LEN([.A19])" office:value-type="float" office:value="22" calcext:value-type="float">
            <text:p>22</text:p>
          </table:table-cell>
          <table:table-cell office:value-type="string" calcext:value-type="string">
            <text:p>MPSAVGYQPTLGTDVGALQER</text:p>
          </table:table-cell>
          <table:table-cell table:formula="of:=LEN([.C19])" office:value-type="float" office:value="21" calcext:value-type="float">
            <text:p>21</text:p>
          </table:table-cell>
          <table:table-cell office:value-type="string" calcext:value-type="string">
            <text:p>AGNASLEELVMALHVR</text:p>
          </table:table-cell>
          <table:table-cell table:formula="of:=LEN([.E19])" office:value-type="float" office:value="16" calcext:value-type="float">
            <text:p>16</text:p>
          </table:table-cell>
          <table:table-cell office:value-type="string" calcext:value-type="string">
            <text:p>ALESHLPSTLPNALSAAVSNLAR</text:p>
          </table:table-cell>
          <table:table-cell table:formula="of:=LEN([.G19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GFTGADLANLLNEAALLTAR</text:p>
          </table:table-cell>
          <table:table-cell table:formula="of:=LEN([.A20])" office:value-type="float" office:value="22" calcext:value-type="float">
            <text:p>22</text:p>
          </table:table-cell>
          <table:table-cell office:value-type="string" calcext:value-type="string">
            <text:p>GENFSHFGPEANLFDK</text:p>
          </table:table-cell>
          <table:table-cell table:formula="of:=LEN([.C20])" office:value-type="float" office:value="16" calcext:value-type="float">
            <text:p>16</text:p>
          </table:table-cell>
          <table:table-cell office:value-type="string" calcext:value-type="string">
            <text:p>ALGPEPWSVAYAEPCR</text:p>
          </table:table-cell>
          <table:table-cell table:formula="of:=LEN([.E20])" office:value-type="float" office:value="16" calcext:value-type="float">
            <text:p>16</text:p>
          </table:table-cell>
          <table:table-cell office:value-type="string" calcext:value-type="string">
            <text:p>QAQFSPLNLAEQVAVVYAGVK</text:p>
          </table:table-cell>
          <table:table-cell table:formula="of:=LEN([.G20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LEDMAVLTNGQLLTEDAGLK</text:p>
          </table:table-cell>
          <table:table-cell table:formula="of:=LEN([.A21])" office:value-type="float" office:value="22" calcext:value-type="float">
            <text:p>22</text:p>
          </table:table-cell>
          <table:table-cell office:value-type="string" calcext:value-type="string">
            <text:p>ALLNNPALLLADEPTGALDSK</text:p>
          </table:table-cell>
          <table:table-cell table:formula="of:=LEN([.C21])" office:value-type="float" office:value="21" calcext:value-type="float">
            <text:p>21</text:p>
          </table:table-cell>
          <table:table-cell office:value-type="string" calcext:value-type="string">
            <text:p>SGFETLVEAGYQPELAYFECLHEVK</text:p>
          </table:table-cell>
          <table:table-cell table:formula="of:=LEN([.E21])" office:value-type="float" office:value="25" calcext:value-type="float">
            <text:p>25</text:p>
          </table:table-cell>
          <table:table-cell office:value-type="string" calcext:value-type="string">
            <text:p>ELLDSQQGDPLLFPAPK</text:p>
          </table:table-cell>
          <table:table-cell table:formula="of:=LEN([.G2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GLELGADDYVVKPFSPK</text:p>
          </table:table-cell>
          <table:table-cell table:formula="of:=LEN([.A22])" office:value-type="float" office:value="19" calcext:value-type="float">
            <text:p>19</text:p>
          </table:table-cell>
          <table:table-cell office:value-type="string" calcext:value-type="string">
            <text:p>DLGLDLGTANTLLHVSGK</text:p>
          </table:table-cell>
          <table:table-cell table:formula="of:=LEN([.C22])" office:value-type="float" office:value="18" calcext:value-type="float">
            <text:p>18</text:p>
          </table:table-cell>
          <table:table-cell office:value-type="string" calcext:value-type="string">
            <text:p>ATEFLVGK</text:p>
          </table:table-cell>
          <table:table-cell table:formula="of:=LEN([.E22])" office:value-type="float" office:value="8" calcext:value-type="float">
            <text:p>8</text:p>
          </table:table-cell>
          <table:table-cell office:value-type="string" calcext:value-type="string">
            <text:p>GELTTGAGGDFQQVASMAR</text:p>
          </table:table-cell>
          <table:table-cell table:formula="of:=LEN([.G22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PSGASTGAHEAHELR</text:p>
          </table:table-cell>
          <table:table-cell table:formula="of:=LEN([.A23])" office:value-type="float" office:value="18" calcext:value-type="float">
            <text:p>18</text:p>
          </table:table-cell>
          <table:table-cell office:value-type="string" calcext:value-type="string">
            <text:p>GQDSTGLATMENTVFHLHK</text:p>
          </table:table-cell>
          <table:table-cell table:formula="of:=LEN([.C23])" office:value-type="float" office:value="19" calcext:value-type="float">
            <text:p>19</text:p>
          </table:table-cell>
          <table:table-cell office:value-type="string" calcext:value-type="string">
            <text:p>ASYFPFTEPSAEVDVQWK</text:p>
          </table:table-cell>
          <table:table-cell table:formula="of:=LEN([.E23])" office:value-type="float" office:value="18" calcext:value-type="float">
            <text:p>18</text:p>
          </table:table-cell>
          <table:table-cell office:value-type="string" calcext:value-type="string">
            <text:p>QVGEDGVLFGTVTNGDVAEALEAATK</text:p>
          </table:table-cell>
          <table:table-cell table:formula="of:=LEN([.G23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NSMEAFSPTWTLGTGK</text:p>
          </table:table-cell>
          <table:table-cell table:formula="of:=LEN([.A24])" office:value-type="float" office:value="19" calcext:value-type="float">
            <text:p>19</text:p>
          </table:table-cell>
          <table:table-cell office:value-type="string" calcext:value-type="string">
            <text:p>GLLTNFSSTAQQLSGPVK</text:p>
          </table:table-cell>
          <table:table-cell table:formula="of:=LEN([.C24])" office:value-type="float" office:value="18" calcext:value-type="float">
            <text:p>18</text:p>
          </table:table-cell>
          <table:table-cell office:value-type="string" calcext:value-type="string">
            <text:p>GQAGGLTFFTPSEER</text:p>
          </table:table-cell>
          <table:table-cell table:formula="of:=LEN([.E24])" office:value-type="float" office:value="15" calcext:value-type="float">
            <text:p>15</text:p>
          </table:table-cell>
          <table:table-cell office:value-type="string" calcext:value-type="string">
            <text:p>NEGGLGDLNYPLVSDLK</text:p>
          </table:table-cell>
          <table:table-cell table:formula="of:=LEN([.G2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PVLVSGTDGVGTK</text:p>
          </table:table-cell>
          <table:table-cell table:formula="of:=LEN([.A25])" office:value-type="float" office:value="14" calcext:value-type="float">
            <text:p>14</text:p>
          </table:table-cell>
          <table:table-cell office:value-type="string" calcext:value-type="string">
            <text:p>LLGSPPGYVGFNEGGQLTEAVR</text:p>
          </table:table-cell>
          <table:table-cell table:formula="of:=LEN([.C25])" office:value-type="float" office:value="22" calcext:value-type="float">
            <text:p>22</text:p>
          </table:table-cell>
          <table:table-cell office:value-type="string" calcext:value-type="string">
            <text:p>NGFLHVSDLGPLR</text:p>
          </table:table-cell>
          <table:table-cell table:formula="of:=LEN([.E25])" office:value-type="float" office:value="13" calcext:value-type="float">
            <text:p>13</text:p>
          </table:table-cell>
          <table:table-cell office:value-type="string" calcext:value-type="string">
            <text:p>VGYSLNTDK</text:p>
          </table:table-cell>
          <table:table-cell table:formula="of:=LEN([.G2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YSTAVDGQTNVELHVLQGER</text:p>
          </table:table-cell>
          <table:table-cell table:formula="of:=LEN([.A26])" office:value-type="float" office:value="23" calcext:value-type="float">
            <text:p>23</text:p>
          </table:table-cell>
          <table:table-cell office:value-type="string" calcext:value-type="string">
            <text:p>LDSPGGTVGDSQELYSALK</text:p>
          </table:table-cell>
          <table:table-cell table:formula="of:=LEN([.C26])" office:value-type="float" office:value="19" calcext:value-type="float">
            <text:p>19</text:p>
          </table:table-cell>
          <table:table-cell office:value-type="string" calcext:value-type="string">
            <text:p>ALQESAASELACR</text:p>
          </table:table-cell>
          <table:table-cell table:formula="of:=LEN([.E26])" office:value-type="float" office:value="13" calcext:value-type="float">
            <text:p>13</text:p>
          </table:table-cell>
          <table:table-cell office:value-type="string" calcext:value-type="string">
            <text:p>ELQHSNLAETLLLK</text:p>
          </table:table-cell>
          <table:table-cell table:formula="of:=LEN([.G2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VLGPVLDVEFPAGK</text:p>
          </table:table-cell>
          <table:table-cell table:formula="of:=LEN([.A27])" office:value-type="float" office:value="15" calcext:value-type="float">
            <text:p>15</text:p>
          </table:table-cell>
          <table:table-cell office:value-type="string" calcext:value-type="string">
            <text:p>ELANAFSELLDPVDQR</text:p>
          </table:table-cell>
          <table:table-cell table:formula="of:=LEN([.C27])" office:value-type="float" office:value="16" calcext:value-type="float">
            <text:p>16</text:p>
          </table:table-cell>
          <table:table-cell office:value-type="string" calcext:value-type="string">
            <text:p>VSEASGMNLFLVR</text:p>
          </table:table-cell>
          <table:table-cell table:formula="of:=LEN([.E27])" office:value-type="float" office:value="13" calcext:value-type="float">
            <text:p>13</text:p>
          </table:table-cell>
          <table:table-cell office:value-type="string" calcext:value-type="string">
            <text:p>TLVEPTSGNTGLALAFTASAR</text:p>
          </table:table-cell>
          <table:table-cell table:formula="of:=LEN([.G27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ADAYLLAEYLAQQLEK</text:p>
          </table:table-cell>
          <table:table-cell table:formula="of:=LEN([.A28])" office:value-type="float" office:value="18" calcext:value-type="float">
            <text:p>18</text:p>
          </table:table-cell>
          <table:table-cell office:value-type="string" calcext:value-type="string">
            <text:p>LQEATFDFNDFVK</text:p>
          </table:table-cell>
          <table:table-cell table:formula="of:=LEN([.C28])" office:value-type="float" office:value="13" calcext:value-type="float">
            <text:p>13</text:p>
          </table:table-cell>
          <table:table-cell office:value-type="string" calcext:value-type="string">
            <text:p>GPFLADSLLK</text:p>
          </table:table-cell>
          <table:table-cell table:formula="of:=LEN([.E28])" office:value-type="float" office:value="10" calcext:value-type="float">
            <text:p>10</text:p>
          </table:table-cell>
          <table:table-cell office:value-type="string" calcext:value-type="string">
            <text:p>GSMAVLAASDTGGLFNAPDFYMNK</text:p>
          </table:table-cell>
          <table:table-cell table:formula="of:=LEN([.G28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GSSQLSQFMDQTNPLAELTHK</text:p>
          </table:table-cell>
          <table:table-cell table:formula="of:=LEN([.A29])" office:value-type="float" office:value="24" calcext:value-type="float">
            <text:p>24</text:p>
          </table:table-cell>
          <table:table-cell office:value-type="string" calcext:value-type="string">
            <text:p>GSLLGLTGSFK</text:p>
          </table:table-cell>
          <table:table-cell table:formula="of:=LEN([.C29])" office:value-type="float" office:value="11" calcext:value-type="float">
            <text:p>11</text:p>
          </table:table-cell>
          <table:table-cell office:value-type="string" calcext:value-type="string">
            <text:p>GYGPEQGYGWLR</text:p>
          </table:table-cell>
          <table:table-cell table:formula="of:=LEN([.E29])" office:value-type="float" office:value="12" calcext:value-type="float">
            <text:p>12</text:p>
          </table:table-cell>
          <table:table-cell office:value-type="string" calcext:value-type="string">
            <text:p>VVVLGGGVAGLQAVATAK</text:p>
          </table:table-cell>
          <table:table-cell table:formula="of:=LEN([.G29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QGSVEALLGSLEQLPK</text:p>
          </table:table-cell>
          <table:table-cell table:formula="of:=LEN([.A30])" office:value-type="float" office:value="19" calcext:value-type="float">
            <text:p>19</text:p>
          </table:table-cell>
          <table:table-cell office:value-type="string" calcext:value-type="string">
            <text:p>HGQTVSPALLLK</text:p>
          </table:table-cell>
          <table:table-cell table:formula="of:=LEN([.C30])" office:value-type="float" office:value="12" calcext:value-type="float">
            <text:p>12</text:p>
          </table:table-cell>
          <table:table-cell office:value-type="string" calcext:value-type="string">
            <text:p>VATAYAAQLGTMK</text:p>
          </table:table-cell>
          <table:table-cell table:formula="of:=LEN([.E30])" office:value-type="float" office:value="13" calcext:value-type="float">
            <text:p>13</text:p>
          </table:table-cell>
          <table:table-cell office:value-type="string" calcext:value-type="string">
            <text:p>ANAGLVVYLFENEVPELQEGTVK</text:p>
          </table:table-cell>
          <table:table-cell table:formula="of:=LEN([.G30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VPALEAADAMTK</text:p>
          </table:table-cell>
          <table:table-cell table:formula="of:=LEN([.A31])" office:value-type="float" office:value="14" calcext:value-type="float">
            <text:p>14</text:p>
          </table:table-cell>
          <table:table-cell office:value-type="string" calcext:value-type="string">
            <text:p>QFHSGEGALQFAPEALAR</text:p>
          </table:table-cell>
          <table:table-cell table:formula="of:=LEN([.C31])" office:value-type="float" office:value="18" calcext:value-type="float">
            <text:p>18</text:p>
          </table:table-cell>
          <table:table-cell office:value-type="string" calcext:value-type="string">
            <text:p>LVYLGLPLFSDDDAK</text:p>
          </table:table-cell>
          <table:table-cell table:formula="of:=LEN([.E31])" office:value-type="float" office:value="15" calcext:value-type="float">
            <text:p>15</text:p>
          </table:table-cell>
          <table:table-cell office:value-type="string" calcext:value-type="string">
            <text:p>VEVESPDDFLGSVLGDLSSR</text:p>
          </table:table-cell>
          <table:table-cell table:formula="of:=LEN([.G31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EVR</text:p>
          </table:table-cell>
          <table:table-cell table:formula="of:=LEN([.A32])" office:value-type="float" office:value="5" calcext:value-type="float">
            <text:p>5</text:p>
          </table:table-cell>
          <table:table-cell office:value-type="string" calcext:value-type="string">
            <text:p>TLALLGYGSQGHAHALNLK</text:p>
          </table:table-cell>
          <table:table-cell table:formula="of:=LEN([.C32])" office:value-type="float" office:value="19" calcext:value-type="float">
            <text:p>19</text:p>
          </table:table-cell>
          <table:table-cell office:value-type="string" calcext:value-type="string">
            <text:p>SLSLLEASELVK</text:p>
          </table:table-cell>
          <table:table-cell table:formula="of:=LEN([.E32])" office:value-type="float" office:value="12" calcext:value-type="float">
            <text:p>12</text:p>
          </table:table-cell>
          <table:table-cell office:value-type="string" calcext:value-type="string">
            <text:p>QLLLEPVFAQFVQAAQGK</text:p>
          </table:table-cell>
          <table:table-cell table:formula="of:=LEN([.G3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VNPPLR</text:p>
          </table:table-cell>
          <table:table-cell table:formula="of:=LEN([.A33])" office:value-type="float" office:value="7" calcext:value-type="float">
            <text:p>7</text:p>
          </table:table-cell>
          <table:table-cell office:value-type="string" calcext:value-type="string">
            <text:p>LEADPANPELLLTAR</text:p>
          </table:table-cell>
          <table:table-cell table:formula="of:=LEN([.C33])" office:value-type="float" office:value="15" calcext:value-type="float">
            <text:p>15</text:p>
          </table:table-cell>
          <table:table-cell office:value-type="string" calcext:value-type="string">
            <text:p>GLDLLDLLQEGTLGLTR</text:p>
          </table:table-cell>
          <table:table-cell table:formula="of:=LEN([.E33])" office:value-type="float" office:value="17" calcext:value-type="float">
            <text:p>17</text:p>
          </table:table-cell>
          <table:table-cell office:value-type="string" calcext:value-type="string">
            <text:p>ALGGHFQGQLVYDPALAQTSEWADYTK</text:p>
          </table:table-cell>
          <table:table-cell table:formula="of:=LEN([.G33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SLGDNQTGGWYSYR</text:p>
          </table:table-cell>
          <table:table-cell table:formula="of:=LEN([.A34])" office:value-type="float" office:value="16" calcext:value-type="float">
            <text:p>16</text:p>
          </table:table-cell>
          <table:table-cell office:value-type="string" calcext:value-type="string">
            <text:p>DYFLSAEEAK</text:p>
          </table:table-cell>
          <table:table-cell table:formula="of:=LEN([.C34])" office:value-type="float" office:value="10" calcext:value-type="float">
            <text:p>10</text:p>
          </table:table-cell>
          <table:table-cell office:value-type="string" calcext:value-type="string">
            <text:p>NVLCLPGTDHASLAVQTLLEK</text:p>
          </table:table-cell>
          <table:table-cell table:formula="of:=LEN([.E34])" office:value-type="float" office:value="21" calcext:value-type="float">
            <text:p>21</text:p>
          </table:table-cell>
          <table:table-cell office:value-type="string" calcext:value-type="string">
            <text:p>SGTAWDSLLEDLGELSLSGK</text:p>
          </table:table-cell>
          <table:table-cell table:formula="of:=LEN([.G34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NLGTGAVSLSSAAVELAQLK</text:p>
          </table:table-cell>
          <table:table-cell table:formula="of:=LEN([.A35])" office:value-type="float" office:value="23" calcext:value-type="float">
            <text:p>23</text:p>
          </table:table-cell>
          <table:table-cell office:value-type="string" calcext:value-type="string">
            <text:p>GLYAVGEVASTGVHGANR</text:p>
          </table:table-cell>
          <table:table-cell table:formula="of:=LEN([.C35])" office:value-type="float" office:value="18" calcext:value-type="float">
            <text:p>18</text:p>
          </table:table-cell>
          <table:table-cell office:value-type="string" calcext:value-type="string">
            <text:p>QMDETDSSYDK</text:p>
          </table:table-cell>
          <table:table-cell table:formula="of:=LEN([.E35])" office:value-type="float" office:value="11" calcext:value-type="float">
            <text:p>11</text:p>
          </table:table-cell>
          <table:table-cell office:value-type="string" calcext:value-type="string">
            <text:p>VNPLAHSALPDAEANVLK</text:p>
          </table:table-cell>
          <table:table-cell table:formula="of:=LEN([.G35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CESGVLAGYPLLDVK</text:p>
          </table:table-cell>
          <table:table-cell table:formula="of:=LEN([.A36])" office:value-type="float" office:value="17" calcext:value-type="float">
            <text:p>17</text:p>
          </table:table-cell>
          <table:table-cell office:value-type="string" calcext:value-type="string">
            <text:p>ELEAQMLVGHADLAVHSLK</text:p>
          </table:table-cell>
          <table:table-cell table:formula="of:=LEN([.C36])" office:value-type="float" office:value="19" calcext:value-type="float">
            <text:p>19</text:p>
          </table:table-cell>
          <table:table-cell office:value-type="string" calcext:value-type="string">
            <text:p>VPNELLEFSVK</text:p>
          </table:table-cell>
          <table:table-cell table:formula="of:=LEN([.E36])" office:value-type="float" office:value="11" calcext:value-type="float">
            <text:p>11</text:p>
          </table:table-cell>
          <table:table-cell office:value-type="string" calcext:value-type="string">
            <text:p>SDTAGLHGAAVGEEEASLTR</text:p>
          </table:table-cell>
          <table:table-cell table:formula="of:=LEN([.G36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LTLHALAEVQK</text:p>
          </table:table-cell>
          <table:table-cell table:formula="of:=LEN([.A37])" office:value-type="float" office:value="13" calcext:value-type="float">
            <text:p>13</text:p>
          </table:table-cell>
          <table:table-cell office:value-type="string" calcext:value-type="string">
            <text:p>FLMQAALGYPLTVHGTGGQTR</text:p>
          </table:table-cell>
          <table:table-cell table:formula="of:=LEN([.C37])" office:value-type="float" office:value="21" calcext:value-type="float">
            <text:p>21</text:p>
          </table:table-cell>
          <table:table-cell office:value-type="string" calcext:value-type="string">
            <text:p>TPGFSGAELANLLNEAALLTAR</text:p>
          </table:table-cell>
          <table:table-cell table:formula="of:=LEN([.E37])" office:value-type="float" office:value="22" calcext:value-type="float">
            <text:p>22</text:p>
          </table:table-cell>
          <table:table-cell office:value-type="string" calcext:value-type="string">
            <text:p>ELAVDSYSTEWYLPLPLADR</text:p>
          </table:table-cell>
          <table:table-cell table:formula="of:=LEN([.G37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CLLFLDELDALGK</text:p>
          </table:table-cell>
          <table:table-cell table:formula="of:=LEN([.A38])" office:value-type="float" office:value="15" calcext:value-type="float">
            <text:p>15</text:p>
          </table:table-cell>
          <table:table-cell office:value-type="string" calcext:value-type="string">
            <text:p>GVDALHPGYGFLAENDK</text:p>
          </table:table-cell>
          <table:table-cell table:formula="of:=LEN([.C38])" office:value-type="float" office:value="17" calcext:value-type="float">
            <text:p>17</text:p>
          </table:table-cell>
          <table:table-cell office:value-type="string" calcext:value-type="string">
            <text:p>LYPGGYLDLENWLK</text:p>
          </table:table-cell>
          <table:table-cell table:formula="of:=LEN([.E38])" office:value-type="float" office:value="14" calcext:value-type="float">
            <text:p>14</text:p>
          </table:table-cell>
          <table:table-cell office:value-type="string" calcext:value-type="string">
            <text:p>ALYQHAAEWGEFLNWETTPVFTDEEAGPLVAK</text:p>
          </table:table-cell>
          <table:table-cell table:formula="of:=LEN([.G38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VGETDSLTPAQLVNPKPLVAALK</text:p>
          </table:table-cell>
          <table:table-cell table:formula="of:=LEN([.A39])" office:value-type="float" office:value="25" calcext:value-type="float">
            <text:p>25</text:p>
          </table:table-cell>
          <table:table-cell office:value-type="string" calcext:value-type="string">
            <text:p>GAALNAVQLAELLLAK</text:p>
          </table:table-cell>
          <table:table-cell table:formula="of:=LEN([.C39])" office:value-type="float" office:value="16" calcext:value-type="float">
            <text:p>16</text:p>
          </table:table-cell>
          <table:table-cell office:value-type="string" calcext:value-type="string">
            <text:p>LFVLYTSGSTGKPK</text:p>
          </table:table-cell>
          <table:table-cell table:formula="of:=LEN([.E39])" office:value-type="float" office:value="14" calcext:value-type="float">
            <text:p>14</text:p>
          </table:table-cell>
          <table:table-cell office:value-type="string" calcext:value-type="string">
            <text:p>SHQTVQAFLEEASK</text:p>
          </table:table-cell>
          <table:table-cell table:formula="of:=LEN([.G3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DDGSR</text:p>
          </table:table-cell>
          <table:table-cell table:formula="of:=LEN([.A40])" office:value-type="float" office:value="7" calcext:value-type="float">
            <text:p>7</text:p>
          </table:table-cell>
          <table:table-cell office:value-type="string" calcext:value-type="string">
            <text:p>GFGSYGDMVLLLNDGSK</text:p>
          </table:table-cell>
          <table:table-cell table:formula="of:=LEN([.C40])" office:value-type="float" office:value="17" calcext:value-type="float">
            <text:p>17</text:p>
          </table:table-cell>
          <table:table-cell office:value-type="string" calcext:value-type="string">
            <text:p>YTSGGNYK</text:p>
          </table:table-cell>
          <table:table-cell table:formula="of:=LEN([.E40])" office:value-type="float" office:value="8" calcext:value-type="float">
            <text:p>8</text:p>
          </table:table-cell>
          <table:table-cell office:value-type="string" calcext:value-type="string">
            <text:p>NGALGEVQQVLPQASELFNENDK</text:p>
          </table:table-cell>
          <table:table-cell table:formula="of:=LEN([.G40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VGNEAAK</text:p>
          </table:table-cell>
          <table:table-cell table:formula="of:=LEN([.A41])" office:value-type="float" office:value="9" calcext:value-type="float">
            <text:p>9</text:p>
          </table:table-cell>
          <table:table-cell office:value-type="string" calcext:value-type="string">
            <text:p>VVLVPGYGLAVAQAQHTLR</text:p>
          </table:table-cell>
          <table:table-cell table:formula="of:=LEN([.C41])" office:value-type="float" office:value="19" calcext:value-type="float">
            <text:p>19</text:p>
          </table:table-cell>
          <table:table-cell office:value-type="string" calcext:value-type="string">
            <text:p>LGLGYLTQEASLFR</text:p>
          </table:table-cell>
          <table:table-cell table:formula="of:=LEN([.E41])" office:value-type="float" office:value="14" calcext:value-type="float">
            <text:p>14</text:p>
          </table:table-cell>
          <table:table-cell office:value-type="string" calcext:value-type="string">
            <text:p>LLAADQLNVFDLLNANK</text:p>
          </table:table-cell>
          <table:table-cell table:formula="of:=LEN([.G4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VLDEPYLLLTDK</text:p>
          </table:table-cell>
          <table:table-cell table:formula="of:=LEN([.A42])" office:value-type="float" office:value="15" calcext:value-type="float">
            <text:p>15</text:p>
          </table:table-cell>
          <table:table-cell office:value-type="string" calcext:value-type="string">
            <text:p>VPYSLFLDQVNDGEVK</text:p>
          </table:table-cell>
          <table:table-cell table:formula="of:=LEN([.C42])" office:value-type="float" office:value="16" calcext:value-type="float">
            <text:p>16</text:p>
          </table:table-cell>
          <table:table-cell office:value-type="string" calcext:value-type="string">
            <text:p>NGRPVLVGTTSVEK</text:p>
          </table:table-cell>
          <table:table-cell table:formula="of:=LEN([.E42])" office:value-type="float" office:value="14" calcext:value-type="float">
            <text:p>14</text:p>
          </table:table-cell>
          <table:table-cell office:value-type="string" calcext:value-type="string">
            <text:p>VGSYNTLNGNNVTGTGVGR</text:p>
          </table:table-cell>
          <table:table-cell table:formula="of:=LEN([.G42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GLELLDLK</text:p>
          </table:table-cell>
          <table:table-cell table:formula="of:=LEN([.A43])" office:value-type="float" office:value="10" calcext:value-type="float">
            <text:p>10</text:p>
          </table:table-cell>
          <table:table-cell office:value-type="string" calcext:value-type="string">
            <text:p>DELQLVASCLSLDER</text:p>
          </table:table-cell>
          <table:table-cell table:formula="of:=LEN([.C43])" office:value-type="float" office:value="15" calcext:value-type="float">
            <text:p>15</text:p>
          </table:table-cell>
          <table:table-cell office:value-type="string" calcext:value-type="string">
            <text:p>VVGLDLGTTNSCVAVMEGGKPTVLANAEGFR</text:p>
          </table:table-cell>
          <table:table-cell table:formula="of:=LEN([.E43])" office:value-type="float" office:value="31" calcext:value-type="float">
            <text:p>31</text:p>
          </table:table-cell>
          <table:table-cell office:value-type="string" calcext:value-type="string">
            <text:p>EDVRPSDDNAPFSALAFK</text:p>
          </table:table-cell>
          <table:table-cell table:formula="of:=LEN([.G43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PEFWVAVVKPGR</text:p>
          </table:table-cell>
          <table:table-cell table:formula="of:=LEN([.A44])" office:value-type="float" office:value="14" calcext:value-type="float">
            <text:p>14</text:p>
          </table:table-cell>
          <table:table-cell office:value-type="string" calcext:value-type="string">
            <text:p>EVWGYEPDDDLETLR</text:p>
          </table:table-cell>
          <table:table-cell table:formula="of:=LEN([.C44])" office:value-type="float" office:value="15" calcext:value-type="float">
            <text:p>15</text:p>
          </table:table-cell>
          <table:table-cell office:value-type="string" calcext:value-type="string">
            <text:p>LQADELLYLK</text:p>
          </table:table-cell>
          <table:table-cell table:formula="of:=LEN([.E44])" office:value-type="float" office:value="10" calcext:value-type="float">
            <text:p>10</text:p>
          </table:table-cell>
          <table:table-cell office:value-type="string" calcext:value-type="string">
            <text:p>VGGLVDTVLPHDPENNSGTGFCFDR</text:p>
          </table:table-cell>
          <table:table-cell table:formula="of:=LEN([.G44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QVEGTGGDVQPSQDLVR</text:p>
          </table:table-cell>
          <table:table-cell table:formula="of:=LEN([.A45])" office:value-type="float" office:value="19" calcext:value-type="float">
            <text:p>19</text:p>
          </table:table-cell>
          <table:table-cell office:value-type="string" calcext:value-type="string">
            <text:p>EGLFCEPASAASVAGLLK</text:p>
          </table:table-cell>
          <table:table-cell table:formula="of:=LEN([.C45])" office:value-type="float" office:value="18" calcext:value-type="float">
            <text:p>18</text:p>
          </table:table-cell>
          <table:table-cell office:value-type="string" calcext:value-type="string">
            <text:p>GSEFGTTTGR</text:p>
          </table:table-cell>
          <table:table-cell table:formula="of:=LEN([.E45])" office:value-type="float" office:value="10" calcext:value-type="float">
            <text:p>10</text:p>
          </table:table-cell>
          <table:table-cell office:value-type="string" calcext:value-type="string">
            <text:p>NNTTVTEVYGDLDSGTFTEK</text:p>
          </table:table-cell>
          <table:table-cell table:formula="of:=LEN([.G45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TETDLFGEQAVLCGGVTELVK</text:p>
          </table:table-cell>
          <table:table-cell table:formula="of:=LEN([.A46])" office:value-type="float" office:value="23" calcext:value-type="float">
            <text:p>23</text:p>
          </table:table-cell>
          <table:table-cell office:value-type="string" calcext:value-type="string">
            <text:p>SGETEDTTLADLSVATR</text:p>
          </table:table-cell>
          <table:table-cell table:formula="of:=LEN([.C46])" office:value-type="float" office:value="17" calcext:value-type="float">
            <text:p>17</text:p>
          </table:table-cell>
          <table:table-cell office:value-type="string" calcext:value-type="string">
            <text:p>QNHCLLDLLWR</text:p>
          </table:table-cell>
          <table:table-cell table:formula="of:=LEN([.E46])" office:value-type="float" office:value="11" calcext:value-type="float">
            <text:p>11</text:p>
          </table:table-cell>
          <table:table-cell office:value-type="string" calcext:value-type="string">
            <text:p>DTPSEAELLSHQLLLK</text:p>
          </table:table-cell>
          <table:table-cell table:formula="of:=LEN([.G46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GRPLLGCTLKPK</text:p>
          </table:table-cell>
          <table:table-cell table:formula="of:=LEN([.A47])" office:value-type="float" office:value="13" calcext:value-type="float">
            <text:p>13</text:p>
          </table:table-cell>
          <table:table-cell office:value-type="string" calcext:value-type="string">
            <text:p>LEQAGLGEGGGLTTVR</text:p>
          </table:table-cell>
          <table:table-cell table:formula="of:=LEN([.C47])" office:value-type="float" office:value="16" calcext:value-type="float">
            <text:p>16</text:p>
          </table:table-cell>
          <table:table-cell office:value-type="string" calcext:value-type="string">
            <text:p>LMTTEFLDLK</text:p>
          </table:table-cell>
          <table:table-cell table:formula="of:=LEN([.E47])" office:value-type="float" office:value="10" calcext:value-type="float">
            <text:p>10</text:p>
          </table:table-cell>
          <table:table-cell office:value-type="string" calcext:value-type="string">
            <text:p>TLLVGESCTAELLQDQPGALAK</text:p>
          </table:table-cell>
          <table:table-cell table:formula="of:=LEN([.G47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LLGDDFLLNPSYR</text:p>
          </table:table-cell>
          <table:table-cell table:formula="of:=LEN([.A48])" office:value-type="float" office:value="15" calcext:value-type="float">
            <text:p>15</text:p>
          </table:table-cell>
          <table:table-cell office:value-type="string" calcext:value-type="string">
            <text:p>LAFYDYVGNSPAK</text:p>
          </table:table-cell>
          <table:table-cell table:formula="of:=LEN([.C48])" office:value-type="float" office:value="13" calcext:value-type="float">
            <text:p>13</text:p>
          </table:table-cell>
          <table:table-cell office:value-type="string" calcext:value-type="string">
            <text:p>GETFGTLESVK</text:p>
          </table:table-cell>
          <table:table-cell table:formula="of:=LEN([.E48])" office:value-type="float" office:value="11" calcext:value-type="float">
            <text:p>11</text:p>
          </table:table-cell>
          <table:table-cell office:value-type="string" calcext:value-type="string">
            <text:p>GPSSAVSTACAAGSNALGDSFR</text:p>
          </table:table-cell>
          <table:table-cell table:formula="of:=LEN([.G48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VVAVTGSSGAGTSTVK</text:p>
          </table:table-cell>
          <table:table-cell table:formula="of:=LEN([.A49])" office:value-type="float" office:value="18" calcext:value-type="float">
            <text:p>18</text:p>
          </table:table-cell>
          <table:table-cell office:value-type="string" calcext:value-type="string">
            <text:p>VGDGLVAAHLLAR</text:p>
          </table:table-cell>
          <table:table-cell table:formula="of:=LEN([.C49])" office:value-type="float" office:value="13" calcext:value-type="float">
            <text:p>13</text:p>
          </table:table-cell>
          <table:table-cell office:value-type="string" calcext:value-type="string">
            <text:p>LMLHQPLGGTSQR</text:p>
          </table:table-cell>
          <table:table-cell table:formula="of:=LEN([.E49])" office:value-type="float" office:value="13" calcext:value-type="float">
            <text:p>13</text:p>
          </table:table-cell>
          <table:table-cell office:value-type="string" calcext:value-type="string">
            <text:p>ECGLGVLTNFK</text:p>
          </table:table-cell>
          <table:table-cell table:formula="of:=LEN([.G4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ELMEVPLALVSLGANR</text:p>
          </table:table-cell>
          <table:table-cell table:formula="of:=LEN([.A50])" office:value-type="float" office:value="19" calcext:value-type="float">
            <text:p>19</text:p>
          </table:table-cell>
          <table:table-cell office:value-type="string" calcext:value-type="string">
            <text:p>FDDNAAVLLNEDK</text:p>
          </table:table-cell>
          <table:table-cell table:formula="of:=LEN([.C50])" office:value-type="float" office:value="13" calcext:value-type="float">
            <text:p>13</text:p>
          </table:table-cell>
          <table:table-cell office:value-type="string" calcext:value-type="string">
            <text:p>GFLYLACPPLYK</text:p>
          </table:table-cell>
          <table:table-cell table:formula="of:=LEN([.E50])" office:value-type="float" office:value="12" calcext:value-type="float">
            <text:p>12</text:p>
          </table:table-cell>
          <table:table-cell office:value-type="string" calcext:value-type="string">
            <text:p>VYAGDEACELYGTYNYLPQDTLEALR</text:p>
          </table:table-cell>
          <table:table-cell table:formula="of:=LEN([.G50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TEGVYFTNYSEEK</text:p>
          </table:table-cell>
          <table:table-cell table:formula="of:=LEN([.A51])" office:value-type="float" office:value="15" calcext:value-type="float">
            <text:p>15</text:p>
          </table:table-cell>
          <table:table-cell office:value-type="string" calcext:value-type="string">
            <text:p>FGDVDPEK</text:p>
          </table:table-cell>
          <table:table-cell table:formula="of:=LEN([.C51])" office:value-type="float" office:value="8" calcext:value-type="float">
            <text:p>8</text:p>
          </table:table-cell>
          <table:table-cell office:value-type="string" calcext:value-type="string">
            <text:p>EDLEEVVTFLK</text:p>
          </table:table-cell>
          <table:table-cell table:formula="of:=LEN([.E51])" office:value-type="float" office:value="11" calcext:value-type="float">
            <text:p>11</text:p>
          </table:table-cell>
          <table:table-cell office:value-type="string" calcext:value-type="string">
            <text:p>VLESANELFNMLEDEK</text:p>
          </table:table-cell>
          <table:table-cell table:formula="of:=LEN([.G51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YDGDYGTVLNR</text:p>
          </table:table-cell>
          <table:table-cell table:formula="of:=LEN([.A52])" office:value-type="float" office:value="13" calcext:value-type="float">
            <text:p>13</text:p>
          </table:table-cell>
          <table:table-cell office:value-type="string" calcext:value-type="string">
            <text:p>SHFPVLATLPNGTK</text:p>
          </table:table-cell>
          <table:table-cell table:formula="of:=LEN([.C52])" office:value-type="float" office:value="14" calcext:value-type="float">
            <text:p>14</text:p>
          </table:table-cell>
          <table:table-cell office:value-type="string" calcext:value-type="string">
            <text:p>YVTVDLHK</text:p>
          </table:table-cell>
          <table:table-cell table:formula="of:=LEN([.E52])" office:value-type="float" office:value="8" calcext:value-type="float">
            <text:p>8</text:p>
          </table:table-cell>
          <table:table-cell office:value-type="string" calcext:value-type="string">
            <text:p>QDLLGQAEAQLTATEECYR</text:p>
          </table:table-cell>
          <table:table-cell table:formula="of:=LEN([.G52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MTTLHSYTGDQR</text:p>
          </table:table-cell>
          <table:table-cell table:formula="of:=LEN([.A53])" office:value-type="float" office:value="14" calcext:value-type="float">
            <text:p>14</text:p>
          </table:table-cell>
          <table:table-cell office:value-type="string" calcext:value-type="string">
            <text:p>GNSVVVLEHNLDVLR</text:p>
          </table:table-cell>
          <table:table-cell table:formula="of:=LEN([.C53])" office:value-type="float" office:value="15" calcext:value-type="float">
            <text:p>15</text:p>
          </table:table-cell>
          <table:table-cell office:value-type="string" calcext:value-type="string">
            <text:p>TPPPDLPSLLLK</text:p>
          </table:table-cell>
          <table:table-cell table:formula="of:=LEN([.E53])" office:value-type="float" office:value="12" calcext:value-type="float">
            <text:p>12</text:p>
          </table:table-cell>
          <table:table-cell office:value-type="string" calcext:value-type="string">
            <text:p>ALHNALENNEGYLSAALLAR</text:p>
          </table:table-cell>
          <table:table-cell table:formula="of:=LEN([.G5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DPTQEEETYSMLTANR</text:p>
          </table:table-cell>
          <table:table-cell table:formula="of:=LEN([.A54])" office:value-type="float" office:value="18" calcext:value-type="float">
            <text:p>18</text:p>
          </table:table-cell>
          <table:table-cell office:value-type="string" calcext:value-type="string">
            <text:p>YYSGTPSPHK</text:p>
          </table:table-cell>
          <table:table-cell table:formula="of:=LEN([.C54])" office:value-type="float" office:value="10" calcext:value-type="float">
            <text:p>10</text:p>
          </table:table-cell>
          <table:table-cell office:value-type="string" calcext:value-type="string">
            <text:p>QLLEDLDLNQVAEELR</text:p>
          </table:table-cell>
          <table:table-cell table:formula="of:=LEN([.E54])" office:value-type="float" office:value="16" calcext:value-type="float">
            <text:p>16</text:p>
          </table:table-cell>
          <table:table-cell office:value-type="string" calcext:value-type="string">
            <text:p>TEASLSGFDEALLLNSSGK</text:p>
          </table:table-cell>
          <table:table-cell table:formula="of:=LEN([.G54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WFNK</text:p>
          </table:table-cell>
          <table:table-cell table:formula="of:=LEN([.A55])" office:value-type="float" office:value="5" calcext:value-type="float">
            <text:p>5</text:p>
          </table:table-cell>
          <table:table-cell office:value-type="string" calcext:value-type="string">
            <text:p>NPQNLDVLVYR</text:p>
          </table:table-cell>
          <table:table-cell table:formula="of:=LEN([.C55])" office:value-type="float" office:value="11" calcext:value-type="float">
            <text:p>11</text:p>
          </table:table-cell>
          <table:table-cell office:value-type="string" calcext:value-type="string">
            <text:p>LLATPTLAK</text:p>
          </table:table-cell>
          <table:table-cell table:formula="of:=LEN([.E55])" office:value-type="float" office:value="9" calcext:value-type="float">
            <text:p>9</text:p>
          </table:table-cell>
          <table:table-cell office:value-type="string" calcext:value-type="string">
            <text:p>LFTDYQELMK</text:p>
          </table:table-cell>
          <table:table-cell table:formula="of:=LEN([.G5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LDQTVNFGASDDPMK</text:p>
          </table:table-cell>
          <table:table-cell table:formula="of:=LEN([.A56])" office:value-type="float" office:value="17" calcext:value-type="float">
            <text:p>17</text:p>
          </table:table-cell>
          <table:table-cell office:value-type="string" calcext:value-type="string">
            <text:p>GGGGLGFEFSGDSVEDSQYNR</text:p>
          </table:table-cell>
          <table:table-cell table:formula="of:=LEN([.C56])" office:value-type="float" office:value="21" calcext:value-type="float">
            <text:p>21</text:p>
          </table:table-cell>
          <table:table-cell office:value-type="string" calcext:value-type="string">
            <text:p>TTFLDVLTGK</text:p>
          </table:table-cell>
          <table:table-cell table:formula="of:=LEN([.E56])" office:value-type="float" office:value="10" calcext:value-type="float">
            <text:p>10</text:p>
          </table:table-cell>
          <table:table-cell office:value-type="string" calcext:value-type="string">
            <text:p>LPNFFENFPVLLEDK</text:p>
          </table:table-cell>
          <table:table-cell table:formula="of:=LEN([.G56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KPEMDGLFCEK</text:p>
          </table:table-cell>
          <table:table-cell table:formula="of:=LEN([.A57])" office:value-type="float" office:value="13" calcext:value-type="float">
            <text:p>13</text:p>
          </table:table-cell>
          <table:table-cell office:value-type="string" calcext:value-type="string">
            <text:p>VGSFDAGFGSSYLAR</text:p>
          </table:table-cell>
          <table:table-cell table:formula="of:=LEN([.C57])" office:value-type="float" office:value="15" calcext:value-type="float">
            <text:p>15</text:p>
          </table:table-cell>
          <table:table-cell office:value-type="string" calcext:value-type="string">
            <text:p>VHAVNLTDGSR</text:p>
          </table:table-cell>
          <table:table-cell table:formula="of:=LEN([.E57])" office:value-type="float" office:value="11" calcext:value-type="float">
            <text:p>11</text:p>
          </table:table-cell>
          <table:table-cell office:value-type="string" calcext:value-type="string">
            <text:p>LALVQDLVPVLEQLAK</text:p>
          </table:table-cell>
          <table:table-cell table:formula="of:=LEN([.G57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LNTDSFLSAASFQETTR</text:p>
          </table:table-cell>
          <table:table-cell table:formula="of:=LEN([.A58])" office:value-type="float" office:value="19" calcext:value-type="float">
            <text:p>19</text:p>
          </table:table-cell>
          <table:table-cell office:value-type="string" calcext:value-type="string">
            <text:p>MVAPVVEELSK</text:p>
          </table:table-cell>
          <table:table-cell table:formula="of:=LEN([.C58])" office:value-type="float" office:value="11" calcext:value-type="float">
            <text:p>11</text:p>
          </table:table-cell>
          <table:table-cell office:value-type="string" calcext:value-type="string">
            <text:p>VELVLAPSLLTEGK</text:p>
          </table:table-cell>
          <table:table-cell table:formula="of:=LEN([.E58])" office:value-type="float" office:value="14" calcext:value-type="float">
            <text:p>14</text:p>
          </table:table-cell>
          <table:table-cell office:value-type="string" calcext:value-type="string">
            <text:p>MPDYLNHLCPQFSK</text:p>
          </table:table-cell>
          <table:table-cell table:formula="of:=LEN([.G5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GGALQQAGAVK</text:p>
          </table:table-cell>
          <table:table-cell table:formula="of:=LEN([.A59])" office:value-type="float" office:value="15" calcext:value-type="float">
            <text:p>15</text:p>
          </table:table-cell>
          <table:table-cell office:value-type="string" calcext:value-type="string">
            <text:p>LGTMELESALVSHK</text:p>
          </table:table-cell>
          <table:table-cell table:formula="of:=LEN([.C59])" office:value-type="float" office:value="14" calcext:value-type="float">
            <text:p>14</text:p>
          </table:table-cell>
          <table:table-cell office:value-type="string" calcext:value-type="string">
            <text:p>DVLLGLSAR</text:p>
          </table:table-cell>
          <table:table-cell table:formula="of:=LEN([.E59])" office:value-type="float" office:value="9" calcext:value-type="float">
            <text:p>9</text:p>
          </table:table-cell>
          <table:table-cell office:value-type="string" calcext:value-type="string">
            <text:p>SALLLAGLNASGTTSVLEPASSR</text:p>
          </table:table-cell>
          <table:table-cell table:formula="of:=LEN([.G59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VNSVSDLMGFSYEDLLELK</text:p>
          </table:table-cell>
          <table:table-cell table:formula="of:=LEN([.A60])" office:value-type="float" office:value="21" calcext:value-type="float">
            <text:p>21</text:p>
          </table:table-cell>
          <table:table-cell office:value-type="string" calcext:value-type="string">
            <text:p>HGLVPVLCGSAFK</text:p>
          </table:table-cell>
          <table:table-cell table:formula="of:=LEN([.C60])" office:value-type="float" office:value="13" calcext:value-type="float">
            <text:p>13</text:p>
          </table:table-cell>
          <table:table-cell office:value-type="string" calcext:value-type="string">
            <text:p>NLVSWAYK</text:p>
          </table:table-cell>
          <table:table-cell table:formula="of:=LEN([.E60])" office:value-type="float" office:value="8" calcext:value-type="float">
            <text:p>8</text:p>
          </table:table-cell>
          <table:table-cell office:value-type="string" calcext:value-type="string">
            <text:p>LHPNPLPYCDVVTTTTHK</text:p>
          </table:table-cell>
          <table:table-cell table:formula="of:=LEN([.G6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ASSALGGLLDMLHNVEEK</text:p>
          </table:table-cell>
          <table:table-cell table:formula="of:=LEN([.A61])" office:value-type="float" office:value="20" calcext:value-type="float">
            <text:p>20</text:p>
          </table:table-cell>
          <table:table-cell office:value-type="string" calcext:value-type="string">
            <text:p>LHLFDVDLPDGNLYK</text:p>
          </table:table-cell>
          <table:table-cell table:formula="of:=LEN([.C61])" office:value-type="float" office:value="15" calcext:value-type="float">
            <text:p>15</text:p>
          </table:table-cell>
          <table:table-cell office:value-type="string" calcext:value-type="string">
            <text:p>ALAELESDGLLK</text:p>
          </table:table-cell>
          <table:table-cell table:formula="of:=LEN([.E61])" office:value-type="float" office:value="12" calcext:value-type="float">
            <text:p>12</text:p>
          </table:table-cell>
          <table:table-cell office:value-type="string" calcext:value-type="string">
            <text:p>VGEGPFPTELQGSLNDQLCDR</text:p>
          </table:table-cell>
          <table:table-cell table:formula="of:=LEN([.G61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DKPFLMAVEDVFSLTGR</text:p>
          </table:table-cell>
          <table:table-cell table:formula="of:=LEN([.A62])" office:value-type="float" office:value="19" calcext:value-type="float">
            <text:p>19</text:p>
          </table:table-cell>
          <table:table-cell office:value-type="string" calcext:value-type="string">
            <text:p>ESEVNWDPLDNTVLANEQVDSEGK</text:p>
          </table:table-cell>
          <table:table-cell table:formula="of:=LEN([.C62])" office:value-type="float" office:value="24" calcext:value-type="float">
            <text:p>24</text:p>
          </table:table-cell>
          <table:table-cell office:value-type="string" calcext:value-type="string">
            <text:p>NVAAGANALSLK</text:p>
          </table:table-cell>
          <table:table-cell table:formula="of:=LEN([.E62])" office:value-type="float" office:value="12" calcext:value-type="float">
            <text:p>12</text:p>
          </table:table-cell>
          <table:table-cell office:value-type="string" calcext:value-type="string">
            <text:p>FVNYSGSGLETTFTQGEDGALK</text:p>
          </table:table-cell>
          <table:table-cell table:formula="of:=LEN([.G62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DLPLSNCLNSGLNK</text:p>
          </table:table-cell>
          <table:table-cell table:formula="of:=LEN([.A63])" office:value-type="float" office:value="16" calcext:value-type="float">
            <text:p>16</text:p>
          </table:table-cell>
          <table:table-cell office:value-type="string" calcext:value-type="string">
            <text:p>AGEGPTLLECLTYR</text:p>
          </table:table-cell>
          <table:table-cell table:formula="of:=LEN([.C63])" office:value-type="float" office:value="14" calcext:value-type="float">
            <text:p>14</text:p>
          </table:table-cell>
          <table:table-cell office:value-type="string" calcext:value-type="string">
            <text:p>ELDFWLLK</text:p>
          </table:table-cell>
          <table:table-cell table:formula="of:=LEN([.E63])" office:value-type="float" office:value="8" calcext:value-type="float">
            <text:p>8</text:p>
          </table:table-cell>
          <table:table-cell office:value-type="string" calcext:value-type="string">
            <text:p>LLPCGLHTLGEAPTAEEAVATLVNLASLER</text:p>
          </table:table-cell>
          <table:table-cell table:formula="of:=LEN([.G63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WDEGVAGMK</text:p>
          </table:table-cell>
          <table:table-cell table:formula="of:=LEN([.A64])" office:value-type="float" office:value="10" calcext:value-type="float">
            <text:p>10</text:p>
          </table:table-cell>
          <table:table-cell office:value-type="string" calcext:value-type="string">
            <text:p>EVTQELWNTVK</text:p>
          </table:table-cell>
          <table:table-cell table:formula="of:=LEN([.C64])" office:value-type="float" office:value="11" calcext:value-type="float">
            <text:p>11</text:p>
          </table:table-cell>
          <table:table-cell office:value-type="string" calcext:value-type="string">
            <text:p>LAGWLAELLR</text:p>
          </table:table-cell>
          <table:table-cell table:formula="of:=LEN([.E64])" office:value-type="float" office:value="10" calcext:value-type="float">
            <text:p>10</text:p>
          </table:table-cell>
          <table:table-cell office:value-type="string" calcext:value-type="string">
            <text:p>ELTTENGSLLVFDEVMTGFR</text:p>
          </table:table-cell>
          <table:table-cell table:formula="of:=LEN([.G64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DEGMAGDNVGLLLR</text:p>
          </table:table-cell>
          <table:table-cell table:formula="of:=LEN([.A65])" office:value-type="float" office:value="16" calcext:value-type="float">
            <text:p>16</text:p>
          </table:table-cell>
          <table:table-cell office:value-type="string" calcext:value-type="string">
            <text:p>SGLGTLNHTLLSLEALR</text:p>
          </table:table-cell>
          <table:table-cell table:formula="of:=LEN([.C65])" office:value-type="float" office:value="17" calcext:value-type="float">
            <text:p>17</text:p>
          </table:table-cell>
          <table:table-cell office:value-type="string" calcext:value-type="string">
            <text:p>TGTTLELDGQVWR</text:p>
          </table:table-cell>
          <table:table-cell table:formula="of:=LEN([.E65])" office:value-type="float" office:value="13" calcext:value-type="float">
            <text:p>13</text:p>
          </table:table-cell>
          <table:table-cell office:value-type="string" calcext:value-type="string">
            <text:p>THGTAVTAAMADNLK</text:p>
          </table:table-cell>
          <table:table-cell table:formula="of:=LEN([.G65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AAADNAVMLEDAAK</text:p>
          </table:table-cell>
          <table:table-cell table:formula="of:=LEN([.A66])" office:value-type="float" office:value="16" calcext:value-type="float">
            <text:p>16</text:p>
          </table:table-cell>
          <table:table-cell office:value-type="string" calcext:value-type="string">
            <text:p>GLGAGGNPSLGQK</text:p>
          </table:table-cell>
          <table:table-cell table:formula="of:=LEN([.C66])" office:value-type="float" office:value="13" calcext:value-type="float">
            <text:p>13</text:p>
          </table:table-cell>
          <table:table-cell office:value-type="string" calcext:value-type="string">
            <text:p>SFGYLGMGVSGGAK</text:p>
          </table:table-cell>
          <table:table-cell table:formula="of:=LEN([.E66])" office:value-type="float" office:value="14" calcext:value-type="float">
            <text:p>14</text:p>
          </table:table-cell>
          <table:table-cell office:value-type="string" calcext:value-type="string">
            <text:p>DSLSNTAEYGDYVSGK</text:p>
          </table:table-cell>
          <table:table-cell table:formula="of:=LEN([.G66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ANMLWDAEK</text:p>
          </table:table-cell>
          <table:table-cell table:formula="of:=LEN([.A67])" office:value-type="float" office:value="11" calcext:value-type="float">
            <text:p>11</text:p>
          </table:table-cell>
          <table:table-cell office:value-type="string" calcext:value-type="string">
            <text:p>EASVLQLVAEGLMNK</text:p>
          </table:table-cell>
          <table:table-cell table:formula="of:=LEN([.C67])" office:value-type="float" office:value="15" calcext:value-type="float">
            <text:p>15</text:p>
          </table:table-cell>
          <table:table-cell office:value-type="string" calcext:value-type="string">
            <text:p>VASGLDSLVLGEGQLLSQVK</text:p>
          </table:table-cell>
          <table:table-cell table:formula="of:=LEN([.E67])" office:value-type="float" office:value="20" calcext:value-type="float">
            <text:p>20</text:p>
          </table:table-cell>
          <table:table-cell office:value-type="string" calcext:value-type="string">
            <text:p>AVPLYQTSSYVFDNAEHGANLFGLK</text:p>
          </table:table-cell>
          <table:table-cell table:formula="of:=LEN([.G67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GQNEAVDAVSNALR</text:p>
          </table:table-cell>
          <table:table-cell table:formula="of:=LEN([.A68])" office:value-type="float" office:value="16" calcext:value-type="float">
            <text:p>16</text:p>
          </table:table-cell>
          <table:table-cell office:value-type="string" calcext:value-type="string">
            <text:p>DLAAVFFKPQK</text:p>
          </table:table-cell>
          <table:table-cell table:formula="of:=LEN([.C68])" office:value-type="float" office:value="11" calcext:value-type="float">
            <text:p>11</text:p>
          </table:table-cell>
          <table:table-cell office:value-type="string" calcext:value-type="string">
            <text:p>QLQTYVLSQR</text:p>
          </table:table-cell>
          <table:table-cell table:formula="of:=LEN([.E68])" office:value-type="float" office:value="10" calcext:value-type="float">
            <text:p>10</text:p>
          </table:table-cell>
          <table:table-cell office:value-type="string" calcext:value-type="string">
            <text:p>LEGLLSGLSSGAALAATLK</text:p>
          </table:table-cell>
          <table:table-cell table:formula="of:=LEN([.G68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AFAGR</text:p>
          </table:table-cell>
          <table:table-cell table:formula="of:=LEN([.A69])" office:value-type="float" office:value="7" calcext:value-type="float">
            <text:p>7</text:p>
          </table:table-cell>
          <table:table-cell office:value-type="string" calcext:value-type="string">
            <text:p>THLYLCGLK</text:p>
          </table:table-cell>
          <table:table-cell table:formula="of:=LEN([.C69])" office:value-type="float" office:value="9" calcext:value-type="float">
            <text:p>9</text:p>
          </table:table-cell>
          <table:table-cell office:value-type="string" calcext:value-type="string">
            <text:p>DCFGSHTYER</text:p>
          </table:table-cell>
          <table:table-cell table:formula="of:=LEN([.E69])" office:value-type="float" office:value="10" calcext:value-type="float">
            <text:p>10</text:p>
          </table:table-cell>
          <table:table-cell office:value-type="string" calcext:value-type="string">
            <text:p>VNLDLAQAEELMSYVEK</text:p>
          </table:table-cell>
          <table:table-cell table:formula="of:=LEN([.G6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PLGAFVELLPGK</text:p>
          </table:table-cell>
          <table:table-cell table:formula="of:=LEN([.A70])" office:value-type="float" office:value="14" calcext:value-type="float">
            <text:p>14</text:p>
          </table:table-cell>
          <table:table-cell office:value-type="string" calcext:value-type="string">
            <text:p>ALPNYNVMGVAK</text:p>
          </table:table-cell>
          <table:table-cell table:formula="of:=LEN([.C70])" office:value-type="float" office:value="12" calcext:value-type="float">
            <text:p>12</text:p>
          </table:table-cell>
          <table:table-cell office:value-type="string" calcext:value-type="string">
            <text:p>MPSWGAVR</text:p>
          </table:table-cell>
          <table:table-cell table:formula="of:=LEN([.E70])" office:value-type="float" office:value="8" calcext:value-type="float">
            <text:p>8</text:p>
          </table:table-cell>
          <table:table-cell office:value-type="string" calcext:value-type="string">
            <text:p>STTSQQAYLSLGGGSPLR</text:p>
          </table:table-cell>
          <table:table-cell table:formula="of:=LEN([.G7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MLHSPQVASLK</text:p>
          </table:table-cell>
          <table:table-cell table:formula="of:=LEN([.A71])" office:value-type="float" office:value="13" calcext:value-type="float">
            <text:p>13</text:p>
          </table:table-cell>
          <table:table-cell office:value-type="string" calcext:value-type="string">
            <text:p>LGVLDSLLDK</text:p>
          </table:table-cell>
          <table:table-cell table:formula="of:=LEN([.C71])" office:value-type="float" office:value="10" calcext:value-type="float">
            <text:p>10</text:p>
          </table:table-cell>
          <table:table-cell office:value-type="string" calcext:value-type="string">
            <text:p>LPGSQYER</text:p>
          </table:table-cell>
          <table:table-cell table:formula="of:=LEN([.E71])" office:value-type="float" office:value="8" calcext:value-type="float">
            <text:p>8</text:p>
          </table:table-cell>
          <table:table-cell office:value-type="string" calcext:value-type="string">
            <text:p>GGSLENALVCDGDK</text:p>
          </table:table-cell>
          <table:table-cell table:formula="of:=LEN([.G7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SVTTGSLYQAVLNK</text:p>
          </table:table-cell>
          <table:table-cell table:formula="of:=LEN([.A72])" office:value-type="float" office:value="16" calcext:value-type="float">
            <text:p>16</text:p>
          </table:table-cell>
          <table:table-cell office:value-type="string" calcext:value-type="string">
            <text:p>LLCAYPESTGLEDHLQLLK</text:p>
          </table:table-cell>
          <table:table-cell table:formula="of:=LEN([.C72])" office:value-type="float" office:value="19" calcext:value-type="float">
            <text:p>19</text:p>
          </table:table-cell>
          <table:table-cell office:value-type="string" calcext:value-type="string">
            <text:p>GDNAQMALLELV</text:p>
          </table:table-cell>
          <table:table-cell table:formula="of:=LEN([.E72])" office:value-type="float" office:value="12" calcext:value-type="float">
            <text:p>12</text:p>
          </table:table-cell>
          <table:table-cell office:value-type="string" calcext:value-type="string">
            <text:p>LVATLGPATQSEELLTDLLK</text:p>
          </table:table-cell>
          <table:table-cell table:formula="of:=LEN([.G72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YSSLAYPFAYGCLPR</text:p>
          </table:table-cell>
          <table:table-cell table:formula="of:=LEN([.A73])" office:value-type="float" office:value="17" calcext:value-type="float">
            <text:p>17</text:p>
          </table:table-cell>
          <table:table-cell office:value-type="string" calcext:value-type="string">
            <text:p>ASLLVVDDEPAVLK</text:p>
          </table:table-cell>
          <table:table-cell table:formula="of:=LEN([.C73])" office:value-type="float" office:value="14" calcext:value-type="float">
            <text:p>14</text:p>
          </table:table-cell>
          <table:table-cell office:value-type="string" calcext:value-type="string">
            <text:p>DFTAGCTLEAK</text:p>
          </table:table-cell>
          <table:table-cell table:formula="of:=LEN([.E73])" office:value-type="float" office:value="11" calcext:value-type="float">
            <text:p>11</text:p>
          </table:table-cell>
          <table:table-cell office:value-type="string" calcext:value-type="string">
            <text:p>GSHSLNALLASSLK</text:p>
          </table:table-cell>
          <table:table-cell table:formula="of:=LEN([.G7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APVSHVWYLK</text:p>
          </table:table-cell>
          <table:table-cell table:formula="of:=LEN([.A74])" office:value-type="float" office:value="12" calcext:value-type="float">
            <text:p>12</text:p>
          </table:table-cell>
          <table:table-cell office:value-type="string" calcext:value-type="string">
            <text:p>ELAGCDLLTLAPK</text:p>
          </table:table-cell>
          <table:table-cell table:formula="of:=LEN([.C74])" office:value-type="float" office:value="13" calcext:value-type="float">
            <text:p>13</text:p>
          </table:table-cell>
          <table:table-cell office:value-type="string" calcext:value-type="string">
            <text:p>LWYGLATAHDF</text:p>
          </table:table-cell>
          <table:table-cell table:formula="of:=LEN([.E74])" office:value-type="float" office:value="11" calcext:value-type="float">
            <text:p>11</text:p>
          </table:table-cell>
          <table:table-cell office:value-type="string" calcext:value-type="string">
            <text:p>GLASQLGMFAEENDLPK</text:p>
          </table:table-cell>
          <table:table-cell table:formula="of:=LEN([.G7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GGLGVAVLSTSK</text:p>
          </table:table-cell>
          <table:table-cell table:formula="of:=LEN([.A75])" office:value-type="float" office:value="14" calcext:value-type="float">
            <text:p>14</text:p>
          </table:table-cell>
          <table:table-cell office:value-type="string" calcext:value-type="string">
            <text:p>GEVGLLFLGLGTSAK</text:p>
          </table:table-cell>
          <table:table-cell table:formula="of:=LEN([.C75])" office:value-type="float" office:value="15" calcext:value-type="float">
            <text:p>15</text:p>
          </table:table-cell>
          <table:table-cell office:value-type="string" calcext:value-type="string">
            <text:p>AMLEDLAVLTNGQLLTEDAGLK</text:p>
          </table:table-cell>
          <table:table-cell table:formula="of:=LEN([.E75])" office:value-type="float" office:value="22" calcext:value-type="float">
            <text:p>22</text:p>
          </table:table-cell>
          <table:table-cell office:value-type="string" calcext:value-type="string">
            <text:p>AALEDLALLTGAK</text:p>
          </table:table-cell>
          <table:table-cell table:formula="of:=LEN([.G7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PLAEMFGYATQLR</text:p>
          </table:table-cell>
          <table:table-cell table:formula="of:=LEN([.A76])" office:value-type="float" office:value="14" calcext:value-type="float">
            <text:p>14</text:p>
          </table:table-cell>
          <table:table-cell office:value-type="string" calcext:value-type="string">
            <text:p>VSLATHALHYGTGAFGGMR</text:p>
          </table:table-cell>
          <table:table-cell table:formula="of:=LEN([.C76])" office:value-type="float" office:value="19" calcext:value-type="float">
            <text:p>19</text:p>
          </table:table-cell>
          <table:table-cell office:value-type="string" calcext:value-type="string">
            <text:p>GLAVTLQDLTR</text:p>
          </table:table-cell>
          <table:table-cell table:formula="of:=LEN([.E76])" office:value-type="float" office:value="11" calcext:value-type="float">
            <text:p>11</text:p>
          </table:table-cell>
          <table:table-cell office:value-type="string" calcext:value-type="string">
            <text:p>SAGADLFGEEDLVESLNK</text:p>
          </table:table-cell>
          <table:table-cell table:formula="of:=LEN([.G76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NEPTAAALAYGLDK</text:p>
          </table:table-cell>
          <table:table-cell table:formula="of:=LEN([.A77])" office:value-type="float" office:value="16" calcext:value-type="float">
            <text:p>16</text:p>
          </table:table-cell>
          <table:table-cell office:value-type="string" calcext:value-type="string">
            <text:p>TATLDEFGTNLTK</text:p>
          </table:table-cell>
          <table:table-cell table:formula="of:=LEN([.C77])" office:value-type="float" office:value="13" calcext:value-type="float">
            <text:p>13</text:p>
          </table:table-cell>
          <table:table-cell office:value-type="string" calcext:value-type="string">
            <text:p>LHEVGCELVR</text:p>
          </table:table-cell>
          <table:table-cell table:formula="of:=LEN([.E77])" office:value-type="float" office:value="10" calcext:value-type="float">
            <text:p>10</text:p>
          </table:table-cell>
          <table:table-cell office:value-type="string" calcext:value-type="string">
            <text:p>VMAVLGAELVLTEASK</text:p>
          </table:table-cell>
          <table:table-cell table:formula="of:=LEN([.G77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FPVAPNDTAQDLR</text:p>
          </table:table-cell>
          <table:table-cell table:formula="of:=LEN([.A78])" office:value-type="float" office:value="16" calcext:value-type="float">
            <text:p>16</text:p>
          </table:table-cell>
          <table:table-cell office:value-type="string" calcext:value-type="string">
            <text:p>STVGTVTELQDYLR</text:p>
          </table:table-cell>
          <table:table-cell table:formula="of:=LEN([.C78])" office:value-type="float" office:value="14" calcext:value-type="float">
            <text:p>14</text:p>
          </table:table-cell>
          <table:table-cell office:value-type="string" calcext:value-type="string">
            <text:p>VTVGGVLSNNK</text:p>
          </table:table-cell>
          <table:table-cell table:formula="of:=LEN([.E78])" office:value-type="float" office:value="11" calcext:value-type="float">
            <text:p>11</text:p>
          </table:table-cell>
          <table:table-cell office:value-type="string" calcext:value-type="string">
            <text:p>SSTLLPVMLGHTLAVHNGK</text:p>
          </table:table-cell>
          <table:table-cell table:formula="of:=LEN([.G78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PTPDESFVLLHFR</text:p>
          </table:table-cell>
          <table:table-cell table:formula="of:=LEN([.A79])" office:value-type="float" office:value="15" calcext:value-type="float">
            <text:p>15</text:p>
          </table:table-cell>
          <table:table-cell office:value-type="string" calcext:value-type="string">
            <text:p>DSGMDVLVGLYK</text:p>
          </table:table-cell>
          <table:table-cell table:formula="of:=LEN([.C79])" office:value-type="float" office:value="12" calcext:value-type="float">
            <text:p>12</text:p>
          </table:table-cell>
          <table:table-cell office:value-type="string" calcext:value-type="string">
            <text:p>GFLPGSHLSAR</text:p>
          </table:table-cell>
          <table:table-cell table:formula="of:=LEN([.E79])" office:value-type="float" office:value="11" calcext:value-type="float">
            <text:p>11</text:p>
          </table:table-cell>
          <table:table-cell office:value-type="string" calcext:value-type="string">
            <text:p>VPLTPNNSLPTLSK</text:p>
          </table:table-cell>
          <table:table-cell table:formula="of:=LEN([.G7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LLGFGSFEPR</text:p>
          </table:table-cell>
          <table:table-cell table:formula="of:=LEN([.A80])" office:value-type="float" office:value="12" calcext:value-type="float">
            <text:p>12</text:p>
          </table:table-cell>
          <table:table-cell office:value-type="string" calcext:value-type="string">
            <text:p>VTFEDVAGVDEAK</text:p>
          </table:table-cell>
          <table:table-cell table:formula="of:=LEN([.C80])" office:value-type="float" office:value="13" calcext:value-type="float">
            <text:p>13</text:p>
          </table:table-cell>
          <table:table-cell office:value-type="string" calcext:value-type="string">
            <text:p>SLFVVGDADQSLYSFR</text:p>
          </table:table-cell>
          <table:table-cell table:formula="of:=LEN([.E80])" office:value-type="float" office:value="16" calcext:value-type="float">
            <text:p>16</text:p>
          </table:table-cell>
          <table:table-cell office:value-type="string" calcext:value-type="string">
            <text:p>LYEDNSFALGNTPLVK</text:p>
          </table:table-cell>
          <table:table-cell table:formula="of:=LEN([.G80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HLSTGGGASLELLEGK</text:p>
          </table:table-cell>
          <table:table-cell table:formula="of:=LEN([.A81])" office:value-type="float" office:value="18" calcext:value-type="float">
            <text:p>18</text:p>
          </table:table-cell>
          <table:table-cell office:value-type="string" calcext:value-type="string">
            <text:p>LDPELLGTVLGPGGR</text:p>
          </table:table-cell>
          <table:table-cell table:formula="of:=LEN([.C81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DLVPAVVEGDSYHR</text:p>
          </table:table-cell>
          <table:table-cell table:formula="of:=LEN([.G81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PELALALETWK</text:p>
          </table:table-cell>
          <table:table-cell table:formula="of:=LEN([.A82])" office:value-type="float" office:value="13" calcext:value-type="float">
            <text:p>13</text:p>
          </table:table-cell>
          <table:table-cell office:value-type="string" calcext:value-type="string">
            <text:p>EMDVLNPDFPATDVVLVLGANDVVNPQAK</text:p>
          </table:table-cell>
          <table:table-cell table:formula="of:=LEN([.C82]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ELCQAYNVLNDDGEADR</text:p>
          </table:table-cell>
          <table:table-cell table:formula="of:=LEN([.G8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LLDETDSGLDLDALR</text:p>
          </table:table-cell>
          <table:table-cell table:formula="of:=LEN([.A83])" office:value-type="float" office:value="17" calcext:value-type="float">
            <text:p>17</text:p>
          </table:table-cell>
          <table:table-cell office:value-type="string" calcext:value-type="string">
            <text:p>VLLLDEPTVGLDLESR</text:p>
          </table:table-cell>
          <table:table-cell table:formula="of:=LEN([.C83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AAGALEHLPVSR</text:p>
          </table:table-cell>
          <table:table-cell table:formula="of:=LEN([.G8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ALALALGTSHGAYK</text:p>
          </table:table-cell>
          <table:table-cell table:formula="of:=LEN([.A84])" office:value-type="float" office:value="16" calcext:value-type="float">
            <text:p>16</text:p>
          </table:table-cell>
          <table:table-cell office:value-type="string" calcext:value-type="string">
            <text:p>YDGLNPTGSFK</text:p>
          </table:table-cell>
          <table:table-cell table:formula="of:=LEN([.C84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VADFTNSPELLGGR</text:p>
          </table:table-cell>
          <table:table-cell table:formula="of:=LEN([.G8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YATLGEVGNSELR</text:p>
          </table:table-cell>
          <table:table-cell table:formula="of:=LEN([.A85])" office:value-type="float" office:value="15" calcext:value-type="float">
            <text:p>15</text:p>
          </table:table-cell>
          <table:table-cell office:value-type="string" calcext:value-type="string">
            <text:p>NLTYFAHLDTVEEGAPDLDVGVK</text:p>
          </table:table-cell>
          <table:table-cell table:formula="of:=LEN([.C85]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AEASGNAVFEAVDDLGR</text:p>
          </table:table-cell>
          <table:table-cell table:formula="of:=LEN([.G85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EDSLAEEVLSGR</text:p>
          </table:table-cell>
          <table:table-cell table:formula="of:=LEN([.A86])" office:value-type="float" office:value="14" calcext:value-type="float">
            <text:p>14</text:p>
          </table:table-cell>
          <table:table-cell office:value-type="string" calcext:value-type="string">
            <text:p>SNPATYTGAFDPLR</text:p>
          </table:table-cell>
          <table:table-cell table:formula="of:=LEN([.C86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GDSQELSTLEEEELSALMGEK</text:p>
          </table:table-cell>
          <table:table-cell table:formula="of:=LEN([.G86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QEEFADLEDPVLTAR</text:p>
          </table:table-cell>
          <table:table-cell table:formula="of:=LEN([.A87])" office:value-type="float" office:value="17" calcext:value-type="float">
            <text:p>17</text:p>
          </table:table-cell>
          <table:table-cell office:value-type="string" calcext:value-type="string">
            <text:p>VPVLCDLKPSGK</text:p>
          </table:table-cell>
          <table:table-cell table:formula="of:=LEN([.C8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PALLDDGTHNLLGALR</text:p>
          </table:table-cell>
          <table:table-cell table:formula="of:=LEN([.G87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PVCYSLLQSLGLR</text:p>
          </table:table-cell>
          <table:table-cell table:formula="of:=LEN([.A88])" office:value-type="float" office:value="15" calcext:value-type="float">
            <text:p>15</text:p>
          </table:table-cell>
          <table:table-cell office:value-type="string" calcext:value-type="string">
            <text:p>GPDFPTGGQLLGR</text:p>
          </table:table-cell>
          <table:table-cell table:formula="of:=LEN([.C88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LNLECFQSNHEGELVDK</text:p>
          </table:table-cell>
          <table:table-cell table:formula="of:=LEN([.G88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DPELNK</text:p>
          </table:table-cell>
          <table:table-cell table:formula="of:=LEN([.A89])" office:value-type="float" office:value="8" calcext:value-type="float">
            <text:p>8</text:p>
          </table:table-cell>
          <table:table-cell office:value-type="string" calcext:value-type="string">
            <text:p>QNALPFPALNVNDSVTK</text:p>
          </table:table-cell>
          <table:table-cell table:formula="of:=LEN([.C89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GKPLVLLAEDLEK</text:p>
          </table:table-cell>
          <table:table-cell table:formula="of:=LEN([.G8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NVLAR</text:p>
          </table:table-cell>
          <table:table-cell table:formula="of:=LEN([.A90])" office:value-type="float" office:value="6" calcext:value-type="float">
            <text:p>6</text:p>
          </table:table-cell>
          <table:table-cell office:value-type="string" calcext:value-type="string">
            <text:p>HSQLCLGALGPNLPELLGGSADLTHSNYTDLK</text:p>
          </table:table-cell>
          <table:table-cell table:formula="of:=LEN([.C90])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KPLPLSGAGELKPLLQVEEEGAR</text:p>
          </table:table-cell>
          <table:table-cell table:formula="of:=LEN([.G90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PNGQVVGEVTKPETLNYR</text:p>
          </table:table-cell>
          <table:table-cell table:formula="of:=LEN([.A91])" office:value-type="float" office:value="20" calcext:value-type="float">
            <text:p>20</text:p>
          </table:table-cell>
          <table:table-cell office:value-type="string" calcext:value-type="string">
            <text:p>SSLPALTHVDYSAR</text:p>
          </table:table-cell>
          <table:table-cell table:formula="of:=LEN([.C91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VACEDDLLGLTEFLPGGLR</text:p>
          </table:table-cell>
          <table:table-cell table:formula="of:=LEN([.G91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AFELPTGGAALMHEGDNLMYFAR</text:p>
          </table:table-cell>
          <table:table-cell table:formula="of:=LEN([.A92])" office:value-type="float" office:value="25" calcext:value-type="float">
            <text:p>25</text:p>
          </table:table-cell>
          <table:table-cell office:value-type="string" calcext:value-type="string">
            <text:p>LGLLNLGEEECK</text:p>
          </table:table-cell>
          <table:table-cell table:formula="of:=LEN([.C92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NLTGFDFHGEDLHLSSLAGAVAR</text:p>
          </table:table-cell>
          <table:table-cell table:formula="of:=LEN([.G92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GATYQVPMEVR</text:p>
          </table:table-cell>
          <table:table-cell table:formula="of:=LEN([.A93])" office:value-type="float" office:value="13" calcext:value-type="float">
            <text:p>13</text:p>
          </table:table-cell>
          <table:table-cell office:value-type="string" calcext:value-type="string">
            <text:p>SVFPGTQGGPLEHLLAAK</text:p>
          </table:table-cell>
          <table:table-cell table:formula="of:=LEN([.C93]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VVGEDYLPLGNTEVAPLLSK</text:p>
          </table:table-cell>
          <table:table-cell table:formula="of:=LEN([.G9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FVNFAETWNGR</text:p>
          </table:table-cell>
          <table:table-cell table:formula="of:=LEN([.A94])" office:value-type="float" office:value="13" calcext:value-type="float">
            <text:p>13</text:p>
          </table:table-cell>
          <table:table-cell office:value-type="string" calcext:value-type="string">
            <text:p>TGEPFDQPVAVGYSHFLK</text:p>
          </table:table-cell>
          <table:table-cell table:formula="of:=LEN([.C94]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AYTNLEVVGLNVTSDPK</text:p>
          </table:table-cell>
          <table:table-cell table:formula="of:=LEN([.G94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VALKPGDGLLHSWLNR</text:p>
          </table:table-cell>
          <table:table-cell table:formula="of:=LEN([.A95])" office:value-type="float" office:value="18" calcext:value-type="float">
            <text:p>18</text:p>
          </table:table-cell>
          <table:table-cell office:value-type="string" calcext:value-type="string">
            <text:p>LDVTDAFK</text:p>
          </table:table-cell>
          <table:table-cell table:formula="of:=LEN([.C95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LNLSAYSLAPLCK</text:p>
          </table:table-cell>
          <table:table-cell table:formula="of:=LEN([.G9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EGK</text:p>
          </table:table-cell>
          <table:table-cell table:formula="of:=LEN([.A96])" office:value-type="float" office:value="5" calcext:value-type="float">
            <text:p>5</text:p>
          </table:table-cell>
          <table:table-cell office:value-type="string" calcext:value-type="string">
            <text:p>ELVSNAVDALSK</text:p>
          </table:table-cell>
          <table:table-cell table:formula="of:=LEN([.C96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DYVLVDCPAGVEDGFK</text:p>
          </table:table-cell>
          <table:table-cell table:formula="of:=LEN([.G96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TLSTGALTLDLALGGGYPK</text:p>
          </table:table-cell>
          <table:table-cell table:formula="of:=LEN([.A97])" office:value-type="float" office:value="21" calcext:value-type="float">
            <text:p>21</text:p>
          </table:table-cell>
          <table:table-cell office:value-type="string" calcext:value-type="string">
            <text:p>LLPDYVTLVPEK</text:p>
          </table:table-cell>
          <table:table-cell table:formula="of:=LEN([.C9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GPFQYLAQGTLYPDVLESAGTNLDPK</text:p>
          </table:table-cell>
          <table:table-cell table:formula="of:=LEN([.G9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SFSMAQLGQSK</text:p>
          </table:table-cell>
          <table:table-cell table:formula="of:=LEN([.A98])" office:value-type="float" office:value="13" calcext:value-type="float">
            <text:p>13</text:p>
          </table:table-cell>
          <table:table-cell office:value-type="string" calcext:value-type="string">
            <text:p>WLGGHGTSLGGVLVDAGTFDWGNGK</text:p>
          </table:table-cell>
          <table:table-cell table:formula="of:=LEN([.C98]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LSEVFNGSLVEVGGK</text:p>
          </table:table-cell>
          <table:table-cell table:formula="of:=LEN([.G98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ATLYSEVFATNR</text:p>
          </table:table-cell>
          <table:table-cell table:formula="of:=LEN([.A99])" office:value-type="float" office:value="14" calcext:value-type="float">
            <text:p>14</text:p>
          </table:table-cell>
          <table:table-cell office:value-type="string" calcext:value-type="string">
            <text:p>VGSLGDLGCFSFFPTK</text:p>
          </table:table-cell>
          <table:table-cell table:formula="of:=LEN([.C99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PSVGALALTHQLANYPGVPVDLSGEK</text:p>
          </table:table-cell>
          <table:table-cell table:formula="of:=LEN([.G99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RPGEPPSVSGGQQLLHSR</text:p>
          </table:table-cell>
          <table:table-cell table:formula="of:=LEN([.A100])" office:value-type="float" office:value="19" calcext:value-type="float">
            <text:p>19</text:p>
          </table:table-cell>
          <table:table-cell office:value-type="string" calcext:value-type="string">
            <text:p>TPPELAADLVDR</text:p>
          </table:table-cell>
          <table:table-cell table:formula="of:=LEN([.C100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VFVADLPNLSDGQLAHLSK</text:p>
          </table:table-cell>
          <table:table-cell table:formula="of:=LEN([.G100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WYSYEGENLGQGR</text:p>
          </table:table-cell>
          <table:table-cell table:formula="of:=LEN([.A101])" office:value-type="float" office:value="15" calcext:value-type="float">
            <text:p>15</text:p>
          </table:table-cell>
          <table:table-cell office:value-type="string" calcext:value-type="string">
            <text:p>TENHFDYVK</text:p>
          </table:table-cell>
          <table:table-cell table:formula="of:=LEN([.C10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YLESYWEYLSFK</text:p>
          </table:table-cell>
          <table:table-cell table:formula="of:=LEN([.G10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LGVGGGGSNAVNR</text:p>
          </table:table-cell>
          <table:table-cell table:formula="of:=LEN([.A102])" office:value-type="float" office:value="16" calcext:value-type="float">
            <text:p>16</text:p>
          </table:table-cell>
          <table:table-cell office:value-type="string" calcext:value-type="string">
            <text:p>NLHEEPSVFNFR</text:p>
          </table:table-cell>
          <table:table-cell table:formula="of:=LEN([.C102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GSHSLQGLGAGFVPK</text:p>
          </table:table-cell>
          <table:table-cell table:formula="of:=LEN([.G10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PCLLFLDELDAVGR</text:p>
          </table:table-cell>
          <table:table-cell table:formula="of:=LEN([.A103])" office:value-type="float" office:value="17" calcext:value-type="float">
            <text:p>17</text:p>
          </table:table-cell>
          <table:table-cell office:value-type="string" calcext:value-type="string">
            <text:p>HTLSVLVEDESGALSR</text:p>
          </table:table-cell>
          <table:table-cell table:formula="of:=LEN([.C103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ATVLGFVGAPWTLAAYVVEGK</text:p>
          </table:table-cell>
          <table:table-cell table:formula="of:=LEN([.G103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VGLEHLDDLK</text:p>
          </table:table-cell>
          <table:table-cell table:formula="of:=LEN([.A104])" office:value-type="float" office:value="12" calcext:value-type="float">
            <text:p>12</text:p>
          </table:table-cell>
          <table:table-cell office:value-type="string" calcext:value-type="string">
            <text:p>VPVVALSQLSR</text:p>
          </table:table-cell>
          <table:table-cell table:formula="of:=LEN([.C104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PQDVLSQLK</text:p>
          </table:table-cell>
          <table:table-cell table:formula="of:=LEN([.G10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DVSFTEDVLK</text:p>
          </table:table-cell>
          <table:table-cell table:formula="of:=LEN([.A105])" office:value-type="float" office:value="11" calcext:value-type="float">
            <text:p>11</text:p>
          </table:table-cell>
          <table:table-cell office:value-type="string" calcext:value-type="string">
            <text:p>SLLTGAAPGWHPPK</text:p>
          </table:table-cell>
          <table:table-cell table:formula="of:=LEN([.C105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FCNQVFVSDSLK</text:p>
          </table:table-cell>
          <table:table-cell table:formula="of:=LEN([.G10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MANPQGELLDLPLR</text:p>
          </table:table-cell>
          <table:table-cell table:formula="of:=LEN([.A106])" office:value-type="float" office:value="16" calcext:value-type="float">
            <text:p>16</text:p>
          </table:table-cell>
          <table:table-cell office:value-type="string" calcext:value-type="string">
            <text:p>EFVGGGYVTVLVR</text:p>
          </table:table-cell>
          <table:table-cell table:formula="of:=LEN([.C106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AENAGSNGAVLAENVK</text:p>
          </table:table-cell>
          <table:table-cell table:formula="of:=LEN([.G106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GLGQK</text:p>
          </table:table-cell>
          <table:table-cell table:formula="of:=LEN([.A107])" office:value-type="float" office:value="7" calcext:value-type="float">
            <text:p>7</text:p>
          </table:table-cell>
          <table:table-cell office:value-type="string" calcext:value-type="string">
            <text:p>GGDLSGGQQQQLALAR</text:p>
          </table:table-cell>
          <table:table-cell table:formula="of:=LEN([.C107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APQLSANELVQSNSK</text:p>
          </table:table-cell>
          <table:table-cell table:formula="of:=LEN([.G107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DAAAVEAMR</text:p>
          </table:table-cell>
          <table:table-cell table:formula="of:=LEN([.A108])" office:value-type="float" office:value="12" calcext:value-type="float">
            <text:p>12</text:p>
          </table:table-cell>
          <table:table-cell office:value-type="string" calcext:value-type="string">
            <text:p>DQTLVLEDPLHGPK</text:p>
          </table:table-cell>
          <table:table-cell table:formula="of:=LEN([.C108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EGNPVYLSADLEDECR</text:p>
          </table:table-cell>
          <table:table-cell table:formula="of:=LEN([.G108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HK</text:p>
          </table:table-cell>
          <table:table-cell table:formula="of:=LEN([.A109])" office:value-type="float" office:value="5" calcext:value-type="float">
            <text:p>5</text:p>
          </table:table-cell>
          <table:table-cell office:value-type="string" calcext:value-type="string">
            <text:p>STAGLGTLLAEGLGDTLR</text:p>
          </table:table-cell>
          <table:table-cell table:formula="of:=LEN([.C109]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LLLNSPNNPTGR</text:p>
          </table:table-cell>
          <table:table-cell table:formula="of:=LEN([.G10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GLGAGFLPK</text:p>
          </table:table-cell>
          <table:table-cell table:formula="of:=LEN([.A110])" office:value-type="float" office:value="11" calcext:value-type="float">
            <text:p>11</text:p>
          </table:table-cell>
          <table:table-cell office:value-type="string" calcext:value-type="string">
            <text:p>VVFDLTSKPPGTLEWE</text:p>
          </table:table-cell>
          <table:table-cell table:formula="of:=LEN([.C110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NGLVSYVDANELVVK</text:p>
          </table:table-cell>
          <table:table-cell table:formula="of:=LEN([.G110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SGVATLGLPDSPGVPR</text:p>
          </table:table-cell>
          <table:table-cell table:formula="of:=LEN([.A111])" office:value-type="float" office:value="18" calcext:value-type="float">
            <text:p>18</text:p>
          </table:table-cell>
          <table:table-cell office:value-type="string" calcext:value-type="string">
            <text:p>DDTLFALK</text:p>
          </table:table-cell>
          <table:table-cell table:formula="of:=LEN([.C11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GGVACDLPYGWLEK</text:p>
          </table:table-cell>
          <table:table-cell table:formula="of:=LEN([.G111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WLEPLR</text:p>
          </table:table-cell>
          <table:table-cell table:formula="of:=LEN([.A112])" office:value-type="float" office:value="8" calcext:value-type="float">
            <text:p>8</text:p>
          </table:table-cell>
          <table:table-cell office:value-type="string" calcext:value-type="string">
            <text:p>AAYPSTVLMNALPAK</text:p>
          </table:table-cell>
          <table:table-cell table:formula="of:=LEN([.C112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LLGTYALSAGYSDAYYK</text:p>
          </table:table-cell>
          <table:table-cell table:formula="of:=LEN([.G11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FGLRPLVLGK</text:p>
          </table:table-cell>
          <table:table-cell table:formula="of:=LEN([.A113])" office:value-type="float" office:value="12" calcext:value-type="float">
            <text:p>12</text:p>
          </table:table-cell>
          <table:table-cell office:value-type="string" calcext:value-type="string">
            <text:p>ETLDFLLDTLEAR</text:p>
          </table:table-cell>
          <table:table-cell table:formula="of:=LEN([.C113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PSFNQGLAQDPTTR</text:p>
          </table:table-cell>
          <table:table-cell table:formula="of:=LEN([.G113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GANAFAHESGLHQDGVLK</text:p>
          </table:table-cell>
          <table:table-cell table:formula="of:=LEN([.A114])" office:value-type="float" office:value="21" calcext:value-type="float">
            <text:p>21</text:p>
          </table:table-cell>
          <table:table-cell office:value-type="string" calcext:value-type="string">
            <text:p>VLGVETGGCPHTALR</text:p>
          </table:table-cell>
          <table:table-cell table:formula="of:=LEN([.C114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LQSLGLDLGVYTDEGK</text:p>
          </table:table-cell>
          <table:table-cell table:formula="of:=LEN([.G11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GGDQLHTGTVVGK</text:p>
          </table:table-cell>
          <table:table-cell table:formula="of:=LEN([.A115])" office:value-type="float" office:value="15" calcext:value-type="float">
            <text:p>15</text:p>
          </table:table-cell>
          <table:table-cell office:value-type="string" calcext:value-type="string">
            <text:p>LPDVVVLVDQR</text:p>
          </table:table-cell>
          <table:table-cell table:formula="of:=LEN([.C11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GQLLSARPDLLPNTWLQELSK</text:p>
          </table:table-cell>
          <table:table-cell table:formula="of:=LEN([.G115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VLLQELLNNLAK</text:p>
          </table:table-cell>
          <table:table-cell table:formula="of:=LEN([.A116])" office:value-type="float" office:value="13" calcext:value-type="float">
            <text:p>13</text:p>
          </table:table-cell>
          <table:table-cell office:value-type="string" calcext:value-type="string">
            <text:p>EMLYDLWEAATGQR</text:p>
          </table:table-cell>
          <table:table-cell table:formula="of:=LEN([.C116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ASLTGAELNYLPNPR</text:p>
          </table:table-cell>
          <table:table-cell table:formula="of:=LEN([.G116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TETDLFGEQAVLCGGLSELVK</text:p>
          </table:table-cell>
          <table:table-cell table:formula="of:=LEN([.A117])" office:value-type="float" office:value="23" calcext:value-type="float">
            <text:p>23</text:p>
          </table:table-cell>
          <table:table-cell office:value-type="string" calcext:value-type="string">
            <text:p>VVNPLGQPLDGK</text:p>
          </table:table-cell>
          <table:table-cell table:formula="of:=LEN([.C11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LESTGHSVLNGLLLGLK</text:p>
          </table:table-cell>
          <table:table-cell table:formula="of:=LEN([.G117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SELGLGTLAAGVSK</text:p>
          </table:table-cell>
          <table:table-cell table:formula="of:=LEN([.A118])" office:value-type="float" office:value="16" calcext:value-type="float">
            <text:p>16</text:p>
          </table:table-cell>
          <table:table-cell office:value-type="string" calcext:value-type="string">
            <text:p>EVDLETLEYLHLHK</text:p>
          </table:table-cell>
          <table:table-cell table:formula="of:=LEN([.C118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YCLEALENGAEAALLGSAAK</text:p>
          </table:table-cell>
          <table:table-cell table:formula="of:=LEN([.G118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ALELFQPFVLHR</text:p>
          </table:table-cell>
          <table:table-cell table:formula="of:=LEN([.A119])" office:value-type="float" office:value="14" calcext:value-type="float">
            <text:p>14</text:p>
          </table:table-cell>
          <table:table-cell office:value-type="string" calcext:value-type="string">
            <text:p>VYVPDDESK</text:p>
          </table:table-cell>
          <table:table-cell table:formula="of:=LEN([.C11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GSCFYSVDTLEAPWNTGR</text:p>
          </table:table-cell>
          <table:table-cell table:formula="of:=LEN([.G119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YSK</text:p>
          </table:table-cell>
          <table:table-cell table:formula="of:=LEN([.A120])" office:value-type="float" office:value="5" calcext:value-type="float">
            <text:p>5</text:p>
          </table:table-cell>
          <table:table-cell office:value-type="string" calcext:value-type="string">
            <text:p>EQLLFPELSFDK</text:p>
          </table:table-cell>
          <table:table-cell table:formula="of:=LEN([.C120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AVTVPGDNSVDLLTNDLGLVAFTSK</text:p>
          </table:table-cell>
          <table:table-cell table:formula="of:=LEN([.G120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LVGADGPTHQGQYDLSYMR</text:p>
          </table:table-cell>
          <table:table-cell table:formula="of:=LEN([.A121])" office:value-type="float" office:value="21" calcext:value-type="float">
            <text:p>21</text:p>
          </table:table-cell>
          <table:table-cell office:value-type="string" calcext:value-type="string">
            <text:p>LADTELLLEVEK</text:p>
          </table:table-cell>
          <table:table-cell table:formula="of:=LEN([.C121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LPNLSEESLNNLDEMGLLR</text:p>
          </table:table-cell>
          <table:table-cell table:formula="of:=LEN([.G121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LVNLVAAR</text:p>
          </table:table-cell>
          <table:table-cell table:formula="of:=LEN([.A122])" office:value-type="float" office:value="10" calcext:value-type="float">
            <text:p>10</text:p>
          </table:table-cell>
          <table:table-cell office:value-type="string" calcext:value-type="string">
            <text:p>TLVATLPCYLNALTGK</text:p>
          </table:table-cell>
          <table:table-cell table:formula="of:=LEN([.C122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TNALDLNQYTFEVDHR</text:p>
          </table:table-cell>
          <table:table-cell table:formula="of:=LEN([.G12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VDNHVSNMFTK</text:p>
          </table:table-cell>
          <table:table-cell table:formula="of:=LEN([.A123])" office:value-type="float" office:value="12" calcext:value-type="float">
            <text:p>12</text:p>
          </table:table-cell>
          <table:table-cell office:value-type="string" calcext:value-type="string">
            <text:p>GGTYLAMEGPAFSTR</text:p>
          </table:table-cell>
          <table:table-cell table:formula="of:=LEN([.C123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LLDSYDFPGDDLPLVQVSGLK</text:p>
          </table:table-cell>
          <table:table-cell table:formula="of:=LEN([.G123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TLNTAHVEYETEAR</text:p>
          </table:table-cell>
          <table:table-cell table:formula="of:=LEN([.A124])" office:value-type="float" office:value="16" calcext:value-type="float">
            <text:p>16</text:p>
          </table:table-cell>
          <table:table-cell office:value-type="string" calcext:value-type="string">
            <text:p>TATLGGFLAGGSGGLGSLR</text:p>
          </table:table-cell>
          <table:table-cell table:formula="of:=LEN([.C124]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LAGELMDAANETGSAVK</text:p>
          </table:table-cell>
          <table:table-cell table:formula="of:=LEN([.G12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LHAFWVPEFR</text:p>
          </table:table-cell>
          <table:table-cell table:formula="of:=LEN([.A125])" office:value-type="float" office:value="12" calcext:value-type="float">
            <text:p>12</text:p>
          </table:table-cell>
          <table:table-cell office:value-type="string" calcext:value-type="string">
            <text:p>LALLFYEDGEK</text:p>
          </table:table-cell>
          <table:table-cell table:formula="of:=LEN([.C12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QELEELLGLDTSNALNCSAK</text:p>
          </table:table-cell>
          <table:table-cell table:formula="of:=LEN([.G125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GGVSVFGGVGER</text:p>
          </table:table-cell>
          <table:table-cell table:formula="of:=LEN([.A126])" office:value-type="float" office:value="14" calcext:value-type="float">
            <text:p>14</text:p>
          </table:table-cell>
          <table:table-cell office:value-type="string" calcext:value-type="string">
            <text:p>EGLTVVLSVK</text:p>
          </table:table-cell>
          <table:table-cell table:formula="of:=LEN([.C12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VDAQLTDSLVCEGTLLK</text:p>
          </table:table-cell>
          <table:table-cell table:formula="of:=LEN([.G126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VATLLVQNGTLK</text:p>
          </table:table-cell>
          <table:table-cell table:formula="of:=LEN([.A127])" office:value-type="float" office:value="14" calcext:value-type="float">
            <text:p>14</text:p>
          </table:table-cell>
          <table:table-cell office:value-type="string" calcext:value-type="string">
            <text:p>FLPHLLGHEGSGLVEK</text:p>
          </table:table-cell>
          <table:table-cell table:formula="of:=LEN([.C127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GGNAVELFETAVK</text:p>
          </table:table-cell>
          <table:table-cell table:formula="of:=LEN([.G12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LLLDVTPLSLGVETLGGVMTK</text:p>
          </table:table-cell>
          <table:table-cell table:formula="of:=LEN([.A128])" office:value-type="float" office:value="23" calcext:value-type="float">
            <text:p>23</text:p>
          </table:table-cell>
          <table:table-cell office:value-type="string" calcext:value-type="string">
            <text:p>LTGCPVLLNTSFNVR</text:p>
          </table:table-cell>
          <table:table-cell table:formula="of:=LEN([.C128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AGAEELDTLQSPVDLTLER</text:p>
          </table:table-cell>
          <table:table-cell table:formula="of:=LEN([.G128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QVAGLELTLLR</text:p>
          </table:table-cell>
          <table:table-cell table:formula="of:=LEN([.A129])" office:value-type="float" office:value="13" calcext:value-type="float">
            <text:p>13</text:p>
          </table:table-cell>
          <table:table-cell office:value-type="string" calcext:value-type="string">
            <text:p>AAEDVVFGK</text:p>
          </table:table-cell>
          <table:table-cell table:formula="of:=LEN([.C12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AHNLAESLTVLGEVK</text:p>
          </table:table-cell>
          <table:table-cell table:formula="of:=LEN([.G129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ALHYDPHR</text:p>
          </table:table-cell>
          <table:table-cell table:formula="of:=LEN([.A130])" office:value-type="float" office:value="10" calcext:value-type="float">
            <text:p>10</text:p>
          </table:table-cell>
          <table:table-cell office:value-type="string" calcext:value-type="string">
            <text:p>AYSLQDGGLDTVEANEK</text:p>
          </table:table-cell>
          <table:table-cell table:formula="of:=LEN([.C130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NHVYDMAK</text:p>
          </table:table-cell>
          <table:table-cell table:formula="of:=LEN([.G13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DVLK</text:p>
          </table:table-cell>
          <table:table-cell table:formula="of:=LEN([.A131])" office:value-type="float" office:value="6" calcext:value-type="float">
            <text:p>6</text:p>
          </table:table-cell>
          <table:table-cell office:value-type="string" calcext:value-type="string">
            <text:p>TYLEPLTPELVAK</text:p>
          </table:table-cell>
          <table:table-cell table:formula="of:=LEN([.C131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SAQVESELLELEPEDK</text:p>
          </table:table-cell>
          <table:table-cell table:formula="of:=LEN([.G13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EDPEFETFYTK</text:p>
          </table:table-cell>
          <table:table-cell table:formula="of:=LEN([.A132])" office:value-type="float" office:value="13" calcext:value-type="float">
            <text:p>13</text:p>
          </table:table-cell>
          <table:table-cell office:value-type="string" calcext:value-type="string">
            <text:p>TYNASVLPNR</text:p>
          </table:table-cell>
          <table:table-cell table:formula="of:=LEN([.C132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SGALTVGLVTKPFSFEGK</text:p>
          </table:table-cell>
          <table:table-cell table:formula="of:=LEN([.G132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GELLFGGETMR</text:p>
          </table:table-cell>
          <table:table-cell table:formula="of:=LEN([.A133])" office:value-type="float" office:value="14" calcext:value-type="float">
            <text:p>14</text:p>
          </table:table-cell>
          <table:table-cell office:value-type="string" calcext:value-type="string">
            <text:p>NGVHLLDLVK</text:p>
          </table:table-cell>
          <table:table-cell table:formula="of:=LEN([.C133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SFDDNPDEFSLSVEK</text:p>
          </table:table-cell>
          <table:table-cell table:formula="of:=LEN([.G13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QPLPDK</text:p>
          </table:table-cell>
          <table:table-cell table:formula="of:=LEN([.A134])" office:value-type="float" office:value="8" calcext:value-type="float">
            <text:p>8</text:p>
          </table:table-cell>
          <table:table-cell office:value-type="string" calcext:value-type="string">
            <text:p>LAQVDLGLFDHK</text:p>
          </table:table-cell>
          <table:table-cell table:formula="of:=LEN([.C134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QMEPSTQVTFSDVAGVEGAK</text:p>
          </table:table-cell>
          <table:table-cell table:formula="of:=LEN([.G134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GLTDLEK</text:p>
          </table:table-cell>
          <table:table-cell table:formula="of:=LEN([.A135])" office:value-type="float" office:value="9" calcext:value-type="float">
            <text:p>9</text:p>
          </table:table-cell>
          <table:table-cell office:value-type="string" calcext:value-type="string">
            <text:p>LQGSYASLALLSGHGLLAFR</text:p>
          </table:table-cell>
          <table:table-cell table:formula="of:=LEN([.C135]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VFNDSEPVTVFPATPER</text:p>
          </table:table-cell>
          <table:table-cell table:formula="of:=LEN([.G135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EYVALK</text:p>
          </table:table-cell>
          <table:table-cell table:formula="of:=LEN([.A136])" office:value-type="float" office:value="8" calcext:value-type="float">
            <text:p>8</text:p>
          </table:table-cell>
          <table:table-cell office:value-type="string" calcext:value-type="string">
            <text:p>DLLAVVG</text:p>
          </table:table-cell>
          <table:table-cell table:formula="of:=LEN([.C136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SLLVEEESDYK</text:p>
          </table:table-cell>
          <table:table-cell table:formula="of:=LEN([.G13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STEVR</text:p>
          </table:table-cell>
          <table:table-cell table:formula="of:=LEN([.A137])" office:value-type="float" office:value="7" calcext:value-type="float">
            <text:p>7</text:p>
          </table:table-cell>
          <table:table-cell office:value-type="string" calcext:value-type="string">
            <text:p>MYVLTQFNSASLNR</text:p>
          </table:table-cell>
          <table:table-cell table:formula="of:=LEN([.C137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HLPVFLTEQMLGHK</text:p>
          </table:table-cell>
          <table:table-cell table:formula="of:=LEN([.G13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FELLK</text:p>
          </table:table-cell>
          <table:table-cell table:formula="of:=LEN([.A138])" office:value-type="float" office:value="7" calcext:value-type="float">
            <text:p>7</text:p>
          </table:table-cell>
          <table:table-cell office:value-type="string" calcext:value-type="string">
            <text:p>EGNWVFTASGSAAR</text:p>
          </table:table-cell>
          <table:table-cell table:formula="of:=LEN([.C138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LGEDSGLALTVASYLTPK</text:p>
          </table:table-cell>
          <table:table-cell table:formula="of:=LEN([.G138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VGGPQGDAGLTGR</text:p>
          </table:table-cell>
          <table:table-cell table:formula="of:=LEN([.A139])" office:value-type="float" office:value="15" calcext:value-type="float">
            <text:p>15</text:p>
          </table:table-cell>
          <table:table-cell office:value-type="string" calcext:value-type="string">
            <text:p>GPLSFGAAK</text:p>
          </table:table-cell>
          <table:table-cell table:formula="of:=LEN([.C13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GVDVLEAGFPFASPGDFK</text:p>
          </table:table-cell>
          <table:table-cell table:formula="of:=LEN([.G139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LLEQLWGYPPR</text:p>
          </table:table-cell>
          <table:table-cell table:formula="of:=LEN([.A140])" office:value-type="float" office:value="13" calcext:value-type="float">
            <text:p>13</text:p>
          </table:table-cell>
          <table:table-cell office:value-type="string" calcext:value-type="string">
            <text:p>DGRPLQELGFYNPR</text:p>
          </table:table-cell>
          <table:table-cell table:formula="of:=LEN([.C140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GANVGSTMGPTGLGK</text:p>
          </table:table-cell>
          <table:table-cell table:formula="of:=LEN([.G140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LGEAFK</text:p>
          </table:table-cell>
          <table:table-cell table:formula="of:=LEN([.A141])" office:value-type="float" office:value="8" calcext:value-type="float">
            <text:p>8</text:p>
          </table:table-cell>
          <table:table-cell office:value-type="string" calcext:value-type="string">
            <text:p>GNLASEGCVAK</text:p>
          </table:table-cell>
          <table:table-cell table:formula="of:=LEN([.C14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NVALVGATGYGGLQAVNLLK</text:p>
          </table:table-cell>
          <table:table-cell table:formula="of:=LEN([.G141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GPYSLVTQQPLGGK</text:p>
          </table:table-cell>
          <table:table-cell table:formula="of:=LEN([.A142])" office:value-type="float" office:value="16" calcext:value-type="float">
            <text:p>16</text:p>
          </table:table-cell>
          <table:table-cell office:value-type="string" calcext:value-type="string">
            <text:p>FANTLFEPLWNR</text:p>
          </table:table-cell>
          <table:table-cell table:formula="of:=LEN([.C142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LDLVSGGTDNHLVLLDLR</text:p>
          </table:table-cell>
          <table:table-cell table:formula="of:=LEN([.G142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TDQHAYVQQLR</text:p>
          </table:table-cell>
          <table:table-cell table:formula="of:=LEN([.A143])" office:value-type="float" office:value="13" calcext:value-type="float">
            <text:p>13</text:p>
          </table:table-cell>
          <table:table-cell office:value-type="string" calcext:value-type="string">
            <text:p>EWGNEPR</text:p>
          </table:table-cell>
          <table:table-cell table:formula="of:=LEN([.C143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LCMHPTEVYVK</text:p>
          </table:table-cell>
          <table:table-cell table:formula="of:=LEN([.G14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LGFVPLK</text:p>
          </table:table-cell>
          <table:table-cell table:formula="of:=LEN([.A144])" office:value-type="float" office:value="10" calcext:value-type="float">
            <text:p>10</text:p>
          </table:table-cell>
          <table:table-cell office:value-type="string" calcext:value-type="string">
            <text:p>NLLFWHEVGK</text:p>
          </table:table-cell>
          <table:table-cell table:formula="of:=LEN([.C144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CAGSTLLLSQETVQEYLR</text:p>
          </table:table-cell>
          <table:table-cell table:formula="of:=LEN([.G144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ENPK</text:p>
          </table:table-cell>
          <table:table-cell table:formula="of:=LEN([.A145])" office:value-type="float" office:value="7" calcext:value-type="float">
            <text:p>7</text:p>
          </table:table-cell>
          <table:table-cell office:value-type="string" calcext:value-type="string">
            <text:p>TGSLYHDVGK</text:p>
          </table:table-cell>
          <table:table-cell table:formula="of:=LEN([.C14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SGGTYGLVVGHLAPEAAVGGNLALLK</text:p>
          </table:table-cell>
          <table:table-cell table:formula="of:=LEN([.G145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SCLK</text:p>
          </table:table-cell>
          <table:table-cell table:formula="of:=LEN([.A146])" office:value-type="float" office:value="6" calcext:value-type="float">
            <text:p>6</text:p>
          </table:table-cell>
          <table:table-cell office:value-type="string" calcext:value-type="string">
            <text:p>LAMVQTLWVK</text:p>
          </table:table-cell>
          <table:table-cell table:formula="of:=LEN([.C14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HVHALSAGVPSFEVMSELFGK</text:p>
          </table:table-cell>
          <table:table-cell table:formula="of:=LEN([.G146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DKPFLMAVEDVFSLTGR</text:p>
          </table:table-cell>
          <table:table-cell table:formula="of:=LEN([.A147])" office:value-type="float" office:value="19" calcext:value-type="float">
            <text:p>19</text:p>
          </table:table-cell>
          <table:table-cell office:value-type="string" calcext:value-type="string">
            <text:p>DELTELVDFLK</text:p>
          </table:table-cell>
          <table:table-cell table:formula="of:=LEN([.C14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YPLSTALARPLLAENLVNLAR</text:p>
          </table:table-cell>
          <table:table-cell table:formula="of:=LEN([.G147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LTVTEYVLSSYGAR</text:p>
          </table:table-cell>
          <table:table-cell table:formula="of:=LEN([.A148])" office:value-type="float" office:value="16" calcext:value-type="float">
            <text:p>16</text:p>
          </table:table-cell>
          <table:table-cell office:value-type="string" calcext:value-type="string">
            <text:p>LDSLSGGQQQR</text:p>
          </table:table-cell>
          <table:table-cell table:formula="of:=LEN([.C148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YDYNFKPGDLVK</text:p>
          </table:table-cell>
          <table:table-cell table:formula="of:=LEN([.G148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QGAKPGEGGQLPGPK</text:p>
          </table:table-cell>
          <table:table-cell table:formula="of:=LEN([.A149])" office:value-type="float" office:value="17" calcext:value-type="float">
            <text:p>17</text:p>
          </table:table-cell>
          <table:table-cell office:value-type="string" calcext:value-type="string">
            <text:p>GPFSFPLGAGR</text:p>
          </table:table-cell>
          <table:table-cell table:formula="of:=LEN([.C149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LDLNVLPLVNENDSLANEELK</text:p>
          </table:table-cell>
          <table:table-cell table:formula="of:=LEN([.G149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DLLDEAASSLR</text:p>
          </table:table-cell>
          <table:table-cell table:formula="of:=LEN([.A150])" office:value-type="float" office:value="13" calcext:value-type="float">
            <text:p>13</text:p>
          </table:table-cell>
          <table:table-cell office:value-type="string" calcext:value-type="string">
            <text:p>VAAEAVLSMTK</text:p>
          </table:table-cell>
          <table:table-cell table:formula="of:=LEN([.C150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AYPLASLTWLLAYEK</text:p>
          </table:table-cell>
          <table:table-cell table:formula="of:=LEN([.G150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VEQLQVWGDR</text:p>
          </table:table-cell>
          <table:table-cell table:formula="of:=LEN([.A151])" office:value-type="float" office:value="13" calcext:value-type="float">
            <text:p>13</text:p>
          </table:table-cell>
          <table:table-cell office:value-type="string" calcext:value-type="string">
            <text:p>LAEFDLLFGK</text:p>
          </table:table-cell>
          <table:table-cell table:formula="of:=LEN([.C151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QFYEGTDEPVVPELR</text:p>
          </table:table-cell>
          <table:table-cell table:formula="of:=LEN([.G151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QEEVLEGEDLK</text:p>
          </table:table-cell>
          <table:table-cell table:formula="of:=LEN([.A152])" office:value-type="float" office:value="13" calcext:value-type="float">
            <text:p>13</text:p>
          </table:table-cell>
          <table:table-cell office:value-type="string" calcext:value-type="string">
            <text:p>LDTLQAALLNLK</text:p>
          </table:table-cell>
          <table:table-cell table:formula="of:=LEN([.C152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SDVPLVMLTALGDVADR</text:p>
          </table:table-cell>
          <table:table-cell table:formula="of:=LEN([.G15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SLADPDELR</text:p>
          </table:table-cell>
          <table:table-cell table:formula="of:=LEN([.A153])" office:value-type="float" office:value="11" calcext:value-type="float">
            <text:p>11</text:p>
          </table:table-cell>
          <table:table-cell office:value-type="string" calcext:value-type="string">
            <text:p>SGFVTLLGRPNVGK</text:p>
          </table:table-cell>
          <table:table-cell table:formula="of:=LEN([.C153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QALSTSSLDAPVNGDDGR</text:p>
          </table:table-cell>
          <table:table-cell table:formula="of:=LEN([.G153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EFTVEFLQK</text:p>
          </table:table-cell>
          <table:table-cell table:formula="of:=LEN([.A154])" office:value-type="float" office:value="11" calcext:value-type="float">
            <text:p>11</text:p>
          </table:table-cell>
          <table:table-cell office:value-type="string" calcext:value-type="string">
            <text:p>YDFLALPVVDK</text:p>
          </table:table-cell>
          <table:table-cell table:formula="of:=LEN([.C154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SGNGLDPLLLLDK</text:p>
          </table:table-cell>
          <table:table-cell table:formula="of:=LEN([.G15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ETVLTVLHAGGK</text:p>
          </table:table-cell>
          <table:table-cell table:formula="of:=LEN([.A155])" office:value-type="float" office:value="15" calcext:value-type="float">
            <text:p>15</text:p>
          </table:table-cell>
          <table:table-cell office:value-type="string" calcext:value-type="string">
            <text:p>ALYVESMGNPR</text:p>
          </table:table-cell>
          <table:table-cell table:formula="of:=LEN([.C15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TVPSSLNDSLNALK</text:p>
          </table:table-cell>
          <table:table-cell table:formula="of:=LEN([.G155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AWYDNEWGYSQR</text:p>
          </table:table-cell>
          <table:table-cell table:formula="of:=LEN([.A156])" office:value-type="float" office:value="14" calcext:value-type="float">
            <text:p>14</text:p>
          </table:table-cell>
          <table:table-cell office:value-type="string" calcext:value-type="string">
            <text:p>TLDQLLFLYYNK</text:p>
          </table:table-cell>
          <table:table-cell table:formula="of:=LEN([.C156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DDLGNLK</text:p>
          </table:table-cell>
          <table:table-cell table:formula="of:=LEN([.G15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NPNPAGLK</text:p>
          </table:table-cell>
          <table:table-cell table:formula="of:=LEN([.A157])" office:value-type="float" office:value="11" calcext:value-type="float">
            <text:p>11</text:p>
          </table:table-cell>
          <table:table-cell office:value-type="string" calcext:value-type="string">
            <text:p>EPLYGSTYLPR</text:p>
          </table:table-cell>
          <table:table-cell table:formula="of:=LEN([.C15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EFSEKPTGEK</text:p>
          </table:table-cell>
          <table:table-cell table:formula="of:=LEN([.G15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GTPVLFLTAK</text:p>
          </table:table-cell>
          <table:table-cell table:formula="of:=LEN([.A158])" office:value-type="float" office:value="12" calcext:value-type="float">
            <text:p>12</text:p>
          </table:table-cell>
          <table:table-cell office:value-type="string" calcext:value-type="string">
            <text:p>VLHLDLDPAEVNK</text:p>
          </table:table-cell>
          <table:table-cell table:formula="of:=LEN([.C158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LEYLGPDEMLEVTPDSLR</text:p>
          </table:table-cell>
          <table:table-cell table:formula="of:=LEN([.G158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YLSPYFATDTER</text:p>
          </table:table-cell>
          <table:table-cell table:formula="of:=LEN([.A159])" office:value-type="float" office:value="13" calcext:value-type="float">
            <text:p>13</text:p>
          </table:table-cell>
          <table:table-cell office:value-type="string" calcext:value-type="string">
            <text:p>GSNFSGGQLQR</text:p>
          </table:table-cell>
          <table:table-cell table:formula="of:=LEN([.C159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YEVHALDLLGFGK</text:p>
          </table:table-cell>
          <table:table-cell table:formula="of:=LEN([.G15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TLTK</text:p>
          </table:table-cell>
          <table:table-cell table:formula="of:=LEN([.A160])" office:value-type="float" office:value="6" calcext:value-type="float">
            <text:p>6</text:p>
          </table:table-cell>
          <table:table-cell office:value-type="string" calcext:value-type="string">
            <text:p>ELPLQPDFCGR</text:p>
          </table:table-cell>
          <table:table-cell table:formula="of:=LEN([.C160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VHLLGENDDSLTSETSGYSGEK</text:p>
          </table:table-cell>
          <table:table-cell table:formula="of:=LEN([.G160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LNLPNLLAAATSR</text:p>
          </table:table-cell>
          <table:table-cell table:formula="of:=LEN([.A161])" office:value-type="float" office:value="15" calcext:value-type="float">
            <text:p>15</text:p>
          </table:table-cell>
          <table:table-cell office:value-type="string" calcext:value-type="string">
            <text:p>LEELLQEMDLR</text:p>
          </table:table-cell>
          <table:table-cell table:formula="of:=LEN([.C16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ELLLADEVFLTGTAAK</text:p>
          </table:table-cell>
          <table:table-cell table:formula="of:=LEN([.G16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DQLFYLQSR</text:p>
          </table:table-cell>
          <table:table-cell table:formula="of:=LEN([.A162])" office:value-type="float" office:value="12" calcext:value-type="float">
            <text:p>12</text:p>
          </table:table-cell>
          <table:table-cell office:value-type="string" calcext:value-type="string">
            <text:p>FCDSTLAYQGYGR</text:p>
          </table:table-cell>
          <table:table-cell table:formula="of:=LEN([.C16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EQNGLEVVYALHPVAGR</text:p>
          </table:table-cell>
          <table:table-cell table:formula="of:=LEN([.G16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NYQAVGSGSGR</text:p>
          </table:table-cell>
          <table:table-cell table:formula="of:=LEN([.A163])" office:value-type="float" office:value="12" calcext:value-type="float">
            <text:p>12</text:p>
          </table:table-cell>
          <table:table-cell office:value-type="string" calcext:value-type="string">
            <text:p>VLPGFMAQGGCPNTR</text:p>
          </table:table-cell>
          <table:table-cell table:formula="of:=LEN([.C163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EDGPCVAYVGPGGSGHFVK</text:p>
          </table:table-cell>
          <table:table-cell table:formula="of:=LEN([.G16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MNK</text:p>
          </table:table-cell>
          <table:table-cell table:formula="of:=LEN([.A164])" office:value-type="float" office:value="5" calcext:value-type="float">
            <text:p>5</text:p>
          </table:table-cell>
          <table:table-cell office:value-type="string" calcext:value-type="string">
            <text:p>LYLANPYGFSK</text:p>
          </table:table-cell>
          <table:table-cell table:formula="of:=LEN([.C164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HEYGESLEGLLNYLSGK</text:p>
          </table:table-cell>
          <table:table-cell table:formula="of:=LEN([.G164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FVAEAVK</text:p>
          </table:table-cell>
          <table:table-cell table:formula="of:=LEN([.A165])" office:value-type="float" office:value="9" calcext:value-type="float">
            <text:p>9</text:p>
          </table:table-cell>
          <table:table-cell office:value-type="string" calcext:value-type="string">
            <text:p>SGLLQAVVHLVNK</text:p>
          </table:table-cell>
          <table:table-cell table:formula="of:=LEN([.C165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GLPVPCLSSTLDYLNSYR</text:p>
          </table:table-cell>
          <table:table-cell table:formula="of:=LEN([.G165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VTPDLTTLGK</text:p>
          </table:table-cell>
          <table:table-cell table:formula="of:=LEN([.A166])" office:value-type="float" office:value="12" calcext:value-type="float">
            <text:p>12</text:p>
          </table:table-cell>
          <table:table-cell office:value-type="string" calcext:value-type="string">
            <text:p>LESFNPSASVK</text:p>
          </table:table-cell>
          <table:table-cell table:formula="of:=LEN([.C166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GVLPSEYDLR</text:p>
          </table:table-cell>
          <table:table-cell table:formula="of:=LEN([.G16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VGVPALVVALNK</text:p>
          </table:table-cell>
          <table:table-cell table:formula="of:=LEN([.A167])" office:value-type="float" office:value="13" calcext:value-type="float">
            <text:p>13</text:p>
          </table:table-cell>
          <table:table-cell office:value-type="string" calcext:value-type="string">
            <text:p>LYELSLQK</text:p>
          </table:table-cell>
          <table:table-cell table:formula="of:=LEN([.C16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RPGAVVLDLAVSQGGNCEGTK</text:p>
          </table:table-cell>
          <table:table-cell table:formula="of:=LEN([.G167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SELK</text:p>
          </table:table-cell>
          <table:table-cell table:formula="of:=LEN([.A168])" office:value-type="float" office:value="6" calcext:value-type="float">
            <text:p>6</text:p>
          </table:table-cell>
          <table:table-cell office:value-type="string" calcext:value-type="string">
            <text:p>DEALVCNLGHFDNELDVASLK</text:p>
          </table:table-cell>
          <table:table-cell table:formula="of:=LEN([.C168]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VNFTLDETAVAEGATGR</text:p>
          </table:table-cell>
          <table:table-cell table:formula="of:=LEN([.G168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VLDSTDLPLNVSR</text:p>
          </table:table-cell>
          <table:table-cell table:formula="of:=LEN([.A169])" office:value-type="float" office:value="14" calcext:value-type="float">
            <text:p>14</text:p>
          </table:table-cell>
          <table:table-cell office:value-type="string" calcext:value-type="string">
            <text:p>NQDQLVGQLAK</text:p>
          </table:table-cell>
          <table:table-cell table:formula="of:=LEN([.C169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TPNDDLPTVTSLFK</text:p>
          </table:table-cell>
          <table:table-cell table:formula="of:=LEN([.G16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PCLVFLDELDAVGR</text:p>
          </table:table-cell>
          <table:table-cell table:formula="of:=LEN([.A170])" office:value-type="float" office:value="16" calcext:value-type="float">
            <text:p>16</text:p>
          </table:table-cell>
          <table:table-cell office:value-type="string" calcext:value-type="string">
            <text:p>QELVNALDQVK</text:p>
          </table:table-cell>
          <table:table-cell table:formula="of:=LEN([.C170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VEGNLEFPGLANVPPHLDLDKPK</text:p>
          </table:table-cell>
          <table:table-cell table:formula="of:=LEN([.G170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VPFDPESPFVTSGLR</text:p>
          </table:table-cell>
          <table:table-cell table:formula="of:=LEN([.A171])" office:value-type="float" office:value="17" calcext:value-type="float">
            <text:p>17</text:p>
          </table:table-cell>
          <table:table-cell office:value-type="string" calcext:value-type="string">
            <text:p>ELPELNDDFAK</text:p>
          </table:table-cell>
          <table:table-cell table:formula="of:=LEN([.C17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PVLVGLVESLDLVAR</text:p>
          </table:table-cell>
          <table:table-cell table:formula="of:=LEN([.G171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EWLK</text:p>
          </table:table-cell>
          <table:table-cell table:formula="of:=LEN([.A172])" office:value-type="float" office:value="6" calcext:value-type="float">
            <text:p>6</text:p>
          </table:table-cell>
          <table:table-cell office:value-type="string" calcext:value-type="string">
            <text:p>GDGLALLVFER</text:p>
          </table:table-cell>
          <table:table-cell table:formula="of:=LEN([.C172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PLEEGFTVVTGPNGSGK</text:p>
          </table:table-cell>
          <table:table-cell table:formula="of:=LEN([.G17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GDK</text:p>
          </table:table-cell>
          <table:table-cell table:formula="of:=LEN([.A173])" office:value-type="float" office:value="5" calcext:value-type="float">
            <text:p>5</text:p>
          </table:table-cell>
          <table:table-cell office:value-type="string" calcext:value-type="string">
            <text:p>LVSVTGVSGSGK</text:p>
          </table:table-cell>
          <table:table-cell table:formula="of:=LEN([.C173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VLFGYPGGALLPLYDAVHK</text:p>
          </table:table-cell>
          <table:table-cell table:formula="of:=LEN([.G173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HTFLATSDLHLK</text:p>
          </table:table-cell>
          <table:table-cell table:formula="of:=LEN([.A174])" office:value-type="float" office:value="13" calcext:value-type="float">
            <text:p>13</text:p>
          </table:table-cell>
          <table:table-cell office:value-type="string" calcext:value-type="string">
            <text:p>ALDLLDEAAAQLK</text:p>
          </table:table-cell>
          <table:table-cell table:formula="of:=LEN([.C174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NNNSLLLADEVLTGFGR</text:p>
          </table:table-cell>
          <table:table-cell table:formula="of:=LEN([.G17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GGLLLPDSAK</text:p>
          </table:table-cell>
          <table:table-cell table:formula="of:=LEN([.A175])" office:value-type="float" office:value="12" calcext:value-type="float">
            <text:p>12</text:p>
          </table:table-cell>
          <table:table-cell office:value-type="string" calcext:value-type="string">
            <text:p>QASDLELEAR</text:p>
          </table:table-cell>
          <table:table-cell table:formula="of:=LEN([.C17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TNALSNLDSATVTLK</text:p>
          </table:table-cell>
          <table:table-cell table:formula="of:=LEN([.G175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GAYLTSSLAK</text:p>
          </table:table-cell>
          <table:table-cell table:formula="of:=LEN([.A176])" office:value-type="float" office:value="12" calcext:value-type="float">
            <text:p>12</text:p>
          </table:table-cell>
          <table:table-cell office:value-type="string" calcext:value-type="string">
            <text:p>LLNMEETLHQR</text:p>
          </table:table-cell>
          <table:table-cell table:formula="of:=LEN([.C176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EDLFDEEVFVLTPK</text:p>
          </table:table-cell>
          <table:table-cell table:formula="of:=LEN([.G17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NEPTAAALAYGFEK</text:p>
          </table:table-cell>
          <table:table-cell table:formula="of:=LEN([.A177])" office:value-type="float" office:value="16" calcext:value-type="float">
            <text:p>16</text:p>
          </table:table-cell>
          <table:table-cell office:value-type="string" calcext:value-type="string">
            <text:p>TLVVVLPDLAER</text:p>
          </table:table-cell>
          <table:table-cell table:formula="of:=LEN([.C17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NAEDPSHNFRPSPGK</text:p>
          </table:table-cell>
          <table:table-cell table:formula="of:=LEN([.G177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YPGDVFYCHSR</text:p>
          </table:table-cell>
          <table:table-cell table:formula="of:=LEN([.A178])" office:value-type="float" office:value="13" calcext:value-type="float">
            <text:p>13</text:p>
          </table:table-cell>
          <table:table-cell office:value-type="string" calcext:value-type="string">
            <text:p>ALNLVLGQLER</text:p>
          </table:table-cell>
          <table:table-cell table:formula="of:=LEN([.C178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STGELDELVMVGGSTR</text:p>
          </table:table-cell>
          <table:table-cell table:formula="of:=LEN([.G178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GELLCPVALEQGMR</text:p>
          </table:table-cell>
          <table:table-cell table:formula="of:=LEN([.A179])" office:value-type="float" office:value="16" calcext:value-type="float">
            <text:p>16</text:p>
          </table:table-cell>
          <table:table-cell office:value-type="string" calcext:value-type="string">
            <text:p>GGGPAYQALLAQPSGTLK</text:p>
          </table:table-cell>
          <table:table-cell table:formula="of:=LEN([.C179]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VLWDLVLDQNHQGK</text:p>
          </table:table-cell>
          <table:table-cell table:formula="of:=LEN([.G17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LSALTMAEHFR</text:p>
          </table:table-cell>
          <table:table-cell table:formula="of:=LEN([.A180])" office:value-type="float" office:value="13" calcext:value-type="float">
            <text:p>13</text:p>
          </table:table-cell>
          <table:table-cell office:value-type="string" calcext:value-type="string">
            <text:p>GHEDYQLLNDK</text:p>
          </table:table-cell>
          <table:table-cell table:formula="of:=LEN([.C180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LPNVWAVGDVTGK</text:p>
          </table:table-cell>
          <table:table-cell table:formula="of:=LEN([.G18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PDHGTGFDLAGK</text:p>
          </table:table-cell>
          <table:table-cell table:formula="of:=LEN([.A181])" office:value-type="float" office:value="14" calcext:value-type="float">
            <text:p>14</text:p>
          </table:table-cell>
          <table:table-cell office:value-type="string" calcext:value-type="string">
            <text:p>LDYQDLLYYSAPK</text:p>
          </table:table-cell>
          <table:table-cell table:formula="of:=LEN([.C181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NTWMGR</text:p>
          </table:table-cell>
          <table:table-cell table:formula="of:=LEN([.G181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GEGLYFAAK</text:p>
          </table:table-cell>
          <table:table-cell table:formula="of:=LEN([.A182])" office:value-type="float" office:value="11" calcext:value-type="float">
            <text:p>11</text:p>
          </table:table-cell>
          <table:table-cell office:value-type="string" calcext:value-type="string">
            <text:p>TGDFLDPK</text:p>
          </table:table-cell>
          <table:table-cell table:formula="of:=LEN([.C18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LGGGGDYPGVEMLGR</text:p>
          </table:table-cell>
          <table:table-cell table:formula="of:=LEN([.G18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TALDLLHKPTGLR</text:p>
          </table:table-cell>
          <table:table-cell table:formula="of:=LEN([.A183])" office:value-type="float" office:value="15" calcext:value-type="float">
            <text:p>15</text:p>
          </table:table-cell>
          <table:table-cell office:value-type="string" calcext:value-type="string">
            <text:p>VPLEPLLSTQWFLK</text:p>
          </table:table-cell>
          <table:table-cell table:formula="of:=LEN([.C183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WSSDPLQYLLNSLSPAK</text:p>
          </table:table-cell>
          <table:table-cell table:formula="of:=LEN([.G183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TSSNLSAAFSK</text:p>
          </table:table-cell>
          <table:table-cell table:formula="of:=LEN([.A184])" office:value-type="float" office:value="13" calcext:value-type="float">
            <text:p>13</text:p>
          </table:table-cell>
          <table:table-cell office:value-type="string" calcext:value-type="string">
            <text:p>AGFVLPVELSVFEDR</text:p>
          </table:table-cell>
          <table:table-cell table:formula="of:=LEN([.C184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FNVLGVVDFTNLAAVER</text:p>
          </table:table-cell>
          <table:table-cell table:formula="of:=LEN([.G184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VLPDPQFNSR</text:p>
          </table:table-cell>
          <table:table-cell table:formula="of:=LEN([.A185])" office:value-type="float" office:value="12" calcext:value-type="float">
            <text:p>12</text:p>
          </table:table-cell>
          <table:table-cell office:value-type="string" calcext:value-type="string">
            <text:p>LELSLTPSYGK</text:p>
          </table:table-cell>
          <table:table-cell table:formula="of:=LEN([.C18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ETLDTEDLQDLLNR</text:p>
          </table:table-cell>
          <table:table-cell table:formula="of:=LEN([.G18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VLNVAAVK</text:p>
          </table:table-cell>
          <table:table-cell table:formula="of:=LEN([.A186])" office:value-type="float" office:value="9" calcext:value-type="float">
            <text:p>9</text:p>
          </table:table-cell>
          <table:table-cell office:value-type="string" calcext:value-type="string">
            <text:p>SLLEPAGALSLAGMK</text:p>
          </table:table-cell>
          <table:table-cell table:formula="of:=LEN([.C186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LDFETWQLVAYK</text:p>
          </table:table-cell>
          <table:table-cell table:formula="of:=LEN([.G18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FGDR</text:p>
          </table:table-cell>
          <table:table-cell table:formula="of:=LEN([.A187])" office:value-type="float" office:value="7" calcext:value-type="float">
            <text:p>7</text:p>
          </table:table-cell>
          <table:table-cell office:value-type="string" calcext:value-type="string">
            <text:p>VALLNWAMDHGK</text:p>
          </table:table-cell>
          <table:table-cell table:formula="of:=LEN([.C18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ASFYLDPYSRPESK</text:p>
          </table:table-cell>
          <table:table-cell table:formula="of:=LEN([.G18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EELGQLFDVTR</text:p>
          </table:table-cell>
          <table:table-cell table:formula="of:=LEN([.A188])" office:value-type="float" office:value="13" calcext:value-type="float">
            <text:p>13</text:p>
          </table:table-cell>
          <table:table-cell office:value-type="string" calcext:value-type="string">
            <text:p>AMGLSDNDVVDK</text:p>
          </table:table-cell>
          <table:table-cell table:formula="of:=LEN([.C188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YPSDLTLVGLLDHWDPNSPK</text:p>
          </table:table-cell>
          <table:table-cell table:formula="of:=LEN([.G188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DGQHQALEAK</text:p>
          </table:table-cell>
          <table:table-cell table:formula="of:=LEN([.A189])" office:value-type="float" office:value="12" calcext:value-type="float">
            <text:p>12</text:p>
          </table:table-cell>
          <table:table-cell office:value-type="string" calcext:value-type="string">
            <text:p>ELAYLNGGVK</text:p>
          </table:table-cell>
          <table:table-cell table:formula="of:=LEN([.C189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NSLLLLDEVQSGVGR</text:p>
          </table:table-cell>
          <table:table-cell table:formula="of:=LEN([.G189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FTETFLPK</text:p>
          </table:table-cell>
          <table:table-cell table:formula="of:=LEN([.A190])" office:value-type="float" office:value="11" calcext:value-type="float">
            <text:p>11</text:p>
          </table:table-cell>
          <table:table-cell office:value-type="string" calcext:value-type="string">
            <text:p>FELSEDFQAK</text:p>
          </table:table-cell>
          <table:table-cell table:formula="of:=LEN([.C190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AVLETLDSDLDNK</text:p>
          </table:table-cell>
          <table:table-cell table:formula="of:=LEN([.G19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AAGANALTLK</text:p>
          </table:table-cell>
          <table:table-cell table:formula="of:=LEN([.A191])" office:value-type="float" office:value="12" calcext:value-type="float">
            <text:p>12</text:p>
          </table:table-cell>
          <table:table-cell office:value-type="string" calcext:value-type="string">
            <text:p>NNLPLLESLSQK</text:p>
          </table:table-cell>
          <table:table-cell table:formula="of:=LEN([.C191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VDMSSLTTDLLDK</text:p>
          </table:table-cell>
          <table:table-cell table:formula="of:=LEN([.G19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FDLLNK</text:p>
          </table:table-cell>
          <table:table-cell table:formula="of:=LEN([.A192])" office:value-type="float" office:value="8" calcext:value-type="float">
            <text:p>8</text:p>
          </table:table-cell>
          <table:table-cell office:value-type="string" calcext:value-type="string">
            <text:p>QVTVDAPDLK</text:p>
          </table:table-cell>
          <table:table-cell table:formula="of:=LEN([.C192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QVEHPVTEMVTGVDLLAEQLK</text:p>
          </table:table-cell>
          <table:table-cell table:formula="of:=LEN([.G192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QAGSEVSALLGR</text:p>
          </table:table-cell>
          <table:table-cell table:formula="of:=LEN([.A193])" office:value-type="float" office:value="14" calcext:value-type="float">
            <text:p>14</text:p>
          </table:table-cell>
          <table:table-cell office:value-type="string" calcext:value-type="string">
            <text:p>MELDLQPGDVVK</text:p>
          </table:table-cell>
          <table:table-cell table:formula="of:=LEN([.C193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NLSALCGELDVDGLR</text:p>
          </table:table-cell>
          <table:table-cell table:formula="of:=LEN([.G19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LLDTPGHVDFTLEVER</text:p>
          </table:table-cell>
          <table:table-cell table:formula="of:=LEN([.A194])" office:value-type="float" office:value="18" calcext:value-type="float">
            <text:p>18</text:p>
          </table:table-cell>
          <table:table-cell office:value-type="string" calcext:value-type="string">
            <text:p>VLSVANMLGEALWR</text:p>
          </table:table-cell>
          <table:table-cell table:formula="of:=LEN([.C194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GDNFVSTSFLYGGTYNQFK</text:p>
          </table:table-cell>
          <table:table-cell table:formula="of:=LEN([.G194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LNPTK</text:p>
          </table:table-cell>
          <table:table-cell table:formula="of:=LEN([.A195])" office:value-type="float" office:value="7" calcext:value-type="float">
            <text:p>7</text:p>
          </table:table-cell>
          <table:table-cell office:value-type="string" calcext:value-type="string">
            <text:p>LLSAGVLLPLSR</text:p>
          </table:table-cell>
          <table:table-cell table:formula="of:=LEN([.C195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TSFGAPCVLENK</text:p>
          </table:table-cell>
          <table:table-cell table:formula="of:=LEN([.G19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SGEGVQQALLK</text:p>
          </table:table-cell>
          <table:table-cell table:formula="of:=LEN([.A196])" office:value-type="float" office:value="13" calcext:value-type="float">
            <text:p>13</text:p>
          </table:table-cell>
          <table:table-cell office:value-type="string" calcext:value-type="string">
            <text:p>AVPLYQTSSYVFNDAEHGANLFGLK</text:p>
          </table:table-cell>
          <table:table-cell table:formula="of:=LEN([.C196]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LTQAAELLTSTFNELESR</text:p>
          </table:table-cell>
          <table:table-cell table:formula="of:=LEN([.G196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SLNATK</text:p>
          </table:table-cell>
          <table:table-cell table:formula="of:=LEN([.A197])" office:value-type="float" office:value="9" calcext:value-type="float">
            <text:p>9</text:p>
          </table:table-cell>
          <table:table-cell office:value-type="string" calcext:value-type="string">
            <text:p>LQELLAPELLVR</text:p>
          </table:table-cell>
          <table:table-cell table:formula="of:=LEN([.C19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LLADEPTSALDSVTGR</text:p>
          </table:table-cell>
          <table:table-cell table:formula="of:=LEN([.G197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QLPLSLETPLGK</text:p>
          </table:table-cell>
          <table:table-cell table:formula="of:=LEN([.A198])" office:value-type="float" office:value="14" calcext:value-type="float">
            <text:p>14</text:p>
          </table:table-cell>
          <table:table-cell office:value-type="string" calcext:value-type="string">
            <text:p>EPQEASELVK</text:p>
          </table:table-cell>
          <table:table-cell table:formula="of:=LEN([.C198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LNCQVLTESGQLLGR</text:p>
          </table:table-cell>
          <table:table-cell table:formula="of:=LEN([.G198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FAHGFNLR</text:p>
          </table:table-cell>
          <table:table-cell table:formula="of:=LEN([.A199])" office:value-type="float" office:value="11" calcext:value-type="float">
            <text:p>11</text:p>
          </table:table-cell>
          <table:table-cell office:value-type="string" calcext:value-type="string">
            <text:p>DLGGDTAELVK</text:p>
          </table:table-cell>
          <table:table-cell table:formula="of:=LEN([.C199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VNLEEGALVLAVYGK</text:p>
          </table:table-cell>
          <table:table-cell table:formula="of:=LEN([.G19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TSDLNDLYR</text:p>
          </table:table-cell>
          <table:table-cell table:formula="of:=LEN([.A200])" office:value-type="float" office:value="11" calcext:value-type="float">
            <text:p>11</text:p>
          </table:table-cell>
          <table:table-cell office:value-type="string" calcext:value-type="string">
            <text:p>NLLGVMLESHLK</text:p>
          </table:table-cell>
          <table:table-cell table:formula="of:=LEN([.C200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QFFESSLSTLNPR</text:p>
          </table:table-cell>
          <table:table-cell table:formula="of:=LEN([.G20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PVTLLTGFLGSGK</text:p>
          </table:table-cell>
          <table:table-cell table:formula="of:=LEN([.A201])" office:value-type="float" office:value="14" calcext:value-type="float">
            <text:p>14</text:p>
          </table:table-cell>
          <table:table-cell office:value-type="string" calcext:value-type="string">
            <text:p>LAVVTNDLYTK</text:p>
          </table:table-cell>
          <table:table-cell table:formula="of:=LEN([.C20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SSQELESQYNLLK</text:p>
          </table:table-cell>
          <table:table-cell table:formula="of:=LEN([.G20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DLAELVAQK</text:p>
          </table:table-cell>
          <table:table-cell table:formula="of:=LEN([.A202])" office:value-type="float" office:value="11" calcext:value-type="float">
            <text:p>11</text:p>
          </table:table-cell>
          <table:table-cell office:value-type="string" calcext:value-type="string">
            <text:p>LPEDLAFAESR</text:p>
          </table:table-cell>
          <table:table-cell table:formula="of:=LEN([.C202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LVELSGELVGSVAALEHPTK</text:p>
          </table:table-cell>
          <table:table-cell table:formula="of:=LEN([.G202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SLR</text:p>
          </table:table-cell>
          <table:table-cell table:formula="of:=LEN([.A203])" office:value-type="float" office:value="5" calcext:value-type="float">
            <text:p>5</text:p>
          </table:table-cell>
          <table:table-cell office:value-type="string" calcext:value-type="string">
            <text:p>TLASGLADALAK</text:p>
          </table:table-cell>
          <table:table-cell table:formula="of:=LEN([.C203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PLLYNDQLLLEK</text:p>
          </table:table-cell>
          <table:table-cell table:formula="of:=LEN([.G20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SHVYTGYELPPFYDSLLGK</text:p>
          </table:table-cell>
          <table:table-cell table:formula="of:=LEN([.A204])" office:value-type="float" office:value="21" calcext:value-type="float">
            <text:p>21</text:p>
          </table:table-cell>
          <table:table-cell office:value-type="string" calcext:value-type="string">
            <text:p>LELTEVVDFLK</text:p>
          </table:table-cell>
          <table:table-cell table:formula="of:=LEN([.C204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TPNVLNFVGAEDGR</text:p>
          </table:table-cell>
          <table:table-cell table:formula="of:=LEN([.G20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TDLQGLEDFLGDMDFK</text:p>
          </table:table-cell>
          <table:table-cell table:formula="of:=LEN([.A205])" office:value-type="float" office:value="18" calcext:value-type="float">
            <text:p>18</text:p>
          </table:table-cell>
          <table:table-cell office:value-type="string" calcext:value-type="string">
            <text:p>NQAETLVYQTEK</text:p>
          </table:table-cell>
          <table:table-cell table:formula="of:=LEN([.C205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TYWTPEYVPLDTDLLACFK</text:p>
          </table:table-cell>
          <table:table-cell table:formula="of:=LEN([.G205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GGCR</text:p>
          </table:table-cell>
          <table:table-cell table:formula="of:=LEN([.A206])" office:value-type="float" office:value="6" calcext:value-type="float">
            <text:p>6</text:p>
          </table:table-cell>
          <table:table-cell office:value-type="string" calcext:value-type="string">
            <text:p>DLQDGTFAK</text:p>
          </table:table-cell>
          <table:table-cell table:formula="of:=LEN([.C206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PTGLEGFDDVCR</text:p>
          </table:table-cell>
          <table:table-cell table:formula="of:=LEN([.G20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CTVR</text:p>
          </table:table-cell>
          <table:table-cell table:formula="of:=LEN([.A207])" office:value-type="float" office:value="6" calcext:value-type="float">
            <text:p>6</text:p>
          </table:table-cell>
          <table:table-cell office:value-type="string" calcext:value-type="string">
            <text:p>MESSGALAMRPK</text:p>
          </table:table-cell>
          <table:table-cell table:formula="of:=LEN([.C20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LVVTLPNDAANLYVVLSAK</text:p>
          </table:table-cell>
          <table:table-cell table:formula="of:=LEN([.G207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NQCK</text:p>
          </table:table-cell>
          <table:table-cell table:formula="of:=LEN([.A208])" office:value-type="float" office:value="6" calcext:value-type="float">
            <text:p>6</text:p>
          </table:table-cell>
          <table:table-cell office:value-type="string" calcext:value-type="string">
            <text:p>QVPMVDLPLGATEDR</text:p>
          </table:table-cell>
          <table:table-cell table:formula="of:=LEN([.C208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LLEESYWCQLNQLPK</text:p>
          </table:table-cell>
          <table:table-cell table:formula="of:=LEN([.G208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VLDLLLNCK</text:p>
          </table:table-cell>
          <table:table-cell table:formula="of:=LEN([.A209])" office:value-type="float" office:value="11" calcext:value-type="float">
            <text:p>11</text:p>
          </table:table-cell>
          <table:table-cell office:value-type="string" calcext:value-type="string">
            <text:p>LEQAFELTDATAER</text:p>
          </table:table-cell>
          <table:table-cell table:formula="of:=LEN([.C209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VVAGCLAQQEGESLLR</text:p>
          </table:table-cell>
          <table:table-cell table:formula="of:=LEN([.G20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LAALVGGSK</text:p>
          </table:table-cell>
          <table:table-cell table:formula="of:=LEN([.A210])" office:value-type="float" office:value="11" calcext:value-type="float">
            <text:p>11</text:p>
          </table:table-cell>
          <table:table-cell office:value-type="string" calcext:value-type="string">
            <text:p>FETLQLHAGQSPDPATNSR</text:p>
          </table:table-cell>
          <table:table-cell table:formula="of:=LEN([.C210]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LLVGSLEDLLFTNESLK</text:p>
          </table:table-cell>
          <table:table-cell table:formula="of:=LEN([.G21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LQCLGATTLDEYR</text:p>
          </table:table-cell>
          <table:table-cell table:formula="of:=LEN([.A211])" office:value-type="float" office:value="15" calcext:value-type="float">
            <text:p>15</text:p>
          </table:table-cell>
          <table:table-cell office:value-type="string" calcext:value-type="string">
            <text:p>NLLQQQSQVR</text:p>
          </table:table-cell>
          <table:table-cell table:formula="of:=LEN([.C211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AVMNPENTFYSAK</text:p>
          </table:table-cell>
          <table:table-cell table:formula="of:=LEN([.G21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LWNGPMGVFEFDK</text:p>
          </table:table-cell>
          <table:table-cell table:formula="of:=LEN([.A212])" office:value-type="float" office:value="15" calcext:value-type="float">
            <text:p>15</text:p>
          </table:table-cell>
          <table:table-cell office:value-type="string" calcext:value-type="string">
            <text:p>VVVTLECTEAR</text:p>
          </table:table-cell>
          <table:table-cell table:formula="of:=LEN([.C212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VDVLSGPGNLYVTTAK</text:p>
          </table:table-cell>
          <table:table-cell table:formula="of:=LEN([.G21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YPAACNALETLLVHK</text:p>
          </table:table-cell>
          <table:table-cell table:formula="of:=LEN([.A213])" office:value-type="float" office:value="17" calcext:value-type="float">
            <text:p>17</text:p>
          </table:table-cell>
          <table:table-cell office:value-type="string" calcext:value-type="string">
            <text:p>DHWQLLLQAR</text:p>
          </table:table-cell>
          <table:table-cell table:formula="of:=LEN([.C213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GGTPLGVGEGTTVK</text:p>
          </table:table-cell>
          <table:table-cell table:formula="of:=LEN([.G213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TDK</text:p>
          </table:table-cell>
          <table:table-cell table:formula="of:=LEN([.A214])" office:value-type="float" office:value="5" calcext:value-type="float">
            <text:p>5</text:p>
          </table:table-cell>
          <table:table-cell office:value-type="string" calcext:value-type="string">
            <text:p>LESHNHPSALEPFQGAATGVGGLLR</text:p>
          </table:table-cell>
          <table:table-cell table:formula="of:=LEN([.C214]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ELTVDLLLGADGANSR</text:p>
          </table:table-cell>
          <table:table-cell table:formula="of:=LEN([.G214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LLYVR</text:p>
          </table:table-cell>
          <table:table-cell table:formula="of:=LEN([.A215])" office:value-type="float" office:value="7" calcext:value-type="float">
            <text:p>7</text:p>
          </table:table-cell>
          <table:table-cell office:value-type="string" calcext:value-type="string">
            <text:p>GYSLEELAQK</text:p>
          </table:table-cell>
          <table:table-cell table:formula="of:=LEN([.C21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GALVFVSDLRPAVK</text:p>
          </table:table-cell>
          <table:table-cell table:formula="of:=LEN([.G215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GHNYLGTEHLLLGLLR</text:p>
          </table:table-cell>
          <table:table-cell table:formula="of:=LEN([.A216])" office:value-type="float" office:value="18" calcext:value-type="float">
            <text:p>18</text:p>
          </table:table-cell>
          <table:table-cell office:value-type="string" calcext:value-type="string">
            <text:p>GATLPEGYLK</text:p>
          </table:table-cell>
          <table:table-cell table:formula="of:=LEN([.C21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GDLLFLPQKPYMLLGSLR</text:p>
          </table:table-cell>
          <table:table-cell table:formula="of:=LEN([.G216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LTAALTNVLAK</text:p>
          </table:table-cell>
          <table:table-cell table:formula="of:=LEN([.A217])" office:value-type="float" office:value="13" calcext:value-type="float">
            <text:p>13</text:p>
          </table:table-cell>
          <table:table-cell office:value-type="string" calcext:value-type="string">
            <text:p>VETYYYDLR</text:p>
          </table:table-cell>
          <table:table-cell table:formula="of:=LEN([.C217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AENVDTLLVLPNDR</text:p>
          </table:table-cell>
          <table:table-cell table:formula="of:=LEN([.G21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VLGVR</text:p>
          </table:table-cell>
          <table:table-cell table:formula="of:=LEN([.A218])" office:value-type="float" office:value="7" calcext:value-type="float">
            <text:p>7</text:p>
          </table:table-cell>
          <table:table-cell office:value-type="string" calcext:value-type="string">
            <text:p>LSVPLYSR</text:p>
          </table:table-cell>
          <table:table-cell table:formula="of:=LEN([.C218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SFSNFEQLFSGAPHR</text:p>
          </table:table-cell>
          <table:table-cell table:formula="of:=LEN([.G218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FYALGHTPNTK</text:p>
          </table:table-cell>
          <table:table-cell table:formula="of:=LEN([.A219])" office:value-type="float" office:value="13" calcext:value-type="float">
            <text:p>13</text:p>
          </table:table-cell>
          <table:table-cell office:value-type="string" calcext:value-type="string">
            <text:p>DVYLHGLVR</text:p>
          </table:table-cell>
          <table:table-cell table:formula="of:=LEN([.C21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PTNVTTDPSVKPLR</text:p>
          </table:table-cell>
          <table:table-cell table:formula="of:=LEN([.G21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GYGVCQELR</text:p>
          </table:table-cell>
          <table:table-cell table:formula="of:=LEN([.A220])" office:value-type="float" office:value="11" calcext:value-type="float">
            <text:p>11</text:p>
          </table:table-cell>
          <table:table-cell office:value-type="string" calcext:value-type="string">
            <text:p>GMSAGYSGLK</text:p>
          </table:table-cell>
          <table:table-cell table:formula="of:=LEN([.C220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WFQSSLLTSVAVNNKPPYK</text:p>
          </table:table-cell>
          <table:table-cell table:formula="of:=LEN([.G220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TTELEVTEGMR</text:p>
          </table:table-cell>
          <table:table-cell table:formula="of:=LEN([.A221])" office:value-type="float" office:value="13" calcext:value-type="float">
            <text:p>13</text:p>
          </table:table-cell>
          <table:table-cell office:value-type="string" calcext:value-type="string">
            <text:p>LLGFFVGQLMK</text:p>
          </table:table-cell>
          <table:table-cell table:formula="of:=LEN([.C22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HQGLFEFMAESR</text:p>
          </table:table-cell>
          <table:table-cell table:formula="of:=LEN([.G22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GATKPLEAEPGTLR</text:p>
          </table:table-cell>
          <table:table-cell table:formula="of:=LEN([.A222])" office:value-type="float" office:value="16" calcext:value-type="float">
            <text:p>16</text:p>
          </table:table-cell>
          <table:table-cell office:value-type="string" calcext:value-type="string">
            <text:p>AAGLLDDPK</text:p>
          </table:table-cell>
          <table:table-cell table:formula="of:=LEN([.C222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VPLLTPAEELELGNQVQK</text:p>
          </table:table-cell>
          <table:table-cell table:formula="of:=LEN([.G22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VHLYETLSR</text:p>
          </table:table-cell>
          <table:table-cell table:formula="of:=LEN([.A223])" office:value-type="float" office:value="11" calcext:value-type="float">
            <text:p>11</text:p>
          </table:table-cell>
          <table:table-cell office:value-type="string" calcext:value-type="string">
            <text:p>TPVLDLAK</text:p>
          </table:table-cell>
          <table:table-cell table:formula="of:=LEN([.C22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VGLVTVDDLLDVLEQEATR</text:p>
          </table:table-cell>
          <table:table-cell table:formula="of:=LEN([.G223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LR</text:p>
          </table:table-cell>
          <table:table-cell table:formula="of:=LEN([.A224])" office:value-type="float" office:value="5" calcext:value-type="float">
            <text:p>5</text:p>
          </table:table-cell>
          <table:table-cell office:value-type="string" calcext:value-type="string">
            <text:p>LLADAMLSDPTLFTR</text:p>
          </table:table-cell>
          <table:table-cell table:formula="of:=LEN([.C224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ALQSDLLGANALGLK</text:p>
          </table:table-cell>
          <table:table-cell table:formula="of:=LEN([.G224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LAFLK</text:p>
          </table:table-cell>
          <table:table-cell table:formula="of:=LEN([.A225])" office:value-type="float" office:value="7" calcext:value-type="float">
            <text:p>7</text:p>
          </table:table-cell>
          <table:table-cell office:value-type="string" calcext:value-type="string">
            <text:p>TLLAAADTFR</text:p>
          </table:table-cell>
          <table:table-cell table:formula="of:=LEN([.C22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LLVGTLANNVEDR</text:p>
          </table:table-cell>
          <table:table-cell table:formula="of:=LEN([.G22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QVTNPPLDPLR</text:p>
          </table:table-cell>
          <table:table-cell table:formula="of:=LEN([.A226])" office:value-type="float" office:value="13" calcext:value-type="float">
            <text:p>13</text:p>
          </table:table-cell>
          <table:table-cell office:value-type="string" calcext:value-type="string">
            <text:p>LPLLFVVENNK</text:p>
          </table:table-cell>
          <table:table-cell table:formula="of:=LEN([.C226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FLQELVQGTFEEANDK</text:p>
          </table:table-cell>
          <table:table-cell table:formula="of:=LEN([.G226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RPPEPYK</text:p>
          </table:table-cell>
          <table:table-cell table:formula="of:=LEN([.A227])" office:value-type="float" office:value="9" calcext:value-type="float">
            <text:p>9</text:p>
          </table:table-cell>
          <table:table-cell office:value-type="string" calcext:value-type="string">
            <text:p>VVDTPDFLR</text:p>
          </table:table-cell>
          <table:table-cell table:formula="of:=LEN([.C227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LLGYVAQDLALDK</text:p>
          </table:table-cell>
          <table:table-cell table:formula="of:=LEN([.G22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EMGLTDLDK</text:p>
          </table:table-cell>
          <table:table-cell table:formula="of:=LEN([.A228])" office:value-type="float" office:value="11" calcext:value-type="float">
            <text:p>11</text:p>
          </table:table-cell>
          <table:table-cell office:value-type="string" calcext:value-type="string">
            <text:p>LEFVDLAGLVK</text:p>
          </table:table-cell>
          <table:table-cell table:formula="of:=LEN([.C228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GNGYTEDAALEALR</text:p>
          </table:table-cell>
          <table:table-cell table:formula="of:=LEN([.G22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YFHAVPGLK</text:p>
          </table:table-cell>
          <table:table-cell table:formula="of:=LEN([.A229])" office:value-type="float" office:value="12" calcext:value-type="float">
            <text:p>12</text:p>
          </table:table-cell>
          <table:table-cell office:value-type="string" calcext:value-type="string">
            <text:p>SGLQDPNRPLGTFLFLGPTGVGK</text:p>
          </table:table-cell>
          <table:table-cell table:formula="of:=LEN([.C229]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FGSPLESLLLCKPK</text:p>
          </table:table-cell>
          <table:table-cell table:formula="of:=LEN([.G22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YFYPDLPK</text:p>
          </table:table-cell>
          <table:table-cell table:formula="of:=LEN([.A230])" office:value-type="float" office:value="9" calcext:value-type="float">
            <text:p>9</text:p>
          </table:table-cell>
          <table:table-cell office:value-type="string" calcext:value-type="string">
            <text:p>LGLLGFGTVGK</text:p>
          </table:table-cell>
          <table:table-cell table:formula="of:=LEN([.C230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YCDFMPLDVLLEGETLNK</text:p>
          </table:table-cell>
          <table:table-cell table:formula="of:=LEN([.G23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LGDVTEPLPK</text:p>
          </table:table-cell>
          <table:table-cell table:formula="of:=LEN([.A231])" office:value-type="float" office:value="12" calcext:value-type="float">
            <text:p>12</text:p>
          </table:table-cell>
          <table:table-cell office:value-type="string" calcext:value-type="string">
            <text:p>WALEELLNK</text:p>
          </table:table-cell>
          <table:table-cell table:formula="of:=LEN([.C23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SDLGATLLNGLVTSLDTGDNNQGPYK</text:p>
          </table:table-cell>
          <table:table-cell table:formula="of:=LEN([.G231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LANLVGWR</text:p>
          </table:table-cell>
          <table:table-cell table:formula="of:=LEN([.A232])" office:value-type="float" office:value="10" calcext:value-type="float">
            <text:p>10</text:p>
          </table:table-cell>
          <table:table-cell office:value-type="string" calcext:value-type="string">
            <text:p>TPLTAATLAVQSQK</text:p>
          </table:table-cell>
          <table:table-cell table:formula="of:=LEN([.C232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TEHSLDYGLFDK</text:p>
          </table:table-cell>
          <table:table-cell table:formula="of:=LEN([.G23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ALDTLLNQK</text:p>
          </table:table-cell>
          <table:table-cell table:formula="of:=LEN([.A233])" office:value-type="float" office:value="12" calcext:value-type="float">
            <text:p>12</text:p>
          </table:table-cell>
          <table:table-cell office:value-type="string" calcext:value-type="string">
            <text:p>CAYTVLPK</text:p>
          </table:table-cell>
          <table:table-cell table:formula="of:=LEN([.C23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LANTSEVDQVDLVTR</text:p>
          </table:table-cell>
          <table:table-cell table:formula="of:=LEN([.G23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QYK</text:p>
          </table:table-cell>
          <table:table-cell table:formula="of:=LEN([.A234])" office:value-type="float" office:value="5" calcext:value-type="float">
            <text:p>5</text:p>
          </table:table-cell>
          <table:table-cell office:value-type="string" calcext:value-type="string">
            <text:p>VLNAMELAQK</text:p>
          </table:table-cell>
          <table:table-cell table:formula="of:=LEN([.C234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VFAQSSGLTPLVCVGETLEQR</text:p>
          </table:table-cell>
          <table:table-cell table:formula="of:=LEN([.G234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VAVYNHYK</text:p>
          </table:table-cell>
          <table:table-cell table:formula="of:=LEN([.A235])" office:value-type="float" office:value="11" calcext:value-type="float">
            <text:p>11</text:p>
          </table:table-cell>
          <table:table-cell office:value-type="string" calcext:value-type="string">
            <text:p>LVLGLPSGVTSVER</text:p>
          </table:table-cell>
          <table:table-cell table:formula="of:=LEN([.C235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QVSLSNLEELR</text:p>
          </table:table-cell>
          <table:table-cell table:formula="of:=LEN([.G23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YFRPEFLNR</text:p>
          </table:table-cell>
          <table:table-cell table:formula="of:=LEN([.A236])" office:value-type="float" office:value="10" calcext:value-type="float">
            <text:p>10</text:p>
          </table:table-cell>
          <table:table-cell office:value-type="string" calcext:value-type="string">
            <text:p>DPLEQVDSGER</text:p>
          </table:table-cell>
          <table:table-cell table:formula="of:=LEN([.C236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LSTTGCLLDLAEETNLLLR</text:p>
          </table:table-cell>
          <table:table-cell table:formula="of:=LEN([.G236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LPSGVDLEVK</text:p>
          </table:table-cell>
          <table:table-cell table:formula="of:=LEN([.A237])" office:value-type="float" office:value="12" calcext:value-type="float">
            <text:p>12</text:p>
          </table:table-cell>
          <table:table-cell office:value-type="string" calcext:value-type="string">
            <text:p>SNLLTLGQQR</text:p>
          </table:table-cell>
          <table:table-cell table:formula="of:=LEN([.C237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LVDDLEFSCEDASR</text:p>
          </table:table-cell>
          <table:table-cell table:formula="of:=LEN([.G23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VLSLEEGK</text:p>
          </table:table-cell>
          <table:table-cell table:formula="of:=LEN([.A238])" office:value-type="float" office:value="10" calcext:value-type="float">
            <text:p>10</text:p>
          </table:table-cell>
          <table:table-cell office:value-type="string" calcext:value-type="string">
            <text:p>NDQVGTDLR</text:p>
          </table:table-cell>
          <table:table-cell table:formula="of:=LEN([.C238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VNNDFFDALNK</text:p>
          </table:table-cell>
          <table:table-cell table:formula="of:=LEN([.G23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LSCNDHDTLLLFSDR</text:p>
          </table:table-cell>
          <table:table-cell table:formula="of:=LEN([.A239])" office:value-type="float" office:value="17" calcext:value-type="float">
            <text:p>17</text:p>
          </table:table-cell>
          <table:table-cell office:value-type="string" calcext:value-type="string">
            <text:p>NALALGTSPLVR</text:p>
          </table:table-cell>
          <table:table-cell table:formula="of:=LEN([.C239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YPWENLKPQVDHLTLPSGNK</text:p>
          </table:table-cell>
          <table:table-cell table:formula="of:=LEN([.G239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CLALGTQLR</text:p>
          </table:table-cell>
          <table:table-cell table:formula="of:=LEN([.A240])" office:value-type="float" office:value="11" calcext:value-type="float">
            <text:p>11</text:p>
          </table:table-cell>
          <table:table-cell office:value-type="string" calcext:value-type="string">
            <text:p>AVAMSGTDGLVR</text:p>
          </table:table-cell>
          <table:table-cell table:formula="of:=LEN([.C240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YGDNDTLSALVALALNANK</text:p>
          </table:table-cell>
          <table:table-cell table:formula="of:=LEN([.G240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GGGQFLGNGNNPR</text:p>
          </table:table-cell>
          <table:table-cell table:formula="of:=LEN([.A241])" office:value-type="float" office:value="14" calcext:value-type="float">
            <text:p>14</text:p>
          </table:table-cell>
          <table:table-cell office:value-type="string" calcext:value-type="string">
            <text:p>VEVPQPDGSR</text:p>
          </table:table-cell>
          <table:table-cell table:formula="of:=LEN([.C241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LLLDEPFAGLDPLAVNDLK</text:p>
          </table:table-cell>
          <table:table-cell table:formula="of:=LEN([.G241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LPPELGYGSR</text:p>
          </table:table-cell>
          <table:table-cell table:formula="of:=LEN([.A242])" office:value-type="float" office:value="12" calcext:value-type="float">
            <text:p>12</text:p>
          </table:table-cell>
          <table:table-cell office:value-type="string" calcext:value-type="string">
            <text:p>TGGLLLGSK</text:p>
          </table:table-cell>
          <table:table-cell table:formula="of:=LEN([.C242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YLLDFEKPLVELEK</text:p>
          </table:table-cell>
          <table:table-cell table:formula="of:=LEN([.G242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NVVHLGER</text:p>
          </table:table-cell>
          <table:table-cell table:formula="of:=LEN([.A243])" office:value-type="float" office:value="10" calcext:value-type="float">
            <text:p>10</text:p>
          </table:table-cell>
          <table:table-cell office:value-type="string" calcext:value-type="string">
            <text:p>LCVDTSPLLEK</text:p>
          </table:table-cell>
          <table:table-cell table:formula="of:=LEN([.C243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AGLDSALLAPNK</text:p>
          </table:table-cell>
          <table:table-cell table:formula="of:=LEN([.G24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DNVGLLLR</text:p>
          </table:table-cell>
          <table:table-cell table:formula="of:=LEN([.A244])" office:value-type="float" office:value="10" calcext:value-type="float">
            <text:p>10</text:p>
          </table:table-cell>
          <table:table-cell office:value-type="string" calcext:value-type="string">
            <text:p>LLVDTYGGFSR</text:p>
          </table:table-cell>
          <table:table-cell table:formula="of:=LEN([.C244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EGFEFQLSQPQVLFR</text:p>
          </table:table-cell>
          <table:table-cell table:formula="of:=LEN([.G24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GWLPPGGPGVR</text:p>
          </table:table-cell>
          <table:table-cell table:formula="of:=LEN([.A245])" office:value-type="float" office:value="13" calcext:value-type="float">
            <text:p>13</text:p>
          </table:table-cell>
          <table:table-cell office:value-type="string" calcext:value-type="string">
            <text:p>VFPFTAVLGQEEMK</text:p>
          </table:table-cell>
          <table:table-cell table:formula="of:=LEN([.C245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YLELGDAYLSVVEALR</text:p>
          </table:table-cell>
          <table:table-cell table:formula="of:=LEN([.G245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VGDAAGYVTK</text:p>
          </table:table-cell>
          <table:table-cell table:formula="of:=LEN([.A246])" office:value-type="float" office:value="13" calcext:value-type="float">
            <text:p>13</text:p>
          </table:table-cell>
          <table:table-cell office:value-type="string" calcext:value-type="string">
            <text:p>VALVMGFGDVGK</text:p>
          </table:table-cell>
          <table:table-cell table:formula="of:=LEN([.C246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SSQDLPTPYNGNLENLTLLQPHQLVEK</text:p>
          </table:table-cell>
          <table:table-cell table:formula="of:=LEN([.G246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NQMTESHQVGELAK</text:p>
          </table:table-cell>
          <table:table-cell table:formula="of:=LEN([.A247])" office:value-type="float" office:value="16" calcext:value-type="float">
            <text:p>16</text:p>
          </table:table-cell>
          <table:table-cell office:value-type="string" calcext:value-type="string">
            <text:p>TNVMYVPYVSR</text:p>
          </table:table-cell>
          <table:table-cell table:formula="of:=LEN([.C24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ETSHYDVVLSEASK</text:p>
          </table:table-cell>
          <table:table-cell table:formula="of:=LEN([.G24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NALGQALLALR</text:p>
          </table:table-cell>
          <table:table-cell table:formula="of:=LEN([.A248])" office:value-type="float" office:value="13" calcext:value-type="float">
            <text:p>13</text:p>
          </table:table-cell>
          <table:table-cell office:value-type="string" calcext:value-type="string">
            <text:p>FDDLCELFK</text:p>
          </table:table-cell>
          <table:table-cell table:formula="of:=LEN([.C248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GEFFLLPAHSYGLGVALEK</text:p>
          </table:table-cell>
          <table:table-cell table:formula="of:=LEN([.G248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EALNLVAR</text:p>
          </table:table-cell>
          <table:table-cell table:formula="of:=LEN([.A249])" office:value-type="float" office:value="11" calcext:value-type="float">
            <text:p>11</text:p>
          </table:table-cell>
          <table:table-cell office:value-type="string" calcext:value-type="string">
            <text:p>LSLLLLEDDR</text:p>
          </table:table-cell>
          <table:table-cell table:formula="of:=LEN([.C249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DLAAGLLHLPK</text:p>
          </table:table-cell>
          <table:table-cell table:formula="of:=LEN([.G24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QEAVDALLDNGR</text:p>
          </table:table-cell>
          <table:table-cell table:formula="of:=LEN([.A250])" office:value-type="float" office:value="14" calcext:value-type="float">
            <text:p>14</text:p>
          </table:table-cell>
          <table:table-cell office:value-type="string" calcext:value-type="string">
            <text:p>KPFGLEELAAR</text:p>
          </table:table-cell>
          <table:table-cell table:formula="of:=LEN([.C250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PDLNCTSLESAMK</text:p>
          </table:table-cell>
          <table:table-cell table:formula="of:=LEN([.G25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QDLLALLGLDELSEEDR</text:p>
          </table:table-cell>
          <table:table-cell table:formula="of:=LEN([.A251])" office:value-type="float" office:value="19" calcext:value-type="float">
            <text:p>19</text:p>
          </table:table-cell>
          <table:table-cell office:value-type="string" calcext:value-type="string">
            <text:p>NLLGAFYQPK</text:p>
          </table:table-cell>
          <table:table-cell table:formula="of:=LEN([.C251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TVLGTVTANYSELGGR</text:p>
          </table:table-cell>
          <table:table-cell table:formula="of:=LEN([.G25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GK</text:p>
          </table:table-cell>
          <table:table-cell table:formula="of:=LEN([.A252])" office:value-type="float" office:value="5" calcext:value-type="float">
            <text:p>5</text:p>
          </table:table-cell>
          <table:table-cell office:value-type="string" calcext:value-type="string">
            <text:p>DMQDTFYLDENR</text:p>
          </table:table-cell>
          <table:table-cell table:formula="of:=LEN([.C252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VSLSSLSTQANDGELK</text:p>
          </table:table-cell>
          <table:table-cell table:formula="of:=LEN([.G25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NLYGCR</text:p>
          </table:table-cell>
          <table:table-cell table:formula="of:=LEN([.A253])" office:value-type="float" office:value="8" calcext:value-type="float">
            <text:p>8</text:p>
          </table:table-cell>
          <table:table-cell office:value-type="string" calcext:value-type="string">
            <text:p>LLLVGATGTLGR</text:p>
          </table:table-cell>
          <table:table-cell table:formula="of:=LEN([.C253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DPSLLGGFVASVGSK</text:p>
          </table:table-cell>
          <table:table-cell table:formula="of:=LEN([.G25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LLLMTSNLGSK</text:p>
          </table:table-cell>
          <table:table-cell table:formula="of:=LEN([.A254])" office:value-type="float" office:value="13" calcext:value-type="float">
            <text:p>13</text:p>
          </table:table-cell>
          <table:table-cell office:value-type="string" calcext:value-type="string">
            <text:p>QVTVDRPDYAGR</text:p>
          </table:table-cell>
          <table:table-cell table:formula="of:=LEN([.C254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GGSLTAALFLEEFFDK</text:p>
          </table:table-cell>
          <table:table-cell table:formula="of:=LEN([.G25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NPTTDVFEK</text:p>
          </table:table-cell>
          <table:table-cell table:formula="of:=LEN([.A255])" office:value-type="float" office:value="11" calcext:value-type="float">
            <text:p>11</text:p>
          </table:table-cell>
          <table:table-cell office:value-type="string" calcext:value-type="string">
            <text:p>VGLTSGASTPDK</text:p>
          </table:table-cell>
          <table:table-cell table:formula="of:=LEN([.C255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NLHALDPQSLPTTAAVAAAK</text:p>
          </table:table-cell>
          <table:table-cell table:formula="of:=LEN([.G255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LEGVLATLSPR</text:p>
          </table:table-cell>
          <table:table-cell table:formula="of:=LEN([.A256])" office:value-type="float" office:value="13" calcext:value-type="float">
            <text:p>13</text:p>
          </table:table-cell>
          <table:table-cell office:value-type="string" calcext:value-type="string">
            <text:p>QWQESFYEER</text:p>
          </table:table-cell>
          <table:table-cell table:formula="of:=LEN([.C25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NGVTMTALLVK</text:p>
          </table:table-cell>
          <table:table-cell table:formula="of:=LEN([.G25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GPLALLDK</text:p>
          </table:table-cell>
          <table:table-cell table:formula="of:=LEN([.A257])" office:value-type="float" office:value="9" calcext:value-type="float">
            <text:p>9</text:p>
          </table:table-cell>
          <table:table-cell office:value-type="string" calcext:value-type="string">
            <text:p>TPLLLSGQVERPQEK</text:p>
          </table:table-cell>
          <table:table-cell table:formula="of:=LEN([.C257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VEPALGNGDFLGQK</text:p>
          </table:table-cell>
          <table:table-cell table:formula="of:=LEN([.G25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QDTCLNQRPLVK</text:p>
          </table:table-cell>
          <table:table-cell table:formula="of:=LEN([.A258])" office:value-type="float" office:value="14" calcext:value-type="float">
            <text:p>14</text:p>
          </table:table-cell>
          <table:table-cell office:value-type="string" calcext:value-type="string">
            <text:p>LEQGDLQLQLR</text:p>
          </table:table-cell>
          <table:table-cell table:formula="of:=LEN([.C258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NSHFLAFNTLCDATEER</text:p>
          </table:table-cell>
          <table:table-cell table:formula="of:=LEN([.G258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FELLNQK</text:p>
          </table:table-cell>
          <table:table-cell table:formula="of:=LEN([.A259])" office:value-type="float" office:value="8" calcext:value-type="float">
            <text:p>8</text:p>
          </table:table-cell>
          <table:table-cell office:value-type="string" calcext:value-type="string">
            <text:p>LYVAGNTPNSMR</text:p>
          </table:table-cell>
          <table:table-cell table:formula="of:=LEN([.C259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QDLLPGQPTLLNFTPTK</text:p>
          </table:table-cell>
          <table:table-cell table:formula="of:=LEN([.G25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EEVELVGLR</text:p>
          </table:table-cell>
          <table:table-cell table:formula="of:=LEN([.A260])" office:value-type="float" office:value="11" calcext:value-type="float">
            <text:p>11</text:p>
          </table:table-cell>
          <table:table-cell office:value-type="string" calcext:value-type="string">
            <text:p>VFLSWLAPR</text:p>
          </table:table-cell>
          <table:table-cell table:formula="of:=LEN([.C260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DDVAGVPEAAEELK</text:p>
          </table:table-cell>
          <table:table-cell table:formula="of:=LEN([.G260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GDLSGGQLLK</text:p>
          </table:table-cell>
          <table:table-cell table:formula="of:=LEN([.A261])" office:value-type="float" office:value="12" calcext:value-type="float">
            <text:p>12</text:p>
          </table:table-cell>
          <table:table-cell office:value-type="string" calcext:value-type="string">
            <text:p>FLVFTGVSGSGK</text:p>
          </table:table-cell>
          <table:table-cell table:formula="of:=LEN([.C261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ELLNSLSDGLYCK</text:p>
          </table:table-cell>
          <table:table-cell table:formula="of:=LEN([.G26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ETLEAHLR</text:p>
          </table:table-cell>
          <table:table-cell table:formula="of:=LEN([.A262])" office:value-type="float" office:value="10" calcext:value-type="float">
            <text:p>10</text:p>
          </table:table-cell>
          <table:table-cell office:value-type="string" calcext:value-type="string">
            <text:p>AYLTQEQLR</text:p>
          </table:table-cell>
          <table:table-cell table:formula="of:=LEN([.C262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HVPVVDLHLLELLAR</text:p>
          </table:table-cell>
          <table:table-cell table:formula="of:=LEN([.G262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DELNK</text:p>
          </table:table-cell>
          <table:table-cell table:formula="of:=LEN([.A263])" office:value-type="float" office:value="7" calcext:value-type="float">
            <text:p>7</text:p>
          </table:table-cell>
          <table:table-cell office:value-type="string" calcext:value-type="string">
            <text:p>LFLSSLDSVVR</text:p>
          </table:table-cell>
          <table:table-cell table:formula="of:=LEN([.C263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VVVEAAHSFGWHK</text:p>
          </table:table-cell>
          <table:table-cell table:formula="of:=LEN([.G26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TAMVTPFK</text:p>
          </table:table-cell>
          <table:table-cell table:formula="of:=LEN([.A264])" office:value-type="float" office:value="10" calcext:value-type="float">
            <text:p>10</text:p>
          </table:table-cell>
          <table:table-cell office:value-type="string" calcext:value-type="string">
            <text:p>FTTGNTHTAWVLCR</text:p>
          </table:table-cell>
          <table:table-cell table:formula="of:=LEN([.C264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EEVTPGLGQFELFK</text:p>
          </table:table-cell>
          <table:table-cell table:formula="of:=LEN([.G26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EQWFASVEGFR</text:p>
          </table:table-cell>
          <table:table-cell table:formula="of:=LEN([.A265])" office:value-type="float" office:value="13" calcext:value-type="float">
            <text:p>13</text:p>
          </table:table-cell>
          <table:table-cell office:value-type="string" calcext:value-type="string">
            <text:p>FSSAYYGPFR</text:p>
          </table:table-cell>
          <table:table-cell table:formula="of:=LEN([.C26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LLPTYEVFDEK</text:p>
          </table:table-cell>
          <table:table-cell table:formula="of:=LEN([.G26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SALGYTLQLPTEER</text:p>
          </table:table-cell>
          <table:table-cell table:formula="of:=LEN([.A266])" office:value-type="float" office:value="16" calcext:value-type="float">
            <text:p>16</text:p>
          </table:table-cell>
          <table:table-cell office:value-type="string" calcext:value-type="string">
            <text:p>FLPGFLGK</text:p>
          </table:table-cell>
          <table:table-cell table:formula="of:=LEN([.C266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QNLPLLVVESDEDR</text:p>
          </table:table-cell>
          <table:table-cell table:formula="of:=LEN([.G266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TVVGAVPK</text:p>
          </table:table-cell>
          <table:table-cell table:formula="of:=LEN([.A267])" office:value-type="float" office:value="10" calcext:value-type="float">
            <text:p>10</text:p>
          </table:table-cell>
          <table:table-cell office:value-type="string" calcext:value-type="string">
            <text:p>SGLFADLK</text:p>
          </table:table-cell>
          <table:table-cell table:formula="of:=LEN([.C26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LVNNLSQLDYVK</text:p>
          </table:table-cell>
          <table:table-cell table:formula="of:=LEN([.G26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VQEGLK</text:p>
          </table:table-cell>
          <table:table-cell table:formula="of:=LEN([.A268])" office:value-type="float" office:value="7" calcext:value-type="float">
            <text:p>7</text:p>
          </table:table-cell>
          <table:table-cell office:value-type="string" calcext:value-type="string">
            <text:p>QQFDPTLLDPLLR</text:p>
          </table:table-cell>
          <table:table-cell table:formula="of:=LEN([.C268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YFPDPDLGPLELSK</text:p>
          </table:table-cell>
          <table:table-cell table:formula="of:=LEN([.G26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TGGMSLGALSR</text:p>
          </table:table-cell>
          <table:table-cell table:formula="of:=LEN([.A269])" office:value-type="float" office:value="13" calcext:value-type="float">
            <text:p>13</text:p>
          </table:table-cell>
          <table:table-cell office:value-type="string" calcext:value-type="string">
            <text:p>QLEPSLEAR</text:p>
          </table:table-cell>
          <table:table-cell table:formula="of:=LEN([.C26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LLEGAGSPVEMNLLHR</text:p>
          </table:table-cell>
          <table:table-cell table:formula="of:=LEN([.G26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ALECK</text:p>
          </table:table-cell>
          <table:table-cell table:formula="of:=LEN([.A270])" office:value-type="float" office:value="7" calcext:value-type="float">
            <text:p>7</text:p>
          </table:table-cell>
          <table:table-cell office:value-type="string" calcext:value-type="string">
            <text:p>LGGHLVSGHVDGLAK</text:p>
          </table:table-cell>
          <table:table-cell table:formula="of:=LEN([.C270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QGPGYDHFETYK</text:p>
          </table:table-cell>
          <table:table-cell table:formula="of:=LEN([.G27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TGPSGVGK</text:p>
          </table:table-cell>
          <table:table-cell table:formula="of:=LEN([.A271])" office:value-type="float" office:value="12" calcext:value-type="float">
            <text:p>12</text:p>
          </table:table-cell>
          <table:table-cell office:value-type="string" calcext:value-type="string">
            <text:p>EVAGAGQDLR</text:p>
          </table:table-cell>
          <table:table-cell table:formula="of:=LEN([.C271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LNSLLYYPLPLHAQLAYK</text:p>
          </table:table-cell>
          <table:table-cell table:formula="of:=LEN([.G271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EVYGPESSGK</text:p>
          </table:table-cell>
          <table:table-cell table:formula="of:=LEN([.A272])" office:value-type="float" office:value="12" calcext:value-type="float">
            <text:p>12</text:p>
          </table:table-cell>
          <table:table-cell office:value-type="string" calcext:value-type="string">
            <text:p>VSTGGWNPMLK</text:p>
          </table:table-cell>
          <table:table-cell table:formula="of:=LEN([.C272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GTAFFNDER</text:p>
          </table:table-cell>
          <table:table-cell table:formula="of:=LEN([.G27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GGGLPVGAYGGK</text:p>
          </table:table-cell>
          <table:table-cell table:formula="of:=LEN([.A273])" office:value-type="float" office:value="14" calcext:value-type="float">
            <text:p>14</text:p>
          </table:table-cell>
          <table:table-cell office:value-type="string" calcext:value-type="string">
            <text:p>LDDGLVQQALQLSR</text:p>
          </table:table-cell>
          <table:table-cell table:formula="of:=LEN([.C273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SAALLASLLHDK</text:p>
          </table:table-cell>
          <table:table-cell table:formula="of:=LEN([.G27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DTSVLLDGR</text:p>
          </table:table-cell>
          <table:table-cell table:formula="of:=LEN([.A274])" office:value-type="float" office:value="11" calcext:value-type="float">
            <text:p>11</text:p>
          </table:table-cell>
          <table:table-cell office:value-type="string" calcext:value-type="string">
            <text:p>FLFEGFLPK</text:p>
          </table:table-cell>
          <table:table-cell table:formula="of:=LEN([.C274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LPNGSGLGLKPVSK</text:p>
          </table:table-cell>
          <table:table-cell table:formula="of:=LEN([.G27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TVVLNDPGR</text:p>
          </table:table-cell>
          <table:table-cell table:formula="of:=LEN([.A275])" office:value-type="float" office:value="11" calcext:value-type="float">
            <text:p>11</text:p>
          </table:table-cell>
          <table:table-cell office:value-type="string" calcext:value-type="string">
            <text:p>TWPADLETPLSTWLK</text:p>
          </table:table-cell>
          <table:table-cell table:formula="of:=LEN([.C275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GDDPLTPESLDDLETLLLR</text:p>
          </table:table-cell>
          <table:table-cell table:formula="of:=LEN([.G275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ELLK</text:p>
          </table:table-cell>
          <table:table-cell table:formula="of:=LEN([.A276])" office:value-type="float" office:value="6" calcext:value-type="float">
            <text:p>6</text:p>
          </table:table-cell>
          <table:table-cell office:value-type="string" calcext:value-type="string">
            <text:p>LPNGELYTR</text:p>
          </table:table-cell>
          <table:table-cell table:formula="of:=LEN([.C276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PTLDTSNPFLCR</text:p>
          </table:table-cell>
          <table:table-cell table:formula="of:=LEN([.G27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ECTLNGLGER</text:p>
          </table:table-cell>
          <table:table-cell table:formula="of:=LEN([.A277])" office:value-type="float" office:value="12" calcext:value-type="float">
            <text:p>12</text:p>
          </table:table-cell>
          <table:table-cell office:value-type="string" calcext:value-type="string">
            <text:p>ETPLYEAK</text:p>
          </table:table-cell>
          <table:table-cell table:formula="of:=LEN([.C27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LESLTLNPDVVDFK</text:p>
          </table:table-cell>
          <table:table-cell table:formula="of:=LEN([.G27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QNLVQAMR</text:p>
          </table:table-cell>
          <table:table-cell table:formula="of:=LEN([.A278])" office:value-type="float" office:value="10" calcext:value-type="float">
            <text:p>10</text:p>
          </table:table-cell>
          <table:table-cell office:value-type="string" calcext:value-type="string">
            <text:p>AFEHLFAR</text:p>
          </table:table-cell>
          <table:table-cell table:formula="of:=LEN([.C278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QVTNDESLEMALR</text:p>
          </table:table-cell>
          <table:table-cell table:formula="of:=LEN([.G27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AVVR</text:p>
          </table:table-cell>
          <table:table-cell table:formula="of:=LEN([.A279])" office:value-type="float" office:value="6" calcext:value-type="float">
            <text:p>6</text:p>
          </table:table-cell>
          <table:table-cell office:value-type="string" calcext:value-type="string">
            <text:p>EAHEVLAVAMNR</text:p>
          </table:table-cell>
          <table:table-cell table:formula="of:=LEN([.C279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GAELGLTYLPDDK</text:p>
          </table:table-cell>
          <table:table-cell table:formula="of:=LEN([.G27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FDTVDK</text:p>
          </table:table-cell>
          <table:table-cell table:formula="of:=LEN([.A280])" office:value-type="float" office:value="8" calcext:value-type="float">
            <text:p>8</text:p>
          </table:table-cell>
          <table:table-cell office:value-type="string" calcext:value-type="string">
            <text:p>LLLVGDVLHSR</text:p>
          </table:table-cell>
          <table:table-cell table:formula="of:=LEN([.C280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ELTLLLQNDLENDLLR</text:p>
          </table:table-cell>
          <table:table-cell table:formula="of:=LEN([.G280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VQG</text:p>
          </table:table-cell>
          <table:table-cell table:formula="of:=LEN([.A281])" office:value-type="float" office:value="5" calcext:value-type="float">
            <text:p>5</text:p>
          </table:table-cell>
          <table:table-cell office:value-type="string" calcext:value-type="string">
            <text:p>WFNAVHYGVNK</text:p>
          </table:table-cell>
          <table:table-cell table:formula="of:=LEN([.C28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ASYDALESLLTK</text:p>
          </table:table-cell>
          <table:table-cell table:formula="of:=LEN([.G28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GGQPLVFDR</text:p>
          </table:table-cell>
          <table:table-cell table:formula="of:=LEN([.A282])" office:value-type="float" office:value="11" calcext:value-type="float">
            <text:p>11</text:p>
          </table:table-cell>
          <table:table-cell office:value-type="string" calcext:value-type="string">
            <text:p>LSHQALAEALGSTR</text:p>
          </table:table-cell>
          <table:table-cell table:formula="of:=LEN([.C282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EAQENVAVDVAEQLR</text:p>
          </table:table-cell>
          <table:table-cell table:formula="of:=LEN([.G282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FQYASFNNSR</text:p>
          </table:table-cell>
          <table:table-cell table:formula="of:=LEN([.A283])" office:value-type="float" office:value="12" calcext:value-type="float">
            <text:p>12</text:p>
          </table:table-cell>
          <table:table-cell office:value-type="string" calcext:value-type="string">
            <text:p>LYGTAWAK</text:p>
          </table:table-cell>
          <table:table-cell table:formula="of:=LEN([.C28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NLSPLGAAALAGTK</text:p>
          </table:table-cell>
          <table:table-cell table:formula="of:=LEN([.G283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TFDSGGYNLK</text:p>
          </table:table-cell>
          <table:table-cell table:formula="of:=LEN([.A284])" office:value-type="float" office:value="12" calcext:value-type="float">
            <text:p>12</text:p>
          </table:table-cell>
          <table:table-cell office:value-type="string" calcext:value-type="string">
            <text:p>EYDLDLLVTAPSVLYK</text:p>
          </table:table-cell>
          <table:table-cell table:formula="of:=LEN([.C284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LDEGPLLEQCTVNVSHR</text:p>
          </table:table-cell>
          <table:table-cell table:formula="of:=LEN([.G284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TLDLGLLVAGTK</text:p>
          </table:table-cell>
          <table:table-cell table:formula="of:=LEN([.A285])" office:value-type="float" office:value="14" calcext:value-type="float">
            <text:p>14</text:p>
          </table:table-cell>
          <table:table-cell office:value-type="string" calcext:value-type="string">
            <text:p>LTANLLEK</text:p>
          </table:table-cell>
          <table:table-cell table:formula="of:=LEN([.C285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DPYGFLHELRPQNGSLVSK</text:p>
          </table:table-cell>
          <table:table-cell table:formula="of:=LEN([.G285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GAGASFPAK</text:p>
          </table:table-cell>
          <table:table-cell table:formula="of:=LEN([.A286])" office:value-type="float" office:value="11" calcext:value-type="float">
            <text:p>11</text:p>
          </table:table-cell>
          <table:table-cell office:value-type="string" calcext:value-type="string">
            <text:p>QLTAVLPYFGYAR</text:p>
          </table:table-cell>
          <table:table-cell table:formula="of:=LEN([.C286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GESDLALELEK</text:p>
          </table:table-cell>
          <table:table-cell table:formula="of:=LEN([.G28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LATLVVNR</text:p>
          </table:table-cell>
          <table:table-cell table:formula="of:=LEN([.A287])" office:value-type="float" office:value="10" calcext:value-type="float">
            <text:p>10</text:p>
          </table:table-cell>
          <table:table-cell office:value-type="string" calcext:value-type="string">
            <text:p>GSAESVEEAQPFYVNAPYGLVLLHNGNLTNTR</text:p>
          </table:table-cell>
          <table:table-cell table:formula="of:=LEN([.C287])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QQDLDLEQDMHGQDLSGNEFVK</text:p>
          </table:table-cell>
          <table:table-cell table:formula="of:=LEN([.G287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DLDHLLFSR</text:p>
          </table:table-cell>
          <table:table-cell table:formula="of:=LEN([.A288])" office:value-type="float" office:value="11" calcext:value-type="float">
            <text:p>11</text:p>
          </table:table-cell>
          <table:table-cell office:value-type="string" calcext:value-type="string">
            <text:p>DADWLVR</text:p>
          </table:table-cell>
          <table:table-cell table:formula="of:=LEN([.C288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GAFVESGDLLVGK</text:p>
          </table:table-cell>
          <table:table-cell table:formula="of:=LEN([.G28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ESAALGWVR</text:p>
          </table:table-cell>
          <table:table-cell table:formula="of:=LEN([.A289])" office:value-type="float" office:value="11" calcext:value-type="float">
            <text:p>11</text:p>
          </table:table-cell>
          <table:table-cell office:value-type="string" calcext:value-type="string">
            <text:p>VGQLELFAR</text:p>
          </table:table-cell>
          <table:table-cell table:formula="of:=LEN([.C28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PYSLDVNLLGR</text:p>
          </table:table-cell>
          <table:table-cell table:formula="of:=LEN([.G28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QGTWDWTVR</text:p>
          </table:table-cell>
          <table:table-cell table:formula="of:=LEN([.A290])" office:value-type="float" office:value="11" calcext:value-type="float">
            <text:p>11</text:p>
          </table:table-cell>
          <table:table-cell office:value-type="string" calcext:value-type="string">
            <text:p>QFELVDLLR</text:p>
          </table:table-cell>
          <table:table-cell table:formula="of:=LEN([.C290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LFEMGGEELTEELAK</text:p>
          </table:table-cell>
          <table:table-cell table:formula="of:=LEN([.G290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LQDVFSFK</text:p>
          </table:table-cell>
          <table:table-cell table:formula="of:=LEN([.A291])" office:value-type="float" office:value="10" calcext:value-type="float">
            <text:p>10</text:p>
          </table:table-cell>
          <table:table-cell office:value-type="string" calcext:value-type="string">
            <text:p>LVFNYLTK</text:p>
          </table:table-cell>
          <table:table-cell table:formula="of:=LEN([.C29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LEEVLGSDYLNQLEELPK</text:p>
          </table:table-cell>
          <table:table-cell table:formula="of:=LEN([.G291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CGYSAYPR</text:p>
          </table:table-cell>
          <table:table-cell table:formula="of:=LEN([.A292])" office:value-type="float" office:value="11" calcext:value-type="float">
            <text:p>11</text:p>
          </table:table-cell>
          <table:table-cell office:value-type="string" calcext:value-type="string">
            <text:p>EDPYLLLTDK</text:p>
          </table:table-cell>
          <table:table-cell table:formula="of:=LEN([.C292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VDVSDLALTLEVVGDPGK</text:p>
          </table:table-cell>
          <table:table-cell table:formula="of:=LEN([.G292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TGASNDLQR</text:p>
          </table:table-cell>
          <table:table-cell table:formula="of:=LEN([.A293])" office:value-type="float" office:value="11" calcext:value-type="float">
            <text:p>11</text:p>
          </table:table-cell>
          <table:table-cell office:value-type="string" calcext:value-type="string">
            <text:p>DLLMEAAK</text:p>
          </table:table-cell>
          <table:table-cell table:formula="of:=LEN([.C29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NSNYENSLELNALSK</text:p>
          </table:table-cell>
          <table:table-cell table:formula="of:=LEN([.G29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ALNATK</text:p>
          </table:table-cell>
          <table:table-cell table:formula="of:=LEN([.A294])" office:value-type="float" office:value="9" calcext:value-type="float">
            <text:p>9</text:p>
          </table:table-cell>
          <table:table-cell office:value-type="string" calcext:value-type="string">
            <text:p>DVLLLDDVLYTGR</text:p>
          </table:table-cell>
          <table:table-cell table:formula="of:=LEN([.C294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LAVDLSDFQK</text:p>
          </table:table-cell>
          <table:table-cell table:formula="of:=LEN([.G29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AALGVVLR</text:p>
          </table:table-cell>
          <table:table-cell table:formula="of:=LEN([.A295])" office:value-type="float" office:value="10" calcext:value-type="float">
            <text:p>10</text:p>
          </table:table-cell>
          <table:table-cell office:value-type="string" calcext:value-type="string">
            <text:p>AVPLYQTSSYVFNNAEHGANLFGLK</text:p>
          </table:table-cell>
          <table:table-cell table:formula="of:=LEN([.C295]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QSSDVLSSQANLAGYK</text:p>
          </table:table-cell>
          <table:table-cell table:formula="of:=LEN([.G295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VLADFDAAEQMLK</text:p>
          </table:table-cell>
          <table:table-cell table:formula="of:=LEN([.A296])" office:value-type="float" office:value="15" calcext:value-type="float">
            <text:p>15</text:p>
          </table:table-cell>
          <table:table-cell office:value-type="string" calcext:value-type="string">
            <text:p>FDDGGEVDDK</text:p>
          </table:table-cell>
          <table:table-cell table:formula="of:=LEN([.C29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FSPEEVSAQVLR</text:p>
          </table:table-cell>
          <table:table-cell table:formula="of:=LEN([.G29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EFLHVKPGK</text:p>
          </table:table-cell>
          <table:table-cell table:formula="of:=LEN([.A297])" office:value-type="float" office:value="11" calcext:value-type="float">
            <text:p>11</text:p>
          </table:table-cell>
          <table:table-cell office:value-type="string" calcext:value-type="string">
            <text:p>KPVPPFTTSTLQQEANR</text:p>
          </table:table-cell>
          <table:table-cell table:formula="of:=LEN([.C297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LSDAFSLLSER</text:p>
          </table:table-cell>
          <table:table-cell table:formula="of:=LEN([.G29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TTLGYLDNLR</text:p>
          </table:table-cell>
          <table:table-cell table:formula="of:=LEN([.A298])" office:value-type="float" office:value="11" calcext:value-type="float">
            <text:p>11</text:p>
          </table:table-cell>
          <table:table-cell office:value-type="string" calcext:value-type="string">
            <text:p>ESTLVCVLTGNGLK</text:p>
          </table:table-cell>
          <table:table-cell table:formula="of:=LEN([.C298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GPNLVALGGGTGLSTLLK</text:p>
          </table:table-cell>
          <table:table-cell table:formula="of:=LEN([.G298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LTLNGLAAGMR</text:p>
          </table:table-cell>
          <table:table-cell table:formula="of:=LEN([.A299])" office:value-type="float" office:value="14" calcext:value-type="float">
            <text:p>14</text:p>
          </table:table-cell>
          <table:table-cell office:value-type="string" calcext:value-type="string">
            <text:p>LLSNPSLASK</text:p>
          </table:table-cell>
          <table:table-cell table:formula="of:=LEN([.C299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SSLLNLHHSFLPAFK</text:p>
          </table:table-cell>
          <table:table-cell table:formula="of:=LEN([.G299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PASVLLTK</text:p>
          </table:table-cell>
          <table:table-cell table:formula="of:=LEN([.A300])" office:value-type="float" office:value="10" calcext:value-type="float">
            <text:p>10</text:p>
          </table:table-cell>
          <table:table-cell office:value-type="string" calcext:value-type="string">
            <text:p>AEGFGDEVQR</text:p>
          </table:table-cell>
          <table:table-cell table:formula="of:=LEN([.C300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AVLADQQSSVVK</text:p>
          </table:table-cell>
          <table:table-cell table:formula="of:=LEN([.G30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NPSAFK</text:p>
          </table:table-cell>
          <table:table-cell table:formula="of:=LEN([.A301])" office:value-type="float" office:value="8" calcext:value-type="float">
            <text:p>8</text:p>
          </table:table-cell>
          <table:table-cell office:value-type="string" calcext:value-type="string">
            <text:p>MELPLDHFR</text:p>
          </table:table-cell>
          <table:table-cell table:formula="of:=LEN([.C30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NAQFTDVVNTGK</text:p>
          </table:table-cell>
          <table:table-cell table:formula="of:=LEN([.G30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LAAHFGRPK</text:p>
          </table:table-cell>
          <table:table-cell table:formula="of:=LEN([.A302])" office:value-type="float" office:value="11" calcext:value-type="float">
            <text:p>11</text:p>
          </table:table-cell>
          <table:table-cell office:value-type="string" calcext:value-type="string">
            <text:p>YAEGLPQK</text:p>
          </table:table-cell>
          <table:table-cell table:formula="of:=LEN([.C30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NHYQTDLSK</text:p>
          </table:table-cell>
          <table:table-cell table:formula="of:=LEN([.G30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EVLEALER</text:p>
          </table:table-cell>
          <table:table-cell table:formula="of:=LEN([.A303])" office:value-type="float" office:value="11" calcext:value-type="float">
            <text:p>11</text:p>
          </table:table-cell>
          <table:table-cell office:value-type="string" calcext:value-type="string">
            <text:p>GMLPHNSLGR</text:p>
          </table:table-cell>
          <table:table-cell table:formula="of:=LEN([.C303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LVLVGPCSLHDLEAAK</text:p>
          </table:table-cell>
          <table:table-cell table:formula="of:=LEN([.G303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VLEAHLDK</text:p>
          </table:table-cell>
          <table:table-cell table:formula="of:=LEN([.A304])" office:value-type="float" office:value="10" calcext:value-type="float">
            <text:p>10</text:p>
          </table:table-cell>
          <table:table-cell office:value-type="string" calcext:value-type="string">
            <text:p>HLDNVLDR</text:p>
          </table:table-cell>
          <table:table-cell table:formula="of:=LEN([.C304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YGDALALLAGDALLTR</text:p>
          </table:table-cell>
          <table:table-cell table:formula="of:=LEN([.G30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ELNNTDAEGR</text:p>
          </table:table-cell>
          <table:table-cell table:formula="of:=LEN([.A305])" office:value-type="float" office:value="12" calcext:value-type="float">
            <text:p>12</text:p>
          </table:table-cell>
          <table:table-cell office:value-type="string" calcext:value-type="string">
            <text:p>NDSPQTASRPFDAER</text:p>
          </table:table-cell>
          <table:table-cell table:formula="of:=LEN([.C305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PTQYLGFSPEHK</text:p>
          </table:table-cell>
          <table:table-cell table:formula="of:=LEN([.G30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GVSDGNMQEGSLR</text:p>
          </table:table-cell>
          <table:table-cell table:formula="of:=LEN([.A306])" office:value-type="float" office:value="15" calcext:value-type="float">
            <text:p>15</text:p>
          </table:table-cell>
          <table:table-cell office:value-type="string" calcext:value-type="string">
            <text:p>AVLTVPAYFN</text:p>
          </table:table-cell>
          <table:table-cell table:formula="of:=LEN([.C30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LLDDSEMAVVLDYK</text:p>
          </table:table-cell>
          <table:table-cell table:formula="of:=LEN([.G306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LLTETGHLK</text:p>
          </table:table-cell>
          <table:table-cell table:formula="of:=LEN([.A307])" office:value-type="float" office:value="11" calcext:value-type="float">
            <text:p>11</text:p>
          </table:table-cell>
          <table:table-cell office:value-type="string" calcext:value-type="string">
            <text:p>VLDLLDTPLK</text:p>
          </table:table-cell>
          <table:table-cell table:formula="of:=LEN([.C307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AHLDLAGTCWTDK</text:p>
          </table:table-cell>
          <table:table-cell table:formula="of:=LEN([.G30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GVEVTESR</text:p>
          </table:table-cell>
          <table:table-cell table:formula="of:=LEN([.A308])" office:value-type="float" office:value="9" calcext:value-type="float">
            <text:p>9</text:p>
          </table:table-cell>
          <table:table-cell office:value-type="string" calcext:value-type="string">
            <text:p>VLVVEPHPTLR</text:p>
          </table:table-cell>
          <table:table-cell table:formula="of:=LEN([.C308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LSALTFSPDGNLGLKPK</text:p>
          </table:table-cell>
          <table:table-cell table:formula="of:=LEN([.G308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SFQDLLQEGSLGLLR</text:p>
          </table:table-cell>
          <table:table-cell table:formula="of:=LEN([.A309])" office:value-type="float" office:value="17" calcext:value-type="float">
            <text:p>17</text:p>
          </table:table-cell>
          <table:table-cell office:value-type="string" calcext:value-type="string">
            <text:p>NYACDLTYATNSELGFDYLR</text:p>
          </table:table-cell>
          <table:table-cell table:formula="of:=LEN([.C309]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TALVANLPLK</text:p>
          </table:table-cell>
          <table:table-cell table:formula="of:=LEN([.G30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TETESQNYGYK</text:p>
          </table:table-cell>
          <table:table-cell table:formula="of:=LEN([.A310])" office:value-type="float" office:value="13" calcext:value-type="float">
            <text:p>13</text:p>
          </table:table-cell>
          <table:table-cell office:value-type="string" calcext:value-type="string">
            <text:p>NNYETDLLFPLLQK</text:p>
          </table:table-cell>
          <table:table-cell table:formula="of:=LEN([.C310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QVDQHLMNYVNAAGLDNK</text:p>
          </table:table-cell>
          <table:table-cell table:formula="of:=LEN([.G31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TFQEFSQR</text:p>
          </table:table-cell>
          <table:table-cell table:formula="of:=LEN([.A311])" office:value-type="float" office:value="10" calcext:value-type="float">
            <text:p>10</text:p>
          </table:table-cell>
          <table:table-cell office:value-type="string" calcext:value-type="string">
            <text:p>VLLGYLFR</text:p>
          </table:table-cell>
          <table:table-cell table:formula="of:=LEN([.C31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QLSPLKPGDPLDYK</text:p>
          </table:table-cell>
          <table:table-cell table:formula="of:=LEN([.G31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EVLNYWQEEGK</text:p>
          </table:table-cell>
          <table:table-cell table:formula="of:=LEN([.A312])" office:value-type="float" office:value="13" calcext:value-type="float">
            <text:p>13</text:p>
          </table:table-cell>
          <table:table-cell office:value-type="string" calcext:value-type="string">
            <text:p>LLELELPQTPAVK</text:p>
          </table:table-cell>
          <table:table-cell table:formula="of:=LEN([.C31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QTGTFLLGPLER</text:p>
          </table:table-cell>
          <table:table-cell table:formula="of:=LEN([.G31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GEVYVLK</text:p>
          </table:table-cell>
          <table:table-cell table:formula="of:=LEN([.A313])" office:value-type="float" office:value="9" calcext:value-type="float">
            <text:p>9</text:p>
          </table:table-cell>
          <table:table-cell office:value-type="string" calcext:value-type="string">
            <text:p>TLPGVAALK</text:p>
          </table:table-cell>
          <table:table-cell table:formula="of:=LEN([.C313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VYSDHELFLR</text:p>
          </table:table-cell>
          <table:table-cell table:formula="of:=LEN([.G31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NDLQPWQVR</text:p>
          </table:table-cell>
          <table:table-cell table:formula="of:=LEN([.A314])" office:value-type="float" office:value="11" calcext:value-type="float">
            <text:p>11</text:p>
          </table:table-cell>
          <table:table-cell office:value-type="string" calcext:value-type="string">
            <text:p>DGLELLTDR</text:p>
          </table:table-cell>
          <table:table-cell table:formula="of:=LEN([.C314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LQNTWNLLFK</text:p>
          </table:table-cell>
          <table:table-cell table:formula="of:=LEN([.G31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LEDALEADR</text:p>
          </table:table-cell>
          <table:table-cell table:formula="of:=LEN([.A315])" office:value-type="float" office:value="11" calcext:value-type="float">
            <text:p>11</text:p>
          </table:table-cell>
          <table:table-cell office:value-type="string" calcext:value-type="string">
            <text:p>ETFPYVLR</text:p>
          </table:table-cell>
          <table:table-cell table:formula="of:=LEN([.C315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AGNVLPANATLLFEVELLK</text:p>
          </table:table-cell>
          <table:table-cell table:formula="of:=LEN([.G315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DVLSVSGHR</text:p>
          </table:table-cell>
          <table:table-cell table:formula="of:=LEN([.A316])" office:value-type="float" office:value="11" calcext:value-type="float">
            <text:p>11</text:p>
          </table:table-cell>
          <table:table-cell office:value-type="string" calcext:value-type="string">
            <text:p>DLTNALVEK</text:p>
          </table:table-cell>
          <table:table-cell table:formula="of:=LEN([.C316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GLYVQLSHQGDGQHLFK</text:p>
          </table:table-cell>
          <table:table-cell table:formula="of:=LEN([.G316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RPTRPGFEGGQMPLYR</text:p>
          </table:table-cell>
          <table:table-cell table:formula="of:=LEN([.A317])" office:value-type="float" office:value="18" calcext:value-type="float">
            <text:p>18</text:p>
          </table:table-cell>
          <table:table-cell office:value-type="string" calcext:value-type="string">
            <text:p>LMELEGLPNLK</text:p>
          </table:table-cell>
          <table:table-cell table:formula="of:=LEN([.C31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GTDNWENVTTACLR</text:p>
          </table:table-cell>
          <table:table-cell table:formula="of:=LEN([.G31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VNHGSLSER</text:p>
          </table:table-cell>
          <table:table-cell table:formula="of:=LEN([.A318])" office:value-type="float" office:value="11" calcext:value-type="float">
            <text:p>11</text:p>
          </table:table-cell>
          <table:table-cell office:value-type="string" calcext:value-type="string">
            <text:p>LGVTYGNPETTTGGNALK</text:p>
          </table:table-cell>
          <table:table-cell table:formula="of:=LEN([.C318]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GAAAVDLAFVASGK</text:p>
          </table:table-cell>
          <table:table-cell table:formula="of:=LEN([.G31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PNMLVFRPGDGNETSGAYK</text:p>
          </table:table-cell>
          <table:table-cell table:formula="of:=LEN([.A319])" office:value-type="float" office:value="21" calcext:value-type="float">
            <text:p>21</text:p>
          </table:table-cell>
          <table:table-cell office:value-type="string" calcext:value-type="string">
            <text:p>AAATNLVPTSTGAAK</text:p>
          </table:table-cell>
          <table:table-cell table:formula="of:=LEN([.C319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CQSNDALVFDKPGVTR</text:p>
          </table:table-cell>
          <table:table-cell table:formula="of:=LEN([.G31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LFGGAGVGK</text:p>
          </table:table-cell>
          <table:table-cell table:formula="of:=LEN([.A320])" office:value-type="float" office:value="11" calcext:value-type="float">
            <text:p>11</text:p>
          </table:table-cell>
          <table:table-cell office:value-type="string" calcext:value-type="string">
            <text:p>MDGFAVCR</text:p>
          </table:table-cell>
          <table:table-cell table:formula="of:=LEN([.C320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YFNYGGQGPLPK</text:p>
          </table:table-cell>
          <table:table-cell table:formula="of:=LEN([.G32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QWPLLANK</text:p>
          </table:table-cell>
          <table:table-cell table:formula="of:=LEN([.A321])" office:value-type="float" office:value="10" calcext:value-type="float">
            <text:p>10</text:p>
          </table:table-cell>
          <table:table-cell office:value-type="string" calcext:value-type="string">
            <text:p>EPELYGNK</text:p>
          </table:table-cell>
          <table:table-cell table:formula="of:=LEN([.C32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SDLSLDHVLPR</text:p>
          </table:table-cell>
          <table:table-cell table:formula="of:=LEN([.G32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QLVGDDLFVTNTER</text:p>
          </table:table-cell>
          <table:table-cell table:formula="of:=LEN([.A322])" office:value-type="float" office:value="15" calcext:value-type="float">
            <text:p>15</text:p>
          </table:table-cell>
          <table:table-cell office:value-type="string" calcext:value-type="string">
            <text:p>SLYENLAFGAR</text:p>
          </table:table-cell>
          <table:table-cell table:formula="of:=LEN([.C322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LLTYHACDASK</text:p>
          </table:table-cell>
          <table:table-cell table:formula="of:=LEN([.G322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LRPGGGVLFGPKPR</text:p>
          </table:table-cell>
          <table:table-cell table:formula="of:=LEN([.A323])" office:value-type="float" office:value="16" calcext:value-type="float">
            <text:p>16</text:p>
          </table:table-cell>
          <table:table-cell office:value-type="string" calcext:value-type="string">
            <text:p>VALAFQER</text:p>
          </table:table-cell>
          <table:table-cell table:formula="of:=LEN([.C32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DLFDLPNTSMVFGDAK</text:p>
          </table:table-cell>
          <table:table-cell table:formula="of:=LEN([.G323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LLETNFK</text:p>
          </table:table-cell>
          <table:table-cell table:formula="of:=LEN([.A324])" office:value-type="float" office:value="9" calcext:value-type="float">
            <text:p>9</text:p>
          </table:table-cell>
          <table:table-cell office:value-type="string" calcext:value-type="string">
            <text:p>LVSLEDLLK</text:p>
          </table:table-cell>
          <table:table-cell table:formula="of:=LEN([.C324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LPSCSSYGYEALTR</text:p>
          </table:table-cell>
          <table:table-cell table:formula="of:=LEN([.G32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FLVGSCPSEVLK</text:p>
          </table:table-cell>
          <table:table-cell table:formula="of:=LEN([.A325])" office:value-type="float" office:value="14" calcext:value-type="float">
            <text:p>14</text:p>
          </table:table-cell>
          <table:table-cell office:value-type="string" calcext:value-type="string">
            <text:p>NYVLTDLLAR</text:p>
          </table:table-cell>
          <table:table-cell table:formula="of:=LEN([.C32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LNLLLDEKPDSVLHFAEQR</text:p>
          </table:table-cell>
          <table:table-cell table:formula="of:=LEN([.G325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LAFDTLFAEGQR</text:p>
          </table:table-cell>
          <table:table-cell table:formula="of:=LEN([.A326])" office:value-type="float" office:value="14" calcext:value-type="float">
            <text:p>14</text:p>
          </table:table-cell>
          <table:table-cell office:value-type="string" calcext:value-type="string">
            <text:p>LFLTASLDER</text:p>
          </table:table-cell>
          <table:table-cell table:formula="of:=LEN([.C32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NTENLFPLLK</text:p>
          </table:table-cell>
          <table:table-cell table:formula="of:=LEN([.G32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DDLK</text:p>
          </table:table-cell>
          <table:table-cell table:formula="of:=LEN([.A327])" office:value-type="float" office:value="6" calcext:value-type="float">
            <text:p>6</text:p>
          </table:table-cell>
          <table:table-cell office:value-type="string" calcext:value-type="string">
            <text:p>MGSLGGLLK</text:p>
          </table:table-cell>
          <table:table-cell table:formula="of:=LEN([.C327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LLDQYQLGWDK</text:p>
          </table:table-cell>
          <table:table-cell table:formula="of:=LEN([.G32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QLVSK</text:p>
          </table:table-cell>
          <table:table-cell table:formula="of:=LEN([.A328])" office:value-type="float" office:value="6" calcext:value-type="float">
            <text:p>6</text:p>
          </table:table-cell>
          <table:table-cell office:value-type="string" calcext:value-type="string">
            <text:p>LLGLSVDWDR</text:p>
          </table:table-cell>
          <table:table-cell table:formula="of:=LEN([.C328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PCNTDLFELSR</text:p>
          </table:table-cell>
          <table:table-cell table:formula="of:=LEN([.G328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LQSLLTALGLGLK</text:p>
          </table:table-cell>
          <table:table-cell table:formula="of:=LEN([.A329])" office:value-type="float" office:value="16" calcext:value-type="float">
            <text:p>16</text:p>
          </table:table-cell>
          <table:table-cell office:value-type="string" calcext:value-type="string">
            <text:p>LGVYPCR</text:p>
          </table:table-cell>
          <table:table-cell table:formula="of:=LEN([.C329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QLDAGALLPLTK</text:p>
          </table:table-cell>
          <table:table-cell table:formula="of:=LEN([.G32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EQQDLSEALER</text:p>
          </table:table-cell>
          <table:table-cell table:formula="of:=LEN([.A330])" office:value-type="float" office:value="13" calcext:value-type="float">
            <text:p>13</text:p>
          </table:table-cell>
          <table:table-cell office:value-type="string" calcext:value-type="string">
            <text:p>VLALLLGGGK</text:p>
          </table:table-cell>
          <table:table-cell table:formula="of:=LEN([.C330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DGVDLQYTDDTFVLNNK</text:p>
          </table:table-cell>
          <table:table-cell table:formula="of:=LEN([.G33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LLVDDSLVR</text:p>
          </table:table-cell>
          <table:table-cell table:formula="of:=LEN([.A331])" office:value-type="float" office:value="11" calcext:value-type="float">
            <text:p>11</text:p>
          </table:table-cell>
          <table:table-cell office:value-type="string" calcext:value-type="string">
            <text:p>LEEVTELR</text:p>
          </table:table-cell>
          <table:table-cell table:formula="of:=LEN([.C33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LYGADGASFLK</text:p>
          </table:table-cell>
          <table:table-cell table:formula="of:=LEN([.G33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WVMEPVEQTTSR</text:p>
          </table:table-cell>
          <table:table-cell table:formula="of:=LEN([.A332])" office:value-type="float" office:value="13" calcext:value-type="float">
            <text:p>13</text:p>
          </table:table-cell>
          <table:table-cell office:value-type="string" calcext:value-type="string">
            <text:p>ANYNLQR</text:p>
          </table:table-cell>
          <table:table-cell table:formula="of:=LEN([.C332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LDLLSQVAQVDQK</text:p>
          </table:table-cell>
          <table:table-cell table:formula="of:=LEN([.G332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ASFCGVVGLKPTYGR</text:p>
          </table:table-cell>
          <table:table-cell table:formula="of:=LEN([.A333])" office:value-type="float" office:value="17" calcext:value-type="float">
            <text:p>17</text:p>
          </table:table-cell>
          <table:table-cell office:value-type="string" calcext:value-type="string">
            <text:p>YQLLAPVVR</text:p>
          </table:table-cell>
          <table:table-cell table:formula="of:=LEN([.C333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LAQLALSDPQCFEK</text:p>
          </table:table-cell>
          <table:table-cell table:formula="of:=LEN([.G333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LFYTAPTALR</text:p>
          </table:table-cell>
          <table:table-cell table:formula="of:=LEN([.A334])" office:value-type="float" office:value="12" calcext:value-type="float">
            <text:p>12</text:p>
          </table:table-cell>
          <table:table-cell office:value-type="string" calcext:value-type="string">
            <text:p>DLFTMGARPLAVLNSLR</text:p>
          </table:table-cell>
          <table:table-cell table:formula="of:=LEN([.C334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EHLLPELLEK</text:p>
          </table:table-cell>
          <table:table-cell table:formula="of:=LEN([.G33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DAELAEVLAR</text:p>
          </table:table-cell>
          <table:table-cell table:formula="of:=LEN([.A335])" office:value-type="float" office:value="12" calcext:value-type="float">
            <text:p>12</text:p>
          </table:table-cell>
          <table:table-cell office:value-type="string" calcext:value-type="string">
            <text:p>LLGATAHYVTK</text:p>
          </table:table-cell>
          <table:table-cell table:formula="of:=LEN([.C33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SLSGVFSELPVPPFVVK</text:p>
          </table:table-cell>
          <table:table-cell table:formula="of:=LEN([.G335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MER</text:p>
          </table:table-cell>
          <table:table-cell table:formula="of:=LEN([.A336])" office:value-type="float" office:value="5" calcext:value-type="float">
            <text:p>5</text:p>
          </table:table-cell>
          <table:table-cell office:value-type="string" calcext:value-type="string">
            <text:p>AEFLEELLK</text:p>
          </table:table-cell>
          <table:table-cell table:formula="of:=LEN([.C336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VYSQLGLNPLLK</text:p>
          </table:table-cell>
          <table:table-cell table:formula="of:=LEN([.G33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LPNDNYR</text:p>
          </table:table-cell>
          <table:table-cell table:formula="of:=LEN([.A337])" office:value-type="float" office:value="9" calcext:value-type="float">
            <text:p>9</text:p>
          </table:table-cell>
          <table:table-cell office:value-type="string" calcext:value-type="string">
            <text:p>GLMLAGGGALVR</text:p>
          </table:table-cell>
          <table:table-cell table:formula="of:=LEN([.C33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GRPYMVSPDSVLHVK</text:p>
          </table:table-cell>
          <table:table-cell table:formula="of:=LEN([.G337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LDVVAK</text:p>
          </table:table-cell>
          <table:table-cell table:formula="of:=LEN([.A338])" office:value-type="float" office:value="8" calcext:value-type="float">
            <text:p>8</text:p>
          </table:table-cell>
          <table:table-cell office:value-type="string" calcext:value-type="string">
            <text:p>LSEPVLVR</text:p>
          </table:table-cell>
          <table:table-cell table:formula="of:=LEN([.C338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QVQPEK</text:p>
          </table:table-cell>
          <table:table-cell table:formula="of:=LEN([.G338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VDTYGGYAR</text:p>
          </table:table-cell>
          <table:table-cell table:formula="of:=LEN([.A339])" office:value-type="float" office:value="11" calcext:value-type="float">
            <text:p>11</text:p>
          </table:table-cell>
          <table:table-cell office:value-type="string" calcext:value-type="string">
            <text:p>LSLLDLHLK</text:p>
          </table:table-cell>
          <table:table-cell table:formula="of:=LEN([.C33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AVLCASTGNTSAAAAAYASR</text:p>
          </table:table-cell>
          <table:table-cell table:formula="of:=LEN([.G339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LLLER</text:p>
          </table:table-cell>
          <table:table-cell table:formula="of:=LEN([.A340])" office:value-type="float" office:value="7" calcext:value-type="float">
            <text:p>7</text:p>
          </table:table-cell>
          <table:table-cell office:value-type="string" calcext:value-type="string">
            <text:p>VPGGSSGGSAAAVAAGECLAALGSDTGGSLR</text:p>
          </table:table-cell>
          <table:table-cell table:formula="of:=LEN([.C340])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LGDFLEADLENPEQDVSK</text:p>
          </table:table-cell>
          <table:table-cell table:formula="of:=LEN([.G34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YATWWLR</text:p>
          </table:table-cell>
          <table:table-cell table:formula="of:=LEN([.A341])" office:value-type="float" office:value="10" calcext:value-type="float">
            <text:p>10</text:p>
          </table:table-cell>
          <table:table-cell office:value-type="string" calcext:value-type="string">
            <text:p>VSGYVLDLR</text:p>
          </table:table-cell>
          <table:table-cell table:formula="of:=LEN([.C34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ELLGDYSATTSEGFDR</text:p>
          </table:table-cell>
          <table:table-cell table:formula="of:=LEN([.G34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TLLGYGSPNK</text:p>
          </table:table-cell>
          <table:table-cell table:formula="of:=LEN([.A342])" office:value-type="float" office:value="12" calcext:value-type="float">
            <text:p>12</text:p>
          </table:table-cell>
          <table:table-cell office:value-type="string" calcext:value-type="string">
            <text:p>SLGVPDNR</text:p>
          </table:table-cell>
          <table:table-cell table:formula="of:=LEN([.C34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DWDFTENLAFK</text:p>
          </table:table-cell>
          <table:table-cell table:formula="of:=LEN([.G342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DEMVAR</text:p>
          </table:table-cell>
          <table:table-cell table:formula="of:=LEN([.A343])" office:value-type="float" office:value="8" calcext:value-type="float">
            <text:p>8</text:p>
          </table:table-cell>
          <table:table-cell office:value-type="string" calcext:value-type="string">
            <text:p>LVALPALLK</text:p>
          </table:table-cell>
          <table:table-cell table:formula="of:=LEN([.C343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VDPFNCWLWLK</text:p>
          </table:table-cell>
          <table:table-cell table:formula="of:=LEN([.G34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FTPLFALSR</text:p>
          </table:table-cell>
          <table:table-cell table:formula="of:=LEN([.A344])" office:value-type="float" office:value="11" calcext:value-type="float">
            <text:p>11</text:p>
          </table:table-cell>
          <table:table-cell office:value-type="string" calcext:value-type="string">
            <text:p>FPLYTRPR</text:p>
          </table:table-cell>
          <table:table-cell table:formula="of:=LEN([.C344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GPGAGLSFALPLNK</text:p>
          </table:table-cell>
          <table:table-cell table:formula="of:=LEN([.G34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DLGAVLGLK</text:p>
          </table:table-cell>
          <table:table-cell table:formula="of:=LEN([.A345])" office:value-type="float" office:value="11" calcext:value-type="float">
            <text:p>11</text:p>
          </table:table-cell>
          <table:table-cell office:value-type="string" calcext:value-type="string">
            <text:p>LVQPSLLK</text:p>
          </table:table-cell>
          <table:table-cell table:formula="of:=LEN([.C345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VLLNLTMMDPDQAQR</text:p>
          </table:table-cell>
          <table:table-cell table:formula="of:=LEN([.G345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DLR</text:p>
          </table:table-cell>
          <table:table-cell table:formula="of:=LEN([.A346])" office:value-type="float" office:value="5" calcext:value-type="float">
            <text:p>5</text:p>
          </table:table-cell>
          <table:table-cell office:value-type="string" calcext:value-type="string">
            <text:p>STGETLFLNLGK</text:p>
          </table:table-cell>
          <table:table-cell table:formula="of:=LEN([.C346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NNLPLLASYHTHLPK</text:p>
          </table:table-cell>
          <table:table-cell table:formula="of:=LEN([.G346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MPYLPDGTPVDLVLNPLGVPSR</text:p>
          </table:table-cell>
          <table:table-cell table:formula="of:=LEN([.A347])" office:value-type="float" office:value="24" calcext:value-type="float">
            <text:p>24</text:p>
          </table:table-cell>
          <table:table-cell office:value-type="string" calcext:value-type="string">
            <text:p>DLDDFAEK</text:p>
          </table:table-cell>
          <table:table-cell table:formula="of:=LEN([.C34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DYLELYK</text:p>
          </table:table-cell>
          <table:table-cell table:formula="of:=LEN([.G34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LVTNR</text:p>
          </table:table-cell>
          <table:table-cell table:formula="of:=LEN([.A348])" office:value-type="float" office:value="7" calcext:value-type="float">
            <text:p>7</text:p>
          </table:table-cell>
          <table:table-cell office:value-type="string" calcext:value-type="string">
            <text:p>LLSGLAAEGFAR</text:p>
          </table:table-cell>
          <table:table-cell table:formula="of:=LEN([.C348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QADDLSELLVNR</text:p>
          </table:table-cell>
          <table:table-cell table:formula="of:=LEN([.G348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KPVALSLVQAR</text:p>
          </table:table-cell>
          <table:table-cell table:formula="of:=LEN([.A349])" office:value-type="float" office:value="12" calcext:value-type="float">
            <text:p>12</text:p>
          </table:table-cell>
          <table:table-cell office:value-type="string" calcext:value-type="string">
            <text:p>ALEEFLPK</text:p>
          </table:table-cell>
          <table:table-cell table:formula="of:=LEN([.C349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VFFEVLPYLDAR</text:p>
          </table:table-cell>
          <table:table-cell table:formula="of:=LEN([.G34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DVMLAGK</text:p>
          </table:table-cell>
          <table:table-cell table:formula="of:=LEN([.A350])" office:value-type="float" office:value="9" calcext:value-type="float">
            <text:p>9</text:p>
          </table:table-cell>
          <table:table-cell office:value-type="string" calcext:value-type="string">
            <text:p>LAEMVLDAVPSVEMVR</text:p>
          </table:table-cell>
          <table:table-cell table:formula="of:=LEN([.C350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HSAEVDSETDHR</text:p>
          </table:table-cell>
          <table:table-cell table:formula="of:=LEN([.G35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QQQPLDYVEAER</text:p>
          </table:table-cell>
          <table:table-cell table:formula="of:=LEN([.A351])" office:value-type="float" office:value="13" calcext:value-type="float">
            <text:p>13</text:p>
          </table:table-cell>
          <table:table-cell office:value-type="string" calcext:value-type="string">
            <text:p>DLSDSDVQK</text:p>
          </table:table-cell>
          <table:table-cell table:formula="of:=LEN([.C35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QALEEAYQSDLLSSLR</text:p>
          </table:table-cell>
          <table:table-cell table:formula="of:=LEN([.G35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NYPLALEGALK</text:p>
          </table:table-cell>
          <table:table-cell table:formula="of:=LEN([.A352])" office:value-type="float" office:value="13" calcext:value-type="float">
            <text:p>13</text:p>
          </table:table-cell>
          <table:table-cell office:value-type="string" calcext:value-type="string">
            <text:p>EETETDLFGEQAVLCGGVSELLK</text:p>
          </table:table-cell>
          <table:table-cell table:formula="of:=LEN([.C352]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LAQQLGCSVLVLTAR</text:p>
          </table:table-cell>
          <table:table-cell table:formula="of:=LEN([.G352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EEVVFGK</text:p>
          </table:table-cell>
          <table:table-cell table:formula="of:=LEN([.A353])" office:value-type="float" office:value="9" calcext:value-type="float">
            <text:p>9</text:p>
          </table:table-cell>
          <table:table-cell office:value-type="string" calcext:value-type="string">
            <text:p>HTLAELGR</text:p>
          </table:table-cell>
          <table:table-cell table:formula="of:=LEN([.C35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SWDDGWTSLLELK</text:p>
          </table:table-cell>
          <table:table-cell table:formula="of:=LEN([.G35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YAYWWLR</text:p>
          </table:table-cell>
          <table:table-cell table:formula="of:=LEN([.A354])" office:value-type="float" office:value="10" calcext:value-type="float">
            <text:p>10</text:p>
          </table:table-cell>
          <table:table-cell office:value-type="string" calcext:value-type="string">
            <text:p>ELPNLNER</text:p>
          </table:table-cell>
          <table:table-cell table:formula="of:=LEN([.C354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GFEVSQGGTLLWLPQETHELNK</text:p>
          </table:table-cell>
          <table:table-cell table:formula="of:=LEN([.G354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SDATAQALDK</text:p>
          </table:table-cell>
          <table:table-cell table:formula="of:=LEN([.A355])" office:value-type="float" office:value="12" calcext:value-type="float">
            <text:p>12</text:p>
          </table:table-cell>
          <table:table-cell office:value-type="string" calcext:value-type="string">
            <text:p>ALLFAYEESR</text:p>
          </table:table-cell>
          <table:table-cell table:formula="of:=LEN([.C35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LLLTDLENLYSK</text:p>
          </table:table-cell>
          <table:table-cell table:formula="of:=LEN([.G35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DQTFGLNK</text:p>
          </table:table-cell>
          <table:table-cell table:formula="of:=LEN([.A356])" office:value-type="float" office:value="10" calcext:value-type="float">
            <text:p>10</text:p>
          </table:table-cell>
          <table:table-cell office:value-type="string" calcext:value-type="string">
            <text:p>ALDSLPNR</text:p>
          </table:table-cell>
          <table:table-cell table:formula="of:=LEN([.C356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LNNPLVTGDPK</text:p>
          </table:table-cell>
          <table:table-cell table:formula="of:=LEN([.G35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ADFDNFR</text:p>
          </table:table-cell>
          <table:table-cell table:formula="of:=LEN([.A357])" office:value-type="float" office:value="9" calcext:value-type="float">
            <text:p>9</text:p>
          </table:table-cell>
          <table:table-cell office:value-type="string" calcext:value-type="string">
            <text:p>ADFEQALSK</text:p>
          </table:table-cell>
          <table:table-cell table:formula="of:=LEN([.C357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FVTDLLDK</text:p>
          </table:table-cell>
          <table:table-cell table:formula="of:=LEN([.G35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LTTPLGGGLR</text:p>
          </table:table-cell>
          <table:table-cell table:formula="of:=LEN([.A358])" office:value-type="float" office:value="12" calcext:value-type="float">
            <text:p>12</text:p>
          </table:table-cell>
          <table:table-cell office:value-type="string" calcext:value-type="string">
            <text:p>VALLQFLK</text:p>
          </table:table-cell>
          <table:table-cell table:formula="of:=LEN([.C358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LQLVNALVETSK</text:p>
          </table:table-cell>
          <table:table-cell table:formula="of:=LEN([.G358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GSGLEELR</text:p>
          </table:table-cell>
          <table:table-cell table:formula="of:=LEN([.A359])" office:value-type="float" office:value="9" calcext:value-type="float">
            <text:p>9</text:p>
          </table:table-cell>
          <table:table-cell office:value-type="string" calcext:value-type="string">
            <text:p>MLTLYQFR</text:p>
          </table:table-cell>
          <table:table-cell table:formula="of:=LEN([.C359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KPDALLPTMGGQTALNLAVK</text:p>
          </table:table-cell>
          <table:table-cell table:formula="of:=LEN([.G359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AATETEMK</text:p>
          </table:table-cell>
          <table:table-cell table:formula="of:=LEN([.A360])" office:value-type="float" office:value="10" calcext:value-type="float">
            <text:p>10</text:p>
          </table:table-cell>
          <table:table-cell office:value-type="string" calcext:value-type="string">
            <text:p>VLQAFCK</text:p>
          </table:table-cell>
          <table:table-cell table:formula="of:=LEN([.C360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TEDDFLHLLEK</text:p>
          </table:table-cell>
          <table:table-cell table:formula="of:=LEN([.G36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CLLFLDELDSLGR</text:p>
          </table:table-cell>
          <table:table-cell table:formula="of:=LEN([.A361])" office:value-type="float" office:value="15" calcext:value-type="float">
            <text:p>15</text:p>
          </table:table-cell>
          <table:table-cell office:value-type="string" calcext:value-type="string">
            <text:p>AGYYESSGALR</text:p>
          </table:table-cell>
          <table:table-cell table:formula="of:=LEN([.C36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STLVDVGLGYVK</text:p>
          </table:table-cell>
          <table:table-cell table:formula="of:=LEN([.G36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VLEGLDGCGK</text:p>
          </table:table-cell>
          <table:table-cell table:formula="of:=LEN([.A362])" office:value-type="float" office:value="12" calcext:value-type="float">
            <text:p>12</text:p>
          </table:table-cell>
          <table:table-cell office:value-type="string" calcext:value-type="string">
            <text:p>AMFSWLK</text:p>
          </table:table-cell>
          <table:table-cell table:formula="of:=LEN([.C362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SGDLSTLEDSSVLEK</text:p>
          </table:table-cell>
          <table:table-cell table:formula="of:=LEN([.G36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HLLSGLPR</text:p>
          </table:table-cell>
          <table:table-cell table:formula="of:=LEN([.A363])" office:value-type="float" office:value="10" calcext:value-type="float">
            <text:p>10</text:p>
          </table:table-cell>
          <table:table-cell office:value-type="string" calcext:value-type="string">
            <text:p>LVGTLLEVNGR</text:p>
          </table:table-cell>
          <table:table-cell table:formula="of:=LEN([.C363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QSALSDESSEASR</text:p>
          </table:table-cell>
          <table:table-cell table:formula="of:=LEN([.G36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GWLAHWR</text:p>
          </table:table-cell>
          <table:table-cell table:formula="of:=LEN([.A364])" office:value-type="float" office:value="9" calcext:value-type="float">
            <text:p>9</text:p>
          </table:table-cell>
          <table:table-cell office:value-type="string" calcext:value-type="string">
            <text:p>NLAFALR</text:p>
          </table:table-cell>
          <table:table-cell table:formula="of:=LEN([.C364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PHGLFLCGVK</text:p>
          </table:table-cell>
          <table:table-cell table:formula="of:=LEN([.G36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LVLYDDLTK</text:p>
          </table:table-cell>
          <table:table-cell table:formula="of:=LEN([.A365])" office:value-type="float" office:value="11" calcext:value-type="float">
            <text:p>11</text:p>
          </table:table-cell>
          <table:table-cell office:value-type="string" calcext:value-type="string">
            <text:p>GAGTMNPHTFLR</text:p>
          </table:table-cell>
          <table:table-cell table:formula="of:=LEN([.C365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EDHEFFQVLR</text:p>
          </table:table-cell>
          <table:table-cell table:formula="of:=LEN([.G36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DLLDEAGSR</text:p>
          </table:table-cell>
          <table:table-cell table:formula="of:=LEN([.A366])" office:value-type="float" office:value="11" calcext:value-type="float">
            <text:p>11</text:p>
          </table:table-cell>
          <table:table-cell office:value-type="string" calcext:value-type="string">
            <text:p>FLLTTVGR</text:p>
          </table:table-cell>
          <table:table-cell table:formula="of:=LEN([.C366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LALYDDNQLTLDGR</text:p>
          </table:table-cell>
          <table:table-cell table:formula="of:=LEN([.G366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PTWGDVLNR</text:p>
          </table:table-cell>
          <table:table-cell table:formula="of:=LEN([.A367])" office:value-type="float" office:value="11" calcext:value-type="float">
            <text:p>11</text:p>
          </table:table-cell>
          <table:table-cell office:value-type="string" calcext:value-type="string">
            <text:p>EVLPESLAR</text:p>
          </table:table-cell>
          <table:table-cell table:formula="of:=LEN([.C367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DQDLVDATMEELK</text:p>
          </table:table-cell>
          <table:table-cell table:formula="of:=LEN([.G36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DVPELLR</text:p>
          </table:table-cell>
          <table:table-cell table:formula="of:=LEN([.A368])" office:value-type="float" office:value="9" calcext:value-type="float">
            <text:p>9</text:p>
          </table:table-cell>
          <table:table-cell office:value-type="string" calcext:value-type="string">
            <text:p>SGALTLPSK</text:p>
          </table:table-cell>
          <table:table-cell table:formula="of:=LEN([.C368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YGMGSANSATSK</text:p>
          </table:table-cell>
          <table:table-cell table:formula="of:=LEN([.G368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YLLR</text:p>
          </table:table-cell>
          <table:table-cell table:formula="of:=LEN([.A369])" office:value-type="float" office:value="6" calcext:value-type="float">
            <text:p>6</text:p>
          </table:table-cell>
          <table:table-cell office:value-type="string" calcext:value-type="string">
            <text:p>LFGYELSPLLWK</text:p>
          </table:table-cell>
          <table:table-cell table:formula="of:=LEN([.C369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LGAGELPSSVPYDASSLYAK</text:p>
          </table:table-cell>
          <table:table-cell table:formula="of:=LEN([.G369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WQCR</text:p>
          </table:table-cell>
          <table:table-cell table:formula="of:=LEN([.A370])" office:value-type="float" office:value="5" calcext:value-type="float">
            <text:p>5</text:p>
          </table:table-cell>
          <table:table-cell office:value-type="string" calcext:value-type="string">
            <text:p>DVLELPLK</text:p>
          </table:table-cell>
          <table:table-cell table:formula="of:=LEN([.C370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LGWNQEDLTR</text:p>
          </table:table-cell>
          <table:table-cell table:formula="of:=LEN([.G37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GFLSSNWELHR</text:p>
          </table:table-cell>
          <table:table-cell table:formula="of:=LEN([.A371])" office:value-type="float" office:value="13" calcext:value-type="float">
            <text:p>13</text:p>
          </table:table-cell>
          <table:table-cell office:value-type="string" calcext:value-type="string">
            <text:p>ESVLPSSVK</text:p>
          </table:table-cell>
          <table:table-cell table:formula="of:=LEN([.C37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VLEVELPLSLTLK</text:p>
          </table:table-cell>
          <table:table-cell table:formula="of:=LEN([.G37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K</text:p>
          </table:table-cell>
          <table:table-cell table:formula="of:=LEN([.A372])" office:value-type="float" office:value="5" calcext:value-type="float">
            <text:p>5</text:p>
          </table:table-cell>
          <table:table-cell office:value-type="string" calcext:value-type="string">
            <text:p>LPGFEHK</text:p>
          </table:table-cell>
          <table:table-cell table:formula="of:=LEN([.C372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PGATFDSLLR</text:p>
          </table:table-cell>
          <table:table-cell table:formula="of:=LEN([.G37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LGMEVMHER</text:p>
          </table:table-cell>
          <table:table-cell table:formula="of:=LEN([.A373])" office:value-type="float" office:value="11" calcext:value-type="float">
            <text:p>11</text:p>
          </table:table-cell>
          <table:table-cell office:value-type="string" calcext:value-type="string">
            <text:p>GEPLVCTPQDAYR</text:p>
          </table:table-cell>
          <table:table-cell table:formula="of:=LEN([.C373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TLYTFAVGTNEER</text:p>
          </table:table-cell>
          <table:table-cell table:formula="of:=LEN([.G37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AEVGLLGLPNAGK</text:p>
          </table:table-cell>
          <table:table-cell table:formula="of:=LEN([.A374])" office:value-type="float" office:value="15" calcext:value-type="float">
            <text:p>15</text:p>
          </table:table-cell>
          <table:table-cell office:value-type="string" calcext:value-type="string">
            <text:p>GQATDLQLR</text:p>
          </table:table-cell>
          <table:table-cell table:formula="of:=LEN([.C374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NTLLWLDQNLELK</text:p>
          </table:table-cell>
          <table:table-cell table:formula="of:=LEN([.G37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YTVVLFDEVEK</text:p>
          </table:table-cell>
          <table:table-cell table:formula="of:=LEN([.A375])" office:value-type="float" office:value="13" calcext:value-type="float">
            <text:p>13</text:p>
          </table:table-cell>
          <table:table-cell office:value-type="string" calcext:value-type="string">
            <text:p>DTPWLFR</text:p>
          </table:table-cell>
          <table:table-cell table:formula="of:=LEN([.C375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ANTTYGVLGLK</text:p>
          </table:table-cell>
          <table:table-cell table:formula="of:=LEN([.G37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DLVQGLPR</text:p>
          </table:table-cell>
          <table:table-cell table:formula="of:=LEN([.A376])" office:value-type="float" office:value="10" calcext:value-type="float">
            <text:p>10</text:p>
          </table:table-cell>
          <table:table-cell office:value-type="string" calcext:value-type="string">
            <text:p>LEETMHELK</text:p>
          </table:table-cell>
          <table:table-cell table:formula="of:=LEN([.C376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VLDSLFYDDFPSVGPDENFR</text:p>
          </table:table-cell>
          <table:table-cell table:formula="of:=LEN([.G376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ALGLTER</text:p>
          </table:table-cell>
          <table:table-cell table:formula="of:=LEN([.A377])" office:value-type="float" office:value="10" calcext:value-type="float">
            <text:p>10</text:p>
          </table:table-cell>
          <table:table-cell office:value-type="string" calcext:value-type="string">
            <text:p>GQATTLGNSLR</text:p>
          </table:table-cell>
          <table:table-cell table:formula="of:=LEN([.C37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PPVDEAFLYATHLLEVAER</text:p>
          </table:table-cell>
          <table:table-cell table:formula="of:=LEN([.G377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FLDTPGHEAFTAMR</text:p>
          </table:table-cell>
          <table:table-cell table:formula="of:=LEN([.A378])" office:value-type="float" office:value="16" calcext:value-type="float">
            <text:p>16</text:p>
          </table:table-cell>
          <table:table-cell office:value-type="string" calcext:value-type="string">
            <text:p>EGVLTVEENK</text:p>
          </table:table-cell>
          <table:table-cell table:formula="of:=LEN([.C378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FACASHAVFSPPSYER</text:p>
          </table:table-cell>
          <table:table-cell table:formula="of:=LEN([.G378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PSVVAYTK</text:p>
          </table:table-cell>
          <table:table-cell table:formula="of:=LEN([.A379])" office:value-type="float" office:value="10" calcext:value-type="float">
            <text:p>10</text:p>
          </table:table-cell>
          <table:table-cell office:value-type="string" calcext:value-type="string">
            <text:p>SVDLRPVR</text:p>
          </table:table-cell>
          <table:table-cell table:formula="of:=LEN([.C379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VELDFEEVAVSLETEDR</text:p>
          </table:table-cell>
          <table:table-cell table:formula="of:=LEN([.G379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YASTLSYLTPPAENAGLYK</text:p>
          </table:table-cell>
          <table:table-cell table:formula="of:=LEN([.A380])" office:value-type="float" office:value="20" calcext:value-type="float">
            <text:p>20</text:p>
          </table:table-cell>
          <table:table-cell office:value-type="string" calcext:value-type="string">
            <text:p>VEALLEQVK</text:p>
          </table:table-cell>
          <table:table-cell table:formula="of:=LEN([.C380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LESVGGVLLDLLR</text:p>
          </table:table-cell>
          <table:table-cell table:formula="of:=LEN([.G38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ELLLTVR</text:p>
          </table:table-cell>
          <table:table-cell table:formula="of:=LEN([.A381])" office:value-type="float" office:value="9" calcext:value-type="float">
            <text:p>9</text:p>
          </table:table-cell>
          <table:table-cell office:value-type="string" calcext:value-type="string">
            <text:p>YVQNFTDLDDK</text:p>
          </table:table-cell>
          <table:table-cell table:formula="of:=LEN([.C381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DFGPNSGLVLFERPEGVLER</text:p>
          </table:table-cell>
          <table:table-cell table:formula="of:=LEN([.G381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DVAQDVLVR</text:p>
          </table:table-cell>
          <table:table-cell table:formula="of:=LEN([.A382])" office:value-type="float" office:value="11" calcext:value-type="float">
            <text:p>11</text:p>
          </table:table-cell>
          <table:table-cell office:value-type="string" calcext:value-type="string">
            <text:p>LELLAFAR</text:p>
          </table:table-cell>
          <table:table-cell table:formula="of:=LEN([.C38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VPVHLFESTLLNPAPNQLLLR</text:p>
          </table:table-cell>
          <table:table-cell table:formula="of:=LEN([.G382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AFALPLLEK</text:p>
          </table:table-cell>
          <table:table-cell table:formula="of:=LEN([.A383])" office:value-type="float" office:value="11" calcext:value-type="float">
            <text:p>11</text:p>
          </table:table-cell>
          <table:table-cell office:value-type="string" calcext:value-type="string">
            <text:p>QLGELVLK</text:p>
          </table:table-cell>
          <table:table-cell table:formula="of:=LEN([.C38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LYTAQDVLDK</text:p>
          </table:table-cell>
          <table:table-cell table:formula="of:=LEN([.G38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AGQGASCGFGMR</text:p>
          </table:table-cell>
          <table:table-cell table:formula="of:=LEN([.A384])" office:value-type="float" office:value="15" calcext:value-type="float">
            <text:p>15</text:p>
          </table:table-cell>
          <table:table-cell office:value-type="string" calcext:value-type="string">
            <text:p>DWQQLLLLK</text:p>
          </table:table-cell>
          <table:table-cell table:formula="of:=LEN([.C384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VLDEATSALDLK</text:p>
          </table:table-cell>
          <table:table-cell table:formula="of:=LEN([.G38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VDDEPGLR</text:p>
          </table:table-cell>
          <table:table-cell table:formula="of:=LEN([.A385])" office:value-type="float" office:value="11" calcext:value-type="float">
            <text:p>11</text:p>
          </table:table-cell>
          <table:table-cell office:value-type="string" calcext:value-type="string">
            <text:p>GNFDYTR</text:p>
          </table:table-cell>
          <table:table-cell table:formula="of:=LEN([.C385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PSYTDFGK</text:p>
          </table:table-cell>
          <table:table-cell table:formula="of:=LEN([.G38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LSLEDNLLR</text:p>
          </table:table-cell>
          <table:table-cell table:formula="of:=LEN([.A386])" office:value-type="float" office:value="11" calcext:value-type="float">
            <text:p>11</text:p>
          </table:table-cell>
          <table:table-cell office:value-type="string" calcext:value-type="string">
            <text:p>ATLTAVQPPGR</text:p>
          </table:table-cell>
          <table:table-cell table:formula="of:=LEN([.C386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YHAPGSLEGWLVLK</text:p>
          </table:table-cell>
          <table:table-cell table:formula="of:=LEN([.G38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PTGEVLALSR</text:p>
          </table:table-cell>
          <table:table-cell table:formula="of:=LEN([.A387])" office:value-type="float" office:value="11" calcext:value-type="float">
            <text:p>11</text:p>
          </table:table-cell>
          <table:table-cell office:value-type="string" calcext:value-type="string">
            <text:p>LWLCPPTK</text:p>
          </table:table-cell>
          <table:table-cell table:formula="of:=LEN([.C38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PFVELHLSNLFSR</text:p>
          </table:table-cell>
          <table:table-cell table:formula="of:=LEN([.G38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DTQVLTLR</text:p>
          </table:table-cell>
          <table:table-cell table:formula="of:=LEN([.A388])" office:value-type="float" office:value="10" calcext:value-type="float">
            <text:p>10</text:p>
          </table:table-cell>
          <table:table-cell office:value-type="string" calcext:value-type="string">
            <text:p>LLNNLVLNK</text:p>
          </table:table-cell>
          <table:table-cell table:formula="of:=LEN([.C388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VDQLGLQDLLEYR</text:p>
          </table:table-cell>
          <table:table-cell table:formula="of:=LEN([.G38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ESFGVK</text:p>
          </table:table-cell>
          <table:table-cell table:formula="of:=LEN([.A389])" office:value-type="float" office:value="8" calcext:value-type="float">
            <text:p>8</text:p>
          </table:table-cell>
          <table:table-cell office:value-type="string" calcext:value-type="string">
            <text:p>EYVLLSEK</text:p>
          </table:table-cell>
          <table:table-cell table:formula="of:=LEN([.C389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LRPGGYLALADWNSR</text:p>
          </table:table-cell>
          <table:table-cell table:formula="of:=LEN([.G389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LADLLSYR</text:p>
          </table:table-cell>
          <table:table-cell table:formula="of:=LEN([.A390])" office:value-type="float" office:value="11" calcext:value-type="float">
            <text:p>11</text:p>
          </table:table-cell>
          <table:table-cell office:value-type="string" calcext:value-type="string">
            <text:p>HLDLNLTR</text:p>
          </table:table-cell>
          <table:table-cell table:formula="of:=LEN([.C390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GNGVDEK</text:p>
          </table:table-cell>
          <table:table-cell table:formula="of:=LEN([.G39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FTAHPTELVR</text:p>
          </table:table-cell>
          <table:table-cell table:formula="of:=LEN([.A391])" office:value-type="float" office:value="12" calcext:value-type="float">
            <text:p>12</text:p>
          </table:table-cell>
          <table:table-cell office:value-type="string" calcext:value-type="string">
            <text:p>DAPLALLDK</text:p>
          </table:table-cell>
          <table:table-cell table:formula="of:=LEN([.C39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VLAGAPLQEAFR</text:p>
          </table:table-cell>
          <table:table-cell table:formula="of:=LEN([.G39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VPPLTEER</text:p>
          </table:table-cell>
          <table:table-cell table:formula="of:=LEN([.A392])" office:value-type="float" office:value="10" calcext:value-type="float">
            <text:p>10</text:p>
          </table:table-cell>
          <table:table-cell office:value-type="string" calcext:value-type="string">
            <text:p>LLVGLSNGK</text:p>
          </table:table-cell>
          <table:table-cell table:formula="of:=LEN([.C392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LEASLNEMATLTGQK</text:p>
          </table:table-cell>
          <table:table-cell table:formula="of:=LEN([.G39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FDSYYDPYR</text:p>
          </table:table-cell>
          <table:table-cell table:formula="of:=LEN([.A393])" office:value-type="float" office:value="12" calcext:value-type="float">
            <text:p>12</text:p>
          </table:table-cell>
          <table:table-cell office:value-type="string" calcext:value-type="string">
            <text:p>AFLCEELK</text:p>
          </table:table-cell>
          <table:table-cell table:formula="of:=LEN([.C39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ASTVHWLTSSDPK</text:p>
          </table:table-cell>
          <table:table-cell table:formula="of:=LEN([.G39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MLAQEEAR</text:p>
          </table:table-cell>
          <table:table-cell table:formula="of:=LEN([.A394])" office:value-type="float" office:value="10" calcext:value-type="float">
            <text:p>10</text:p>
          </table:table-cell>
          <table:table-cell office:value-type="string" calcext:value-type="string">
            <text:p>VQLALVVGGGNLFR</text:p>
          </table:table-cell>
          <table:table-cell table:formula="of:=LEN([.C394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ADLLYVTQPAVSLQLQNLEK</text:p>
          </table:table-cell>
          <table:table-cell table:formula="of:=LEN([.G394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SGFEVTAYLPGLGHNLQEHSVVLLR</text:p>
          </table:table-cell>
          <table:table-cell table:formula="of:=LEN([.A395])" office:value-type="float" office:value="27" calcext:value-type="float">
            <text:p>27</text:p>
          </table:table-cell>
          <table:table-cell office:value-type="string" calcext:value-type="string">
            <text:p>VSAGSLLLR</text:p>
          </table:table-cell>
          <table:table-cell table:formula="of:=LEN([.C395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SNLPLLMLTALGGLK</text:p>
          </table:table-cell>
          <table:table-cell table:formula="of:=LEN([.G395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AHAADLAR</text:p>
          </table:table-cell>
          <table:table-cell table:formula="of:=LEN([.A396])" office:value-type="float" office:value="10" calcext:value-type="float">
            <text:p>10</text:p>
          </table:table-cell>
          <table:table-cell office:value-type="string" calcext:value-type="string">
            <text:p>QDLQEVVTFLK</text:p>
          </table:table-cell>
          <table:table-cell table:formula="of:=LEN([.C396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AFFTTEQLTWVDK</text:p>
          </table:table-cell>
          <table:table-cell table:formula="of:=LEN([.G39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LADK</text:p>
          </table:table-cell>
          <table:table-cell table:formula="of:=LEN([.A397])" office:value-type="float" office:value="6" calcext:value-type="float">
            <text:p>6</text:p>
          </table:table-cell>
          <table:table-cell office:value-type="string" calcext:value-type="string">
            <text:p>SLSLEWAR</text:p>
          </table:table-cell>
          <table:table-cell table:formula="of:=LEN([.C39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GVLLMNLGGPER</text:p>
          </table:table-cell>
          <table:table-cell table:formula="of:=LEN([.G39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YPK</text:p>
          </table:table-cell>
          <table:table-cell table:formula="of:=LEN([.A398])" office:value-type="float" office:value="5" calcext:value-type="float">
            <text:p>5</text:p>
          </table:table-cell>
          <table:table-cell office:value-type="string" calcext:value-type="string">
            <text:p>EVEGLVLDLR</text:p>
          </table:table-cell>
          <table:table-cell table:formula="of:=LEN([.C398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GSLAVGLSGLDGNLLQSR</text:p>
          </table:table-cell>
          <table:table-cell table:formula="of:=LEN([.G398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AEGLAQR</text:p>
          </table:table-cell>
          <table:table-cell table:formula="of:=LEN([.A399])" office:value-type="float" office:value="10" calcext:value-type="float">
            <text:p>10</text:p>
          </table:table-cell>
          <table:table-cell office:value-type="string" calcext:value-type="string">
            <text:p>YLLETDK</text:p>
          </table:table-cell>
          <table:table-cell table:formula="of:=LEN([.C399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LYVQHWSFK</text:p>
          </table:table-cell>
          <table:table-cell table:formula="of:=LEN([.G39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PTWGDVLNR</text:p>
          </table:table-cell>
          <table:table-cell table:formula="of:=LEN([.A400])" office:value-type="float" office:value="11" calcext:value-type="float">
            <text:p>11</text:p>
          </table:table-cell>
          <table:table-cell office:value-type="string" calcext:value-type="string">
            <text:p>WLTYEALR</text:p>
          </table:table-cell>
          <table:table-cell table:formula="of:=LEN([.C400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SPLYGMPVLDVQEAR</text:p>
          </table:table-cell>
          <table:table-cell table:formula="of:=LEN([.G400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FYPK</text:p>
          </table:table-cell>
          <table:table-cell table:formula="of:=LEN([.A401])" office:value-type="float" office:value="8" calcext:value-type="float">
            <text:p>8</text:p>
          </table:table-cell>
          <table:table-cell office:value-type="string" calcext:value-type="string">
            <text:p>FTPEDLLK</text:p>
          </table:table-cell>
          <table:table-cell table:formula="of:=LEN([.C40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MNLSDLVLALRPEVQPGESLNLK</text:p>
          </table:table-cell>
          <table:table-cell table:formula="of:=LEN([.G401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SSFLSK</text:p>
          </table:table-cell>
          <table:table-cell table:formula="of:=LEN([.A402])" office:value-type="float" office:value="8" calcext:value-type="float">
            <text:p>8</text:p>
          </table:table-cell>
          <table:table-cell office:value-type="string" calcext:value-type="string">
            <text:p>VLLLLVEK</text:p>
          </table:table-cell>
          <table:table-cell table:formula="of:=LEN([.C40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SPFPLSLQK</text:p>
          </table:table-cell>
          <table:table-cell table:formula="of:=LEN([.G40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DTWTETNER</text:p>
          </table:table-cell>
          <table:table-cell table:formula="of:=LEN([.A403])" office:value-type="float" office:value="11" calcext:value-type="float">
            <text:p>11</text:p>
          </table:table-cell>
          <table:table-cell office:value-type="string" calcext:value-type="string">
            <text:p>VPESDLGR</text:p>
          </table:table-cell>
          <table:table-cell table:formula="of:=LEN([.C40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PNLAQQTLEATK</text:p>
          </table:table-cell>
          <table:table-cell table:formula="of:=LEN([.G40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QPYEGVVLAK</text:p>
          </table:table-cell>
          <table:table-cell table:formula="of:=LEN([.A404])" office:value-type="float" office:value="11" calcext:value-type="float">
            <text:p>11</text:p>
          </table:table-cell>
          <table:table-cell office:value-type="string" calcext:value-type="string">
            <text:p>LEALQPFHPER</text:p>
          </table:table-cell>
          <table:table-cell table:formula="of:=LEN([.C404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GELVYPATDLSEQLSTAGK</text:p>
          </table:table-cell>
          <table:table-cell table:formula="of:=LEN([.G404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ATVTATGQPK</text:p>
          </table:table-cell>
          <table:table-cell table:formula="of:=LEN([.A405])" office:value-type="float" office:value="12" calcext:value-type="float">
            <text:p>12</text:p>
          </table:table-cell>
          <table:table-cell office:value-type="string" calcext:value-type="string">
            <text:p>GLCGGYNTNLLK</text:p>
          </table:table-cell>
          <table:table-cell table:formula="of:=LEN([.C405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VVNELGLLAKPEK</text:p>
          </table:table-cell>
          <table:table-cell table:formula="of:=LEN([.G40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DLYSPSAK</text:p>
          </table:table-cell>
          <table:table-cell table:formula="of:=LEN([.A406])" office:value-type="float" office:value="10" calcext:value-type="float">
            <text:p>10</text:p>
          </table:table-cell>
          <table:table-cell office:value-type="string" calcext:value-type="string">
            <text:p>LDVLLNSER</text:p>
          </table:table-cell>
          <table:table-cell table:formula="of:=LEN([.C406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EQWDDVLNTNLK</text:p>
          </table:table-cell>
          <table:table-cell table:formula="of:=LEN([.G40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AVNAAVR</text:p>
          </table:table-cell>
          <table:table-cell table:formula="of:=LEN([.A407])" office:value-type="float" office:value="11" calcext:value-type="float">
            <text:p>11</text:p>
          </table:table-cell>
          <table:table-cell office:value-type="string" calcext:value-type="string">
            <text:p>VLGLLDGR</text:p>
          </table:table-cell>
          <table:table-cell table:formula="of:=LEN([.C40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LLGFDFNLSNLSR</text:p>
          </table:table-cell>
          <table:table-cell table:formula="of:=LEN([.G40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YDFVSQELR</text:p>
          </table:table-cell>
          <table:table-cell table:formula="of:=LEN([.A408])" office:value-type="float" office:value="10" calcext:value-type="float">
            <text:p>10</text:p>
          </table:table-cell>
          <table:table-cell office:value-type="string" calcext:value-type="string">
            <text:p>ESFRPFAPSVLEER</text:p>
          </table:table-cell>
          <table:table-cell table:formula="of:=LEN([.C408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PHPFSLTLGPDDYR</text:p>
          </table:table-cell>
          <table:table-cell table:formula="of:=LEN([.G40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GCTHFLLGR</text:p>
          </table:table-cell>
          <table:table-cell table:formula="of:=LEN([.A409])" office:value-type="float" office:value="11" calcext:value-type="float">
            <text:p>11</text:p>
          </table:table-cell>
          <table:table-cell office:value-type="string" calcext:value-type="string">
            <text:p>YTLPEMGR</text:p>
          </table:table-cell>
          <table:table-cell table:formula="of:=LEN([.C409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VTVTSGAQFFGK</text:p>
          </table:table-cell>
          <table:table-cell table:formula="of:=LEN([.G40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ACVK</text:p>
          </table:table-cell>
          <table:table-cell table:formula="of:=LEN([.A410])" office:value-type="float" office:value="8" calcext:value-type="float">
            <text:p>8</text:p>
          </table:table-cell>
          <table:table-cell office:value-type="string" calcext:value-type="string">
            <text:p>TLLPLGFLQVSLLR</text:p>
          </table:table-cell>
          <table:table-cell table:formula="of:=LEN([.C410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ELQDLTDDVTSK</text:p>
          </table:table-cell>
          <table:table-cell table:formula="of:=LEN([.G41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LFTFLNK</text:p>
          </table:table-cell>
          <table:table-cell table:formula="of:=LEN([.A411])" office:value-type="float" office:value="9" calcext:value-type="float">
            <text:p>9</text:p>
          </table:table-cell>
          <table:table-cell office:value-type="string" calcext:value-type="string">
            <text:p>SMLNVVGK</text:p>
          </table:table-cell>
          <table:table-cell table:formula="of:=LEN([.C41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VEEALDFSLGPENPELLR</text:p>
          </table:table-cell>
          <table:table-cell table:formula="of:=LEN([.G411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AVLSSLK</text:p>
          </table:table-cell>
          <table:table-cell table:formula="of:=LEN([.A412])" office:value-type="float" office:value="9" calcext:value-type="float">
            <text:p>9</text:p>
          </table:table-cell>
          <table:table-cell office:value-type="string" calcext:value-type="string">
            <text:p>MGPDFSAR</text:p>
          </table:table-cell>
          <table:table-cell table:formula="of:=LEN([.C41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VLFSSFLKPGK</text:p>
          </table:table-cell>
          <table:table-cell table:formula="of:=LEN([.G412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FDSYLYK</text:p>
          </table:table-cell>
          <table:table-cell table:formula="of:=LEN([.A413])" office:value-type="float" office:value="9" calcext:value-type="float">
            <text:p>9</text:p>
          </table:table-cell>
          <table:table-cell office:value-type="string" calcext:value-type="string">
            <text:p>NDFSPLDK</text:p>
          </table:table-cell>
          <table:table-cell table:formula="of:=LEN([.C41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AEMLEEYPK</text:p>
          </table:table-cell>
          <table:table-cell table:formula="of:=LEN([.G41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CTVLFLNQLR</text:p>
          </table:table-cell>
          <table:table-cell table:formula="of:=LEN([.A414])" office:value-type="float" office:value="12" calcext:value-type="float">
            <text:p>12</text:p>
          </table:table-cell>
          <table:table-cell office:value-type="string" calcext:value-type="string">
            <text:p>ELFNLEEK</text:p>
          </table:table-cell>
          <table:table-cell table:formula="of:=LEN([.C414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TSLGDYEDDFK</text:p>
          </table:table-cell>
          <table:table-cell table:formula="of:=LEN([.G41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WGYTPER</text:p>
          </table:table-cell>
          <table:table-cell table:formula="of:=LEN([.A415])" office:value-type="float" office:value="9" calcext:value-type="float">
            <text:p>9</text:p>
          </table:table-cell>
          <table:table-cell office:value-type="string" calcext:value-type="string">
            <text:p>LQEEFGSR</text:p>
          </table:table-cell>
          <table:table-cell table:formula="of:=LEN([.C415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NAVSPTYADELK</text:p>
          </table:table-cell>
          <table:table-cell table:formula="of:=LEN([.G41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GMYVMPFMAR</text:p>
          </table:table-cell>
          <table:table-cell table:formula="of:=LEN([.A416])" office:value-type="float" office:value="11" calcext:value-type="float">
            <text:p>11</text:p>
          </table:table-cell>
          <table:table-cell office:value-type="string" calcext:value-type="string">
            <text:p>ALTYAELK</text:p>
          </table:table-cell>
          <table:table-cell table:formula="of:=LEN([.C416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AGLQAAELNK</text:p>
          </table:table-cell>
          <table:table-cell table:formula="of:=LEN([.G41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LLLLGPTGSGK</text:p>
          </table:table-cell>
          <table:table-cell table:formula="of:=LEN([.A417])" office:value-type="float" office:value="13" calcext:value-type="float">
            <text:p>13</text:p>
          </table:table-cell>
          <table:table-cell office:value-type="string" calcext:value-type="string">
            <text:p>YGVEEFVSDNVVLLR</text:p>
          </table:table-cell>
          <table:table-cell table:formula="of:=LEN([.C417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ALEEATVLTK</text:p>
          </table:table-cell>
          <table:table-cell table:formula="of:=LEN([.G41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DGLVAAHLLARPHR</text:p>
          </table:table-cell>
          <table:table-cell table:formula="of:=LEN([.A418])" office:value-type="float" office:value="16" calcext:value-type="float">
            <text:p>16</text:p>
          </table:table-cell>
          <table:table-cell office:value-type="string" calcext:value-type="string">
            <text:p>YGADTVMDLSTGGVNLDEVR</text:p>
          </table:table-cell>
          <table:table-cell table:formula="of:=LEN([.C418]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ADSLFLLSK</text:p>
          </table:table-cell>
          <table:table-cell table:formula="of:=LEN([.G41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NVCFR</text:p>
          </table:table-cell>
          <table:table-cell table:formula="of:=LEN([.A419])" office:value-type="float" office:value="7" calcext:value-type="float">
            <text:p>7</text:p>
          </table:table-cell>
          <table:table-cell office:value-type="string" calcext:value-type="string">
            <text:p>GFTYLVSVTGVTGER</text:p>
          </table:table-cell>
          <table:table-cell table:formula="of:=LEN([.C419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LPALFELYLQR</text:p>
          </table:table-cell>
          <table:table-cell table:formula="of:=LEN([.G41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GVETGGCPHTALR</text:p>
          </table:table-cell>
          <table:table-cell table:formula="of:=LEN([.A420])" office:value-type="float" office:value="15" calcext:value-type="float">
            <text:p>15</text:p>
          </table:table-cell>
          <table:table-cell office:value-type="string" calcext:value-type="string">
            <text:p>TTLVDALLSQSGLFR</text:p>
          </table:table-cell>
          <table:table-cell table:formula="of:=LEN([.C420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LNADAVAHGCTGK</text:p>
          </table:table-cell>
          <table:table-cell table:formula="of:=LEN([.G42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LELYTK</text:p>
          </table:table-cell>
          <table:table-cell table:formula="of:=LEN([.A421])" office:value-type="float" office:value="8" calcext:value-type="float">
            <text:p>8</text:p>
          </table:table-cell>
          <table:table-cell office:value-type="string" calcext:value-type="string">
            <text:p>LSWSQVETGSALTWK</text:p>
          </table:table-cell>
          <table:table-cell table:formula="of:=LEN([.C421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SLLSELAFGGK</text:p>
          </table:table-cell>
          <table:table-cell table:formula="of:=LEN([.G42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PALLLR</text:p>
          </table:table-cell>
          <table:table-cell table:formula="of:=LEN([.A422])" office:value-type="float" office:value="8" calcext:value-type="float">
            <text:p>8</text:p>
          </table:table-cell>
          <table:table-cell office:value-type="string" calcext:value-type="string">
            <text:p>TFHTGGVSTAESGVVR</text:p>
          </table:table-cell>
          <table:table-cell table:formula="of:=LEN([.C422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NYGLGHSMK</text:p>
          </table:table-cell>
          <table:table-cell table:formula="of:=LEN([.G42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GAPPGYVGYEEGGQLTEAVR</text:p>
          </table:table-cell>
          <table:table-cell table:formula="of:=LEN([.A423])" office:value-type="float" office:value="22" calcext:value-type="float">
            <text:p>22</text:p>
          </table:table-cell>
          <table:table-cell office:value-type="string" calcext:value-type="string">
            <text:p>VMGLLNGTTNFLLTK</text:p>
          </table:table-cell>
          <table:table-cell table:formula="of:=LEN([.C423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SDLPENAMNYLR</text:p>
          </table:table-cell>
          <table:table-cell table:formula="of:=LEN([.G42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VPQEAFMAVLK</text:p>
          </table:table-cell>
          <table:table-cell table:formula="of:=LEN([.A424])" office:value-type="float" office:value="13" calcext:value-type="float">
            <text:p>13</text:p>
          </table:table-cell>
          <table:table-cell office:value-type="string" calcext:value-type="string">
            <text:p>WLGGHGTSLGGVLVDAGTFNWGNGK</text:p>
          </table:table-cell>
          <table:table-cell table:formula="of:=LEN([.C424]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LEGDSTWESK</text:p>
          </table:table-cell>
          <table:table-cell table:formula="of:=LEN([.G42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QQLVMESLGK</text:p>
          </table:table-cell>
          <table:table-cell table:formula="of:=LEN([.A425])" office:value-type="float" office:value="12" calcext:value-type="float">
            <text:p>12</text:p>
          </table:table-cell>
          <table:table-cell office:value-type="string" calcext:value-type="string">
            <text:p>SAGASAQLMAK</text:p>
          </table:table-cell>
          <table:table-cell table:formula="of:=LEN([.C42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LAVGHGPLLHNQVNFWK</text:p>
          </table:table-cell>
          <table:table-cell table:formula="of:=LEN([.G425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PDK</text:p>
          </table:table-cell>
          <table:table-cell table:formula="of:=LEN([.A426])" office:value-type="float" office:value="5" calcext:value-type="float">
            <text:p>5</text:p>
          </table:table-cell>
          <table:table-cell office:value-type="string" calcext:value-type="string">
            <text:p>VTLVDGSFHDVDSSEMAFK</text:p>
          </table:table-cell>
          <table:table-cell table:formula="of:=LEN([.C426]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SYTFDESK</text:p>
          </table:table-cell>
          <table:table-cell table:formula="of:=LEN([.G42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LGFR</text:p>
          </table:table-cell>
          <table:table-cell table:formula="of:=LEN([.A427])" office:value-type="float" office:value="6" calcext:value-type="float">
            <text:p>6</text:p>
          </table:table-cell>
          <table:table-cell office:value-type="string" calcext:value-type="string">
            <text:p>LLAYHEVGHALLGTLVK</text:p>
          </table:table-cell>
          <table:table-cell table:formula="of:=LEN([.C427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ALPSDEVTCLVDR</text:p>
          </table:table-cell>
          <table:table-cell table:formula="of:=LEN([.G42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VTGLANNR</text:p>
          </table:table-cell>
          <table:table-cell table:formula="of:=LEN([.A428])" office:value-type="float" office:value="10" calcext:value-type="float">
            <text:p>10</text:p>
          </table:table-cell>
          <table:table-cell office:value-type="string" calcext:value-type="string">
            <text:p>DGNPSVTPELTWR</text:p>
          </table:table-cell>
          <table:table-cell table:formula="of:=LEN([.C428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VLCNSNNGTLVTSR</text:p>
          </table:table-cell>
          <table:table-cell table:formula="of:=LEN([.G42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QPAPTLSGGEAQR</text:p>
          </table:table-cell>
          <table:table-cell table:formula="of:=LEN([.A429])" office:value-type="float" office:value="15" calcext:value-type="float">
            <text:p>15</text:p>
          </table:table-cell>
          <table:table-cell office:value-type="string" calcext:value-type="string">
            <text:p>EGMVHLSQLSEAR</text:p>
          </table:table-cell>
          <table:table-cell table:formula="of:=LEN([.C429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ESLGTLFAALKPK</text:p>
          </table:table-cell>
          <table:table-cell table:formula="of:=LEN([.G42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VELQLLADR</text:p>
          </table:table-cell>
          <table:table-cell table:formula="of:=LEN([.A430])" office:value-type="float" office:value="10" calcext:value-type="float">
            <text:p>10</text:p>
          </table:table-cell>
          <table:table-cell office:value-type="string" calcext:value-type="string">
            <text:p>LPQPLLMK</text:p>
          </table:table-cell>
          <table:table-cell table:formula="of:=LEN([.C430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LEELEELLLK</text:p>
          </table:table-cell>
          <table:table-cell table:formula="of:=LEN([.G43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DLLLGLENR</text:p>
          </table:table-cell>
          <table:table-cell table:formula="of:=LEN([.A431])" office:value-type="float" office:value="11" calcext:value-type="float">
            <text:p>11</text:p>
          </table:table-cell>
          <table:table-cell office:value-type="string" calcext:value-type="string">
            <text:p>TPLSAFSK</text:p>
          </table:table-cell>
          <table:table-cell table:formula="of:=LEN([.C43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NFVTLDSQSTTR</text:p>
          </table:table-cell>
          <table:table-cell table:formula="of:=LEN([.G43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TEAALEGK</text:p>
          </table:table-cell>
          <table:table-cell table:formula="of:=LEN([.A432])" office:value-type="float" office:value="10" calcext:value-type="float">
            <text:p>10</text:p>
          </table:table-cell>
          <table:table-cell office:value-type="string" calcext:value-type="string">
            <text:p>LGGHLVSGHVDGLGK</text:p>
          </table:table-cell>
          <table:table-cell table:formula="of:=LEN([.C432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ELEGEMGDHVLGSQAR</text:p>
          </table:table-cell>
          <table:table-cell table:formula="of:=LEN([.G43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CDGPGR</text:p>
          </table:table-cell>
          <table:table-cell table:formula="of:=LEN([.A433])" office:value-type="float" office:value="8" calcext:value-type="float">
            <text:p>8</text:p>
          </table:table-cell>
          <table:table-cell office:value-type="string" calcext:value-type="string">
            <text:p>LTDDALEAAAHLGDR</text:p>
          </table:table-cell>
          <table:table-cell table:formula="of:=LEN([.C433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LVNTLVELNSNTLNK</text:p>
          </table:table-cell>
          <table:table-cell table:formula="of:=LEN([.G43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LYLDELDK</text:p>
          </table:table-cell>
          <table:table-cell table:formula="of:=LEN([.A434])" office:value-type="float" office:value="10" calcext:value-type="float">
            <text:p>10</text:p>
          </table:table-cell>
          <table:table-cell office:value-type="string" calcext:value-type="string">
            <text:p>VYGEAVALLAGDALLTR</text:p>
          </table:table-cell>
          <table:table-cell table:formula="of:=LEN([.C434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CGGPPNGLVVER</text:p>
          </table:table-cell>
          <table:table-cell table:formula="of:=LEN([.G43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FNALVENAK</text:p>
          </table:table-cell>
          <table:table-cell table:formula="of:=LEN([.A435])" office:value-type="float" office:value="12" calcext:value-type="float">
            <text:p>12</text:p>
          </table:table-cell>
          <table:table-cell office:value-type="string" calcext:value-type="string">
            <text:p>VGVAGPVGSGK</text:p>
          </table:table-cell>
          <table:table-cell table:formula="of:=LEN([.C43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NLNQLVNLEPALR</text:p>
          </table:table-cell>
          <table:table-cell table:formula="of:=LEN([.G43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EAGGK</text:p>
          </table:table-cell>
          <table:table-cell table:formula="of:=LEN([.A436])" office:value-type="float" office:value="8" calcext:value-type="float">
            <text:p>8</text:p>
          </table:table-cell>
          <table:table-cell office:value-type="string" calcext:value-type="string">
            <text:p>VHGNGNLLLGHAYTK</text:p>
          </table:table-cell>
          <table:table-cell table:formula="of:=LEN([.C436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GLFTQHTAEEFNMK</text:p>
          </table:table-cell>
          <table:table-cell table:formula="of:=LEN([.G436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NLHPSLLPSFK</text:p>
          </table:table-cell>
          <table:table-cell table:formula="of:=LEN([.A437])" office:value-type="float" office:value="13" calcext:value-type="float">
            <text:p>13</text:p>
          </table:table-cell>
          <table:table-cell office:value-type="string" calcext:value-type="string">
            <text:p>SVNPDEVVAVGAALQGGVLGGEVK</text:p>
          </table:table-cell>
          <table:table-cell table:formula="of:=LEN([.C437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VVTNLPLTLGK</text:p>
          </table:table-cell>
          <table:table-cell table:formula="of:=LEN([.G43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LELVFAPAK</text:p>
          </table:table-cell>
          <table:table-cell table:formula="of:=LEN([.A438])" office:value-type="float" office:value="11" calcext:value-type="float">
            <text:p>11</text:p>
          </table:table-cell>
          <table:table-cell office:value-type="string" calcext:value-type="string">
            <text:p>LYQYAGDER</text:p>
          </table:table-cell>
          <table:table-cell table:formula="of:=LEN([.C438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ASDSLGYYLSSLGR</text:p>
          </table:table-cell>
          <table:table-cell table:formula="of:=LEN([.G43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LSLDMGALLAGAK</text:p>
          </table:table-cell>
          <table:table-cell table:formula="of:=LEN([.A439])" office:value-type="float" office:value="15" calcext:value-type="float">
            <text:p>15</text:p>
          </table:table-cell>
          <table:table-cell office:value-type="string" calcext:value-type="string">
            <text:p>LLSFLNPEK</text:p>
          </table:table-cell>
          <table:table-cell table:formula="of:=LEN([.C43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LNDLLKPGMSTK</text:p>
          </table:table-cell>
          <table:table-cell table:formula="of:=LEN([.G43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ELSLEEAR</text:p>
          </table:table-cell>
          <table:table-cell table:formula="of:=LEN([.A440])" office:value-type="float" office:value="10" calcext:value-type="float">
            <text:p>10</text:p>
          </table:table-cell>
          <table:table-cell office:value-type="string" calcext:value-type="string">
            <text:p>LLTQGMVQSAAYK</text:p>
          </table:table-cell>
          <table:table-cell table:formula="of:=LEN([.C440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ELEGNLLAVLGK</text:p>
          </table:table-cell>
          <table:table-cell table:formula="of:=LEN([.G44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KPVHWSPSSR</text:p>
          </table:table-cell>
          <table:table-cell table:formula="of:=LEN([.A441])" office:value-type="float" office:value="12" calcext:value-type="float">
            <text:p>12</text:p>
          </table:table-cell>
          <table:table-cell office:value-type="string" calcext:value-type="string">
            <text:p>FGTALLEEK</text:p>
          </table:table-cell>
          <table:table-cell table:formula="of:=LEN([.C44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LDSDLEGVSFR</text:p>
          </table:table-cell>
          <table:table-cell table:formula="of:=LEN([.G44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VTGVEMFR</text:p>
          </table:table-cell>
          <table:table-cell table:formula="of:=LEN([.A442])" office:value-type="float" office:value="10" calcext:value-type="float">
            <text:p>10</text:p>
          </table:table-cell>
          <table:table-cell office:value-type="string" calcext:value-type="string">
            <text:p>SGAVTLATNMAGR</text:p>
          </table:table-cell>
          <table:table-cell table:formula="of:=LEN([.C44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QGEFVQHPSQPLLLASLK</text:p>
          </table:table-cell>
          <table:table-cell table:formula="of:=LEN([.G442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GLAAHLDAGK</text:p>
          </table:table-cell>
          <table:table-cell table:formula="of:=LEN([.A443])" office:value-type="float" office:value="12" calcext:value-type="float">
            <text:p>12</text:p>
          </table:table-cell>
          <table:table-cell office:value-type="string" calcext:value-type="string">
            <text:p>LQNDALPR</text:p>
          </table:table-cell>
          <table:table-cell table:formula="of:=LEN([.C44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LVNALPLFALK</text:p>
          </table:table-cell>
          <table:table-cell table:formula="of:=LEN([.G44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SDLLEGK</text:p>
          </table:table-cell>
          <table:table-cell table:formula="of:=LEN([.A444])" office:value-type="float" office:value="9" calcext:value-type="float">
            <text:p>9</text:p>
          </table:table-cell>
          <table:table-cell office:value-type="string" calcext:value-type="string">
            <text:p>VLMDLAEGELK</text:p>
          </table:table-cell>
          <table:table-cell table:formula="of:=LEN([.C444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YTEHNTSATVEFR</text:p>
          </table:table-cell>
          <table:table-cell table:formula="of:=LEN([.G44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GVFR</text:p>
          </table:table-cell>
          <table:table-cell table:formula="of:=LEN([.A445])" office:value-type="float" office:value="6" calcext:value-type="float">
            <text:p>6</text:p>
          </table:table-cell>
          <table:table-cell office:value-type="string" calcext:value-type="string">
            <text:p>SVNEFTYDLELLK</text:p>
          </table:table-cell>
          <table:table-cell table:formula="of:=LEN([.C445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YALENHLVK</text:p>
          </table:table-cell>
          <table:table-cell table:formula="of:=LEN([.G44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HLVDDK</text:p>
          </table:table-cell>
          <table:table-cell table:formula="of:=LEN([.A446])" office:value-type="float" office:value="8" calcext:value-type="float">
            <text:p>8</text:p>
          </table:table-cell>
          <table:table-cell office:value-type="string" calcext:value-type="string">
            <text:p>LDLLFSER</text:p>
          </table:table-cell>
          <table:table-cell table:formula="of:=LEN([.C446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SYLNPQEALDYGVLDR</text:p>
          </table:table-cell>
          <table:table-cell table:formula="of:=LEN([.G446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LEELVWYK</text:p>
          </table:table-cell>
          <table:table-cell table:formula="of:=LEN([.A447])" office:value-type="float" office:value="10" calcext:value-type="float">
            <text:p>10</text:p>
          </table:table-cell>
          <table:table-cell office:value-type="string" calcext:value-type="string">
            <text:p>ENWGASETFYQLVR</text:p>
          </table:table-cell>
          <table:table-cell table:formula="of:=LEN([.C447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FLGDLLADSNNEEPLDQVEQK</text:p>
          </table:table-cell>
          <table:table-cell table:formula="of:=LEN([.G447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VLDK</text:p>
          </table:table-cell>
          <table:table-cell table:formula="of:=LEN([.A448])" office:value-type="float" office:value="6" calcext:value-type="float">
            <text:p>6</text:p>
          </table:table-cell>
          <table:table-cell office:value-type="string" calcext:value-type="string">
            <text:p>NSFELAAK</text:p>
          </table:table-cell>
          <table:table-cell table:formula="of:=LEN([.C448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DLDLGLLQDLQGPK</text:p>
          </table:table-cell>
          <table:table-cell table:formula="of:=LEN([.G44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LQLALK</text:p>
          </table:table-cell>
          <table:table-cell table:formula="of:=LEN([.A449])" office:value-type="float" office:value="8" calcext:value-type="float">
            <text:p>8</text:p>
          </table:table-cell>
          <table:table-cell office:value-type="string" calcext:value-type="string">
            <text:p>YLTPNGTDLNK</text:p>
          </table:table-cell>
          <table:table-cell table:formula="of:=LEN([.C449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LLDEVPVEDVTK</text:p>
          </table:table-cell>
          <table:table-cell table:formula="of:=LEN([.G44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FLYPTGWTR</text:p>
          </table:table-cell>
          <table:table-cell table:formula="of:=LEN([.A450])" office:value-type="float" office:value="11" calcext:value-type="float">
            <text:p>11</text:p>
          </table:table-cell>
          <table:table-cell office:value-type="string" calcext:value-type="string">
            <text:p>FGNQYYVK</text:p>
          </table:table-cell>
          <table:table-cell table:formula="of:=LEN([.C450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LTVEEPLEELLK</text:p>
          </table:table-cell>
          <table:table-cell table:formula="of:=LEN([.G45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LCVR</text:p>
          </table:table-cell>
          <table:table-cell table:formula="of:=LEN([.A451])" office:value-type="float" office:value="6" calcext:value-type="float">
            <text:p>6</text:p>
          </table:table-cell>
          <table:table-cell office:value-type="string" calcext:value-type="string">
            <text:p>LGYGGGYFDK</text:p>
          </table:table-cell>
          <table:table-cell table:formula="of:=LEN([.C451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SEELALNSAK</text:p>
          </table:table-cell>
          <table:table-cell table:formula="of:=LEN([.G45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DVLGAVR</text:p>
          </table:table-cell>
          <table:table-cell table:formula="of:=LEN([.A452])" office:value-type="float" office:value="9" calcext:value-type="float">
            <text:p>9</text:p>
          </table:table-cell>
          <table:table-cell office:value-type="string" calcext:value-type="string">
            <text:p>LRPGLVLLLSK</text:p>
          </table:table-cell>
          <table:table-cell table:formula="of:=LEN([.C452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VFQGVHMLFTAQPDK</text:p>
          </table:table-cell>
          <table:table-cell table:formula="of:=LEN([.G45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ETALLAR</text:p>
          </table:table-cell>
          <table:table-cell table:formula="of:=LEN([.A453])" office:value-type="float" office:value="9" calcext:value-type="float">
            <text:p>9</text:p>
          </table:table-cell>
          <table:table-cell office:value-type="string" calcext:value-type="string">
            <text:p>VLTESLVK</text:p>
          </table:table-cell>
          <table:table-cell table:formula="of:=LEN([.C45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GCSLLLLSDK</text:p>
          </table:table-cell>
          <table:table-cell table:formula="of:=LEN([.G45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TDTPGLLK</text:p>
          </table:table-cell>
          <table:table-cell table:formula="of:=LEN([.A454])" office:value-type="float" office:value="12" calcext:value-type="float">
            <text:p>12</text:p>
          </table:table-cell>
          <table:table-cell office:value-type="string" calcext:value-type="string">
            <text:p>LLVSFAPYTPLLAVLK</text:p>
          </table:table-cell>
          <table:table-cell table:formula="of:=LEN([.C454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QVVLDGSSNK</text:p>
          </table:table-cell>
          <table:table-cell table:formula="of:=LEN([.G45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MSLPATK</text:p>
          </table:table-cell>
          <table:table-cell table:formula="of:=LEN([.A455])" office:value-type="float" office:value="9" calcext:value-type="float">
            <text:p>9</text:p>
          </table:table-cell>
          <table:table-cell office:value-type="string" calcext:value-type="string">
            <text:p>NNQFNTALSELMK</text:p>
          </table:table-cell>
          <table:table-cell table:formula="of:=LEN([.C455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LFQPAEELASGAR</text:p>
          </table:table-cell>
          <table:table-cell table:formula="of:=LEN([.G45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VLLVGPPGTGK</text:p>
          </table:table-cell>
          <table:table-cell table:formula="of:=LEN([.A456])" office:value-type="float" office:value="12" calcext:value-type="float">
            <text:p>12</text:p>
          </table:table-cell>
          <table:table-cell office:value-type="string" calcext:value-type="string">
            <text:p>DKPFLMPLEDVFSLTGR</text:p>
          </table:table-cell>
          <table:table-cell table:formula="of:=LEN([.C456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FGLNVLERPVDK</text:p>
          </table:table-cell>
          <table:table-cell table:formula="of:=LEN([.G45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NDLYEEFK</text:p>
          </table:table-cell>
          <table:table-cell table:formula="of:=LEN([.A457])" office:value-type="float" office:value="10" calcext:value-type="float">
            <text:p>10</text:p>
          </table:table-cell>
          <table:table-cell office:value-type="string" calcext:value-type="string">
            <text:p>FAVMDETDSGLDLDALR</text:p>
          </table:table-cell>
          <table:table-cell table:formula="of:=LEN([.C457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KPADTEVVLTGR</text:p>
          </table:table-cell>
          <table:table-cell table:formula="of:=LEN([.G45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YYQQLLK</text:p>
          </table:table-cell>
          <table:table-cell table:formula="of:=LEN([.A458])" office:value-type="float" office:value="8" calcext:value-type="float">
            <text:p>8</text:p>
          </table:table-cell>
          <table:table-cell office:value-type="string" calcext:value-type="string">
            <text:p>NVGLNPTR</text:p>
          </table:table-cell>
          <table:table-cell table:formula="of:=LEN([.C458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LSLLSVGHRPSLK</text:p>
          </table:table-cell>
          <table:table-cell table:formula="of:=LEN([.G45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LQHMLLR</text:p>
          </table:table-cell>
          <table:table-cell table:formula="of:=LEN([.A459])" office:value-type="float" office:value="9" calcext:value-type="float">
            <text:p>9</text:p>
          </table:table-cell>
          <table:table-cell office:value-type="string" calcext:value-type="string">
            <text:p>VVAETLNGR</text:p>
          </table:table-cell>
          <table:table-cell table:formula="of:=LEN([.C45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VLCLSYLEGTK</text:p>
          </table:table-cell>
          <table:table-cell table:formula="of:=LEN([.G45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TAAVR</text:p>
          </table:table-cell>
          <table:table-cell table:formula="of:=LEN([.A460])" office:value-type="float" office:value="8" calcext:value-type="float">
            <text:p>8</text:p>
          </table:table-cell>
          <table:table-cell office:value-type="string" calcext:value-type="string">
            <text:p>TVTAWFR</text:p>
          </table:table-cell>
          <table:table-cell table:formula="of:=LEN([.C460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LLSLAAHPGLAK</text:p>
          </table:table-cell>
          <table:table-cell table:formula="of:=LEN([.G46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GCLK</text:p>
          </table:table-cell>
          <table:table-cell table:formula="of:=LEN([.A461])" office:value-type="float" office:value="7" calcext:value-type="float">
            <text:p>7</text:p>
          </table:table-cell>
          <table:table-cell office:value-type="string" calcext:value-type="string">
            <text:p>DLDLGWYK</text:p>
          </table:table-cell>
          <table:table-cell table:formula="of:=LEN([.C46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VAMKPLQQLK</text:p>
          </table:table-cell>
          <table:table-cell table:formula="of:=LEN([.G46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SLASTR</text:p>
          </table:table-cell>
          <table:table-cell table:formula="of:=LEN([.A462])" office:value-type="float" office:value="8" calcext:value-type="float">
            <text:p>8</text:p>
          </table:table-cell>
          <table:table-cell office:value-type="string" calcext:value-type="string">
            <text:p>FNPDNLEK</text:p>
          </table:table-cell>
          <table:table-cell table:formula="of:=LEN([.C46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LGVLLKPPSTGLLFR</text:p>
          </table:table-cell>
          <table:table-cell table:formula="of:=LEN([.G46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YLYDK</text:p>
          </table:table-cell>
          <table:table-cell table:formula="of:=LEN([.A463])" office:value-type="float" office:value="8" calcext:value-type="float">
            <text:p>8</text:p>
          </table:table-cell>
          <table:table-cell office:value-type="string" calcext:value-type="string">
            <text:p>QHQLVYSALK</text:p>
          </table:table-cell>
          <table:table-cell table:formula="of:=LEN([.C463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LAYGSDLVLLPTTAK</text:p>
          </table:table-cell>
          <table:table-cell table:formula="of:=LEN([.G46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VYEGAEEK</text:p>
          </table:table-cell>
          <table:table-cell table:formula="of:=LEN([.A464])" office:value-type="float" office:value="10" calcext:value-type="float">
            <text:p>10</text:p>
          </table:table-cell>
          <table:table-cell office:value-type="string" calcext:value-type="string">
            <text:p>EYAPEELVSSLLR</text:p>
          </table:table-cell>
          <table:table-cell table:formula="of:=LEN([.C464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LGVFLQGNNEVTPWR</text:p>
          </table:table-cell>
          <table:table-cell table:formula="of:=LEN([.G46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DLSLVDK</text:p>
          </table:table-cell>
          <table:table-cell table:formula="of:=LEN([.A465])" office:value-type="float" office:value="9" calcext:value-type="float">
            <text:p>9</text:p>
          </table:table-cell>
          <table:table-cell office:value-type="string" calcext:value-type="string">
            <text:p>FANSYAK</text:p>
          </table:table-cell>
          <table:table-cell table:formula="of:=LEN([.C465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EGLSFDVHPVK</text:p>
          </table:table-cell>
          <table:table-cell table:formula="of:=LEN([.G46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QLECK</text:p>
          </table:table-cell>
          <table:table-cell table:formula="of:=LEN([.A466])" office:value-type="float" office:value="6" calcext:value-type="float">
            <text:p>6</text:p>
          </table:table-cell>
          <table:table-cell office:value-type="string" calcext:value-type="string">
            <text:p>AAANAPLQGSSADLLK</text:p>
          </table:table-cell>
          <table:table-cell table:formula="of:=LEN([.C466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VLVGPGENAGVLDVGNNQK</text:p>
          </table:table-cell>
          <table:table-cell table:formula="of:=LEN([.G466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MLGYK</text:p>
          </table:table-cell>
          <table:table-cell table:formula="of:=LEN([.A467])" office:value-type="float" office:value="7" calcext:value-type="float">
            <text:p>7</text:p>
          </table:table-cell>
          <table:table-cell office:value-type="string" calcext:value-type="string">
            <text:p>LAMFLQDK</text:p>
          </table:table-cell>
          <table:table-cell table:formula="of:=LEN([.C46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TDPLLVSLLEER</text:p>
          </table:table-cell>
          <table:table-cell table:formula="of:=LEN([.G46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LTYNCLDR</text:p>
          </table:table-cell>
          <table:table-cell table:formula="of:=LEN([.A468])" office:value-type="float" office:value="10" calcext:value-type="float">
            <text:p>10</text:p>
          </table:table-cell>
          <table:table-cell office:value-type="string" calcext:value-type="string">
            <text:p>GCVLGTPVASAQVK</text:p>
          </table:table-cell>
          <table:table-cell table:formula="of:=LEN([.C468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GDLEPASDEFSGFVFK</text:p>
          </table:table-cell>
          <table:table-cell table:formula="of:=LEN([.G468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EPGLLAK</text:p>
          </table:table-cell>
          <table:table-cell table:formula="of:=LEN([.A469])" office:value-type="float" office:value="9" calcext:value-type="float">
            <text:p>9</text:p>
          </table:table-cell>
          <table:table-cell office:value-type="string" calcext:value-type="string">
            <text:p>FQLTNLLR</text:p>
          </table:table-cell>
          <table:table-cell table:formula="of:=LEN([.C469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LNDETLELLK</text:p>
          </table:table-cell>
          <table:table-cell table:formula="of:=LEN([.G46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DPVGACLGAR</text:p>
          </table:table-cell>
          <table:table-cell table:formula="of:=LEN([.A470])" office:value-type="float" office:value="12" calcext:value-type="float">
            <text:p>12</text:p>
          </table:table-cell>
          <table:table-cell office:value-type="string" calcext:value-type="string">
            <text:p>GSPFADVPYNLNLK</text:p>
          </table:table-cell>
          <table:table-cell table:formula="of:=LEN([.C470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LGDTHLDDHHTNEDVGLALGK</text:p>
          </table:table-cell>
          <table:table-cell table:formula="of:=LEN([.G470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KPHVNLGTLGHVDHGK</text:p>
          </table:table-cell>
          <table:table-cell table:formula="of:=LEN([.A471])" office:value-type="float" office:value="17" calcext:value-type="float">
            <text:p>17</text:p>
          </table:table-cell>
          <table:table-cell office:value-type="string" calcext:value-type="string">
            <text:p>LVNLVAAR</text:p>
          </table:table-cell>
          <table:table-cell table:formula="of:=LEN([.C47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PESYWYNELGK</text:p>
          </table:table-cell>
          <table:table-cell table:formula="of:=LEN([.G47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PLVVALNK</text:p>
          </table:table-cell>
          <table:table-cell table:formula="of:=LEN([.A472])" office:value-type="float" office:value="9" calcext:value-type="float">
            <text:p>9</text:p>
          </table:table-cell>
          <table:table-cell office:value-type="string" calcext:value-type="string">
            <text:p>LVQNFSTK</text:p>
          </table:table-cell>
          <table:table-cell table:formula="of:=LEN([.C47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QTSNALELAK</text:p>
          </table:table-cell>
          <table:table-cell table:formula="of:=LEN([.G47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LEASVR</text:p>
          </table:table-cell>
          <table:table-cell table:formula="of:=LEN([.A473])" office:value-type="float" office:value="8" calcext:value-type="float">
            <text:p>8</text:p>
          </table:table-cell>
          <table:table-cell office:value-type="string" calcext:value-type="string">
            <text:p>ELLLNSNYK</text:p>
          </table:table-cell>
          <table:table-cell table:formula="of:=LEN([.C473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LSLDQYPVNVSPSR</text:p>
          </table:table-cell>
          <table:table-cell table:formula="of:=LEN([.G473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VESDK</text:p>
          </table:table-cell>
          <table:table-cell table:formula="of:=LEN([.A474])" office:value-type="float" office:value="7" calcext:value-type="float">
            <text:p>7</text:p>
          </table:table-cell>
          <table:table-cell office:value-type="string" calcext:value-type="string">
            <text:p>LATQLGAGLTGVLYVLDEPSLGLHQR</text:p>
          </table:table-cell>
          <table:table-cell table:formula="of:=LEN([.C474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LGLTQLHASALEK</text:p>
          </table:table-cell>
          <table:table-cell table:formula="of:=LEN([.G47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ALLAHVDHGK</text:p>
          </table:table-cell>
          <table:table-cell table:formula="of:=LEN([.A475])" office:value-type="float" office:value="12" calcext:value-type="float">
            <text:p>12</text:p>
          </table:table-cell>
          <table:table-cell office:value-type="string" calcext:value-type="string">
            <text:p>MVVGGFEK</text:p>
          </table:table-cell>
          <table:table-cell table:formula="of:=LEN([.C475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LLELSDEQDQPDLLPG</text:p>
          </table:table-cell>
          <table:table-cell table:formula="of:=LEN([.G475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VLELAK</text:p>
          </table:table-cell>
          <table:table-cell table:formula="of:=LEN([.A47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TVLLMTSNLAGK</text:p>
          </table:table-cell>
          <table:table-cell table:formula="of:=LEN([.G47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NLLLPR</text:p>
          </table:table-cell>
          <table:table-cell table:formula="of:=LEN([.A47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LNSGNSVVLTAPTGSGK</text:p>
          </table:table-cell>
          <table:table-cell table:formula="of:=LEN([.G477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EGTADAVR</text:p>
          </table:table-cell>
          <table:table-cell table:formula="of:=LEN([.A478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NNNVDLLSNNDPLDK</text:p>
          </table:table-cell>
          <table:table-cell table:formula="of:=LEN([.G47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EESFQK</text:p>
          </table:table-cell>
          <table:table-cell table:formula="of:=LEN([.A47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VDPLCLGDFK</text:p>
          </table:table-cell>
          <table:table-cell table:formula="of:=LEN([.G47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TFLTK</text:p>
          </table:table-cell>
          <table:table-cell table:formula="of:=LEN([.A48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LLFEDLNEDLYK</text:p>
          </table:table-cell>
          <table:table-cell table:formula="of:=LEN([.G48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EVQQLR</text:p>
          </table:table-cell>
          <table:table-cell table:formula="of:=LEN([.A48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LASTLNLTYNK</text:p>
          </table:table-cell>
          <table:table-cell table:formula="of:=LEN([.G48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WFDVLDDWLK</text:p>
          </table:table-cell>
          <table:table-cell table:formula="of:=LEN([.A482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YSFGAACDGDGDR</text:p>
          </table:table-cell>
          <table:table-cell table:formula="of:=LEN([.G482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PLKPGDPLDYK</text:p>
          </table:table-cell>
          <table:table-cell table:formula="of:=LEN([.A483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AFPLAALTGHSLLK</text:p>
          </table:table-cell>
          <table:table-cell table:formula="of:=LEN([.G48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VLVDRPDLSGR</text:p>
          </table:table-cell>
          <table:table-cell table:formula="of:=LEN([.A484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LQDELESMELEGK</text:p>
          </table:table-cell>
          <table:table-cell table:formula="of:=LEN([.G48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GELLQNQVR</text:p>
          </table:table-cell>
          <table:table-cell table:formula="of:=LEN([.A485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LGQENQSTGPLLNR</text:p>
          </table:table-cell>
          <table:table-cell table:formula="of:=LEN([.G48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GPTYADK</text:p>
          </table:table-cell>
          <table:table-cell table:formula="of:=LEN([.A48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SAGDGTTTATLLTQK</text:p>
          </table:table-cell>
          <table:table-cell table:formula="of:=LEN([.G486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SLVDYNR</text:p>
          </table:table-cell>
          <table:table-cell table:formula="of:=LEN([.A48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HNLNFDNLALGR</text:p>
          </table:table-cell>
          <table:table-cell table:formula="of:=LEN([.G48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LALKPDGVQR</text:p>
          </table:table-cell>
          <table:table-cell table:formula="of:=LEN([.A488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ENNLALLLLGHVTK</text:p>
          </table:table-cell>
          <table:table-cell table:formula="of:=LEN([.G48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PAHDPNDFALGK</text:p>
          </table:table-cell>
          <table:table-cell table:formula="of:=LEN([.A489]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DLGYAFPCDGPGR</text:p>
          </table:table-cell>
          <table:table-cell table:formula="of:=LEN([.G48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GSGELGK</text:p>
          </table:table-cell>
          <table:table-cell table:formula="of:=LEN([.A490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VLFEGNLDSLK</text:p>
          </table:table-cell>
          <table:table-cell table:formula="of:=LEN([.G49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DLSADYR</text:p>
          </table:table-cell>
          <table:table-cell table:formula="of:=LEN([.A491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LGNQVSASSSNR</text:p>
          </table:table-cell>
          <table:table-cell table:formula="of:=LEN([.G49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LALDLGR</text:p>
          </table:table-cell>
          <table:table-cell table:formula="of:=LEN([.A492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ENGQPFLTNR</text:p>
          </table:table-cell>
          <table:table-cell table:formula="of:=LEN([.G49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LVAFNK</text:p>
          </table:table-cell>
          <table:table-cell table:formula="of:=LEN([.A49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VHSDAPNLEAPDPR</text:p>
          </table:table-cell>
          <table:table-cell table:formula="of:=LEN([.G493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YNEQAR</text:p>
          </table:table-cell>
          <table:table-cell table:formula="of:=LEN([.A49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MLAPTSALVGQGLGEK</text:p>
          </table:table-cell>
          <table:table-cell table:formula="of:=LEN([.G49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NSGTEACMSVLR</text:p>
          </table:table-cell>
          <table:table-cell table:formula="of:=LEN([.A495]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EGDVEEAAAAALR</text:p>
          </table:table-cell>
          <table:table-cell table:formula="of:=LEN([.G49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GLEVLK</text:p>
          </table:table-cell>
          <table:table-cell table:formula="of:=LEN([.A49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EADLLSQLQSAR</text:p>
          </table:table-cell>
          <table:table-cell table:formula="of:=LEN([.G49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DPFVFSR</text:p>
          </table:table-cell>
          <table:table-cell table:formula="of:=LEN([.A49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VLQSVLDTNK</text:p>
          </table:table-cell>
          <table:table-cell table:formula="of:=LEN([.G49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GVGLGFK</text:p>
          </table:table-cell>
          <table:table-cell table:formula="of:=LEN([.A49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TALCMNNAYK</text:p>
          </table:table-cell>
          <table:table-cell table:formula="of:=LEN([.G49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EPAGFRP</text:p>
          </table:table-cell>
          <table:table-cell table:formula="of:=LEN([.A49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TAGYFLELAR</text:p>
          </table:table-cell>
          <table:table-cell table:formula="of:=LEN([.G49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LLGR</text:p>
          </table:table-cell>
          <table:table-cell table:formula="of:=LEN([.A50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LLGQGLGNAVAGLFTGLPGAGATMR</text:p>
          </table:table-cell>
          <table:table-cell table:formula="of:=LEN([.G500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YLGDETSR</text:p>
          </table:table-cell>
          <table:table-cell table:formula="of:=LEN([.A501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LVPTVSLVTEK</text:p>
          </table:table-cell>
          <table:table-cell table:formula="of:=LEN([.G50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LTGPNPK</text:p>
          </table:table-cell>
          <table:table-cell table:formula="of:=LEN([.A502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EAYASLPEK</text:p>
          </table:table-cell>
          <table:table-cell table:formula="of:=LEN([.G50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GLLPEFLGR</text:p>
          </table:table-cell>
          <table:table-cell table:formula="of:=LEN([.A503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NPSDLNELK</text:p>
          </table:table-cell>
          <table:table-cell table:formula="of:=LEN([.G50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TGAYLSGR</text:p>
          </table:table-cell>
          <table:table-cell table:formula="of:=LEN([.A504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YLRPDGEWLPNENGGNENLEAVK</text:p>
          </table:table-cell>
          <table:table-cell table:formula="of:=LEN([.G504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GLPQVMK</text:p>
          </table:table-cell>
          <table:table-cell table:formula="of:=LEN([.A50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MELNTLNLVGR</text:p>
          </table:table-cell>
          <table:table-cell table:formula="of:=LEN([.G50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GTEPLLR</text:p>
          </table:table-cell>
          <table:table-cell table:formula="of:=LEN([.A50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TVDLLPDQLLK</text:p>
          </table:table-cell>
          <table:table-cell table:formula="of:=LEN([.G50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EFGSCHR</text:p>
          </table:table-cell>
          <table:table-cell table:formula="of:=LEN([.A50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PYLPQTLEGLGK</text:p>
          </table:table-cell>
          <table:table-cell table:formula="of:=LEN([.G50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LLLNVLDPR</text:p>
          </table:table-cell>
          <table:table-cell table:formula="of:=LEN([.A508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TGEPALDLPR</text:p>
          </table:table-cell>
          <table:table-cell table:formula="of:=LEN([.G50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EVDLLLGADGANSR</text:p>
          </table:table-cell>
          <table:table-cell table:formula="of:=LEN([.A509])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LVMVVDGNAGCYVWPEDR</text:p>
          </table:table-cell>
          <table:table-cell table:formula="of:=LEN([.G509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LEYAMSVLVGR</text:p>
          </table:table-cell>
          <table:table-cell table:formula="of:=LEN([.A510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GSQLTLQLLK</text:p>
          </table:table-cell>
          <table:table-cell table:formula="of:=LEN([.G51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LSPNFR</text:p>
          </table:table-cell>
          <table:table-cell table:formula="of:=LEN([.A51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VLALEHFLVLR</text:p>
          </table:table-cell>
          <table:table-cell table:formula="of:=LEN([.G51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PLSYLK</text:p>
          </table:table-cell>
          <table:table-cell table:formula="of:=LEN([.A51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NLPSLFLYGGTLKPGK</text:p>
          </table:table-cell>
          <table:table-cell table:formula="of:=LEN([.G51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VEGLAQR</text:p>
          </table:table-cell>
          <table:table-cell table:formula="of:=LEN([.A513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NLPLWEVLNDK</text:p>
          </table:table-cell>
          <table:table-cell table:formula="of:=LEN([.G51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LVVVVK</text:p>
          </table:table-cell>
          <table:table-cell table:formula="of:=LEN([.A51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NLLDLVQLFR</text:p>
          </table:table-cell>
          <table:table-cell table:formula="of:=LEN([.G51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QVVNELR</text:p>
          </table:table-cell>
          <table:table-cell table:formula="of:=LEN([.A51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NELVLLSQPYLK</text:p>
          </table:table-cell>
          <table:table-cell table:formula="of:=LEN([.G51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ELGNQAR</text:p>
          </table:table-cell>
          <table:table-cell table:formula="of:=LEN([.A516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QAVPLLRPERPLVGTGLESQVAR</text:p>
          </table:table-cell>
          <table:table-cell table:formula="of:=LEN([.G516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FVPLK</text:p>
          </table:table-cell>
          <table:table-cell table:formula="of:=LEN([.A51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AALTQELLEVVGGSAV</text:p>
          </table:table-cell>
          <table:table-cell table:formula="of:=LEN([.G517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LLEK</text:p>
          </table:table-cell>
          <table:table-cell table:formula="of:=LEN([.A518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LLAAWPNLEDLLK</text:p>
          </table:table-cell>
          <table:table-cell table:formula="of:=LEN([.G51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TVTGVEMFR</text:p>
          </table:table-cell>
          <table:table-cell table:formula="of:=LEN([.A519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VQLFDELPAK</text:p>
          </table:table-cell>
          <table:table-cell table:formula="of:=LEN([.G51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ANLGAPQVSYR</text:p>
          </table:table-cell>
          <table:table-cell table:formula="of:=LEN([.A520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NSGVLNVASVR</text:p>
          </table:table-cell>
          <table:table-cell table:formula="of:=LEN([.G52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TELSER</text:p>
          </table:table-cell>
          <table:table-cell table:formula="of:=LEN([.A52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DLVELDEEVLK</text:p>
          </table:table-cell>
          <table:table-cell table:formula="of:=LEN([.G52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LNELLEK</text:p>
          </table:table-cell>
          <table:table-cell table:formula="of:=LEN([.A522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FLHLPLSK</text:p>
          </table:table-cell>
          <table:table-cell table:formula="of:=LEN([.G52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PEPEFEGQTK</text:p>
          </table:table-cell>
          <table:table-cell table:formula="of:=LEN([.A523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WGADGVLLGSAFVK</text:p>
          </table:table-cell>
          <table:table-cell table:formula="of:=LEN([.G52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FDFK</text:p>
          </table:table-cell>
          <table:table-cell table:formula="of:=LEN([.A52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LADLLPALDVVK</text:p>
          </table:table-cell>
          <table:table-cell table:formula="of:=LEN([.G52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DVHLSR</text:p>
          </table:table-cell>
          <table:table-cell table:formula="of:=LEN([.A52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NNGLLLLLDYAK</text:p>
          </table:table-cell>
          <table:table-cell table:formula="of:=LEN([.G52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PTLMLFK</text:p>
          </table:table-cell>
          <table:table-cell table:formula="of:=LEN([.A52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SFFEGGHQLEK</text:p>
          </table:table-cell>
          <table:table-cell table:formula="of:=LEN([.G52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LQNQMAVALGGR</text:p>
          </table:table-cell>
          <table:table-cell table:formula="of:=LEN([.A527]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YPLAGEFAFTK</text:p>
          </table:table-cell>
          <table:table-cell table:formula="of:=LEN([.G52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NDK</text:p>
          </table:table-cell>
          <table:table-cell table:formula="of:=LEN([.A528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SDNGLGMNDEELK</text:p>
          </table:table-cell>
          <table:table-cell table:formula="of:=LEN([.G52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VLTK</text:p>
          </table:table-cell>
          <table:table-cell table:formula="of:=LEN([.A529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FELLNNLGVLTR</text:p>
          </table:table-cell>
          <table:table-cell table:formula="of:=LEN([.G52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LQEVDR</text:p>
          </table:table-cell>
          <table:table-cell table:formula="of:=LEN([.A53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GDLAVVSFK</text:p>
          </table:table-cell>
          <table:table-cell table:formula="of:=LEN([.G53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LVSAK</text:p>
          </table:table-cell>
          <table:table-cell table:formula="of:=LEN([.A53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PLLFLEGEK</text:p>
          </table:table-cell>
          <table:table-cell table:formula="of:=LEN([.G53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QQETGEVK</text:p>
          </table:table-cell>
          <table:table-cell table:formula="of:=LEN([.A532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FPLLLPLLDQPCPVER</text:p>
          </table:table-cell>
          <table:table-cell table:formula="of:=LEN([.G53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PGAGLGFALPLNLAK</text:p>
          </table:table-cell>
          <table:table-cell table:formula="of:=LEN([.A533])"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TAPAAYPVFFR</text:p>
          </table:table-cell>
          <table:table-cell table:formula="of:=LEN([.G53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NDLEVR</text:p>
          </table:table-cell>
          <table:table-cell table:formula="of:=LEN([.A53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QLPGMPNSGLLLVTDLK</text:p>
          </table:table-cell>
          <table:table-cell table:formula="of:=LEN([.G534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GMGDVLTLVEK</text:p>
          </table:table-cell>
          <table:table-cell table:formula="of:=LEN([.A535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NQLSNLGANVLFLVPGNNDTR</text:p>
          </table:table-cell>
          <table:table-cell table:formula="of:=LEN([.G535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DVLLFVDNLFR</text:p>
          </table:table-cell>
          <table:table-cell table:formula="of:=LEN([.A536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LGSELEGLLK</text:p>
          </table:table-cell>
          <table:table-cell table:formula="of:=LEN([.G53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ALLPFVNPEG</text:p>
          </table:table-cell>
          <table:table-cell table:formula="of:=LEN([.A537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LETWASQLK</text:p>
          </table:table-cell>
          <table:table-cell table:formula="of:=LEN([.G53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LSLPQSR</text:p>
          </table:table-cell>
          <table:table-cell table:formula="of:=LEN([.A53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RPPTPLLATTTER</text:p>
          </table:table-cell>
          <table:table-cell table:formula="of:=LEN([.G53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LAFPK</text:p>
          </table:table-cell>
          <table:table-cell table:formula="of:=LEN([.A53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LNVNALAPGFLETEMTEK</text:p>
          </table:table-cell>
          <table:table-cell table:formula="of:=LEN([.G539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PVEQALK</text:p>
          </table:table-cell>
          <table:table-cell table:formula="of:=LEN([.A54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SANATFPR</text:p>
          </table:table-cell>
          <table:table-cell table:formula="of:=LEN([.G54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GSLPLVR</text:p>
          </table:table-cell>
          <table:table-cell table:formula="of:=LEN([.A54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MQVNLTADHR</text:p>
          </table:table-cell>
          <table:table-cell table:formula="of:=LEN([.G54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NLALPR</text:p>
          </table:table-cell>
          <table:table-cell table:formula="of:=LEN([.A54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PNLALLPAGDPR</text:p>
          </table:table-cell>
          <table:table-cell table:formula="of:=LEN([.G54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QGEVLEVSGER</text:p>
          </table:table-cell>
          <table:table-cell table:formula="of:=LEN([.A543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SNLLNSLNVLQK</text:p>
          </table:table-cell>
          <table:table-cell table:formula="of:=LEN([.G54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VEEDK</text:p>
          </table:table-cell>
          <table:table-cell table:formula="of:=LEN([.A54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DQLELELK</text:p>
          </table:table-cell>
          <table:table-cell table:formula="of:=LEN([.G54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LAR</text:p>
          </table:table-cell>
          <table:table-cell table:formula="of:=LEN([.A545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VAPGDVATDK</text:p>
          </table:table-cell>
          <table:table-cell table:formula="of:=LEN([.G54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DALVHVVR</text:p>
          </table:table-cell>
          <table:table-cell table:formula="of:=LEN([.A546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MLPELSEVVQVL</text:p>
          </table:table-cell>
          <table:table-cell table:formula="of:=LEN([.G54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LDPEGDYEVDEK</text:p>
          </table:table-cell>
          <table:table-cell table:formula="of:=LEN([.A547]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LEVGSTGSLER</text:p>
          </table:table-cell>
          <table:table-cell table:formula="of:=LEN([.G54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PSLAWFK</text:p>
          </table:table-cell>
          <table:table-cell table:formula="of:=LEN([.A54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LVNLVVELPAGSR</text:p>
          </table:table-cell>
          <table:table-cell table:formula="of:=LEN([.G54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VLLVGQPGTGK</text:p>
          </table:table-cell>
          <table:table-cell table:formula="of:=LEN([.A549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ESLWDLNWNK</text:p>
          </table:table-cell>
          <table:table-cell table:formula="of:=LEN([.G54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WEK</text:p>
          </table:table-cell>
          <table:table-cell table:formula="of:=LEN([.A550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LQEFLEQLEK</text:p>
          </table:table-cell>
          <table:table-cell table:formula="of:=LEN([.G55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LVLAHDR</text:p>
          </table:table-cell>
          <table:table-cell table:formula="of:=LEN([.A551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FLNNLPFYR</text:p>
          </table:table-cell>
          <table:table-cell table:formula="of:=LEN([.G55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AEEAGLGWLGK</text:p>
          </table:table-cell>
          <table:table-cell table:formula="of:=LEN([.A552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ETSSADLLHR</text:p>
          </table:table-cell>
          <table:table-cell table:formula="of:=LEN([.G55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YTLGVK</text:p>
          </table:table-cell>
          <table:table-cell table:formula="of:=LEN([.A55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FSESTSSLK</text:p>
          </table:table-cell>
          <table:table-cell table:formula="of:=LEN([.G55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FPALR</text:p>
          </table:table-cell>
          <table:table-cell table:formula="of:=LEN([.A55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GVNLDHLANVR</text:p>
          </table:table-cell>
          <table:table-cell table:formula="of:=LEN([.G55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LVGPSGSGK</text:p>
          </table:table-cell>
          <table:table-cell table:formula="of:=LEN([.A555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YEFNNYYK</text:p>
          </table:table-cell>
          <table:table-cell table:formula="of:=LEN([.G55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ESNFK</text:p>
          </table:table-cell>
          <table:table-cell table:formula="of:=LEN([.A55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WAVPAGGTAGALLGCQVDGG</text:p>
          </table:table-cell>
          <table:table-cell table:formula="of:=LEN([.G556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PTDLHPR</text:p>
          </table:table-cell>
          <table:table-cell table:formula="of:=LEN([.A55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VVFLLATTNPER</text:p>
          </table:table-cell>
          <table:table-cell table:formula="of:=LEN([.G55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AELMLK</text:p>
          </table:table-cell>
          <table:table-cell table:formula="of:=LEN([.A55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QLFTATVEAK</text:p>
          </table:table-cell>
          <table:table-cell table:formula="of:=LEN([.G55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TGLLSLR</text:p>
          </table:table-cell>
          <table:table-cell table:formula="of:=LEN([.A55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GDLWTLGDR</text:p>
          </table:table-cell>
          <table:table-cell table:formula="of:=LEN([.G55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PEPGDMLTDPQK</text:p>
          </table:table-cell>
          <table:table-cell table:formula="of:=LEN([.A560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LKPVLVDFTHPDSVYENTR</text:p>
          </table:table-cell>
          <table:table-cell table:formula="of:=LEN([.G560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DLLEELAR</text:p>
          </table:table-cell>
          <table:table-cell table:formula="of:=LEN([.A561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ELASEALHALALK</text:p>
          </table:table-cell>
          <table:table-cell table:formula="of:=LEN([.G56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VLLELNCETDFVAR</text:p>
          </table:table-cell>
          <table:table-cell table:formula="of:=LEN([.A562])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LVTGDEPGSCK</text:p>
          </table:table-cell>
          <table:table-cell table:formula="of:=LEN([.G56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VGR</text:p>
          </table:table-cell>
          <table:table-cell table:formula="of:=LEN([.A563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QLVHLGSQVLGR</text:p>
          </table:table-cell>
          <table:table-cell table:formula="of:=LEN([.G56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NGFGR</text:p>
          </table:table-cell>
          <table:table-cell table:formula="of:=LEN([.A56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NLSLALLATNNK</text:p>
          </table:table-cell>
          <table:table-cell table:formula="of:=LEN([.G56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ELLVLEK</text:p>
          </table:table-cell>
          <table:table-cell table:formula="of:=LEN([.A56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SNPLLLETSCLR</text:p>
          </table:table-cell>
          <table:table-cell table:formula="of:=LEN([.G56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DVVR</text:p>
          </table:table-cell>
          <table:table-cell table:formula="of:=LEN([.A566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SESELHLLK</text:p>
          </table:table-cell>
          <table:table-cell table:formula="of:=LEN([.G56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LDTAGVK</text:p>
          </table:table-cell>
          <table:table-cell table:formula="of:=LEN([.A56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LGTGYLNVLR</text:p>
          </table:table-cell>
          <table:table-cell table:formula="of:=LEN([.G56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GLVHLR</text:p>
          </table:table-cell>
          <table:table-cell table:formula="of:=LEN([.A56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VQSCADESQLYR</text:p>
          </table:table-cell>
          <table:table-cell table:formula="of:=LEN([.G568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YESYK</text:p>
          </table:table-cell>
          <table:table-cell table:formula="of:=LEN([.A56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EVLEAEAQLSR</text:p>
          </table:table-cell>
          <table:table-cell table:formula="of:=LEN([.G56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TEAYENR</text:p>
          </table:table-cell>
          <table:table-cell table:formula="of:=LEN([.A570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GPVTPWGK</text:p>
          </table:table-cell>
          <table:table-cell table:formula="of:=LEN([.G57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EGDK</text:p>
          </table:table-cell>
          <table:table-cell table:formula="of:=LEN([.A571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YQWDSGYFK</text:p>
          </table:table-cell>
          <table:table-cell table:formula="of:=LEN([.G57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TSVVNEVLK</text:p>
          </table:table-cell>
          <table:table-cell table:formula="of:=LEN([.A572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VYHTKPTYQTVLDAVTK</text:p>
          </table:table-cell>
          <table:table-cell table:formula="of:=LEN([.G57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PGYVLVR</text:p>
          </table:table-cell>
          <table:table-cell table:formula="of:=LEN([.A57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DVGLDSTDK</text:p>
          </table:table-cell>
          <table:table-cell table:formula="of:=LEN([.G57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LDLPR</text:p>
          </table:table-cell>
          <table:table-cell table:formula="of:=LEN([.A57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FDQLLHDVGLQNLPVSFVLDR</text:p>
          </table:table-cell>
          <table:table-cell table:formula="of:=LEN([.G574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VDLMVK</text:p>
          </table:table-cell>
          <table:table-cell table:formula="of:=LEN([.A57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SNNPLGVLNWLK</text:p>
          </table:table-cell>
          <table:table-cell table:formula="of:=LEN([.G57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SLFGR</text:p>
          </table:table-cell>
          <table:table-cell table:formula="of:=LEN([.A57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CLLTDQGFAK</text:p>
          </table:table-cell>
          <table:table-cell table:formula="of:=LEN([.G57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VNLSVR</text:p>
          </table:table-cell>
          <table:table-cell table:formula="of:=LEN([.A57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NDLSLSQEYSLR</text:p>
          </table:table-cell>
          <table:table-cell table:formula="of:=LEN([.G57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QLVFLGR</text:p>
          </table:table-cell>
          <table:table-cell table:formula="of:=LEN([.A57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ANLLYEEDLQR</text:p>
          </table:table-cell>
          <table:table-cell table:formula="of:=LEN([.G578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PCLDVANGR</text:p>
          </table:table-cell>
          <table:table-cell table:formula="of:=LEN([.A579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SSPFFLALEK</text:p>
          </table:table-cell>
          <table:table-cell table:formula="of:=LEN([.G57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DFDK</text:p>
          </table:table-cell>
          <table:table-cell table:formula="of:=LEN([.A580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NNKPSSLAELLLYSADR</text:p>
          </table:table-cell>
          <table:table-cell table:formula="of:=LEN([.G580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PEGK</text:p>
          </table:table-cell>
          <table:table-cell table:formula="of:=LEN([.A581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LEPYGLLELAR</text:p>
          </table:table-cell>
          <table:table-cell table:formula="of:=LEN([.G58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GMGDVLSLLEK</text:p>
          </table:table-cell>
          <table:table-cell table:formula="of:=LEN([.A582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YWETSDENLEQLK</text:p>
          </table:table-cell>
          <table:table-cell table:formula="of:=LEN([.G582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GVALLK</text:p>
          </table:table-cell>
          <table:table-cell table:formula="of:=LEN([.A58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DEEGNLTEESLQR</text:p>
          </table:table-cell>
          <table:table-cell table:formula="of:=LEN([.G58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LLLLNGPNLNLLGTR</text:p>
          </table:table-cell>
          <table:table-cell table:formula="of:=LEN([.A584])"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LDESGNELQAK</text:p>
          </table:table-cell>
          <table:table-cell table:formula="of:=LEN([.G58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GELGDK</text:p>
          </table:table-cell>
          <table:table-cell table:formula="of:=LEN([.A58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WLENDVLVGYR</text:p>
          </table:table-cell>
          <table:table-cell table:formula="of:=LEN([.G58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DLLAPYR</text:p>
          </table:table-cell>
          <table:table-cell table:formula="of:=LEN([.A58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NVSLNGETLR</text:p>
          </table:table-cell>
          <table:table-cell table:formula="of:=LEN([.G58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NNNFFR</text:p>
          </table:table-cell>
          <table:table-cell table:formula="of:=LEN([.A58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DTKPQLELLADDVK</text:p>
          </table:table-cell>
          <table:table-cell table:formula="of:=LEN([.G58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GELYGR</text:p>
          </table:table-cell>
          <table:table-cell table:formula="of:=LEN([.A58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LVSDLSGTTTDSLDTLLK</text:p>
          </table:table-cell>
          <table:table-cell table:formula="of:=LEN([.G588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DLVPLK</text:p>
          </table:table-cell>
          <table:table-cell table:formula="of:=LEN([.A58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FNLDSLAVGPAESK</text:p>
          </table:table-cell>
          <table:table-cell table:formula="of:=LEN([.G58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NFGLGHSLK</text:p>
          </table:table-cell>
          <table:table-cell table:formula="of:=LEN([.A590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GNLLVVMGK</text:p>
          </table:table-cell>
          <table:table-cell table:formula="of:=LEN([.G59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LLGSGNPEEGELRPQLLDR</text:p>
          </table:table-cell>
          <table:table-cell table:formula="of:=LEN([.A591])"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DLFSQTSGLVTVTQK</text:p>
          </table:table-cell>
          <table:table-cell table:formula="of:=LEN([.G591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VFPVK</text:p>
          </table:table-cell>
          <table:table-cell table:formula="of:=LEN([.A59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SNGEFFALPQSPQLFK</text:p>
          </table:table-cell>
          <table:table-cell table:formula="of:=LEN([.G59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SYFFGSEEAMLR</text:p>
          </table:table-cell>
          <table:table-cell table:formula="of:=LEN([.A593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VGQELSNQLK</text:p>
          </table:table-cell>
          <table:table-cell table:formula="of:=LEN([.G59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LAVHSLK</text:p>
          </table:table-cell>
          <table:table-cell table:formula="of:=LEN([.A594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YDNLELLEMHHNQK</text:p>
          </table:table-cell>
          <table:table-cell table:formula="of:=LEN([.G59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VLFPK</text:p>
          </table:table-cell>
          <table:table-cell table:formula="of:=LEN([.A59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AGALNGVATK</text:p>
          </table:table-cell>
          <table:table-cell table:formula="of:=LEN([.G59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GNLYTR</text:p>
          </table:table-cell>
          <table:table-cell table:formula="of:=LEN([.A59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LGLNTMNPPR</text:p>
          </table:table-cell>
          <table:table-cell table:formula="of:=LEN([.G59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PVLLGEPGVGK</text:p>
          </table:table-cell>
          <table:table-cell table:formula="of:=LEN([.A597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LVSEAENESDK</text:p>
          </table:table-cell>
          <table:table-cell table:formula="of:=LEN([.G59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FVGTK</text:p>
          </table:table-cell>
          <table:table-cell table:formula="of:=LEN([.A59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VTPEFLSK</text:p>
          </table:table-cell>
          <table:table-cell table:formula="of:=LEN([.G59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QLASSPR</text:p>
          </table:table-cell>
          <table:table-cell table:formula="of:=LEN([.A59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NGFLNLLLK</text:p>
          </table:table-cell>
          <table:table-cell table:formula="of:=LEN([.G59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LLNEGMR</text:p>
          </table:table-cell>
          <table:table-cell table:formula="of:=LEN([.A600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PDGRPAVAWER</text:p>
          </table:table-cell>
          <table:table-cell table:formula="of:=LEN([.G60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VAYSPCFR</text:p>
          </table:table-cell>
          <table:table-cell table:formula="of:=LEN([.A601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NDVAYLHVTLLPYLK</text:p>
          </table:table-cell>
          <table:table-cell table:formula="of:=LEN([.G601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PGVLVGR</text:p>
          </table:table-cell>
          <table:table-cell table:formula="of:=LEN([.A602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SQALSHGLSK</text:p>
          </table:table-cell>
          <table:table-cell table:formula="of:=LEN([.G60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ALNALVK</text:p>
          </table:table-cell>
          <table:table-cell table:formula="of:=LEN([.A60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GEEVSFLEK</text:p>
          </table:table-cell>
          <table:table-cell table:formula="of:=LEN([.G60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PVGGPGMR</text:p>
          </table:table-cell>
          <table:table-cell table:formula="of:=LEN([.A604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VPTFSAGK</text:p>
          </table:table-cell>
          <table:table-cell table:formula="of:=LEN([.G60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VVGLGK</text:p>
          </table:table-cell>
          <table:table-cell table:formula="of:=LEN([.A60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ADLLQLEELATQYESEK</text:p>
          </table:table-cell>
          <table:table-cell table:formula="of:=LEN([.G605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EDLAFK</text:p>
          </table:table-cell>
          <table:table-cell table:formula="of:=LEN([.A60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YLLSLADFLTNR</text:p>
          </table:table-cell>
          <table:table-cell table:formula="of:=LEN([.G60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VVGNEK</text:p>
          </table:table-cell>
          <table:table-cell table:formula="of:=LEN([.A60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LLDEFNAAK</text:p>
          </table:table-cell>
          <table:table-cell table:formula="of:=LEN([.G60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VELALK</text:p>
          </table:table-cell>
          <table:table-cell table:formula="of:=LEN([.A60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YYQLNPNDEEQTDVDNPDQR</text:p>
          </table:table-cell>
          <table:table-cell table:formula="of:=LEN([.G608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GQEVTK</text:p>
          </table:table-cell>
          <table:table-cell table:formula="of:=LEN([.A60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NLYLLDDGSSDK</text:p>
          </table:table-cell>
          <table:table-cell table:formula="of:=LEN([.G60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AEGR</text:p>
          </table:table-cell>
          <table:table-cell table:formula="of:=LEN([.A61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TLQPLVFDPLK</text:p>
          </table:table-cell>
          <table:table-cell table:formula="of:=LEN([.G61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PEELTR</text:p>
          </table:table-cell>
          <table:table-cell table:formula="of:=LEN([.A61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TPSVQLLPLPR</text:p>
          </table:table-cell>
          <table:table-cell table:formula="of:=LEN([.G61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MSVEVK</text:p>
          </table:table-cell>
          <table:table-cell table:formula="of:=LEN([.A61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DELETLGALK</text:p>
          </table:table-cell>
          <table:table-cell table:formula="of:=LEN([.G61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LLELLEK</text:p>
          </table:table-cell>
          <table:table-cell table:formula="of:=LEN([.A61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YLYVSSAGVYK</text:p>
          </table:table-cell>
          <table:table-cell table:formula="of:=LEN([.G61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DLAELVAK</text:p>
          </table:table-cell>
          <table:table-cell table:formula="of:=LEN([.A614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DSLLPLLQEK</text:p>
          </table:table-cell>
          <table:table-cell table:formula="of:=LEN([.G61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NSEWLK</text:p>
          </table:table-cell>
          <table:table-cell table:formula="of:=LEN([.A61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LDELLSSGQK</text:p>
          </table:table-cell>
          <table:table-cell table:formula="of:=LEN([.G61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HNFPLDLA</text:p>
          </table:table-cell>
          <table:table-cell table:formula="of:=LEN([.A616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VLGQSALNK</text:p>
          </table:table-cell>
          <table:table-cell table:formula="of:=LEN([.G61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GVSYLVQR</text:p>
          </table:table-cell>
          <table:table-cell table:formula="of:=LEN([.A617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LDLLGDLALVGLPK</text:p>
          </table:table-cell>
          <table:table-cell table:formula="of:=LEN([.G61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EQSPGASLNLEEK</text:p>
          </table:table-cell>
          <table:table-cell table:formula="of:=LEN([.A618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ASFLQEWGCELTK</text:p>
          </table:table-cell>
          <table:table-cell table:formula="of:=LEN([.G618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PWVFGWTQSR</text:p>
          </table:table-cell>
          <table:table-cell table:formula="of:=LEN([.A619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DNNLTLNGPR</text:p>
          </table:table-cell>
          <table:table-cell table:formula="of:=LEN([.G61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LEALVK</text:p>
          </table:table-cell>
          <table:table-cell table:formula="of:=LEN([.A62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TLGAQLQPNLK</text:p>
          </table:table-cell>
          <table:table-cell table:formula="of:=LEN([.G62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QESLDK</text:p>
          </table:table-cell>
          <table:table-cell table:formula="of:=LEN([.A62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VDLSPFDGK</text:p>
          </table:table-cell>
          <table:table-cell table:formula="of:=LEN([.G62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GFVTDLETEK</text:p>
          </table:table-cell>
          <table:table-cell table:formula="of:=LEN([.A622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LLNLFDTELK</text:p>
          </table:table-cell>
          <table:table-cell table:formula="of:=LEN([.G62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FGLEK</text:p>
          </table:table-cell>
          <table:table-cell table:formula="of:=LEN([.A62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EELEAEGVLWAR</text:p>
          </table:table-cell>
          <table:table-cell table:formula="of:=LEN([.G62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ALVLAK</text:p>
          </table:table-cell>
          <table:table-cell table:formula="of:=LEN([.A62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QLSFSNESR</text:p>
          </table:table-cell>
          <table:table-cell table:formula="of:=LEN([.G62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NALSAGPLR</text:p>
          </table:table-cell>
          <table:table-cell table:formula="of:=LEN([.A625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GVNTTEDFEPLYLVPK</text:p>
          </table:table-cell>
          <table:table-cell table:formula="of:=LEN([.G625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LVPAR</text:p>
          </table:table-cell>
          <table:table-cell table:formula="of:=LEN([.A62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FWCEGQASK</text:p>
          </table:table-cell>
          <table:table-cell table:formula="of:=LEN([.G62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GVAVLK</text:p>
          </table:table-cell>
          <table:table-cell table:formula="of:=LEN([.A62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GPVALGQSQGGMFLGR</text:p>
          </table:table-cell>
          <table:table-cell table:formula="of:=LEN([.G627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LEVLR</text:p>
          </table:table-cell>
          <table:table-cell table:formula="of:=LEN([.A62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QAEVDFLLK</text:p>
          </table:table-cell>
          <table:table-cell table:formula="of:=LEN([.G62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FLFLK</text:p>
          </table:table-cell>
          <table:table-cell table:formula="of:=LEN([.A62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TQGAQPTNVVR</text:p>
          </table:table-cell>
          <table:table-cell table:formula="of:=LEN([.G62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GLPPAPR</text:p>
          </table:table-cell>
          <table:table-cell table:formula="of:=LEN([.A630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CGWFDGLLGK</text:p>
          </table:table-cell>
          <table:table-cell table:formula="of:=LEN([.G63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VQWLK</text:p>
          </table:table-cell>
          <table:table-cell table:formula="of:=LEN([.A63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VGQEFFNYQR</text:p>
          </table:table-cell>
          <table:table-cell table:formula="of:=LEN([.G63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WYGLATAHDFESHDGMTEEK</text:p>
          </table:table-cell>
          <table:table-cell table:formula="of:=LEN([.A632])"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LSFLGVGPGDPDLLTLK</text:p>
          </table:table-cell>
          <table:table-cell table:formula="of:=LEN([.G63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CVLR</text:p>
          </table:table-cell>
          <table:table-cell table:formula="of:=LEN([.A633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GEGDEVPSYVR</text:p>
          </table:table-cell>
          <table:table-cell table:formula="of:=LEN([.G63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SLLLK</text:p>
          </table:table-cell>
          <table:table-cell table:formula="of:=LEN([.A63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LASLGGHVTQR</text:p>
          </table:table-cell>
          <table:table-cell table:formula="of:=LEN([.G63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YSLVQK</text:p>
          </table:table-cell>
          <table:table-cell table:formula="of:=LEN([.A63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ASQVEQLELR</text:p>
          </table:table-cell>
          <table:table-cell table:formula="of:=LEN([.G63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QLATLLGGR</text:p>
          </table:table-cell>
          <table:table-cell table:formula="of:=LEN([.A636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DPYNSSLVDPDLQSK</text:p>
          </table:table-cell>
          <table:table-cell table:formula="of:=LEN([.G636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PEAFR</text:p>
          </table:table-cell>
          <table:table-cell table:formula="of:=LEN([.A63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TLTPSLETLER</text:p>
          </table:table-cell>
          <table:table-cell table:formula="of:=LEN([.G63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NLAGTEK</text:p>
          </table:table-cell>
          <table:table-cell table:formula="of:=LEN([.A63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YGVYAPLCSK</text:p>
          </table:table-cell>
          <table:table-cell table:formula="of:=LEN([.G63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ELLVFR</text:p>
          </table:table-cell>
          <table:table-cell table:formula="of:=LEN([.A63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LLSSELDCDR</text:p>
          </table:table-cell>
          <table:table-cell table:formula="of:=LEN([.G63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NFDWNK</text:p>
          </table:table-cell>
          <table:table-cell table:formula="of:=LEN([.A64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GVNLPELK</text:p>
          </table:table-cell>
          <table:table-cell table:formula="of:=LEN([.G64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TAVCR</text:p>
          </table:table-cell>
          <table:table-cell table:formula="of:=LEN([.A64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LTLLVAHDAVNK</text:p>
          </table:table-cell>
          <table:table-cell table:formula="of:=LEN([.G64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ELYEAR</text:p>
          </table:table-cell>
          <table:table-cell table:formula="of:=LEN([.A64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DLNLHDLYK</text:p>
          </table:table-cell>
          <table:table-cell table:formula="of:=LEN([.G64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PPGVDEAAYVK</text:p>
          </table:table-cell>
          <table:table-cell table:formula="of:=LEN([.A643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FLSALSPGER</text:p>
          </table:table-cell>
          <table:table-cell table:formula="of:=LEN([.G64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YSLLLLDELEK</text:p>
          </table:table-cell>
          <table:table-cell table:formula="of:=LEN([.A644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LGLVTASDSQER</text:p>
          </table:table-cell>
          <table:table-cell table:formula="of:=LEN([.G64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LLCSGK</text:p>
          </table:table-cell>
          <table:table-cell table:formula="of:=LEN([.A64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GWSTDAVVLER</text:p>
          </table:table-cell>
          <table:table-cell table:formula="of:=LEN([.G64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ELLK</text:p>
          </table:table-cell>
          <table:table-cell table:formula="of:=LEN([.A646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QKPEVLAAQPSR</text:p>
          </table:table-cell>
          <table:table-cell table:formula="of:=LEN([.G64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DLSFLSK</text:p>
          </table:table-cell>
          <table:table-cell table:formula="of:=LEN([.A64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AEYMTHAPNASLNSVGGLLTEPNAVNFVNLR</text:p>
          </table:table-cell>
          <table:table-cell table:formula="of:=LEN([.G647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AFEGR</text:p>
          </table:table-cell>
          <table:table-cell table:formula="of:=LEN([.A64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GLDFQLLTVLTPGGLEVPFAFSAK</text:p>
          </table:table-cell>
          <table:table-cell table:formula="of:=LEN([.G648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VVR</text:p>
          </table:table-cell>
          <table:table-cell table:formula="of:=LEN([.A64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WNLYLGDAGLAR</text:p>
          </table:table-cell>
          <table:table-cell table:formula="of:=LEN([.G64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EMVR</text:p>
          </table:table-cell>
          <table:table-cell table:formula="of:=LEN([.A650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PLMMGFQSEGSAPLVK</text:p>
          </table:table-cell>
          <table:table-cell table:formula="of:=LEN([.G650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EQVASK</text:p>
          </table:table-cell>
          <table:table-cell table:formula="of:=LEN([.A65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QVAQLLTLSK</text:p>
          </table:table-cell>
          <table:table-cell table:formula="of:=LEN([.G65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FLDGAPPER</text:p>
          </table:table-cell>
          <table:table-cell table:formula="of:=LEN([.A652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EANEVLNSLEK</text:p>
          </table:table-cell>
          <table:table-cell table:formula="of:=LEN([.G65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ALGPGGLTR</text:p>
          </table:table-cell>
          <table:table-cell table:formula="of:=LEN([.A653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TCQSGDLTVLNNQLNGASR</text:p>
          </table:table-cell>
          <table:table-cell table:formula="of:=LEN([.G653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FPGPGLALR</text:p>
          </table:table-cell>
          <table:table-cell table:formula="of:=LEN([.A654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TALLPDELPSSVK</text:p>
          </table:table-cell>
          <table:table-cell table:formula="of:=LEN([.G65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LLLVAGRPSMGK</text:p>
          </table:table-cell>
          <table:table-cell table:formula="of:=LEN([.A655]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YGTEFFGLNR</text:p>
          </table:table-cell>
          <table:table-cell table:formula="of:=LEN([.G65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FVPEDR</text:p>
          </table:table-cell>
          <table:table-cell table:formula="of:=LEN([.A65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ADANDVDLR</text:p>
          </table:table-cell>
          <table:table-cell table:formula="of:=LEN([.G65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ELVLAK</text:p>
          </table:table-cell>
          <table:table-cell table:formula="of:=LEN([.A65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ENSLLSFLELSR</text:p>
          </table:table-cell>
          <table:table-cell table:formula="of:=LEN([.G65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GLLFDK</text:p>
          </table:table-cell>
          <table:table-cell table:formula="of:=LEN([.A65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GSHVFLSPEK</text:p>
          </table:table-cell>
          <table:table-cell table:formula="of:=LEN([.G65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AETGAGQHGVATATVCAR</text:p>
          </table:table-cell>
          <table:table-cell table:formula="of:=LEN([.A659]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QVEQGLENTDPSNLLVAYEPLWALGTGK</text:p>
          </table:table-cell>
          <table:table-cell table:formula="of:=LEN([.G659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LCLTGDSVK</text:p>
          </table:table-cell>
          <table:table-cell table:formula="of:=LEN([.A660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WLWLGGTPWLNK</text:p>
          </table:table-cell>
          <table:table-cell table:formula="of:=LEN([.G66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FLQPLEK</text:p>
          </table:table-cell>
          <table:table-cell table:formula="of:=LEN([.A66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NVTELLLK</text:p>
          </table:table-cell>
          <table:table-cell table:formula="of:=LEN([.G66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WELSYR</text:p>
          </table:table-cell>
          <table:table-cell table:formula="of:=LEN([.A66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DLEGEYLPLK</text:p>
          </table:table-cell>
          <table:table-cell table:formula="of:=LEN([.G66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SSNPNLQNLPVR</text:p>
          </table:table-cell>
          <table:table-cell table:formula="of:=LEN([.A663]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ATSNPELWR</text:p>
          </table:table-cell>
          <table:table-cell table:formula="of:=LEN([.G66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GFEGLQR</text:p>
          </table:table-cell>
          <table:table-cell table:formula="of:=LEN([.A664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YLESYPLLK</text:p>
          </table:table-cell>
          <table:table-cell table:formula="of:=LEN([.G66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DVLALR</text:p>
          </table:table-cell>
          <table:table-cell table:formula="of:=LEN([.A66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QGDLVVQTAGTLTGLSGSTDLLK</text:p>
          </table:table-cell>
          <table:table-cell table:formula="of:=LEN([.G66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LTNVALR</text:p>
          </table:table-cell>
          <table:table-cell table:formula="of:=LEN([.A66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DVPPFCLAEGHPGR</text:p>
          </table:table-cell>
          <table:table-cell table:formula="of:=LEN([.G66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VEQLK</text:p>
          </table:table-cell>
          <table:table-cell table:formula="of:=LEN([.A66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YLGPASNGMK</text:p>
          </table:table-cell>
          <table:table-cell table:formula="of:=LEN([.G66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QGLGVER</text:p>
          </table:table-cell>
          <table:table-cell table:formula="of:=LEN([.A66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VDALLDAK</text:p>
          </table:table-cell>
          <table:table-cell table:formula="of:=LEN([.G66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VNPTGK</text:p>
          </table:table-cell>
          <table:table-cell table:formula="of:=LEN([.A66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LPNTHLVMHGSSSVPQEWLDLLNK</text:p>
          </table:table-cell>
          <table:table-cell table:formula="of:=LEN([.G669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LDAVSDR</text:p>
          </table:table-cell>
          <table:table-cell table:formula="of:=LEN([.A670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LQNNNQLDK</text:p>
          </table:table-cell>
          <table:table-cell table:formula="of:=LEN([.G67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GWFQGR</text:p>
          </table:table-cell>
          <table:table-cell table:formula="of:=LEN([.A67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VLLAASELDR</text:p>
          </table:table-cell>
          <table:table-cell table:formula="of:=LEN([.G67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ALEADK</text:p>
          </table:table-cell>
          <table:table-cell table:formula="of:=LEN([.A67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FLSYSGNPR</text:p>
          </table:table-cell>
          <table:table-cell table:formula="of:=LEN([.G67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GLYSR</text:p>
          </table:table-cell>
          <table:table-cell table:formula="of:=LEN([.A67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LASEGGHVEYSPK</text:p>
          </table:table-cell>
          <table:table-cell table:formula="of:=LEN([.G67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VNQLVR</text:p>
          </table:table-cell>
          <table:table-cell table:formula="of:=LEN([.A67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DLSEGFNPR</text:p>
          </table:table-cell>
          <table:table-cell table:formula="of:=LEN([.G67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AHPLPEHPRPR</text:p>
          </table:table-cell>
          <table:table-cell table:formula="of:=LEN([.A675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LTLDGGWFGK</text:p>
          </table:table-cell>
          <table:table-cell table:formula="of:=LEN([.G67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LENEFK</text:p>
          </table:table-cell>
          <table:table-cell table:formula="of:=LEN([.A67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QEWAEYFDGPTGTWVGQQSR</text:p>
          </table:table-cell>
          <table:table-cell table:formula="of:=LEN([.G676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DGGTHLDGLK</text:p>
          </table:table-cell>
          <table:table-cell table:formula="of:=LEN([.A677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ELANYEHLAK</text:p>
          </table:table-cell>
          <table:table-cell table:formula="of:=LEN([.G67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TLLTYSR</text:p>
          </table:table-cell>
          <table:table-cell table:formula="of:=LEN([.A67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NTPGALGYVNQSYLK</text:p>
          </table:table-cell>
          <table:table-cell table:formula="of:=LEN([.G67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NAYR</text:p>
          </table:table-cell>
          <table:table-cell table:formula="of:=LEN([.A67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FTGLNVSQDLPLPVVLR</text:p>
          </table:table-cell>
          <table:table-cell table:formula="of:=LEN([.G679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VDLYTR</text:p>
          </table:table-cell>
          <table:table-cell table:formula="of:=LEN([.A68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NYGELFLR</text:p>
          </table:table-cell>
          <table:table-cell table:formula="of:=LEN([.G68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LEEPYVK</text:p>
          </table:table-cell>
          <table:table-cell table:formula="of:=LEN([.A681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QNLLLNSVGK</text:p>
          </table:table-cell>
          <table:table-cell table:formula="of:=LEN([.G68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GLPSAPR</text:p>
          </table:table-cell>
          <table:table-cell table:formula="of:=LEN([.A682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LDGNYVLPGPGGDPLR</text:p>
          </table:table-cell>
          <table:table-cell table:formula="of:=LEN([.G68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VEFEK</text:p>
          </table:table-cell>
          <table:table-cell table:formula="of:=LEN([.A68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PSVLPSGK</text:p>
          </table:table-cell>
          <table:table-cell table:formula="of:=LEN([.G68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YFQNR</text:p>
          </table:table-cell>
          <table:table-cell table:formula="of:=LEN([.A68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QLGQNLTR</text:p>
          </table:table-cell>
          <table:table-cell table:formula="of:=LEN([.G68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DSGYLTR</text:p>
          </table:table-cell>
          <table:table-cell table:formula="of:=LEN([.A68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YALLTPVDTPVSLFK</text:p>
          </table:table-cell>
          <table:table-cell table:formula="of:=LEN([.G685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QLGCDPK</text:p>
          </table:table-cell>
          <table:table-cell table:formula="of:=LEN([.A68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DGDVVEVAPGYAR</text:p>
          </table:table-cell>
          <table:table-cell table:formula="of:=LEN([.G68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LLEASELVK</text:p>
          </table:table-cell>
          <table:table-cell table:formula="of:=LEN([.A687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LNEEVVGGEEGLK</text:p>
          </table:table-cell>
          <table:table-cell table:formula="of:=LEN([.G68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YRPQFYLR</text:p>
          </table:table-cell>
          <table:table-cell table:formula="of:=LEN([.A68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MCAEELVEASK</text:p>
          </table:table-cell>
          <table:table-cell table:formula="of:=LEN([.G68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VLELAGLK</text:p>
          </table:table-cell>
          <table:table-cell table:formula="of:=LEN([.A68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FDLFDCVLPTR</text:p>
          </table:table-cell>
          <table:table-cell table:formula="of:=LEN([.G68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ANAFLAQR</text:p>
          </table:table-cell>
          <table:table-cell table:formula="of:=LEN([.A690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VGALVNGDGLPTGWQGHLTFQDK</text:p>
          </table:table-cell>
          <table:table-cell table:formula="of:=LEN([.G690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TEAALVK</text:p>
          </table:table-cell>
          <table:table-cell table:formula="of:=LEN([.A69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AYMNTQDMAK</text:p>
          </table:table-cell>
          <table:table-cell table:formula="of:=LEN([.G69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DWYK</text:p>
          </table:table-cell>
          <table:table-cell table:formula="of:=LEN([.A69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QLTYLVNEALR</text:p>
          </table:table-cell>
          <table:table-cell table:formula="of:=LEN([.G692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FEQAK</text:p>
          </table:table-cell>
          <table:table-cell table:formula="of:=LEN([.A69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CVLNLTGGK</text:p>
          </table:table-cell>
          <table:table-cell table:formula="of:=LEN([.G69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LLLELK</text:p>
          </table:table-cell>
          <table:table-cell table:formula="of:=LEN([.A69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SLETNQLQGR</text:p>
          </table:table-cell>
          <table:table-cell table:formula="of:=LEN([.G69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DLLLEK</text:p>
          </table:table-cell>
          <table:table-cell table:formula="of:=LEN([.A69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TLSSTLSK</text:p>
          </table:table-cell>
          <table:table-cell table:formula="of:=LEN([.G69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FEDLK</text:p>
          </table:table-cell>
          <table:table-cell table:formula="of:=LEN([.A69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GHNLAQLLLTK</text:p>
          </table:table-cell>
          <table:table-cell table:formula="of:=LEN([.G69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LSSLDK</text:p>
          </table:table-cell>
          <table:table-cell table:formula="of:=LEN([.A69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LFYVEGYSLDR</text:p>
          </table:table-cell>
          <table:table-cell table:formula="of:=LEN([.G69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DHFAK</text:p>
          </table:table-cell>
          <table:table-cell table:formula="of:=LEN([.A69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GYGVEDLDLESCLK</text:p>
          </table:table-cell>
          <table:table-cell table:formula="of:=LEN([.G69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EGLDLR</text:p>
          </table:table-cell>
          <table:table-cell table:formula="of:=LEN([.A69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VEENSTVVGVPGR</text:p>
          </table:table-cell>
          <table:table-cell table:formula="of:=LEN([.G69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QYQLDR</text:p>
          </table:table-cell>
          <table:table-cell table:formula="of:=LEN([.A70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PFLSFPK</text:p>
          </table:table-cell>
          <table:table-cell table:formula="of:=LEN([.G70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ELHLK</text:p>
          </table:table-cell>
          <table:table-cell table:formula="of:=LEN([.A70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GLAALSGTPQAALK</text:p>
          </table:table-cell>
          <table:table-cell table:formula="of:=LEN([.G701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DVALAK</text:p>
          </table:table-cell>
          <table:table-cell table:formula="of:=LEN([.A70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QFQELSELGLLK</text:p>
          </table:table-cell>
          <table:table-cell table:formula="of:=LEN([.G70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LTGASR</text:p>
          </table:table-cell>
          <table:table-cell table:formula="of:=LEN([.A70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DASLEFGPYGAER</text:p>
          </table:table-cell>
          <table:table-cell table:formula="of:=LEN([.G70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LEELAK</text:p>
          </table:table-cell>
          <table:table-cell table:formula="of:=LEN([.A70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QDAGAGGLAFLR</text:p>
          </table:table-cell>
          <table:table-cell table:formula="of:=LEN([.G70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QLAK</text:p>
          </table:table-cell>
          <table:table-cell table:formula="of:=LEN([.A70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SGVNTEMLK</text:p>
          </table:table-cell>
          <table:table-cell table:formula="of:=LEN([.G70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LASGAMGR</text:p>
          </table:table-cell>
          <table:table-cell table:formula="of:=LEN([.A706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DLQLLNQLK</text:p>
          </table:table-cell>
          <table:table-cell table:formula="of:=LEN([.G70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ALLPFR</text:p>
          </table:table-cell>
          <table:table-cell table:formula="of:=LEN([.A70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TFTNNLPFK</text:p>
          </table:table-cell>
          <table:table-cell table:formula="of:=LEN([.G70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EEVVR</text:p>
          </table:table-cell>
          <table:table-cell table:formula="of:=LEN([.A70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HPQFNLAK</text:p>
          </table:table-cell>
          <table:table-cell table:formula="of:=LEN([.G70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FAPTR</text:p>
          </table:table-cell>
          <table:table-cell table:formula="of:=LEN([.A70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GLELLGTPGK</text:p>
          </table:table-cell>
          <table:table-cell table:formula="of:=LEN([.G70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LPDPLETLK</text:p>
          </table:table-cell>
          <table:table-cell table:formula="of:=LEN([.A710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LCSGGGGGKPNFAQAGAK</text:p>
          </table:table-cell>
          <table:table-cell table:formula="of:=LEN([.G71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LGGLLK</text:p>
          </table:table-cell>
          <table:table-cell table:formula="of:=LEN([.A71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LNFSHLR</text:p>
          </table:table-cell>
          <table:table-cell table:formula="of:=LEN([.G71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ALEK</text:p>
          </table:table-cell>
          <table:table-cell table:formula="of:=LEN([.A71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LLGQLVSFK</text:p>
          </table:table-cell>
          <table:table-cell table:formula="of:=LEN([.G71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GGK</text:p>
          </table:table-cell>
          <table:table-cell table:formula="of:=LEN([.A713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GFGGTLPGSR</text:p>
          </table:table-cell>
          <table:table-cell table:formula="of:=LEN([.G71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FFGEK</text:p>
          </table:table-cell>
          <table:table-cell table:formula="of:=LEN([.A71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ALSLNEVPSGLAR</text:p>
          </table:table-cell>
          <table:table-cell table:formula="of:=LEN([.G71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TVSLPR</text:p>
          </table:table-cell>
          <table:table-cell table:formula="of:=LEN([.A71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NLLLVGPLPGDTNK</text:p>
          </table:table-cell>
          <table:table-cell table:formula="of:=LEN([.G715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LDTLNK</text:p>
          </table:table-cell>
          <table:table-cell table:formula="of:=LEN([.A71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TVWEYCDK</text:p>
          </table:table-cell>
          <table:table-cell table:formula="of:=LEN([.G71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VSELK</text:p>
          </table:table-cell>
          <table:table-cell table:formula="of:=LEN([.A71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SELYEFGSLQLK</text:p>
          </table:table-cell>
          <table:table-cell table:formula="of:=LEN([.G71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LFNLK</text:p>
          </table:table-cell>
          <table:table-cell table:formula="of:=LEN([.A71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LFVFAGLNNVK</text:p>
          </table:table-cell>
          <table:table-cell table:formula="of:=LEN([.G718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LEVDSK</text:p>
          </table:table-cell>
          <table:table-cell table:formula="of:=LEN([.A71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TLLVADDEASLR</text:p>
          </table:table-cell>
          <table:table-cell table:formula="of:=LEN([.G71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WEHYK</text:p>
          </table:table-cell>
          <table:table-cell table:formula="of:=LEN([.A72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WGYELAVNEFR</text:p>
          </table:table-cell>
          <table:table-cell table:formula="of:=LEN([.G72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GLASR</text:p>
          </table:table-cell>
          <table:table-cell table:formula="of:=LEN([.A72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LSEEGLSAGVR</text:p>
          </table:table-cell>
          <table:table-cell table:formula="of:=LEN([.G72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LLSPFVGR</text:p>
          </table:table-cell>
          <table:table-cell table:formula="of:=LEN([.A722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NLGTEVTQLLR</text:p>
          </table:table-cell>
          <table:table-cell table:formula="of:=LEN([.G72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LWALR</text:p>
          </table:table-cell>
          <table:table-cell table:formula="of:=LEN([.A72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LFPEQLPASK</text:p>
          </table:table-cell>
          <table:table-cell table:formula="of:=LEN([.G72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LLSK</text:p>
          </table:table-cell>
          <table:table-cell table:formula="of:=LEN([.A72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GLTGALLTK</text:p>
          </table:table-cell>
          <table:table-cell table:formula="of:=LEN([.G72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SLLAGGK</text:p>
          </table:table-cell>
          <table:table-cell table:formula="of:=LEN([.A72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WVSSVDYSVDVPLGSNLLK</text:p>
          </table:table-cell>
          <table:table-cell table:formula="of:=LEN([.G725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SDLAK</text:p>
          </table:table-cell>
          <table:table-cell table:formula="of:=LEN([.A72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SGVLFLLNK</text:p>
          </table:table-cell>
          <table:table-cell table:formula="of:=LEN([.G72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SDVYR</text:p>
          </table:table-cell>
          <table:table-cell table:formula="of:=LEN([.A72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GHGNAYYLSNQNR</text:p>
          </table:table-cell>
          <table:table-cell table:formula="of:=LEN([.G72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GPVGK</text:p>
          </table:table-cell>
          <table:table-cell table:formula="of:=LEN([.A72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NPGLFVFEK</text:p>
          </table:table-cell>
          <table:table-cell table:formula="of:=LEN([.G72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LLEAR</text:p>
          </table:table-cell>
          <table:table-cell table:formula="of:=LEN([.A72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DLVLDLGSGSGK</text:p>
          </table:table-cell>
          <table:table-cell table:formula="of:=LEN([.G72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NFLSEK</text:p>
          </table:table-cell>
          <table:table-cell table:formula="of:=LEN([.A73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TMLTLGSLLR</text:p>
          </table:table-cell>
          <table:table-cell table:formula="of:=LEN([.G73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ALVLGR</text:p>
          </table:table-cell>
          <table:table-cell table:formula="of:=LEN([.A73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AMVALSQLR</text:p>
          </table:table-cell>
          <table:table-cell table:formula="of:=LEN([.G73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PLDFYTALVR</text:p>
          </table:table-cell>
          <table:table-cell table:formula="of:=LEN([.A732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QSVNPLDPR</text:p>
          </table:table-cell>
          <table:table-cell table:formula="of:=LEN([.G73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FEFVNK</text:p>
          </table:table-cell>
          <table:table-cell table:formula="of:=LEN([.A73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GLDPTGTDLHLGHSLLFK</text:p>
          </table:table-cell>
          <table:table-cell table:formula="of:=LEN([.G733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LVLLDTAGR</text:p>
          </table:table-cell>
          <table:table-cell table:formula="of:=LEN([.A734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SGAQVVQLFDSWAGQLSPQDYDLFAGPYQK</text:p>
          </table:table-cell>
          <table:table-cell table:formula="of:=LEN([.G734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QDLLQR</text:p>
          </table:table-cell>
          <table:table-cell table:formula="of:=LEN([.A73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LSTLLSDEYQDK</text:p>
          </table:table-cell>
          <table:table-cell table:formula="of:=LEN([.G73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FVPLK</text:p>
          </table:table-cell>
          <table:table-cell table:formula="of:=LEN([.A736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LQPPQTPALGSSR</text:p>
          </table:table-cell>
          <table:table-cell table:formula="of:=LEN([.G73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VDSLER</text:p>
          </table:table-cell>
          <table:table-cell table:formula="of:=LEN([.A73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SGEGNVGLK</text:p>
          </table:table-cell>
          <table:table-cell table:formula="of:=LEN([.G73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KPTATLGK</text:p>
          </table:table-cell>
          <table:table-cell table:formula="of:=LEN([.A738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MVGLLNGTTNFLLSK</text:p>
          </table:table-cell>
          <table:table-cell table:formula="of:=LEN([.G73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SLLDR</text:p>
          </table:table-cell>
          <table:table-cell table:formula="of:=LEN([.A73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NFDVLTLFPK</text:p>
          </table:table-cell>
          <table:table-cell table:formula="of:=LEN([.G73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FLAGR</text:p>
          </table:table-cell>
          <table:table-cell table:formula="of:=LEN([.A74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PYTLFGGLR</text:p>
          </table:table-cell>
          <table:table-cell table:formula="of:=LEN([.G74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EEK</text:p>
          </table:table-cell>
          <table:table-cell table:formula="of:=LEN([.A741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TNSEFFEVR</text:p>
          </table:table-cell>
          <table:table-cell table:formula="of:=LEN([.G74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FWAK</text:p>
          </table:table-cell>
          <table:table-cell table:formula="of:=LEN([.A742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GYSVENMSAPR</text:p>
          </table:table-cell>
          <table:table-cell table:formula="of:=LEN([.G742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LLQWLK</text:p>
          </table:table-cell>
          <table:table-cell table:formula="of:=LEN([.A74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ALVVTNPELSAVR</text:p>
          </table:table-cell>
          <table:table-cell table:formula="of:=LEN([.G74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DLACR</text:p>
          </table:table-cell>
          <table:table-cell table:formula="of:=LEN([.A74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HADVPVNLYRPK</text:p>
          </table:table-cell>
          <table:table-cell table:formula="of:=LEN([.G74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YLLESK</text:p>
          </table:table-cell>
          <table:table-cell table:formula="of:=LEN([.A74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SNSHHLVEACFK</text:p>
          </table:table-cell>
          <table:table-cell table:formula="of:=LEN([.G74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QEQLR</text:p>
          </table:table-cell>
          <table:table-cell table:formula="of:=LEN([.A74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PNSNAQAYDLVLNGLELGGGSLR</text:p>
          </table:table-cell>
          <table:table-cell table:formula="of:=LEN([.G746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ALEDEK</text:p>
          </table:table-cell>
          <table:table-cell table:formula="of:=LEN([.A74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MLLDLDSER</text:p>
          </table:table-cell>
          <table:table-cell table:formula="of:=LEN([.G74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VEEAGDPYK</text:p>
          </table:table-cell>
          <table:table-cell table:formula="of:=LEN([.A748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NYGVGAQLLTDLGLK</text:p>
          </table:table-cell>
          <table:table-cell table:formula="of:=LEN([.G74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ELEK</text:p>
          </table:table-cell>
          <table:table-cell table:formula="of:=LEN([.A749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DAVDATHSPVFNQVEVLCLDK</text:p>
          </table:table-cell>
          <table:table-cell table:formula="of:=LEN([.G749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ELDLR</text:p>
          </table:table-cell>
          <table:table-cell table:formula="of:=LEN([.A75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YLNVSQR</text:p>
          </table:table-cell>
          <table:table-cell table:formula="of:=LEN([.G75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SLNVFR</text:p>
          </table:table-cell>
          <table:table-cell table:formula="of:=LEN([.A75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SGEVMLFR</text:p>
          </table:table-cell>
          <table:table-cell table:formula="of:=LEN([.G75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LELLR</text:p>
          </table:table-cell>
          <table:table-cell table:formula="of:=LEN([.A75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DGLLLNGQSK</text:p>
          </table:table-cell>
          <table:table-cell table:formula="of:=LEN([.G75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LAPAGVK</text:p>
          </table:table-cell>
          <table:table-cell table:formula="of:=LEN([.A75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HQLQVGSFGLSTLGR</text:p>
          </table:table-cell>
          <table:table-cell table:formula="of:=LEN([.G75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WVLK</text:p>
          </table:table-cell>
          <table:table-cell table:formula="of:=LEN([.A754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DAAYGLTTK</text:p>
          </table:table-cell>
          <table:table-cell table:formula="of:=LEN([.G75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LPGLTR</text:p>
          </table:table-cell>
          <table:table-cell table:formula="of:=LEN([.A75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FESEEDCLK</text:p>
          </table:table-cell>
          <table:table-cell table:formula="of:=LEN([.G75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DLFTK</text:p>
          </table:table-cell>
          <table:table-cell table:formula="of:=LEN([.A75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VQLALENPPK</text:p>
          </table:table-cell>
          <table:table-cell table:formula="of:=LEN([.G75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QGLYK</text:p>
          </table:table-cell>
          <table:table-cell table:formula="of:=LEN([.A75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TLCLLGSGTVVDPK</text:p>
          </table:table-cell>
          <table:table-cell table:formula="of:=LEN([.G75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GYLFQR</text:p>
          </table:table-cell>
          <table:table-cell table:formula="of:=LEN([.A75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VPSGLGMPVFDK</text:p>
          </table:table-cell>
          <table:table-cell table:formula="of:=LEN([.G758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SEALR</text:p>
          </table:table-cell>
          <table:table-cell table:formula="of:=LEN([.A75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NLNLLSDELYELLLK</text:p>
          </table:table-cell>
          <table:table-cell table:formula="of:=LEN([.G75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SLGQLK</text:p>
          </table:table-cell>
          <table:table-cell table:formula="of:=LEN([.A76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DGGPELLYHDLLNSNETLSLVLSDVNK</text:p>
          </table:table-cell>
          <table:table-cell table:formula="of:=LEN([.G760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LDSLR</text:p>
          </table:table-cell>
          <table:table-cell table:formula="of:=LEN([.A76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NPDLLHVVNPAVLGLGGLWLAK</text:p>
          </table:table-cell>
          <table:table-cell table:formula="of:=LEN([.G761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TEDQLK</text:p>
          </table:table-cell>
          <table:table-cell table:formula="of:=LEN([.A76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EQLTYLAK</text:p>
          </table:table-cell>
          <table:table-cell table:formula="of:=LEN([.G76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PSFR</text:p>
          </table:table-cell>
          <table:table-cell table:formula="of:=LEN([.A763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ALTPPFSPNLLEK</text:p>
          </table:table-cell>
          <table:table-cell table:formula="of:=LEN([.G76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VVLPYR</text:p>
          </table:table-cell>
          <table:table-cell table:formula="of:=LEN([.A76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LAQGTPAQLK</text:p>
          </table:table-cell>
          <table:table-cell table:formula="of:=LEN([.G76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DLYSR</text:p>
          </table:table-cell>
          <table:table-cell table:formula="of:=LEN([.A76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LGLSALPGTGK</text:p>
          </table:table-cell>
          <table:table-cell table:formula="of:=LEN([.G76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EQLYR</text:p>
          </table:table-cell>
          <table:table-cell table:formula="of:=LEN([.A76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NPSASELLSQLFLNK</text:p>
          </table:table-cell>
          <table:table-cell table:formula="of:=LEN([.G766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LAF</text:p>
          </table:table-cell>
          <table:table-cell table:formula="of:=LEN([.A767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YFLGTTLGK</text:p>
          </table:table-cell>
          <table:table-cell table:formula="of:=LEN([.G76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VNFVNLR</text:p>
          </table:table-cell>
          <table:table-cell table:formula="of:=LEN([.A76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VSQLMSEGTTWLSK</text:p>
          </table:table-cell>
          <table:table-cell table:formula="of:=LEN([.G76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EQGEVLASK</text:p>
          </table:table-cell>
          <table:table-cell table:formula="of:=LEN([.A769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FGSPDLVR</text:p>
          </table:table-cell>
          <table:table-cell table:formula="of:=LEN([.G76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DLLSR</text:p>
          </table:table-cell>
          <table:table-cell table:formula="of:=LEN([.A77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YLLPVSSTK</text:p>
          </table:table-cell>
          <table:table-cell table:formula="of:=LEN([.G77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DDVLR</text:p>
          </table:table-cell>
          <table:table-cell table:formula="of:=LEN([.A77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YAPGLSVK</text:p>
          </table:table-cell>
          <table:table-cell table:formula="of:=LEN([.G77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DSLQR</text:p>
          </table:table-cell>
          <table:table-cell table:formula="of:=LEN([.A77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FCDLVLLLNK</text:p>
          </table:table-cell>
          <table:table-cell table:formula="of:=LEN([.G77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DLNFQR</text:p>
          </table:table-cell>
          <table:table-cell table:formula="of:=LEN([.A77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EFFGDAVLR</text:p>
          </table:table-cell>
          <table:table-cell table:formula="of:=LEN([.G77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LWLNQK</text:p>
          </table:table-cell>
          <table:table-cell table:formula="of:=LEN([.A77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LDCTDEESMK</text:p>
          </table:table-cell>
          <table:table-cell table:formula="of:=LEN([.G77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LLRPFK</text:p>
          </table:table-cell>
          <table:table-cell table:formula="of:=LEN([.A77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DEVEAAWK</text:p>
          </table:table-cell>
          <table:table-cell table:formula="of:=LEN([.G77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LLQNLK</text:p>
          </table:table-cell>
          <table:table-cell table:formula="of:=LEN([.A77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YWLSTAK</text:p>
          </table:table-cell>
          <table:table-cell table:formula="of:=LEN([.G77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TWEGLK</text:p>
          </table:table-cell>
          <table:table-cell table:formula="of:=LEN([.A77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MAPLLSGLDLLWR</text:p>
          </table:table-cell>
          <table:table-cell table:formula="of:=LEN([.G77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LDAVLK</text:p>
          </table:table-cell>
          <table:table-cell table:formula="of:=LEN([.A77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EAVENDLLVDNK</text:p>
          </table:table-cell>
          <table:table-cell table:formula="of:=LEN([.G778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PTLQPR</text:p>
          </table:table-cell>
          <table:table-cell table:formula="of:=LEN([.A77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QAHAFTK</text:p>
          </table:table-cell>
          <table:table-cell table:formula="of:=LEN([.G77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DVDQPR</text:p>
          </table:table-cell>
          <table:table-cell table:formula="of:=LEN([.A78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TPLVEVLK</text:p>
          </table:table-cell>
          <table:table-cell table:formula="of:=LEN([.G78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LEGLK</text:p>
          </table:table-cell>
          <table:table-cell table:formula="of:=LEN([.A78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ENWFFER</text:p>
          </table:table-cell>
          <table:table-cell table:formula="of:=LEN([.G78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QLLLGR</text:p>
          </table:table-cell>
          <table:table-cell table:formula="of:=LEN([.A78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QLNLNLDPNLLK</text:p>
          </table:table-cell>
          <table:table-cell table:formula="of:=LEN([.G78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LEFR</text:p>
          </table:table-cell>
          <table:table-cell table:formula="of:=LEN([.A78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NLTSLLTPFLK</text:p>
          </table:table-cell>
          <table:table-cell table:formula="of:=LEN([.G78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LLPLEELGRPR</text:p>
          </table:table-cell>
          <table:table-cell table:formula="of:=LEN([.A784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SDALLPSLFGNFK</text:p>
          </table:table-cell>
          <table:table-cell table:formula="of:=LEN([.G78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LNVALK</text:p>
          </table:table-cell>
          <table:table-cell table:formula="of:=LEN([.A78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QSFLDSGYK</text:p>
          </table:table-cell>
          <table:table-cell table:formula="of:=LEN([.G78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NGEVLK</text:p>
          </table:table-cell>
          <table:table-cell table:formula="of:=LEN([.A78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SFTFLSK</text:p>
          </table:table-cell>
          <table:table-cell table:formula="of:=LEN([.G78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DLYGR</text:p>
          </table:table-cell>
          <table:table-cell table:formula="of:=LEN([.A78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ADLDVSK</text:p>
          </table:table-cell>
          <table:table-cell table:formula="of:=LEN([.G78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EGVELLK</text:p>
          </table:table-cell>
          <table:table-cell table:formula="of:=LEN([.A78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GNYDTELVK</text:p>
          </table:table-cell>
          <table:table-cell table:formula="of:=LEN([.G78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GAGVVSK</text:p>
          </table:table-cell>
          <table:table-cell table:formula="of:=LEN([.A78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NLPNLEVSLEAMATQGDK</text:p>
          </table:table-cell>
          <table:table-cell table:formula="of:=LEN([.G789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HDDLDR</text:p>
          </table:table-cell>
          <table:table-cell table:formula="of:=LEN([.A79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WVDNQGDEVK</text:p>
          </table:table-cell>
          <table:table-cell table:formula="of:=LEN([.G79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LLDDPYLLLTDK</text:p>
          </table:table-cell>
          <table:table-cell table:formula="of:=LEN([.A791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TLGLTGASGALGK</text:p>
          </table:table-cell>
          <table:table-cell table:formula="of:=LEN([.G79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KPLVSTNR</text:p>
          </table:table-cell>
          <table:table-cell table:formula="of:=LEN([.A792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PESFTEGK</text:p>
          </table:table-cell>
          <table:table-cell table:formula="of:=LEN([.G79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LAHQLAR</text:p>
          </table:table-cell>
          <table:table-cell table:formula="of:=LEN([.A79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VLDEPLTSSTR</text:p>
          </table:table-cell>
          <table:table-cell table:formula="of:=LEN([.G79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LSVLSSARPK</text:p>
          </table:table-cell>
          <table:table-cell table:formula="of:=LEN([.A794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LTQFSESVPK</text:p>
          </table:table-cell>
          <table:table-cell table:formula="of:=LEN([.G79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LTDGR</text:p>
          </table:table-cell>
          <table:table-cell table:formula="of:=LEN([.A79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DKPGFWSSK</text:p>
          </table:table-cell>
          <table:table-cell table:formula="of:=LEN([.G79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PAVPLAGK</text:p>
          </table:table-cell>
          <table:table-cell table:formula="of:=LEN([.A796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GGLTCDVDGLR</text:p>
          </table:table-cell>
          <table:table-cell table:formula="of:=LEN([.G79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VLNAVNK</text:p>
          </table:table-cell>
          <table:table-cell table:formula="of:=LEN([.A79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YLYPFQGDPLLWLHLNTDYPYDLQGLLYFPK</text:p>
          </table:table-cell>
          <table:table-cell table:formula="of:=LEN([.G797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LTAPGK</text:p>
          </table:table-cell>
          <table:table-cell table:formula="of:=LEN([.A79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SYEDLGHAER</text:p>
          </table:table-cell>
          <table:table-cell table:formula="of:=LEN([.G79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VELLVK</text:p>
          </table:table-cell>
          <table:table-cell table:formula="of:=LEN([.A79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MVTDDLYTSVHLEK</text:p>
          </table:table-cell>
          <table:table-cell table:formula="of:=LEN([.G79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GLK</text:p>
          </table:table-cell>
          <table:table-cell table:formula="of:=LEN([.A800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VLDNFLATNAK</text:p>
          </table:table-cell>
          <table:table-cell table:formula="of:=LEN([.G80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SLK</text:p>
          </table:table-cell>
          <table:table-cell table:formula="of:=LEN([.A801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ALENPQLR</text:p>
          </table:table-cell>
          <table:table-cell table:formula="of:=LEN([.G80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SLPK</text:p>
          </table:table-cell>
          <table:table-cell table:formula="of:=LEN([.A802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LSLLSLGLLK</text:p>
          </table:table-cell>
          <table:table-cell table:formula="of:=LEN([.G80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LELLSR</text:p>
          </table:table-cell>
          <table:table-cell table:formula="of:=LEN([.A80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LFNLEEVVDK</text:p>
          </table:table-cell>
          <table:table-cell table:formula="of:=LEN([.G80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WLSLLR</text:p>
          </table:table-cell>
          <table:table-cell table:formula="of:=LEN([.A80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QEDQLLLTLNLK</text:p>
          </table:table-cell>
          <table:table-cell table:formula="of:=LEN([.G80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DLFNK</text:p>
          </table:table-cell>
          <table:table-cell table:formula="of:=LEN([.A80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GQNLVLEGR</text:p>
          </table:table-cell>
          <table:table-cell table:formula="of:=LEN([.G80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LTQGR</text:p>
          </table:table-cell>
          <table:table-cell table:formula="of:=LEN([.A80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VGFSGADLANLMNESALHCAR</text:p>
          </table:table-cell>
          <table:table-cell table:formula="of:=LEN([.G806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TEALR</text:p>
          </table:table-cell>
          <table:table-cell table:formula="of:=LEN([.A80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GNEVVQLGFDQTQDTNEVLDK</text:p>
          </table:table-cell>
          <table:table-cell table:formula="of:=LEN([.G807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VVEVER</text:p>
          </table:table-cell>
          <table:table-cell table:formula="of:=LEN([.A80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YNGLDPESVLK</text:p>
          </table:table-cell>
          <table:table-cell table:formula="of:=LEN([.G80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QLLQK</text:p>
          </table:table-cell>
          <table:table-cell table:formula="of:=LEN([.A80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LCELENPK</text:p>
          </table:table-cell>
          <table:table-cell table:formula="of:=LEN([.G80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AALTVK</text:p>
          </table:table-cell>
          <table:table-cell table:formula="of:=LEN([.A81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LNSFSEDLFK</text:p>
          </table:table-cell>
          <table:table-cell table:formula="of:=LEN([.G81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LFLGR</text:p>
          </table:table-cell>
          <table:table-cell table:formula="of:=LEN([.A81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DLSGKPDQLK</text:p>
          </table:table-cell>
          <table:table-cell table:formula="of:=LEN([.G81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PDVFNLLLQLLEDGR</text:p>
          </table:table-cell>
          <table:table-cell table:formula="of:=LEN([.A812])"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VLNYLLPDGK</text:p>
          </table:table-cell>
          <table:table-cell table:formula="of:=LEN([.G81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ALPVLK</text:p>
          </table:table-cell>
          <table:table-cell table:formula="of:=LEN([.A81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PLLEDPLR</text:p>
          </table:table-cell>
          <table:table-cell table:formula="of:=LEN([.G81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LLTLLGALR</text:p>
          </table:table-cell>
          <table:table-cell table:formula="of:=LEN([.A814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LLELELPQTPGLK</text:p>
          </table:table-cell>
          <table:table-cell table:formula="of:=LEN([.G81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LNELK</text:p>
          </table:table-cell>
          <table:table-cell table:formula="of:=LEN([.A81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YMPGVLQALR</text:p>
          </table:table-cell>
          <table:table-cell table:formula="of:=LEN([.G81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LNK</text:p>
          </table:table-cell>
          <table:table-cell table:formula="of:=LEN([.A816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NSLLLATGASANR</text:p>
          </table:table-cell>
          <table:table-cell table:formula="of:=LEN([.G81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NLVNNLK</text:p>
          </table:table-cell>
          <table:table-cell table:formula="of:=LEN([.A81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LVNSSDNVSLLR</text:p>
          </table:table-cell>
          <table:table-cell table:formula="of:=LEN([.G81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GVSWDLR</text:p>
          </table:table-cell>
          <table:table-cell table:formula="of:=LEN([.A81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DGQAEDGGVGLNK</text:p>
          </table:table-cell>
          <table:table-cell table:formula="of:=LEN([.G81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LGEGER</text:p>
          </table:table-cell>
          <table:table-cell table:formula="of:=LEN([.A81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DNELLNLSK</text:p>
          </table:table-cell>
          <table:table-cell table:formula="of:=LEN([.G81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LSLCYDVR</text:p>
          </table:table-cell>
          <table:table-cell table:formula="of:=LEN([.A820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QFLGQVDKPDVDNLEGLSPALSLDQK</text:p>
          </table:table-cell>
          <table:table-cell table:formula="of:=LEN([.G820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VLELQR</text:p>
          </table:table-cell>
          <table:table-cell table:formula="of:=LEN([.A82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FNLLMGDK</text:p>
          </table:table-cell>
          <table:table-cell table:formula="of:=LEN([.G82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EDLEFR</text:p>
          </table:table-cell>
          <table:table-cell table:formula="of:=LEN([.A82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WPQFCEWVTSTNNR</text:p>
          </table:table-cell>
          <table:table-cell table:formula="of:=LEN([.G822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ATLASR</text:p>
          </table:table-cell>
          <table:table-cell table:formula="of:=LEN([.A82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AELNAEVVMK</text:p>
          </table:table-cell>
          <table:table-cell table:formula="of:=LEN([.G82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EWQER</text:p>
          </table:table-cell>
          <table:table-cell table:formula="of:=LEN([.A82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PVSESNDLLK</text:p>
          </table:table-cell>
          <table:table-cell table:formula="of:=LEN([.G82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DLSLK</text:p>
          </table:table-cell>
          <table:table-cell table:formula="of:=LEN([.A82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GALSNEDVR</text:p>
          </table:table-cell>
          <table:table-cell table:formula="of:=LEN([.G82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LGQAQTGTGK</text:p>
          </table:table-cell>
          <table:table-cell table:formula="of:=LEN([.A826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TALFGTLFNR</text:p>
          </table:table-cell>
          <table:table-cell table:formula="of:=LEN([.G82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WFLCR</text:p>
          </table:table-cell>
          <table:table-cell table:formula="of:=LEN([.A82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YLVDNGHLPLVLEAR</text:p>
          </table:table-cell>
          <table:table-cell table:formula="of:=LEN([.G82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DDGK</text:p>
          </table:table-cell>
          <table:table-cell table:formula="of:=LEN([.A82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PVELTYR</text:p>
          </table:table-cell>
          <table:table-cell table:formula="of:=LEN([.G82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MLVEK</text:p>
          </table:table-cell>
          <table:table-cell table:formula="of:=LEN([.A82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NESDHFTNDAVQLLK</text:p>
          </table:table-cell>
          <table:table-cell table:formula="of:=LEN([.G82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SQEFGR</text:p>
          </table:table-cell>
          <table:table-cell table:formula="of:=LEN([.A83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YGDEPLVSSDYAGTNESSLVDSDLTMSLGDNLVK</text:p>
          </table:table-cell>
          <table:table-cell table:formula="of:=LEN([.G830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DLYSR</text:p>
          </table:table-cell>
          <table:table-cell table:formula="of:=LEN([.A83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LLETFLSNK</text:p>
          </table:table-cell>
          <table:table-cell table:formula="of:=LEN([.G83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DLLSR</text:p>
          </table:table-cell>
          <table:table-cell table:formula="of:=LEN([.A83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LLDLFAFK</text:p>
          </table:table-cell>
          <table:table-cell table:formula="of:=LEN([.G83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ELQLK</text:p>
          </table:table-cell>
          <table:table-cell table:formula="of:=LEN([.A83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YVLSEGK</text:p>
          </table:table-cell>
          <table:table-cell table:formula="of:=LEN([.G83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NSMK</text:p>
          </table:table-cell>
          <table:table-cell table:formula="of:=LEN([.A83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NPELTLENNAR</text:p>
          </table:table-cell>
          <table:table-cell table:formula="of:=LEN([.G83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TDQK</text:p>
          </table:table-cell>
          <table:table-cell table:formula="of:=LEN([.A83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FNLLGLNNR</text:p>
          </table:table-cell>
          <table:table-cell table:formula="of:=LEN([.G83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LLQMALLEPK</text:p>
          </table:table-cell>
          <table:table-cell table:formula="of:=LEN([.A836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QWSETDFR</text:p>
          </table:table-cell>
          <table:table-cell table:formula="of:=LEN([.G83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LLGLPNVGK</text:p>
          </table:table-cell>
          <table:table-cell table:formula="of:=LEN([.A837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DLYATLYAQK</text:p>
          </table:table-cell>
          <table:table-cell table:formula="of:=LEN([.G83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DAR</text:p>
          </table:table-cell>
          <table:table-cell table:formula="of:=LEN([.A838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QYHDETLPEELFK</text:p>
          </table:table-cell>
          <table:table-cell table:formula="of:=LEN([.G838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VEVLK</text:p>
          </table:table-cell>
          <table:table-cell table:formula="of:=LEN([.A83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NLLGLYGLDTR</text:p>
          </table:table-cell>
          <table:table-cell table:formula="of:=LEN([.G83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PLLDSLK</text:p>
          </table:table-cell>
          <table:table-cell table:formula="of:=LEN([.A840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MFLTVCGQK</text:p>
          </table:table-cell>
          <table:table-cell table:formula="of:=LEN([.G84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SAQPSR</text:p>
          </table:table-cell>
          <table:table-cell table:formula="of:=LEN([.A84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LTLAPTLNK</text:p>
          </table:table-cell>
          <table:table-cell table:formula="of:=LEN([.G84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GELK</text:p>
          </table:table-cell>
          <table:table-cell table:formula="of:=LEN([.A842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NWFLVDAK</text:p>
          </table:table-cell>
          <table:table-cell table:formula="of:=LEN([.G84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VDEER</text:p>
          </table:table-cell>
          <table:table-cell table:formula="of:=LEN([.A84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YPHPTYK</text:p>
          </table:table-cell>
          <table:table-cell table:formula="of:=LEN([.G843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GTEQFR</text:p>
          </table:table-cell>
          <table:table-cell table:formula="of:=LEN([.A84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QACDAYLK</text:p>
          </table:table-cell>
          <table:table-cell table:formula="of:=LEN([.G84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LFLDEVHR</text:p>
          </table:table-cell>
          <table:table-cell table:formula="of:=LEN([.A845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EPALEMPDLD</text:p>
          </table:table-cell>
          <table:table-cell table:formula="of:=LEN([.G84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LNGLAR</text:p>
          </table:table-cell>
          <table:table-cell table:formula="of:=LEN([.A84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ASETSSLWK</text:p>
          </table:table-cell>
          <table:table-cell table:formula="of:=LEN([.G84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VLLLGPPGTGK</text:p>
          </table:table-cell>
          <table:table-cell table:formula="of:=LEN([.A847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GQSDNLAK</text:p>
          </table:table-cell>
          <table:table-cell table:formula="of:=LEN([.G84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VLLPSFGER</text:p>
          </table:table-cell>
          <table:table-cell table:formula="of:=LEN([.A848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LLNTLPSLLK</text:p>
          </table:table-cell>
          <table:table-cell table:formula="of:=LEN([.G84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LENK</text:p>
          </table:table-cell>
          <table:table-cell table:formula="of:=LEN([.A849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GLFLLNPEGVVMHTTVNK</text:p>
          </table:table-cell>
          <table:table-cell table:formula="of:=LEN([.G849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ELYR</text:p>
          </table:table-cell>
          <table:table-cell table:formula="of:=LEN([.A850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GYESWQEAK</text:p>
          </table:table-cell>
          <table:table-cell table:formula="of:=LEN([.G85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FVTGGVVSSLGK</text:p>
          </table:table-cell>
          <table:table-cell table:formula="of:=LEN([.A851]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LDELVVVSPDVGGVAR</text:p>
          </table:table-cell>
          <table:table-cell table:formula="of:=LEN([.G851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LVR</text:p>
          </table:table-cell>
          <table:table-cell table:formula="of:=LEN([.A852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METPFNNLLR</text:p>
          </table:table-cell>
          <table:table-cell table:formula="of:=LEN([.G85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HLFAR</text:p>
          </table:table-cell>
          <table:table-cell table:formula="of:=LEN([.A85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QLFPES</text:p>
          </table:table-cell>
          <table:table-cell table:formula="of:=LEN([.G853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FELSK</text:p>
          </table:table-cell>
          <table:table-cell table:formula="of:=LEN([.A85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LGATTLNEHK</text:p>
          </table:table-cell>
          <table:table-cell table:formula="of:=LEN([.G85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TNNK</text:p>
          </table:table-cell>
          <table:table-cell table:formula="of:=LEN([.A855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SGAEGWEDR</text:p>
          </table:table-cell>
          <table:table-cell table:formula="of:=LEN([.G85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GLTYR</text:p>
          </table:table-cell>
          <table:table-cell table:formula="of:=LEN([.A85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DVSALLDAQK</text:p>
          </table:table-cell>
          <table:table-cell table:formula="of:=LEN([.G85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LELEER</text:p>
          </table:table-cell>
          <table:table-cell table:formula="of:=LEN([.A85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GLPGPAVSDK</text:p>
          </table:table-cell>
          <table:table-cell table:formula="of:=LEN([.G85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GTGLSR</text:p>
          </table:table-cell>
          <table:table-cell table:formula="of:=LEN([.A85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HFADLLLNK</text:p>
          </table:table-cell>
          <table:table-cell table:formula="of:=LEN([.G85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GGGAFSGK</text:p>
          </table:table-cell>
          <table:table-cell table:formula="of:=LEN([.A85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DTNLSNSNLR</text:p>
          </table:table-cell>
          <table:table-cell table:formula="of:=LEN([.G85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NYFK</text:p>
          </table:table-cell>
          <table:table-cell table:formula="of:=LEN([.A860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FLLNGFAK</text:p>
          </table:table-cell>
          <table:table-cell table:formula="of:=LEN([.G86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VNLNEK</text:p>
          </table:table-cell>
          <table:table-cell table:formula="of:=LEN([.A86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PSSYLADTTTSNAQVR</text:p>
          </table:table-cell>
          <table:table-cell table:formula="of:=LEN([.G86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SLQER</text:p>
          </table:table-cell>
          <table:table-cell table:formula="of:=LEN([.A86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LFGLGLVPAMLR</text:p>
          </table:table-cell>
          <table:table-cell table:formula="of:=LEN([.G86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TEFSYR</text:p>
          </table:table-cell>
          <table:table-cell table:formula="of:=LEN([.A86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LEEMAPGLLK</text:p>
          </table:table-cell>
          <table:table-cell table:formula="of:=LEN([.G86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VNEELK</text:p>
          </table:table-cell>
          <table:table-cell table:formula="of:=LEN([.A86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VLTADGGFR</text:p>
          </table:table-cell>
          <table:table-cell table:formula="of:=LEN([.G86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FLDELDAVGR</text:p>
          </table:table-cell>
          <table:table-cell table:formula="of:=LEN([.A865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YLNANCLLVTDLER</text:p>
          </table:table-cell>
          <table:table-cell table:formula="of:=LEN([.G86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LLFR</text:p>
          </table:table-cell>
          <table:table-cell table:formula="of:=LEN([.A86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YQVEPDDLADVVSK</text:p>
          </table:table-cell>
          <table:table-cell table:formula="of:=LEN([.G86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VLR</text:p>
          </table:table-cell>
          <table:table-cell table:formula="of:=LEN([.A867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QLEPDEYSTGTFTLSNLGMFGVDR</text:p>
          </table:table-cell>
          <table:table-cell table:formula="of:=LEN([.G867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PVLTEK</text:p>
          </table:table-cell>
          <table:table-cell table:formula="of:=LEN([.A86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FGFATTNNEDNANLLLQK</text:p>
          </table:table-cell>
          <table:table-cell table:formula="of:=LEN([.G868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GFGAEVGLSTQTLPPR</text:p>
          </table:table-cell>
          <table:table-cell table:formula="of:=LEN([.A869])"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VENLEYAVPHR</text:p>
          </table:table-cell>
          <table:table-cell table:formula="of:=LEN([.G86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GLLDR</text:p>
          </table:table-cell>
          <table:table-cell table:formula="of:=LEN([.A87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LMPEDWR</text:p>
          </table:table-cell>
          <table:table-cell table:formula="of:=LEN([.G87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DLVDK</text:p>
          </table:table-cell>
          <table:table-cell table:formula="of:=LEN([.A87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LVTSGPFK</text:p>
          </table:table-cell>
          <table:table-cell table:formula="of:=LEN([.G87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LGLPNAEDVR</text:p>
          </table:table-cell>
          <table:table-cell table:formula="of:=LEN([.A872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FLEQLPDGYK</text:p>
          </table:table-cell>
          <table:table-cell table:formula="of:=LEN([.G87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NLLLK</text:p>
          </table:table-cell>
          <table:table-cell table:formula="of:=LEN([.A87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GCTLQETR</text:p>
          </table:table-cell>
          <table:table-cell table:formula="of:=LEN([.G87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LVNEK</text:p>
          </table:table-cell>
          <table:table-cell table:formula="of:=LEN([.A87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LLEFYPPETK</text:p>
          </table:table-cell>
          <table:table-cell table:formula="of:=LEN([.G87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LDPVLGR</text:p>
          </table:table-cell>
          <table:table-cell table:formula="of:=LEN([.A87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TQLSQFGLTPDQMFDQMNK</text:p>
          </table:table-cell>
          <table:table-cell table:formula="of:=LEN([.G875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VLVYFR</text:p>
          </table:table-cell>
          <table:table-cell table:formula="of:=LEN([.A87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NPMNLPWK</text:p>
          </table:table-cell>
          <table:table-cell table:formula="of:=LEN([.G87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DVLYK</text:p>
          </table:table-cell>
          <table:table-cell table:formula="of:=LEN([.A87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EADFLGK</text:p>
          </table:table-cell>
          <table:table-cell table:formula="of:=LEN([.G87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EELK</text:p>
          </table:table-cell>
          <table:table-cell table:formula="of:=LEN([.A87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LQSFPGAPGR</text:p>
          </table:table-cell>
          <table:table-cell table:formula="of:=LEN([.G87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LEPER</text:p>
          </table:table-cell>
          <table:table-cell table:formula="of:=LEN([.A87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TVLTFLK</text:p>
          </table:table-cell>
          <table:table-cell table:formula="of:=LEN([.G87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YEVLYK</text:p>
          </table:table-cell>
          <table:table-cell table:formula="of:=LEN([.A88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LLNGPEHLK</text:p>
          </table:table-cell>
          <table:table-cell table:formula="of:=LEN([.G88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VLYFYPK</text:p>
          </table:table-cell>
          <table:table-cell table:formula="of:=LEN([.A881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SLTPVEPDLFWR</text:p>
          </table:table-cell>
          <table:table-cell table:formula="of:=LEN([.G88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SLK</text:p>
          </table:table-cell>
          <table:table-cell table:formula="of:=LEN([.A882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GLNSLPVVFGLK</text:p>
          </table:table-cell>
          <table:table-cell table:formula="of:=LEN([.G88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LLYTK</text:p>
          </table:table-cell>
          <table:table-cell table:formula="of:=LEN([.A88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NVYFAGDGAR</text:p>
          </table:table-cell>
          <table:table-cell table:formula="of:=LEN([.G88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GVLDR</text:p>
          </table:table-cell>
          <table:table-cell table:formula="of:=LEN([.A88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YGNLEALEK</text:p>
          </table:table-cell>
          <table:table-cell table:formula="of:=LEN([.G88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ALLPLR</text:p>
          </table:table-cell>
          <table:table-cell table:formula="of:=LEN([.A88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DSHTLGYLR</text:p>
          </table:table-cell>
          <table:table-cell table:formula="of:=LEN([.G88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YELNFK</text:p>
          </table:table-cell>
          <table:table-cell table:formula="of:=LEN([.A88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FSPLTDYTGK</text:p>
          </table:table-cell>
          <table:table-cell table:formula="of:=LEN([.G88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GTEFR</text:p>
          </table:table-cell>
          <table:table-cell table:formula="of:=LEN([.A88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ELLSMSGPK</text:p>
          </table:table-cell>
          <table:table-cell table:formula="of:=LEN([.G88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VLTVEEGK</text:p>
          </table:table-cell>
          <table:table-cell table:formula="of:=LEN([.A888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VNYAGLSGTDGGANTNNFAESELEK</text:p>
          </table:table-cell>
          <table:table-cell table:formula="of:=LEN([.G888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LWYK</text:p>
          </table:table-cell>
          <table:table-cell table:formula="of:=LEN([.A889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HCHLAWLQTPR</text:p>
          </table:table-cell>
          <table:table-cell table:formula="of:=LEN([.G88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EVLVR</text:p>
          </table:table-cell>
          <table:table-cell table:formula="of:=LEN([.A89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YLELVPCK</text:p>
          </table:table-cell>
          <table:table-cell table:formula="of:=LEN([.G89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FSSLK</text:p>
          </table:table-cell>
          <table:table-cell table:formula="of:=LEN([.A89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GGMGDVVGSLPPSLLK</text:p>
          </table:table-cell>
          <table:table-cell table:formula="of:=LEN([.G89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AYLPK</text:p>
          </table:table-cell>
          <table:table-cell table:formula="of:=LEN([.A89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AGLNGTPTVQLFK</text:p>
          </table:table-cell>
          <table:table-cell table:formula="of:=LEN([.G892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TTYNSFLLK</text:p>
          </table:table-cell>
          <table:table-cell table:formula="of:=LEN([.A893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EASEYASELR</text:p>
          </table:table-cell>
          <table:table-cell table:formula="of:=LEN([.G89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LNFR</text:p>
          </table:table-cell>
          <table:table-cell table:formula="of:=LEN([.A894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VAPVVSGVEPLVL</text:p>
          </table:table-cell>
          <table:table-cell table:formula="of:=LEN([.G894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FDLK</text:p>
          </table:table-cell>
          <table:table-cell table:formula="of:=LEN([.A895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EVGEVVVGSVK</text:p>
          </table:table-cell>
          <table:table-cell table:formula="of:=LEN([.G89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VTFSR</text:p>
          </table:table-cell>
          <table:table-cell table:formula="of:=LEN([.A89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NNSQLLEELLSLR</text:p>
          </table:table-cell>
          <table:table-cell table:formula="of:=LEN([.G89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LGDLLK</text:p>
          </table:table-cell>
          <table:table-cell table:formula="of:=LEN([.A89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LPLQLQLVGK</text:p>
          </table:table-cell>
          <table:table-cell table:formula="of:=LEN([.G89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QSLK</text:p>
          </table:table-cell>
          <table:table-cell table:formula="of:=LEN([.A898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DLNTFLEK</text:p>
          </table:table-cell>
          <table:table-cell table:formula="of:=LEN([.G89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LLSGLYK</text:p>
          </table:table-cell>
          <table:table-cell table:formula="of:=LEN([.A89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ELDNNDVSR</text:p>
          </table:table-cell>
          <table:table-cell table:formula="of:=LEN([.G89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DVLR</text:p>
          </table:table-cell>
          <table:table-cell table:formula="of:=LEN([.A90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NWTVLQK</text:p>
          </table:table-cell>
          <table:table-cell table:formula="of:=LEN([.G90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LEEER</text:p>
          </table:table-cell>
          <table:table-cell table:formula="of:=LEN([.A90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NQSLESLFEK</text:p>
          </table:table-cell>
          <table:table-cell table:formula="of:=LEN([.G90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LSK</text:p>
          </table:table-cell>
          <table:table-cell table:formula="of:=LEN([.A90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DEDGVPTGYTPKPDEGR</text:p>
          </table:table-cell>
          <table:table-cell table:formula="of:=LEN([.G90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QVYPTGEK</text:p>
          </table:table-cell>
          <table:table-cell table:formula="of:=LEN([.A90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VLAMLPEGLSLWFGSK</text:p>
          </table:table-cell>
          <table:table-cell table:formula="of:=LEN([.G90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AHYR</text:p>
          </table:table-cell>
          <table:table-cell table:formula="of:=LEN([.A904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DLVLETLLSFK</text:p>
          </table:table-cell>
          <table:table-cell table:formula="of:=LEN([.G90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QLLSR</text:p>
          </table:table-cell>
          <table:table-cell table:formula="of:=LEN([.A90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YFSESDEQLNK</text:p>
          </table:table-cell>
          <table:table-cell table:formula="of:=LEN([.G90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SSPLVR</text:p>
          </table:table-cell>
          <table:table-cell table:formula="of:=LEN([.A90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QYPLLCDK</text:p>
          </table:table-cell>
          <table:table-cell table:formula="of:=LEN([.G90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VMGASFR</text:p>
          </table:table-cell>
          <table:table-cell table:formula="of:=LEN([.A90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LNNLLLFK</text:p>
          </table:table-cell>
          <table:table-cell table:formula="of:=LEN([.G90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DFAVR</text:p>
          </table:table-cell>
          <table:table-cell table:formula="of:=LEN([.A90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TTLVDELFLTPR</text:p>
          </table:table-cell>
          <table:table-cell table:formula="of:=LEN([.G908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GQEGVPR</text:p>
          </table:table-cell>
          <table:table-cell table:formula="of:=LEN([.A90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NLPFPVFPVSSAAK</text:p>
          </table:table-cell>
          <table:table-cell table:formula="of:=LEN([.G90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LYR</text:p>
          </table:table-cell>
          <table:table-cell table:formula="of:=LEN([.A910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GDLFQSLLK</text:p>
          </table:table-cell>
          <table:table-cell table:formula="of:=LEN([.G91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FQVAMSR</text:p>
          </table:table-cell>
          <table:table-cell table:formula="of:=LEN([.A911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SDDVAADPVGLL</text:p>
          </table:table-cell>
          <table:table-cell table:formula="of:=LEN([.G91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EGTLANVPPQGGR</text:p>
          </table:table-cell>
          <table:table-cell table:formula="of:=LEN([.A912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LLDEAMEADR</text:p>
          </table:table-cell>
          <table:table-cell table:formula="of:=LEN([.G91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DKPFLMALEDVFSLTGR</text:p>
          </table:table-cell>
          <table:table-cell table:formula="of:=LEN([.A913])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GSGTGNYGQAVPLFK</text:p>
          </table:table-cell>
          <table:table-cell table:formula="of:=LEN([.G913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GVPLPVFYDK</text:p>
          </table:table-cell>
          <table:table-cell table:formula="of:=LEN([.A914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LFRPSQLYTGSAPR</text:p>
          </table:table-cell>
          <table:table-cell table:formula="of:=LEN([.G91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NLELLK</text:p>
          </table:table-cell>
          <table:table-cell table:formula="of:=LEN([.A91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QVSLTVK</text:p>
          </table:table-cell>
          <table:table-cell table:formula="of:=LEN([.G91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LQNLK</text:p>
          </table:table-cell>
          <table:table-cell table:formula="of:=LEN([.A91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EAEDGHGFEGELSTDMLLTDPEEAADFVAK</text:p>
          </table:table-cell>
          <table:table-cell table:formula="of:=LEN([.G916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LAYATR</text:p>
          </table:table-cell>
          <table:table-cell table:formula="of:=LEN([.A91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FTVLAESLVK</text:p>
          </table:table-cell>
          <table:table-cell table:formula="of:=LEN([.G91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WPFR</text:p>
          </table:table-cell>
          <table:table-cell table:formula="of:=LEN([.A918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VAEAAVVGR</text:p>
          </table:table-cell>
          <table:table-cell table:formula="of:=LEN([.G91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VALAK</text:p>
          </table:table-cell>
          <table:table-cell table:formula="of:=LEN([.A91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LLLLDADALNR</text:p>
          </table:table-cell>
          <table:table-cell table:formula="of:=LEN([.G91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NTDLK</text:p>
          </table:table-cell>
          <table:table-cell table:formula="of:=LEN([.A92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QLRPEMLLVPEDNLTVQELADK</text:p>
          </table:table-cell>
          <table:table-cell table:formula="of:=LEN([.G920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GGVVPELAAR</text:p>
          </table:table-cell>
          <table:table-cell table:formula="of:=LEN([.A921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LPLLLNGLEK</text:p>
          </table:table-cell>
          <table:table-cell table:formula="of:=LEN([.G92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EDLFK</text:p>
          </table:table-cell>
          <table:table-cell table:formula="of:=LEN([.A92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LNDAETYLGDTVESAVLTVPAYFNESQR</text:p>
          </table:table-cell>
          <table:table-cell table:formula="of:=LEN([.G922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TEGAFR</text:p>
          </table:table-cell>
          <table:table-cell table:formula="of:=LEN([.A92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SNLFEH</text:p>
          </table:table-cell>
          <table:table-cell table:formula="of:=LEN([.G923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EEYGLR</text:p>
          </table:table-cell>
          <table:table-cell table:formula="of:=LEN([.A92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LASSLFDEEDALLR</text:p>
          </table:table-cell>
          <table:table-cell table:formula="of:=LEN([.G92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DQK</text:p>
          </table:table-cell>
          <table:table-cell table:formula="of:=LEN([.A925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VLALPLTNFWLLNR</text:p>
          </table:table-cell>
          <table:table-cell table:formula="of:=LEN([.G92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LVVK</text:p>
          </table:table-cell>
          <table:table-cell table:formula="of:=LEN([.A926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DPLLFAQCK</text:p>
          </table:table-cell>
          <table:table-cell table:formula="of:=LEN([.G92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GLEYR</text:p>
          </table:table-cell>
          <table:table-cell table:formula="of:=LEN([.A92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QAVQYGTDYR</text:p>
          </table:table-cell>
          <table:table-cell table:formula="of:=LEN([.G92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EDQLK</text:p>
          </table:table-cell>
          <table:table-cell table:formula="of:=LEN([.A92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ALALTSSR</text:p>
          </table:table-cell>
          <table:table-cell table:formula="of:=LEN([.G92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DATLR</text:p>
          </table:table-cell>
          <table:table-cell table:formula="of:=LEN([.A92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LAVHGSPLR</text:p>
          </table:table-cell>
          <table:table-cell table:formula="of:=LEN([.G92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NSPR</text:p>
          </table:table-cell>
          <table:table-cell table:formula="of:=LEN([.A93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LPQSLLSQRPEAK</text:p>
          </table:table-cell>
          <table:table-cell table:formula="of:=LEN([.G93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ADFR</text:p>
          </table:table-cell>
          <table:table-cell table:formula="of:=LEN([.A931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WAELNSK</text:p>
          </table:table-cell>
          <table:table-cell table:formula="of:=LEN([.G93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TLALPK</text:p>
          </table:table-cell>
          <table:table-cell table:formula="of:=LEN([.A93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VQLDGWR</text:p>
          </table:table-cell>
          <table:table-cell table:formula="of:=LEN([.G93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LEDPK</text:p>
          </table:table-cell>
          <table:table-cell table:formula="of:=LEN([.A93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LAYNEVGR</text:p>
          </table:table-cell>
          <table:table-cell table:formula="of:=LEN([.G93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LFFK</text:p>
          </table:table-cell>
          <table:table-cell table:formula="of:=LEN([.A93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LTVSLQGTVK</text:p>
          </table:table-cell>
          <table:table-cell table:formula="of:=LEN([.G93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VTTLTK</text:p>
          </table:table-cell>
          <table:table-cell table:formula="of:=LEN([.A93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QEGSTGTNLLR</text:p>
          </table:table-cell>
          <table:table-cell table:formula="of:=LEN([.G93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LNLLK</text:p>
          </table:table-cell>
          <table:table-cell table:formula="of:=LEN([.A93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TEGTEVSSNSMK</text:p>
          </table:table-cell>
          <table:table-cell table:formula="of:=LEN([.G93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GGLLLPDTAK</text:p>
          </table:table-cell>
          <table:table-cell table:formula="of:=LEN([.A937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VLDASLASQLR</text:p>
          </table:table-cell>
          <table:table-cell table:formula="of:=LEN([.G93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SLEQLYS</text:p>
          </table:table-cell>
          <table:table-cell table:formula="of:=LEN([.A93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QSVLMGVSSGLGRPEVEAELPK</text:p>
          </table:table-cell>
          <table:table-cell table:formula="of:=LEN([.G938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YECLR</text:p>
          </table:table-cell>
          <table:table-cell table:formula="of:=LEN([.A93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LYTEDSLR</text:p>
          </table:table-cell>
          <table:table-cell table:formula="of:=LEN([.G93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YCVLDEVDSLLLDEAR</text:p>
          </table:table-cell>
          <table:table-cell table:formula="of:=LEN([.A940])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LEANELLLTGMVASLDGK</text:p>
          </table:table-cell>
          <table:table-cell table:formula="of:=LEN([.G94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DLDR</text:p>
          </table:table-cell>
          <table:table-cell table:formula="of:=LEN([.A941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SFYSDSSK</text:p>
          </table:table-cell>
          <table:table-cell table:formula="of:=LEN([.G94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LFLLK</text:p>
          </table:table-cell>
          <table:table-cell table:formula="of:=LEN([.A94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SLLLAAVDPSLGGVLLAGGR</text:p>
          </table:table-cell>
          <table:table-cell table:formula="of:=LEN([.G942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VLNPK</text:p>
          </table:table-cell>
          <table:table-cell table:formula="of:=LEN([.A94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VYQTDVNENK</text:p>
          </table:table-cell>
          <table:table-cell table:formula="of:=LEN([.G94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AGK</text:p>
          </table:table-cell>
          <table:table-cell table:formula="of:=LEN([.A944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GSDTSAVALSTALGAETCELYTDVPGVLTTDPR</text:p>
          </table:table-cell>
          <table:table-cell table:formula="of:=LEN([.G944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ELFLK</text:p>
          </table:table-cell>
          <table:table-cell table:formula="of:=LEN([.A94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DDLFYSTAR</text:p>
          </table:table-cell>
          <table:table-cell table:formula="of:=LEN([.G94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YGVSER</text:p>
          </table:table-cell>
          <table:table-cell table:formula="of:=LEN([.A94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YEDLWDYSQR</text:p>
          </table:table-cell>
          <table:table-cell table:formula="of:=LEN([.G94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LELNVK</text:p>
          </table:table-cell>
          <table:table-cell table:formula="of:=LEN([.A94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MYSLELSLR</text:p>
          </table:table-cell>
          <table:table-cell table:formula="of:=LEN([.G94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HLGPR</text:p>
          </table:table-cell>
          <table:table-cell table:formula="of:=LEN([.A94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PVCAVLDR</text:p>
          </table:table-cell>
          <table:table-cell table:formula="of:=LEN([.G94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QQLYK</text:p>
          </table:table-cell>
          <table:table-cell table:formula="of:=LEN([.A949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GDENLGTLTSGSWSPTK</text:p>
          </table:table-cell>
          <table:table-cell table:formula="of:=LEN([.G94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WLPR</text:p>
          </table:table-cell>
          <table:table-cell table:formula="of:=LEN([.A950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NPADLELLLDLDLAR</text:p>
          </table:table-cell>
          <table:table-cell table:formula="of:=LEN([.G950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VETY</text:p>
          </table:table-cell>
          <table:table-cell table:formula="of:=LEN([.A951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DPSLLLLDFGSQYSELLAR</text:p>
          </table:table-cell>
          <table:table-cell table:formula="of:=LEN([.G951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FEPR</text:p>
          </table:table-cell>
          <table:table-cell table:formula="of:=LEN([.A952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DEAVLVDEFTGR</text:p>
          </table:table-cell>
          <table:table-cell table:formula="of:=LEN([.G952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GDLSDR</text:p>
          </table:table-cell>
          <table:table-cell table:formula="of:=LEN([.A95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ENATLDMLGTSR</text:p>
          </table:table-cell>
          <table:table-cell table:formula="of:=LEN([.G95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DVTGQLTAFTADDGSNVEMVMPGDR</text:p>
          </table:table-cell>
          <table:table-cell table:formula="of:=LEN([.A954])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VLDVYLGRPED</text:p>
          </table:table-cell>
          <table:table-cell table:formula="of:=LEN([.G95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FLPLNR</text:p>
          </table:table-cell>
          <table:table-cell table:formula="of:=LEN([.A95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SVDTSGLK</text:p>
          </table:table-cell>
          <table:table-cell table:formula="of:=LEN([.G95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LQDR</text:p>
          </table:table-cell>
          <table:table-cell table:formula="of:=LEN([.A956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GVAGLMVGLGPGAACTSR</text:p>
          </table:table-cell>
          <table:table-cell table:formula="of:=LEN([.G956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GFSDEDR</text:p>
          </table:table-cell>
          <table:table-cell table:formula="of:=LEN([.A957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NLLEGVFALK</text:p>
          </table:table-cell>
          <table:table-cell table:formula="of:=LEN([.G95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VNHGHVTVNGK</text:p>
          </table:table-cell>
          <table:table-cell table:formula="of:=LEN([.A958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LQLVWGVTPLVVK</text:p>
          </table:table-cell>
          <table:table-cell table:formula="of:=LEN([.G958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VALGLR</text:p>
          </table:table-cell>
          <table:table-cell table:formula="of:=LEN([.A95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NFLACDLGGTK</text:p>
          </table:table-cell>
          <table:table-cell table:formula="of:=LEN([.G95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EQLAK</text:p>
          </table:table-cell>
          <table:table-cell table:formula="of:=LEN([.A96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SGLNLHSVR</text:p>
          </table:table-cell>
          <table:table-cell table:formula="of:=LEN([.G96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LLHAEHSLNASTFSAR</text:p>
          </table:table-cell>
          <table:table-cell table:formula="of:=LEN([.A961])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TVVVAVLNR</text:p>
          </table:table-cell>
          <table:table-cell table:formula="of:=LEN([.G96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AHVDCPGHADYVK</text:p>
          </table:table-cell>
          <table:table-cell table:formula="of:=LEN([.A962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FLEDQLHLPFK</text:p>
          </table:table-cell>
          <table:table-cell table:formula="of:=LEN([.G96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DVLQLSGHDGGTGASPLSSLK</text:p>
          </table:table-cell>
          <table:table-cell table:formula="of:=LEN([.A963])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DCWNRPVLLFK</text:p>
          </table:table-cell>
          <table:table-cell table:formula="of:=LEN([.G96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LLDTPGHADFGGEVER</text:p>
          </table:table-cell>
          <table:table-cell table:formula="of:=LEN([.A964])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VEEALQELK</text:p>
          </table:table-cell>
          <table:table-cell table:formula="of:=LEN([.G96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VGLEGLVTYK</text:p>
          </table:table-cell>
          <table:table-cell table:formula="of:=LEN([.A965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NAQAYDLVLNGLELGGGSLR</text:p>
          </table:table-cell>
          <table:table-cell table:formula="of:=LEN([.G965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FK</text:p>
          </table:table-cell>
          <table:table-cell table:formula="of:=LEN([.A966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VHEVLAPLANR</text:p>
          </table:table-cell>
          <table:table-cell table:formula="of:=LEN([.G96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NDEVFLAMSK</text:p>
          </table:table-cell>
          <table:table-cell table:formula="of:=LEN([.A967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GVANLEQLK</text:p>
          </table:table-cell>
          <table:table-cell table:formula="of:=LEN([.G96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FLNQMALLDQAVK</text:p>
          </table:table-cell>
          <table:table-cell table:formula="of:=LEN([.A968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LLYPLLAASGEELNR</text:p>
          </table:table-cell>
          <table:table-cell table:formula="of:=LEN([.G96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AGLDSLVLGEGQLLSQVK</text:p>
          </table:table-cell>
          <table:table-cell table:formula="of:=LEN([.A969]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TSLALNLNVAEHCK</text:p>
          </table:table-cell>
          <table:table-cell table:formula="of:=LEN([.G96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GPSK</text:p>
          </table:table-cell>
          <table:table-cell table:formula="of:=LEN([.A970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SLNLPLFK</text:p>
          </table:table-cell>
          <table:table-cell table:formula="of:=LEN([.G97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DQLDK</text:p>
          </table:table-cell>
          <table:table-cell table:formula="of:=LEN([.A97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WFSQSGYLK</text:p>
          </table:table-cell>
          <table:table-cell table:formula="of:=LEN([.G97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NSGTEACMAVLR</text:p>
          </table:table-cell>
          <table:table-cell table:formula="of:=LEN([.A972]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LGVLLGSGVGGLLTMESQAQLLSHK</text:p>
          </table:table-cell>
          <table:table-cell table:formula="of:=LEN([.G972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AVR</text:p>
          </table:table-cell>
          <table:table-cell table:formula="of:=LEN([.A973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YMPPKPK</text:p>
          </table:table-cell>
          <table:table-cell table:formula="of:=LEN([.G97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YPQVVLNNLFK</text:p>
          </table:table-cell>
          <table:table-cell table:formula="of:=LEN([.A974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ALNETDGNVDK</text:p>
          </table:table-cell>
          <table:table-cell table:formula="of:=LEN([.G97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NVR</text:p>
          </table:table-cell>
          <table:table-cell table:formula="of:=LEN([.A975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NWSEVGER</text:p>
          </table:table-cell>
          <table:table-cell table:formula="of:=LEN([.G97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QLVGDDLFVTQSER</text:p>
          </table:table-cell>
          <table:table-cell table:formula="of:=LEN([.A976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LQPNEGATFK</text:p>
          </table:table-cell>
          <table:table-cell table:formula="of:=LEN([.G97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FGVALK</text:p>
          </table:table-cell>
          <table:table-cell table:formula="of:=LEN([.A97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FQNALAECK</text:p>
          </table:table-cell>
          <table:table-cell table:formula="of:=LEN([.G97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ESVGQSTLTR</text:p>
          </table:table-cell>
          <table:table-cell table:formula="of:=LEN([.A978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QLDYAANDVR</text:p>
          </table:table-cell>
          <table:table-cell table:formula="of:=LEN([.G97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NVTNGVTPR</text:p>
          </table:table-cell>
          <table:table-cell table:formula="of:=LEN([.A979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LTDLHQGLVWGTNTDVTSR</text:p>
          </table:table-cell>
          <table:table-cell table:formula="of:=LEN([.G979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AATETELK</text:p>
          </table:table-cell>
          <table:table-cell table:formula="of:=LEN([.A980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VALPDGGLLVNTLNGDQNVAFFK</text:p>
          </table:table-cell>
          <table:table-cell table:formula="of:=LEN([.G980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SLR</text:p>
          </table:table-cell>
          <table:table-cell table:formula="of:=LEN([.A981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PLLAVLGDK</text:p>
          </table:table-cell>
          <table:table-cell table:formula="of:=LEN([.G98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PLNLPVVDWVMNK</text:p>
          </table:table-cell>
          <table:table-cell table:formula="of:=LEN([.A982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QLPQLLSDSEK</text:p>
          </table:table-cell>
          <table:table-cell table:formula="of:=LEN([.G98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GTASTLTR</text:p>
          </table:table-cell>
          <table:table-cell table:formula="of:=LEN([.A98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GEVLELVEK</text:p>
          </table:table-cell>
          <table:table-cell table:formula="of:=LEN([.G98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LGVEMPAEEVPLLQK</text:p>
          </table:table-cell>
          <table:table-cell table:formula="of:=LEN([.A984])"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NENESENR</text:p>
          </table:table-cell>
          <table:table-cell table:formula="of:=LEN([.G98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PLVEVR</text:p>
          </table:table-cell>
          <table:table-cell table:formula="of:=LEN([.A98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LFSGQWQLK</text:p>
          </table:table-cell>
          <table:table-cell table:formula="of:=LEN([.G98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AQGSFK</text:p>
          </table:table-cell>
          <table:table-cell table:formula="of:=LEN([.A98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TDWDDSAK</text:p>
          </table:table-cell>
          <table:table-cell table:formula="of:=LEN([.G98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PFFAGYRPQFYLR</text:p>
          </table:table-cell>
          <table:table-cell table:formula="of:=LEN([.A987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TDLSLAEEK</text:p>
          </table:table-cell>
          <table:table-cell table:formula="of:=LEN([.G98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GMEFSLLELLVSR</text:p>
          </table:table-cell>
          <table:table-cell table:formula="of:=LEN([.A988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ELPDFLSQR</text:p>
          </table:table-cell>
          <table:table-cell table:formula="of:=LEN([.G98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SAADNRPLK</text:p>
          </table:table-cell>
          <table:table-cell table:formula="of:=LEN([.A989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VLVPPHPLLK</text:p>
          </table:table-cell>
          <table:table-cell table:formula="of:=LEN([.G98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GLQPDLLVCR</text:p>
          </table:table-cell>
          <table:table-cell table:formula="of:=LEN([.A990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FLASGFGK</text:p>
          </table:table-cell>
          <table:table-cell table:formula="of:=LEN([.G99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LCK</text:p>
          </table:table-cell>
          <table:table-cell table:formula="of:=LEN([.A991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GPYCGSFLK</text:p>
          </table:table-cell>
          <table:table-cell table:formula="of:=LEN([.G99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TAELMPPR</text:p>
          </table:table-cell>
          <table:table-cell table:formula="of:=LEN([.A992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TLVLQSAGK</text:p>
          </table:table-cell>
          <table:table-cell table:formula="of:=LEN([.G99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MTGSCR</text:p>
          </table:table-cell>
          <table:table-cell table:formula="of:=LEN([.A99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QFEAVDSPLLSK</text:p>
          </table:table-cell>
          <table:table-cell table:formula="of:=LEN([.G99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NLLLGLR</text:p>
          </table:table-cell>
          <table:table-cell table:formula="of:=LEN([.A994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GELVLTFK</text:p>
          </table:table-cell>
          <table:table-cell table:formula="of:=LEN([.G99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LGSFLFMGPTGVGK</text:p>
          </table:table-cell>
          <table:table-cell table:formula="of:=LEN([.A995])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GNTLAFGQFALQAQDCGWVTAR</text:p>
          </table:table-cell>
          <table:table-cell table:formula="of:=LEN([.G995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VELSPYDLTR</text:p>
          </table:table-cell>
          <table:table-cell table:formula="of:=LEN([.A996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LGEANVCFSK</text:p>
          </table:table-cell>
          <table:table-cell table:formula="of:=LEN([.G99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PSLVGFTK</text:p>
          </table:table-cell>
          <table:table-cell table:formula="of:=LEN([.A997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EVLDYLSTLDDEATK</text:p>
          </table:table-cell>
          <table:table-cell table:formula="of:=LEN([.G997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LESSTLPGK</text:p>
          </table:table-cell>
          <table:table-cell table:formula="of:=LEN([.A998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LTLSLSPTLLSLLNNK</text:p>
          </table:table-cell>
          <table:table-cell table:formula="of:=LEN([.G998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GHGALAER</text:p>
          </table:table-cell>
          <table:table-cell table:formula="of:=LEN([.A999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LTYSLAYK</text:p>
          </table:table-cell>
          <table:table-cell table:formula="of:=LEN([.G99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VLLVGPQGTGK</text:p>
          </table:table-cell>
          <table:table-cell table:formula="of:=LEN([.A1000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GLLWFMESER</text:p>
          </table:table-cell>
          <table:table-cell table:formula="of:=LEN([.G100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VEDLALLR</text:p>
          </table:table-cell>
          <table:table-cell table:formula="of:=LEN([.A1001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GGFNSENLQTHEEGSDLSWMSYDNEQK</text:p>
          </table:table-cell>
          <table:table-cell table:formula="of:=LEN([.G1001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TLGEGLEK</text:p>
          </table:table-cell>
          <table:table-cell table:formula="of:=LEN([.A1002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NQLSDGSFK</text:p>
          </table:table-cell>
          <table:table-cell table:formula="of:=LEN([.G100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NTLPTVLK</text:p>
          </table:table-cell>
          <table:table-cell table:formula="of:=LEN([.A1003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SLLGGETAEMPGFYSK</text:p>
          </table:table-cell>
          <table:table-cell table:formula="of:=LEN([.G1003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QETK</text:p>
          </table:table-cell>
          <table:table-cell table:formula="of:=LEN([.A1004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DEYYNPETEDR</text:p>
          </table:table-cell>
          <table:table-cell table:formula="of:=LEN([.G100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YQEVEDK</text:p>
          </table:table-cell>
          <table:table-cell table:formula="of:=LEN([.A100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MQEGFDK</text:p>
          </table:table-cell>
          <table:table-cell table:formula="of:=LEN([.G100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ALASAGFR</text:p>
          </table:table-cell>
          <table:table-cell table:formula="of:=LEN([.A1006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TFTPELVK</text:p>
          </table:table-cell>
          <table:table-cell table:formula="of:=LEN([.G100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NEVALR</text:p>
          </table:table-cell>
          <table:table-cell table:formula="of:=LEN([.A100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VPLLLPAEG</text:p>
          </table:table-cell>
          <table:table-cell table:formula="of:=LEN([.G100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YPHLVDHLR</text:p>
          </table:table-cell>
          <table:table-cell table:formula="of:=LEN([.A1008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TLLGEFALYR</text:p>
          </table:table-cell>
          <table:table-cell table:formula="of:=LEN([.G100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YTAQR</text:p>
          </table:table-cell>
          <table:table-cell table:formula="of:=LEN([.A100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NFFLFGK</text:p>
          </table:table-cell>
          <table:table-cell table:formula="of:=LEN([.G100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NTYGPR</text:p>
          </table:table-cell>
          <table:table-cell table:formula="of:=LEN([.A101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LLCQGDTLTGK</text:p>
          </table:table-cell>
          <table:table-cell table:formula="of:=LEN([.G101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ESAPK</text:p>
          </table:table-cell>
          <table:table-cell table:formula="of:=LEN([.A101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VGLLVEEALMAR</text:p>
          </table:table-cell>
          <table:table-cell table:formula="of:=LEN([.G101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NDLENVGVTAR</text:p>
          </table:table-cell>
          <table:table-cell table:formula="of:=LEN([.A1012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MNLELGLNK</text:p>
          </table:table-cell>
          <table:table-cell table:formula="of:=LEN([.G101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LTEVER</text:p>
          </table:table-cell>
          <table:table-cell table:formula="of:=LEN([.A101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EECLYK</text:p>
          </table:table-cell>
          <table:table-cell table:formula="of:=LEN([.G1013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YSDWPTLPQVYLK</text:p>
          </table:table-cell>
          <table:table-cell table:formula="of:=LEN([.A1014])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GMSHLTGGGLPENLPR</text:p>
          </table:table-cell>
          <table:table-cell table:formula="of:=LEN([.G1014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FPADLR</text:p>
          </table:table-cell>
          <table:table-cell table:formula="of:=LEN([.A101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LLGDPNTR</text:p>
          </table:table-cell>
          <table:table-cell table:formula="of:=LEN([.G101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DPAK</text:p>
          </table:table-cell>
          <table:table-cell table:formula="of:=LEN([.A1016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LPQSFTLK</text:p>
          </table:table-cell>
          <table:table-cell table:formula="of:=LEN([.G101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FGR</text:p>
          </table:table-cell>
          <table:table-cell table:formula="of:=LEN([.A1017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LLSDSLPK</text:p>
          </table:table-cell>
          <table:table-cell table:formula="of:=LEN([.G101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ALEK</text:p>
          </table:table-cell>
          <table:table-cell table:formula="of:=LEN([.A1018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NGFEFNGSK</text:p>
          </table:table-cell>
          <table:table-cell table:formula="of:=LEN([.G101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SLSR</text:p>
          </table:table-cell>
          <table:table-cell table:formula="of:=LEN([.A1019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NGLGYSEK</text:p>
          </table:table-cell>
          <table:table-cell table:formula="of:=LEN([.G101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DLLDEAASR</text:p>
          </table:table-cell>
          <table:table-cell table:formula="of:=LEN([.A1020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LLGVEPEDADAMTK</text:p>
          </table:table-cell>
          <table:table-cell table:formula="of:=LEN([.G102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LGEQQR</text:p>
          </table:table-cell>
          <table:table-cell table:formula="of:=LEN([.A1021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VTLGVNNR</text:p>
          </table:table-cell>
          <table:table-cell table:formula="of:=LEN([.G102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VFLGELPLMTER</text:p>
          </table:table-cell>
          <table:table-cell table:formula="of:=LEN([.A1022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NAYLPLTTMVNR</text:p>
          </table:table-cell>
          <table:table-cell table:formula="of:=LEN([.G1022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CLTEK</text:p>
          </table:table-cell>
          <table:table-cell table:formula="of:=LEN([.A102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VELLLPTDVVLADEFSPDANSK</text:p>
          </table:table-cell>
          <table:table-cell table:formula="of:=LEN([.G1023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LSLDMGSLVAGAK</text:p>
          </table:table-cell>
          <table:table-cell table:formula="of:=LEN([.A1024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CTLRPEGTASVAR</text:p>
          </table:table-cell>
          <table:table-cell table:formula="of:=LEN([.G102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VK</text:p>
          </table:table-cell>
          <table:table-cell table:formula="of:=LEN([.A1025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NLYSQADLR</text:p>
          </table:table-cell>
          <table:table-cell table:formula="of:=LEN([.G102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LVEYPR</text:p>
          </table:table-cell>
          <table:table-cell table:formula="of:=LEN([.A102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EDLLEVDNWAR</text:p>
          </table:table-cell>
          <table:table-cell table:formula="of:=LEN([.G102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LNYEK</text:p>
          </table:table-cell>
          <table:table-cell table:formula="of:=LEN([.A102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VPGCQEFRPSQR</text:p>
          </table:table-cell>
          <table:table-cell table:formula="of:=LEN([.G102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LNSSAVK</text:p>
          </table:table-cell>
          <table:table-cell table:formula="of:=LEN([.A1028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CVEVSSLPK</text:p>
          </table:table-cell>
          <table:table-cell table:formula="of:=LEN([.G102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FNWLYAR</text:p>
          </table:table-cell>
          <table:table-cell table:formula="of:=LEN([.A1029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EDTSDLVR</text:p>
          </table:table-cell>
          <table:table-cell table:formula="of:=LEN([.G102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DEYQDK</text:p>
          </table:table-cell>
          <table:table-cell table:formula="of:=LEN([.A1030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WMPLESLK</text:p>
          </table:table-cell>
          <table:table-cell table:formula="of:=LEN([.G103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FGR</text:p>
          </table:table-cell>
          <table:table-cell table:formula="of:=LEN([.A1031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SNGVFDVK</text:p>
          </table:table-cell>
          <table:table-cell table:formula="of:=LEN([.G103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VDTALR</text:p>
          </table:table-cell>
          <table:table-cell table:formula="of:=LEN([.A103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FSSQLNNEK</text:p>
          </table:table-cell>
          <table:table-cell table:formula="of:=LEN([.G103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NLSFLTK</text:p>
          </table:table-cell>
          <table:table-cell table:formula="of:=LEN([.A1033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DPNGYFLLK</text:p>
          </table:table-cell>
          <table:table-cell table:formula="of:=LEN([.G103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NDVLDLSR</text:p>
          </table:table-cell>
          <table:table-cell table:formula="of:=LEN([.A1034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FLFPLFQK</text:p>
          </table:table-cell>
          <table:table-cell table:formula="of:=LEN([.G103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FEPQFTR</text:p>
          </table:table-cell>
          <table:table-cell table:formula="of:=LEN([.A1035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VSELVPLSR</text:p>
          </table:table-cell>
          <table:table-cell table:formula="of:=LEN([.G103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LLWLR</text:p>
          </table:table-cell>
          <table:table-cell table:formula="of:=LEN([.A103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ELGLSSGNK</text:p>
          </table:table-cell>
          <table:table-cell table:formula="of:=LEN([.G103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MVFQQPNPFPK</text:p>
          </table:table-cell>
          <table:table-cell table:formula="of:=LEN([.A1037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LLGTSPHSLDLAEDR</text:p>
          </table:table-cell>
          <table:table-cell table:formula="of:=LEN([.G103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LTNLSK</text:p>
          </table:table-cell>
          <table:table-cell table:formula="of:=LEN([.A103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LESQYNLLK</text:p>
          </table:table-cell>
          <table:table-cell table:formula="of:=LEN([.G103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GGMLFTFYK</text:p>
          </table:table-cell>
          <table:table-cell table:formula="of:=LEN([.A1039])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VVHLLPFLK</text:p>
          </table:table-cell>
          <table:table-cell table:formula="of:=LEN([.G103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LLSGLK</text:p>
          </table:table-cell>
          <table:table-cell table:formula="of:=LEN([.A104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LGFAFPCDGPGR</text:p>
          </table:table-cell>
          <table:table-cell table:formula="of:=LEN([.G104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LTDNER</text:p>
          </table:table-cell>
          <table:table-cell table:formula="of:=LEN([.A104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LEELASDLK</text:p>
          </table:table-cell>
          <table:table-cell table:formula="of:=LEN([.G104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SDR</text:p>
          </table:table-cell>
          <table:table-cell table:formula="of:=LEN([.A1042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LAGTVNALLR</text:p>
          </table:table-cell>
          <table:table-cell table:formula="of:=LEN([.G104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GLLYEK</text:p>
          </table:table-cell>
          <table:table-cell table:formula="of:=LEN([.A104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WTPLLDLNK</text:p>
          </table:table-cell>
          <table:table-cell table:formula="of:=LEN([.G104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LQCLGATTVEEYR</text:p>
          </table:table-cell>
          <table:table-cell table:formula="of:=LEN([.A1044])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DALFGQQR</text:p>
          </table:table-cell>
          <table:table-cell table:formula="of:=LEN([.G104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VTVQYPYEK</text:p>
          </table:table-cell>
          <table:table-cell table:formula="of:=LEN([.A1045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EFSVNSPSR</text:p>
          </table:table-cell>
          <table:table-cell table:formula="of:=LEN([.G104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NFVELK</text:p>
          </table:table-cell>
          <table:table-cell table:formula="of:=LEN([.A1046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CENVLPLPLER</text:p>
          </table:table-cell>
          <table:table-cell table:formula="of:=LEN([.G104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SLLLR</text:p>
          </table:table-cell>
          <table:table-cell table:formula="of:=LEN([.A104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AQGEAEAAFGNDGLYMEK</text:p>
          </table:table-cell>
          <table:table-cell table:formula="of:=LEN([.G1047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AHVLMR</text:p>
          </table:table-cell>
          <table:table-cell table:formula="of:=LEN([.A104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GECLLVVDDER</text:p>
          </table:table-cell>
          <table:table-cell table:formula="of:=LEN([.G1048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FYSGVVHK</text:p>
          </table:table-cell>
          <table:table-cell table:formula="of:=LEN([.A1049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VLLAQPYLTDTAR</text:p>
          </table:table-cell>
          <table:table-cell table:formula="of:=LEN([.G104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KPLVSTNR</text:p>
          </table:table-cell>
          <table:table-cell table:formula="of:=LEN([.A1050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AANHTATHLLQSALK</text:p>
          </table:table-cell>
          <table:table-cell table:formula="of:=LEN([.G1050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FK</text:p>
          </table:table-cell>
          <table:table-cell table:formula="of:=LEN([.A1051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QGGGQFLGGNNNPR</text:p>
          </table:table-cell>
          <table:table-cell table:formula="of:=LEN([.G105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DLLHK</text:p>
          </table:table-cell>
          <table:table-cell table:formula="of:=LEN([.A105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DVALVADVSK</text:p>
          </table:table-cell>
          <table:table-cell table:formula="of:=LEN([.G105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LGDQK</text:p>
          </table:table-cell>
          <table:table-cell table:formula="of:=LEN([.A105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TTQLDELSK</text:p>
          </table:table-cell>
          <table:table-cell table:formula="of:=LEN([.G105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LDELK</text:p>
          </table:table-cell>
          <table:table-cell table:formula="of:=LEN([.A105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AELLMLPAAFTAFTGK</text:p>
          </table:table-cell>
          <table:table-cell table:formula="of:=LEN([.G105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LLNNK</text:p>
          </table:table-cell>
          <table:table-cell table:formula="of:=LEN([.A105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YETYGESSLNDAPPFLLPDPTNPK</text:p>
          </table:table-cell>
          <table:table-cell table:formula="of:=LEN([.G1055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VESLSAYAR</text:p>
          </table:table-cell>
          <table:table-cell table:formula="of:=LEN([.A1056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VDEPTLNMTFVVNDSPFAGK</text:p>
          </table:table-cell>
          <table:table-cell table:formula="of:=LEN([.G1056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LLALK</text:p>
          </table:table-cell>
          <table:table-cell table:formula="of:=LEN([.A105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YLLEFPAGTLELGETPLNSLQR</text:p>
          </table:table-cell>
          <table:table-cell table:formula="of:=LEN([.G1057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FSLLK</text:p>
          </table:table-cell>
          <table:table-cell table:formula="of:=LEN([.A105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VTNSFLGGDVQVALETSDK</text:p>
          </table:table-cell>
          <table:table-cell table:formula="of:=LEN([.G1058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YLQELGR</text:p>
          </table:table-cell>
          <table:table-cell table:formula="of:=LEN([.A1059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SALVELTRPLWEQGLEVPEVDLK</text:p>
          </table:table-cell>
          <table:table-cell table:formula="of:=LEN([.G1059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GSYWR</text:p>
          </table:table-cell>
          <table:table-cell table:formula="of:=LEN([.A106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LEESGFLLDPNGLR</text:p>
          </table:table-cell>
          <table:table-cell table:formula="of:=LEN([.G1060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LVLEVR</text:p>
          </table:table-cell>
          <table:table-cell table:formula="of:=LEN([.A106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VVDATGYDPVFLK</text:p>
          </table:table-cell>
          <table:table-cell table:formula="of:=LEN([.G106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YDLAR</text:p>
          </table:table-cell>
          <table:table-cell table:formula="of:=LEN([.A106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TVLFDGTNLYDK</text:p>
          </table:table-cell>
          <table:table-cell table:formula="of:=LEN([.G106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NLLLK</text:p>
          </table:table-cell>
          <table:table-cell table:formula="of:=LEN([.A106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FVVLGPDLK</text:p>
          </table:table-cell>
          <table:table-cell table:formula="of:=LEN([.G106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VSK</text:p>
          </table:table-cell>
          <table:table-cell table:formula="of:=LEN([.A1064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TDVGPFLYNLFSDPELLR</text:p>
          </table:table-cell>
          <table:table-cell table:formula="of:=LEN([.G1064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NLLLGR</text:p>
          </table:table-cell>
          <table:table-cell table:formula="of:=LEN([.A106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VSEAFFLASSGRPGPVLLDLPK</text:p>
          </table:table-cell>
          <table:table-cell table:formula="of:=LEN([.G106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LFYTAPTALR</text:p>
          </table:table-cell>
          <table:table-cell table:formula="of:=LEN([.A1066])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DATTNPSLLLAAAK</text:p>
          </table:table-cell>
          <table:table-cell table:formula="of:=LEN([.G106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YLVHGLK</text:p>
          </table:table-cell>
          <table:table-cell table:formula="of:=LEN([.A1067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LLPLLDESYGLSYVK</text:p>
          </table:table-cell>
          <table:table-cell table:formula="of:=LEN([.G1067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GLSDLR</text:p>
          </table:table-cell>
          <table:table-cell table:formula="of:=LEN([.A1068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NHLAWTDNLK</text:p>
          </table:table-cell>
          <table:table-cell table:formula="of:=LEN([.G106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FLGSR</text:p>
          </table:table-cell>
          <table:table-cell table:formula="of:=LEN([.A106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QDASLVNGPMLLLR</text:p>
          </table:table-cell>
          <table:table-cell table:formula="of:=LEN([.G106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LLNNLK</text:p>
          </table:table-cell>
          <table:table-cell table:formula="of:=LEN([.A1070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SLCVNGLSLTLAK</text:p>
          </table:table-cell>
          <table:table-cell table:formula="of:=LEN([.G107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NELLK</text:p>
          </table:table-cell>
          <table:table-cell table:formula="of:=LEN([.A1071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LYLTAEESLEQVK</text:p>
          </table:table-cell>
          <table:table-cell table:formula="of:=LEN([.G107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HLTLK</text:p>
          </table:table-cell>
          <table:table-cell table:formula="of:=LEN([.A107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PFTSFRPTYLYGPGNYNK</text:p>
          </table:table-cell>
          <table:table-cell table:formula="of:=LEN([.G1072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GELTLK</text:p>
          </table:table-cell>
          <table:table-cell table:formula="of:=LEN([.A107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LSLLGDLNSWDGR</text:p>
          </table:table-cell>
          <table:table-cell table:formula="of:=LEN([.G107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ETSGVLEK</text:p>
          </table:table-cell>
          <table:table-cell table:formula="of:=LEN([.A1074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VGVTHFLVGGLATTWAFFHAR</text:p>
          </table:table-cell>
          <table:table-cell table:formula="of:=LEN([.G1074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PYLQR</text:p>
          </table:table-cell>
          <table:table-cell table:formula="of:=LEN([.A107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QSTVLHSGDVVLDALGSEVR</text:p>
          </table:table-cell>
          <table:table-cell table:formula="of:=LEN([.G1075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ASLLTK</text:p>
          </table:table-cell>
          <table:table-cell table:formula="of:=LEN([.A1076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APAYLFNGPR</text:p>
          </table:table-cell>
          <table:table-cell table:formula="of:=LEN([.G107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ELNEK</text:p>
          </table:table-cell>
          <table:table-cell table:formula="of:=LEN([.A107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DVCVLVLDALDGVTDQDQK</text:p>
          </table:table-cell>
          <table:table-cell table:formula="of:=LEN([.G1077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NLPFR</text:p>
          </table:table-cell>
          <table:table-cell table:formula="of:=LEN([.A1078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SALASSVMDLHVR</text:p>
          </table:table-cell>
          <table:table-cell table:formula="of:=LEN([.G107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YHLEGK</text:p>
          </table:table-cell>
          <table:table-cell table:formula="of:=LEN([.A107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TLAVNLACSLAK</text:p>
          </table:table-cell>
          <table:table-cell table:formula="of:=LEN([.G1079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NLLAK</text:p>
          </table:table-cell>
          <table:table-cell table:formula="of:=LEN([.A108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QLQGLLEGFFLEK</text:p>
          </table:table-cell>
          <table:table-cell table:formula="of:=LEN([.G108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SLLGGLR</text:p>
          </table:table-cell>
          <table:table-cell table:formula="of:=LEN([.A108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SVLNAGDGLHSHPSQGLLDLYTLLK</text:p>
          </table:table-cell>
          <table:table-cell table:formula="of:=LEN([.G1081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PEELK</text:p>
          </table:table-cell>
          <table:table-cell table:formula="of:=LEN([.A108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NDPLALACMDYGYSVVPSQSDK</text:p>
          </table:table-cell>
          <table:table-cell table:formula="of:=LEN([.G1082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LVLLR</text:p>
          </table:table-cell>
          <table:table-cell table:formula="of:=LEN([.A1083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GVLNEDK</text:p>
          </table:table-cell>
          <table:table-cell table:formula="of:=LEN([.G108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ADDFR</text:p>
          </table:table-cell>
          <table:table-cell table:formula="of:=LEN([.A1084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LYLTDTLSLLK</text:p>
          </table:table-cell>
          <table:table-cell table:formula="of:=LEN([.G108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FELNR</text:p>
          </table:table-cell>
          <table:table-cell table:formula="of:=LEN([.A1085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SSTSHVTMPYHR</text:p>
          </table:table-cell>
          <table:table-cell table:formula="of:=LEN([.G108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AGSLGPTTK</text:p>
          </table:table-cell>
          <table:table-cell table:formula="of:=LEN([.A1086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GGAAMAAAAVNALLR</text:p>
          </table:table-cell>
          <table:table-cell table:formula="of:=LEN([.G1086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FWNR</text:p>
          </table:table-cell>
          <table:table-cell table:formula="of:=LEN([.A1087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MGALELPLGTYHR</text:p>
          </table:table-cell>
          <table:table-cell table:formula="of:=LEN([.G108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AGDK</text:p>
          </table:table-cell>
          <table:table-cell table:formula="of:=LEN([.A1088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LLLGDLFHSK</text:p>
          </table:table-cell>
          <table:table-cell table:formula="of:=LEN([.G108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LLNLLK</text:p>
          </table:table-cell>
          <table:table-cell table:formula="of:=LEN([.A1089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TSLSNFFMAGSYTK</text:p>
          </table:table-cell>
          <table:table-cell table:formula="of:=LEN([.G108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PEAYK</text:p>
          </table:table-cell>
          <table:table-cell table:formula="of:=LEN([.A1090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HPGAALAVPLTK</text:p>
          </table:table-cell>
          <table:table-cell table:formula="of:=LEN([.G109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FLFR</text:p>
          </table:table-cell>
          <table:table-cell table:formula="of:=LEN([.A1091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NQAPFYFSK</text:p>
          </table:table-cell>
          <table:table-cell table:formula="of:=LEN([.G109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LVNK</text:p>
          </table:table-cell>
          <table:table-cell table:formula="of:=LEN([.A109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TVAVLGFSVR</text:p>
          </table:table-cell>
          <table:table-cell table:formula="of:=LEN([.G109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WADK</text:p>
          </table:table-cell>
          <table:table-cell table:formula="of:=LEN([.A1093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YPNGEFESLFWVK</text:p>
          </table:table-cell>
          <table:table-cell table:formula="of:=LEN([.G109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DPCVLPR</text:p>
          </table:table-cell>
          <table:table-cell table:formula="of:=LEN([.A1094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NLLNYAWNGDK</text:p>
          </table:table-cell>
          <table:table-cell table:formula="of:=LEN([.G109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FDLR</text:p>
          </table:table-cell>
          <table:table-cell table:formula="of:=LEN([.A1095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TTEDVLDLFDK</text:p>
          </table:table-cell>
          <table:table-cell table:formula="of:=LEN([.G109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QSSTFR</text:p>
          </table:table-cell>
          <table:table-cell table:formula="of:=LEN([.A1096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GSLFAFQK</text:p>
          </table:table-cell>
          <table:table-cell table:formula="of:=LEN([.G109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PYDWR</text:p>
          </table:table-cell>
          <table:table-cell table:formula="of:=LEN([.A1097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DVAVVDVNDLGGVK</text:p>
          </table:table-cell>
          <table:table-cell table:formula="of:=LEN([.G109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FLLNGAER</text:p>
          </table:table-cell>
          <table:table-cell table:formula="of:=LEN([.A1098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GLLLVHMHPK</text:p>
          </table:table-cell>
          <table:table-cell table:formula="of:=LEN([.G109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AAGLLK</text:p>
          </table:table-cell>
          <table:table-cell table:formula="of:=LEN([.A109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GLHASPVR</text:p>
          </table:table-cell>
          <table:table-cell table:formula="of:=LEN([.G109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PLLDVLR</text:p>
          </table:table-cell>
          <table:table-cell table:formula="of:=LEN([.A1100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LDYFPTNSDDLK</text:p>
          </table:table-cell>
          <table:table-cell table:formula="of:=LEN([.G1100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LNK</text:p>
          </table:table-cell>
          <table:table-cell table:formula="of:=LEN([.A1101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DGQLVTFSGGAR</text:p>
          </table:table-cell>
          <table:table-cell table:formula="of:=LEN([.G110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VVALNK</text:p>
          </table:table-cell>
          <table:table-cell table:formula="of:=LEN([.A1102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SEQVLLGNTCLYGATGGK</text:p>
          </table:table-cell>
          <table:table-cell table:formula="of:=LEN([.G1102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LLWQLLK</text:p>
          </table:table-cell>
          <table:table-cell table:formula="of:=LEN([.A110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ELDNQTGLDELTVPEEFLGR</text:p>
          </table:table-cell>
          <table:table-cell table:formula="of:=LEN([.G1103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SLEL</text:p>
          </table:table-cell>
          <table:table-cell table:formula="of:=LEN([.A1104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MGDYLAETLK</text:p>
          </table:table-cell>
          <table:table-cell table:formula="of:=LEN([.G110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EDDK</text:p>
          </table:table-cell>
          <table:table-cell table:formula="of:=LEN([.A1105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GGVEVQLADGR</text:p>
          </table:table-cell>
          <table:table-cell table:formula="of:=LEN([.G110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NLFWR</text:p>
          </table:table-cell>
          <table:table-cell table:formula="of:=LEN([.A1106]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SDWELDFYSRPLLESNGK</text:p>
          </table:table-cell>
          <table:table-cell table:formula="of:=LEN([.G1106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DLLK</text:p>
          </table:table-cell>
          <table:table-cell table:formula="of:=LEN([.A110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SQFGVLAAK</text:p>
          </table:table-cell>
          <table:table-cell table:formula="of:=LEN([.G110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LSK</text:p>
          </table:table-cell>
          <table:table-cell table:formula="of:=LEN([.A1108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FGLSFDYGQR</text:p>
          </table:table-cell>
          <table:table-cell table:formula="of:=LEN([.G110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AGSVVVR</text:p>
          </table:table-cell>
          <table:table-cell table:formula="of:=LEN([.A1109]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ASEDLQELLR</text:p>
          </table:table-cell>
          <table:table-cell table:formula="of:=LEN([.G110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LNTLSK</text:p>
          </table:table-cell>
          <table:table-cell table:formula="of:=LEN([.A1110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LFPDLDDK</text:p>
          </table:table-cell>
          <table:table-cell table:formula="of:=LEN([.G111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LEALVR</text:p>
          </table:table-cell>
          <table:table-cell table:formula="of:=LEN([.A1111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NNLPLMVFDLFK</text:p>
          </table:table-cell>
          <table:table-cell table:formula="of:=LEN([.G1111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DVYQK</text:p>
          </table:table-cell>
          <table:table-cell table:formula="of:=LEN([.A1112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VLCLGEALLDR</text:p>
          </table:table-cell>
          <table:table-cell table:formula="of:=LEN([.G111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EELLQK</text:p>
          </table:table-cell>
          <table:table-cell table:formula="of:=LEN([.A1113])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SGSLGVETFMK</text:p>
          </table:table-cell>
          <table:table-cell table:formula="of:=LEN([.G111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LETVLLPR</text:p>
          </table:table-cell>
          <table:table-cell table:formula="of:=LEN([.A1114]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SLDWLLTDSR</text:p>
          </table:table-cell>
          <table:table-cell table:formula="of:=LEN([.G111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LLLLTHYQR</text:p>
          </table:table-cell>
          <table:table-cell table:formula="of:=LEN([.A1115])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FGVNQLNASR</text:p>
          </table:table-cell>
          <table:table-cell table:formula="of:=LEN([.G111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VPLK</text:p>
          </table:table-cell>
          <table:table-cell table:formula="of:=LEN([.A1116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NVAQSQDLPVCVFSLEMSK</text:p>
          </table:table-cell>
          <table:table-cell table:formula="of:=LEN([.G1116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AQVFLGSAELAAVCALLGK</text:p>
          </table:table-cell>
          <table:table-cell table:formula="of:=LEN([.G1117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EALEVYEYLDPVVQQTLLER</text:p>
          </table:table-cell>
          <table:table-cell table:formula="of:=LEN([.G1118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TLESLLTEPR</text:p>
          </table:table-cell>
          <table:table-cell table:formula="of:=LEN([.G111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SANALDLPLYR</text:p>
          </table:table-cell>
          <table:table-cell table:formula="of:=LEN([.G112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LLLDELNLATK</text:p>
          </table:table-cell>
          <table:table-cell table:formula="of:=LEN([.G112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LVEELFQQGLLK</text:p>
          </table:table-cell>
          <table:table-cell table:formula="of:=LEN([.G112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LEELGTHFGR</text:p>
          </table:table-cell>
          <table:table-cell table:formula="of:=LEN([.G112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ELPNGHEGEYGYLK</text:p>
          </table:table-cell>
          <table:table-cell table:formula="of:=LEN([.G112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LVDGSGLTVTVAK</text:p>
          </table:table-cell>
          <table:table-cell table:formula="of:=LEN([.G112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LLQESNLLLADEPFNNLDPK</text:p>
          </table:table-cell>
          <table:table-cell table:formula="of:=LEN([.G1126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KPNPHAWLSPK</text:p>
          </table:table-cell>
          <table:table-cell table:formula="of:=LEN([.G112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GWEVLAVNR</text:p>
          </table:table-cell>
          <table:table-cell table:formula="of:=LEN([.G112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VNFPDVQLSVK</text:p>
          </table:table-cell>
          <table:table-cell table:formula="of:=LEN([.G112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YEALADPETR</text:p>
          </table:table-cell>
          <table:table-cell table:formula="of:=LEN([.G113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QGYQPNLLLVGK</text:p>
          </table:table-cell>
          <table:table-cell table:formula="of:=LEN([.G113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NDALSELDK</text:p>
          </table:table-cell>
          <table:table-cell table:formula="of:=LEN([.G113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WTGFAAGLGVER</text:p>
          </table:table-cell>
          <table:table-cell table:formula="of:=LEN([.G113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YATSLFDDVK</text:p>
          </table:table-cell>
          <table:table-cell table:formula="of:=LEN([.G113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NYVNASLEADSR</text:p>
          </table:table-cell>
          <table:table-cell table:formula="of:=LEN([.G113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AQALMYGAELLSLNGNFDK</text:p>
          </table:table-cell>
          <table:table-cell table:formula="of:=LEN([.G1136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WACGPEGLGALYVSDR</text:p>
          </table:table-cell>
          <table:table-cell table:formula="of:=LEN([.G1137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QGLYEPSDNLFHDDAR</text:p>
          </table:table-cell>
          <table:table-cell table:formula="of:=LEN([.G1138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MVTNELQANLDR</text:p>
          </table:table-cell>
          <table:table-cell table:formula="of:=LEN([.G113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MFGLLGHSTSFEDAK</text:p>
          </table:table-cell>
          <table:table-cell table:formula="of:=LEN([.G1140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AVLLGNPPK</text:p>
          </table:table-cell>
          <table:table-cell table:formula="of:=LEN([.G114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ADLLVHESTFSK</text:p>
          </table:table-cell>
          <table:table-cell table:formula="of:=LEN([.G114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NLLSGTMTGR</text:p>
          </table:table-cell>
          <table:table-cell table:formula="of:=LEN([.G114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GYLAEFNSTK</text:p>
          </table:table-cell>
          <table:table-cell table:formula="of:=LEN([.G114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YDMGGSAAVLGAAK</text:p>
          </table:table-cell>
          <table:table-cell table:formula="of:=LEN([.G114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GNAANLWK</text:p>
          </table:table-cell>
          <table:table-cell table:formula="of:=LEN([.G114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YTWQCNNR</text:p>
          </table:table-cell>
          <table:table-cell table:formula="of:=LEN([.G114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TLLEATSGNTGLALAMVAAAK</text:p>
          </table:table-cell>
          <table:table-cell table:formula="of:=LEN([.G1148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LPAGTGFSGFVEELASEAGPHPDLLAEESGGYR</text:p>
          </table:table-cell>
          <table:table-cell table:formula="of:=LEN([.G1149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EMYEVAK</text:p>
          </table:table-cell>
          <table:table-cell table:formula="of:=LEN([.G115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VAGMEGSPLTDGR</text:p>
          </table:table-cell>
          <table:table-cell table:formula="of:=LEN([.G115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VAVATLQLR</text:p>
          </table:table-cell>
          <table:table-cell table:formula="of:=LEN([.G115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LATGVVLGLAR</text:p>
          </table:table-cell>
          <table:table-cell table:formula="of:=LEN([.G115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SLASPQR</text:p>
          </table:table-cell>
          <table:table-cell table:formula="of:=LEN([.G115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GQYLGGQELAK</text:p>
          </table:table-cell>
          <table:table-cell table:formula="of:=LEN([.G115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SLESSELLK</text:p>
          </table:table-cell>
          <table:table-cell table:formula="of:=LEN([.G115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EGAVQLLYDFDESK</text:p>
          </table:table-cell>
          <table:table-cell table:formula="of:=LEN([.G115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FNPYTQAK</text:p>
          </table:table-cell>
          <table:table-cell table:formula="of:=LEN([.G115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QVSELAHDLR</text:p>
          </table:table-cell>
          <table:table-cell table:formula="of:=LEN([.G115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MEAAQAALNSPLLEAGR</text:p>
          </table:table-cell>
          <table:table-cell table:formula="of:=LEN([.G116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FELSQEKPSK</text:p>
          </table:table-cell>
          <table:table-cell table:formula="of:=LEN([.G1161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VSFYAELVNLNAYDQPGVEAGK</text:p>
          </table:table-cell>
          <table:table-cell table:formula="of:=LEN([.G1162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TDVAVLVVAADDGCRPQTLEALSHAR</text:p>
          </table:table-cell>
          <table:table-cell table:formula="of:=LEN([.G1163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MFLNGYLYR</text:p>
          </table:table-cell>
          <table:table-cell table:formula="of:=LEN([.G116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LLMLYSLLSGK</text:p>
          </table:table-cell>
          <table:table-cell table:formula="of:=LEN([.G116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LEADDLLLAVEQSLQK</text:p>
          </table:table-cell>
          <table:table-cell table:formula="of:=LEN([.G1166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PRPLDFAK</text:p>
          </table:table-cell>
          <table:table-cell table:formula="of:=LEN([.G116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TSLEWER</text:p>
          </table:table-cell>
          <table:table-cell table:formula="of:=LEN([.G116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FFLAGDYTMQK</text:p>
          </table:table-cell>
          <table:table-cell table:formula="of:=LEN([.G116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FEALDQLDTVLPLCDGVMVAR</text:p>
          </table:table-cell>
          <table:table-cell table:formula="of:=LEN([.G1170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DGGVLVDDFMSTNSDGVWALGDLR</text:p>
          </table:table-cell>
          <table:table-cell table:formula="of:=LEN([.G1171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QAVVAASDGCLAAMSLDR</text:p>
          </table:table-cell>
          <table:table-cell table:formula="of:=LEN([.G117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SDGASFQDSMLK</text:p>
          </table:table-cell>
          <table:table-cell table:formula="of:=LEN([.G1173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DYLYVLSK</text:p>
          </table:table-cell>
          <table:table-cell table:formula="of:=LEN([.G117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YGLEAAK</text:p>
          </table:table-cell>
          <table:table-cell table:formula="of:=LEN([.G117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LLVSSLCTGK</text:p>
          </table:table-cell>
          <table:table-cell table:formula="of:=LEN([.G117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NLVLLESLLVR</text:p>
          </table:table-cell>
          <table:table-cell table:formula="of:=LEN([.G117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QLLPEFAELWPEK</text:p>
          </table:table-cell>
          <table:table-cell table:formula="of:=LEN([.G1178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SLDGGWFGK</text:p>
          </table:table-cell>
          <table:table-cell table:formula="of:=LEN([.G117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LHVQLADEAVCVGDSLSNK</text:p>
          </table:table-cell>
          <table:table-cell table:formula="of:=LEN([.G1180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LDLNVLPLVNENDTVANEELK</text:p>
          </table:table-cell>
          <table:table-cell table:formula="of:=LEN([.G1181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NLCLLEK</text:p>
          </table:table-cell>
          <table:table-cell table:formula="of:=LEN([.G118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FVAGANEK</text:p>
          </table:table-cell>
          <table:table-cell table:formula="of:=LEN([.G118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LNPSFNPR</text:p>
          </table:table-cell>
          <table:table-cell table:formula="of:=LEN([.G118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MGQDLPLLLSAALGK</text:p>
          </table:table-cell>
          <table:table-cell table:formula="of:=LEN([.G1185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VYVVLEPQYQNSLTEAAK</text:p>
          </table:table-cell>
          <table:table-cell table:formula="of:=LEN([.G1186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LNTYYGESHLLR</text:p>
          </table:table-cell>
          <table:table-cell table:formula="of:=LEN([.G1187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VFAGLDPDLGDQVEFGVFQK</text:p>
          </table:table-cell>
          <table:table-cell table:formula="of:=LEN([.G1188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NYSSPLVNHNLQQR</text:p>
          </table:table-cell>
          <table:table-cell table:formula="of:=LEN([.G1189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FLYPGTTR</text:p>
          </table:table-cell>
          <table:table-cell table:formula="of:=LEN([.G119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EGSSHELLK</text:p>
          </table:table-cell>
          <table:table-cell table:formula="of:=LEN([.G119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LGYPGNLR</text:p>
          </table:table-cell>
          <table:table-cell table:formula="of:=LEN([.G119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ESNAPLADK</text:p>
          </table:table-cell>
          <table:table-cell table:formula="of:=LEN([.G119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GQEAPDFSATAVYDQEFK</text:p>
          </table:table-cell>
          <table:table-cell table:formula="of:=LEN([.G1194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YVEEELLPNY</text:p>
          </table:table-cell>
          <table:table-cell table:formula="of:=LEN([.G119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NVPGYTVMK</text:p>
          </table:table-cell>
          <table:table-cell table:formula="of:=LEN([.G119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WGLLNLER</text:p>
          </table:table-cell>
          <table:table-cell table:formula="of:=LEN([.G119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AVEEGLVPGGGTTLAHLSPLLK</text:p>
          </table:table-cell>
          <table:table-cell table:formula="of:=LEN([.G1198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NVFCNFK</text:p>
          </table:table-cell>
          <table:table-cell table:formula="of:=LEN([.G1199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GHLGYVNDR</text:p>
          </table:table-cell>
          <table:table-cell table:formula="of:=LEN([.G120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LNASDMSMVPDASTAWLDPFYK</text:p>
          </table:table-cell>
          <table:table-cell table:formula="of:=LEN([.G1201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SCGDDGLPHLLLGPPLEPWGALLNR</text:p>
          </table:table-cell>
          <table:table-cell table:formula="of:=LEN([.G1202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GLDQVVVLPLYPHFSLSTSGSSFR</text:p>
          </table:table-cell>
          <table:table-cell table:formula="of:=LEN([.G1203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LGLLPMPFNTTK</text:p>
          </table:table-cell>
          <table:table-cell table:formula="of:=LEN([.G1204])" office:value-type="float" office:value="13" calcext:value-type="float">
            <text:p>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0:50:49.249846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0:48:21.053684605</meta:creation-date>
    <meta:generator>LibreOffice/6.4.6.2$Linux_X86_64 LibreOffice_project/40$Build-2</meta:generator>
    <dc:date>2020-11-03T11:17:00.950640022</dc:date>
    <meta:editing-duration>PT1M56S</meta:editing-duration>
    <meta:editing-cycles>3</meta:editing-cycles>
    <meta:document-statistic meta:table-count="1" meta:cell-count="5765" meta:object-count="0"/>
  </office:meta>
</office:document-meta>
</file>